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 1/meta.xml" manifest:media-type="text/xml"/>
  <manifest:file-entry manifest:full-path="Object 1/content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ObjectReplacements/Object 1" manifest:media-type="application/x-openoffice-gdimetafile;windows_formatname=&quot;GDIMetaFile&quot;"/>
  <manifest:file-entry manifest:full-path="Thumbnails/thumbnail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021cm"/>
    </style:style>
    <style:style style:name="co2" style:family="table-column">
      <style:table-column-properties fo:break-before="auto" style:column-width="1.746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 style:parent-style-name="Default">
      <style:graphic-properties draw:stroke="none" draw:fill="none" draw:textarea-horizontal-align="center" draw:textarea-vertical-align="middle" draw:ole-draw-aspect="1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accuracy" table:style-name="ta1">
        <table:table-column table:style-name="co1" table:default-cell-style-name="Default"/>
        <table:table-column table:style-name="co2" table:number-columns-repeated="13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Generation</text:p>
          </table:table-cell>
          <table:table-cell office:value-type="string" calcext:value-type="string">
            <text:p>Worst</text:p>
          </table:table-cell>
          <table:table-cell office:value-type="string" calcext:value-type="string">
            <text:p>0-10%</text:p>
          </table:table-cell>
          <table:table-cell office:value-type="string" calcext:value-type="string">
            <text:p>10-20%</text:p>
          </table:table-cell>
          <table:table-cell office:value-type="string" calcext:value-type="string">
            <text:p>20-30%</text:p>
          </table:table-cell>
          <table:table-cell office:value-type="string" calcext:value-type="string">
            <text:p>30-40%</text:p>
          </table:table-cell>
          <table:table-cell office:value-type="string" calcext:value-type="string">
            <text:p>40-50%</text:p>
          </table:table-cell>
          <table:table-cell office:value-type="string" calcext:value-type="string">
            <text:p>50-60%</text:p>
          </table:table-cell>
          <table:table-cell office:value-type="string" calcext:value-type="string">
            <text:p>60-70%</text:p>
          </table:table-cell>
          <table:table-cell office:value-type="string" calcext:value-type="string">
            <text:p>70-80%</text:p>
          </table:table-cell>
          <table:table-cell office:value-type="string" calcext:value-type="string">
            <text:p>80-90%</text:p>
          </table:table-cell>
          <table:table-cell office:value-type="string" calcext:value-type="string">
            <text:p>90-100%</text:p>
          </table:table-cell>
          <table:table-cell office:value-type="string" calcext:value-type="string">
            <text:p>Best</text:p>
          </table:table-cell>
          <table:table-cell office:value-type="string" calcext:value-type="string">
            <text:p>Average</text:p>
          </table:table-cell>
          <table:table-cell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office:value-type="float" office:value="0.000328" calcext:value-type="float">
            <text:p>0.000328</text:p>
          </table:table-cell>
          <table:table-cell office:value-type="float" office:value="0.001332" calcext:value-type="float">
            <text:p>0.001332</text:p>
          </table:table-cell>
          <table:table-cell office:value-type="float" office:value="0.003349" calcext:value-type="float">
            <text:p>0.003349</text:p>
          </table:table-cell>
          <table:table-cell office:value-type="float" office:value="0.022563" calcext:value-type="float">
            <text:p>0.022563</text:p>
          </table:table-cell>
          <table:table-cell office:value-type="float" office:value="0.052151" calcext:value-type="float">
            <text:p>0.052151</text:p>
          </table:table-cell>
          <table:table-cell office:value-type="float" office:value="0.103283" calcext:value-type="float">
            <text:p>0.103283</text:p>
          </table:table-cell>
          <table:table-cell office:value-type="float" office:value="0.180528" calcext:value-type="float">
            <text:p>0.180528</text:p>
          </table:table-cell>
          <table:table-cell office:value-type="float" office:value="0.42352" calcext:value-type="float">
            <text:p>0.42352</text:p>
          </table:table-cell>
          <table:table-cell office:value-type="float" office:value="0.660378" calcext:value-type="float">
            <text:p>0.660378</text:p>
          </table:table-cell>
          <table:table-cell office:value-type="float" office:value="0.785077" calcext:value-type="float">
            <text:p>0.785077</text:p>
          </table:table-cell>
          <table:table-cell office:value-type="float" office:value="0.804299" calcext:value-type="float">
            <text:p>0.804299</text:p>
          </table:table-cell>
          <table:table-cell office:value-type="float" office:value="0.223251" calcext:value-type="float">
            <text:p>0.223251</text:p>
          </table:table-cell>
          <table:table-cell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3034" calcext:value-type="float">
            <text:p>0.003034</text:p>
          </table:table-cell>
          <table:table-cell office:value-type="float" office:value="0.050043" calcext:value-type="float">
            <text:p>0.050043</text:p>
          </table:table-cell>
          <table:table-cell office:value-type="float" office:value="0.167301" calcext:value-type="float">
            <text:p>0.167301</text:p>
          </table:table-cell>
          <table:table-cell office:value-type="float" office:value="0.323506" calcext:value-type="float">
            <text:p>0.323506</text:p>
          </table:table-cell>
          <table:table-cell office:value-type="float" office:value="0.519559" calcext:value-type="float">
            <text:p>0.519559</text:p>
          </table:table-cell>
          <table:table-cell office:value-type="float" office:value="0.598179" calcext:value-type="float">
            <text:p>0.598179</text:p>
          </table:table-cell>
          <table:table-cell office:value-type="float" office:value="0.65458" calcext:value-type="float">
            <text:p>0.65458</text:p>
          </table:table-cell>
          <table:table-cell office:value-type="float" office:value="0.746538" calcext:value-type="float">
            <text:p>0.746538</text:p>
          </table:table-cell>
          <table:table-cell office:value-type="float" office:value="0.78381" calcext:value-type="float">
            <text:p>0.78381</text:p>
          </table:table-cell>
          <table:table-cell office:value-type="float" office:value="0.784079" calcext:value-type="float">
            <text:p>0.784079</text:p>
          </table:table-cell>
          <table:table-cell office:value-type="float" office:value="0.792021" calcext:value-type="float">
            <text:p>0.792021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541962" calcext:value-type="float">
            <text:p>0.541962</text:p>
          </table:table-cell>
          <table:table-cell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13861" calcext:value-type="float">
            <text:p>0.13861</text:p>
          </table:table-cell>
          <table:table-cell office:value-type="float" office:value="0.433977" calcext:value-type="float">
            <text:p>0.433977</text:p>
          </table:table-cell>
          <table:table-cell office:value-type="float" office:value="0.573417" calcext:value-type="float">
            <text:p>0.573417</text:p>
          </table:table-cell>
          <table:table-cell office:value-type="float" office:value="0.65318" calcext:value-type="float">
            <text:p>0.65318</text:p>
          </table:table-cell>
          <table:table-cell office:value-type="float" office:value="0.724813" calcext:value-type="float">
            <text:p>0.724813</text:p>
          </table:table-cell>
          <table:table-cell office:value-type="float" office:value="0.782724" calcext:value-type="float">
            <text:p>0.782724</text:p>
          </table:table-cell>
          <table:table-cell office:value-type="float" office:value="0.783915" calcext:value-type="float">
            <text:p>0.783915</text:p>
          </table:table-cell>
          <table:table-cell office:value-type="float" office:value="0.784075" calcext:value-type="float">
            <text:p>0.784075</text:p>
          </table:table-cell>
          <table:table-cell office:value-type="float" office:value="0.786375" calcext:value-type="float">
            <text:p>0.786375</text:p>
          </table:table-cell>
          <table:table-cell office:value-type="float" office:value="0.813694" calcext:value-type="float">
            <text:p>0.813694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647478" calcext:value-type="float">
            <text:p>0.647478</text:p>
          </table:table-cell>
          <table:table-cell/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float" office:value="0.056161" calcext:value-type="float">
            <text:p>0.056161</text:p>
          </table:table-cell>
          <table:table-cell office:value-type="float" office:value="0.270793" calcext:value-type="float">
            <text:p>0.270793</text:p>
          </table:table-cell>
          <table:table-cell office:value-type="float" office:value="0.57289" calcext:value-type="float">
            <text:p>0.57289</text:p>
          </table:table-cell>
          <table:table-cell office:value-type="float" office:value="0.674205" calcext:value-type="float">
            <text:p>0.674205</text:p>
          </table:table-cell>
          <table:table-cell office:value-type="float" office:value="0.724778" calcext:value-type="float">
            <text:p>0.724778</text:p>
          </table:table-cell>
          <table:table-cell office:value-type="float" office:value="0.777415" calcext:value-type="float">
            <text:p>0.777415</text:p>
          </table:table-cell>
          <table:table-cell office:value-type="float" office:value="0.783569" calcext:value-type="float">
            <text:p>0.783569</text:p>
          </table:table-cell>
          <table:table-cell office:value-type="float" office:value="0.783944" calcext:value-type="float">
            <text:p>0.783944</text:p>
          </table:table-cell>
          <table:table-cell office:value-type="float" office:value="0.784077" calcext:value-type="float">
            <text:p>0.784077</text:p>
          </table:table-cell>
          <table:table-cell office:value-type="float" office:value="0.791477" calcext:value-type="float">
            <text:p>0.791477</text:p>
          </table:table-cell>
          <table:table-cell office:value-type="float" office:value="0.813246" calcext:value-type="float">
            <text:p>0.813246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697639" calcext:value-type="float">
            <text:p>0.697639</text:p>
          </table:table-cell>
          <table:table-cell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57793" calcext:value-type="float">
            <text:p>0.057793</text:p>
          </table:table-cell>
          <table:table-cell office:value-type="float" office:value="0.322786" calcext:value-type="float">
            <text:p>0.322786</text:p>
          </table:table-cell>
          <table:table-cell office:value-type="float" office:value="0.602975" calcext:value-type="float">
            <text:p>0.602975</text:p>
          </table:table-cell>
          <table:table-cell office:value-type="float" office:value="0.712585" calcext:value-type="float">
            <text:p>0.712585</text:p>
          </table:table-cell>
          <table:table-cell office:value-type="float" office:value="0.73892" calcext:value-type="float">
            <text:p>0.73892</text:p>
          </table:table-cell>
          <table:table-cell office:value-type="float" office:value="0.782671" calcext:value-type="float">
            <text:p>0.782671</text:p>
          </table:table-cell>
          <table:table-cell office:value-type="float" office:value="0.783679" calcext:value-type="float">
            <text:p>0.783679</text:p>
          </table:table-cell>
          <table:table-cell office:value-type="float" office:value="0.784032" calcext:value-type="float">
            <text:p>0.784032</text:p>
          </table:table-cell>
          <table:table-cell office:value-type="float" office:value="0.784174" calcext:value-type="float">
            <text:p>0.784174</text:p>
          </table:table-cell>
          <table:table-cell office:value-type="float" office:value="0.801303" calcext:value-type="float">
            <text:p>0.801303</text:p>
          </table:table-cell>
          <table:table-cell office:value-type="float" office:value="0.815236" calcext:value-type="float">
            <text:p>0.815236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712836" calcext:value-type="float">
            <text:p>0.712836</text:p>
          </table:table-cell>
          <table:table-cell/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390017" calcext:value-type="float">
            <text:p>0.390017</text:p>
          </table:table-cell>
          <table:table-cell office:value-type="float" office:value="0.69587" calcext:value-type="float">
            <text:p>0.69587</text:p>
          </table:table-cell>
          <table:table-cell office:value-type="float" office:value="0.739784" calcext:value-type="float">
            <text:p>0.739784</text:p>
          </table:table-cell>
          <table:table-cell office:value-type="float" office:value="0.780647" calcext:value-type="float">
            <text:p>0.780647</text:p>
          </table:table-cell>
          <table:table-cell office:value-type="float" office:value="0.783331" calcext:value-type="float">
            <text:p>0.783331</text:p>
          </table:table-cell>
          <table:table-cell office:value-type="float" office:value="0.783728" calcext:value-type="float">
            <text:p>0.783728</text:p>
          </table:table-cell>
          <table:table-cell office:value-type="float" office:value="0.784037" calcext:value-type="float">
            <text:p>0.784037</text:p>
          </table:table-cell>
          <table:table-cell office:value-type="float" office:value="0.785563" calcext:value-type="float">
            <text:p>0.785563</text:p>
          </table:table-cell>
          <table:table-cell office:value-type="float" office:value="0.803708" calcext:value-type="float">
            <text:p>0.803708</text:p>
          </table:table-cell>
          <table:table-cell office:value-type="float" office:value="0.822676" calcext:value-type="float">
            <text:p>0.822676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736936" calcext:value-type="float">
            <text:p>0.736936</text:p>
          </table:table-cell>
          <table:table-cell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001195" calcext:value-type="float">
            <text:p>0.001195</text:p>
          </table:table-cell>
          <table:table-cell office:value-type="float" office:value="0.447689" calcext:value-type="float">
            <text:p>0.447689</text:p>
          </table:table-cell>
          <table:table-cell office:value-type="float" office:value="0.712229" calcext:value-type="float">
            <text:p>0.712229</text:p>
          </table:table-cell>
          <table:table-cell office:value-type="float" office:value="0.74413" calcext:value-type="float">
            <text:p>0.74413</text:p>
          </table:table-cell>
          <table:table-cell office:value-type="float" office:value="0.777685" calcext:value-type="float">
            <text:p>0.777685</text:p>
          </table:table-cell>
          <table:table-cell office:value-type="float" office:value="0.782839" calcext:value-type="float">
            <text:p>0.782839</text:p>
          </table:table-cell>
          <table:table-cell office:value-type="float" office:value="0.783684" calcext:value-type="float">
            <text:p>0.783684</text:p>
          </table:table-cell>
          <table:table-cell office:value-type="float" office:value="0.784021" calcext:value-type="float">
            <text:p>0.784021</text:p>
          </table:table-cell>
          <table:table-cell office:value-type="float" office:value="0.790232" calcext:value-type="float">
            <text:p>0.790232</text:p>
          </table:table-cell>
          <table:table-cell office:value-type="float" office:value="0.805333" calcext:value-type="float">
            <text:p>0.805333</text:p>
          </table:table-cell>
          <table:table-cell office:value-type="float" office:value="0.824048" calcext:value-type="float">
            <text:p>0.824048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745189" calcext:value-type="float">
            <text:p>0.745189</text:p>
          </table:table-cell>
          <table:table-cell/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589254" calcext:value-type="float">
            <text:p>0.589254</text:p>
          </table:table-cell>
          <table:table-cell office:value-type="float" office:value="0.717583" calcext:value-type="float">
            <text:p>0.717583</text:p>
          </table:table-cell>
          <table:table-cell office:value-type="float" office:value="0.746292" calcext:value-type="float">
            <text:p>0.746292</text:p>
          </table:table-cell>
          <table:table-cell office:value-type="float" office:value="0.776084" calcext:value-type="float">
            <text:p>0.776084</text:p>
          </table:table-cell>
          <table:table-cell office:value-type="float" office:value="0.782684" calcext:value-type="float">
            <text:p>0.782684</text:p>
          </table:table-cell>
          <table:table-cell office:value-type="float" office:value="0.783421" calcext:value-type="float">
            <text:p>0.783421</text:p>
          </table:table-cell>
          <table:table-cell office:value-type="float" office:value="0.783897" calcext:value-type="float">
            <text:p>0.783897</text:p>
          </table:table-cell>
          <table:table-cell office:value-type="float" office:value="0.789901" calcext:value-type="float">
            <text:p>0.789901</text:p>
          </table:table-cell>
          <table:table-cell office:value-type="float" office:value="0.805257" calcext:value-type="float">
            <text:p>0.805257</text:p>
          </table:table-cell>
          <table:table-cell office:value-type="float" office:value="0.827355" calcext:value-type="float">
            <text:p>0.827355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760173" calcext:value-type="float">
            <text:p>0.760173</text:p>
          </table:table-cell>
          <table:table-cell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000874" calcext:value-type="float">
            <text:p>0.000874</text:p>
          </table:table-cell>
          <table:table-cell office:value-type="float" office:value="0.374464" calcext:value-type="float">
            <text:p>0.374464</text:p>
          </table:table-cell>
          <table:table-cell office:value-type="float" office:value="0.723076" calcext:value-type="float">
            <text:p>0.723076</text:p>
          </table:table-cell>
          <table:table-cell office:value-type="float" office:value="0.750891" calcext:value-type="float">
            <text:p>0.750891</text:p>
          </table:table-cell>
          <table:table-cell office:value-type="float" office:value="0.776695" calcext:value-type="float">
            <text:p>0.776695</text:p>
          </table:table-cell>
          <table:table-cell office:value-type="float" office:value="0.782694" calcext:value-type="float">
            <text:p>0.782694</text:p>
          </table:table-cell>
          <table:table-cell office:value-type="float" office:value="0.78324" calcext:value-type="float">
            <text:p>0.78324</text:p>
          </table:table-cell>
          <table:table-cell office:value-type="float" office:value="0.783856" calcext:value-type="float">
            <text:p>0.783856</text:p>
          </table:table-cell>
          <table:table-cell office:value-type="float" office:value="0.785097" calcext:value-type="float">
            <text:p>0.785097</text:p>
          </table:table-cell>
          <table:table-cell office:value-type="float" office:value="0.803351" calcext:value-type="float">
            <text:p>0.803351</text:p>
          </table:table-cell>
          <table:table-cell office:value-type="float" office:value="0.831691" calcext:value-type="float">
            <text:p>0.831691</text:p>
          </table:table-cell>
          <table:table-cell office:value-type="float" office:value="0.837218" calcext:value-type="float">
            <text:p>0.837218</text:p>
          </table:table-cell>
          <table:table-cell office:value-type="float" office:value="0.739506" calcext:value-type="float">
            <text:p>0.739506</text:p>
          </table:table-cell>
          <table:table-cell/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439983" calcext:value-type="float">
            <text:p>0.439983</text:p>
          </table:table-cell>
          <table:table-cell office:value-type="float" office:value="0.729118" calcext:value-type="float">
            <text:p>0.729118</text:p>
          </table:table-cell>
          <table:table-cell office:value-type="float" office:value="0.770299" calcext:value-type="float">
            <text:p>0.770299</text:p>
          </table:table-cell>
          <table:table-cell office:value-type="float" office:value="0.782606" calcext:value-type="float">
            <text:p>0.782606</text:p>
          </table:table-cell>
          <table:table-cell office:value-type="float" office:value="0.782852" calcext:value-type="float">
            <text:p>0.782852</text:p>
          </table:table-cell>
          <table:table-cell office:value-type="float" office:value="0.783348" calcext:value-type="float">
            <text:p>0.783348</text:p>
          </table:table-cell>
          <table:table-cell office:value-type="float" office:value="0.783899" calcext:value-type="float">
            <text:p>0.783899</text:p>
          </table:table-cell>
          <table:table-cell office:value-type="float" office:value="0.784255" calcext:value-type="float">
            <text:p>0.784255</text:p>
          </table:table-cell>
          <table:table-cell office:value-type="float" office:value="0.797337" calcext:value-type="float">
            <text:p>0.797337</text:p>
          </table:table-cell>
          <table:table-cell office:value-type="float" office:value="0.832114" calcext:value-type="float">
            <text:p>0.832114</text:p>
          </table:table-cell>
          <table:table-cell office:value-type="float" office:value="0.837885" calcext:value-type="float">
            <text:p>0.837885</text:p>
          </table:table-cell>
          <table:table-cell office:value-type="float" office:value="0.748581" calcext:value-type="float">
            <text:p>0.748581</text:p>
          </table:table-cell>
          <table:table-cell/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000897" calcext:value-type="float">
            <text:p>0.000897</text:p>
          </table:table-cell>
          <table:table-cell office:value-type="float" office:value="0.369039" calcext:value-type="float">
            <text:p>0.369039</text:p>
          </table:table-cell>
          <table:table-cell office:value-type="float" office:value="0.739571" calcext:value-type="float">
            <text:p>0.739571</text:p>
          </table:table-cell>
          <table:table-cell office:value-type="float" office:value="0.773759" calcext:value-type="float">
            <text:p>0.773759</text:p>
          </table:table-cell>
          <table:table-cell office:value-type="float" office:value="0.782675" calcext:value-type="float">
            <text:p>0.782675</text:p>
          </table:table-cell>
          <table:table-cell office:value-type="float" office:value="0.78296" calcext:value-type="float">
            <text:p>0.78296</text:p>
          </table:table-cell>
          <table:table-cell office:value-type="float" office:value="0.78354" calcext:value-type="float">
            <text:p>0.78354</text:p>
          </table:table-cell>
          <table:table-cell office:value-type="float" office:value="0.78394" calcext:value-type="float">
            <text:p>0.78394</text:p>
          </table:table-cell>
          <table:table-cell office:value-type="float" office:value="0.784124" calcext:value-type="float">
            <text:p>0.784124</text:p>
          </table:table-cell>
          <table:table-cell office:value-type="float" office:value="0.795105" calcext:value-type="float">
            <text:p>0.795105</text:p>
          </table:table-cell>
          <table:table-cell office:value-type="float" office:value="0.83152" calcext:value-type="float">
            <text:p>0.83152</text:p>
          </table:table-cell>
          <table:table-cell office:value-type="float" office:value="0.840253" calcext:value-type="float">
            <text:p>0.840253</text:p>
          </table:table-cell>
          <table:table-cell office:value-type="float" office:value="0.742623" calcext:value-type="float">
            <text:p>0.742623</text:p>
          </table:table-cell>
          <table:table-cell/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000943" calcext:value-type="float">
            <text:p>0.000943</text:p>
          </table:table-cell>
          <table:table-cell office:value-type="float" office:value="0.473641" calcext:value-type="float">
            <text:p>0.473641</text:p>
          </table:table-cell>
          <table:table-cell office:value-type="float" office:value="0.7543" calcext:value-type="float">
            <text:p>0.7543</text:p>
          </table:table-cell>
          <table:table-cell office:value-type="float" office:value="0.782122" calcext:value-type="float">
            <text:p>0.782122</text:p>
          </table:table-cell>
          <table:table-cell office:value-type="float" office:value="0.782872" calcext:value-type="float">
            <text:p>0.782872</text:p>
          </table:table-cell>
          <table:table-cell office:value-type="float" office:value="0.783314" calcext:value-type="float">
            <text:p>0.783314</text:p>
          </table:table-cell>
          <table:table-cell office:value-type="float" office:value="0.783874" calcext:value-type="float">
            <text:p>0.783874</text:p>
          </table:table-cell>
          <table:table-cell office:value-type="float" office:value="0.784078" calcext:value-type="float">
            <text:p>0.784078</text:p>
          </table:table-cell>
          <table:table-cell office:value-type="float" office:value="0.785157" calcext:value-type="float">
            <text:p>0.785157</text:p>
          </table:table-cell>
          <table:table-cell office:value-type="float" office:value="0.809749" calcext:value-type="float">
            <text:p>0.809749</text:p>
          </table:table-cell>
          <table:table-cell office:value-type="float" office:value="0.837949" calcext:value-type="float">
            <text:p>0.837949</text:p>
          </table:table-cell>
          <table:table-cell office:value-type="float" office:value="0.840253" calcext:value-type="float">
            <text:p>0.840253</text:p>
          </table:table-cell>
          <table:table-cell office:value-type="float" office:value="0.757706" calcext:value-type="float">
            <text:p>0.757706</text:p>
          </table:table-cell>
          <table:table-cell/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155701" calcext:value-type="float">
            <text:p>0.155701</text:p>
          </table:table-cell>
          <table:table-cell office:value-type="float" office:value="0.628492" calcext:value-type="float">
            <text:p>0.628492</text:p>
          </table:table-cell>
          <table:table-cell office:value-type="float" office:value="0.777938" calcext:value-type="float">
            <text:p>0.777938</text:p>
          </table:table-cell>
          <table:table-cell office:value-type="float" office:value="0.782909" calcext:value-type="float">
            <text:p>0.782909</text:p>
          </table:table-cell>
          <table:table-cell office:value-type="float" office:value="0.78332" calcext:value-type="float">
            <text:p>0.78332</text:p>
          </table:table-cell>
          <table:table-cell office:value-type="float" office:value="0.783784" calcext:value-type="float">
            <text:p>0.783784</text:p>
          </table:table-cell>
          <table:table-cell office:value-type="float" office:value="0.78404" calcext:value-type="float">
            <text:p>0.78404</text:p>
          </table:table-cell>
          <table:table-cell office:value-type="float" office:value="0.784139" calcext:value-type="float">
            <text:p>0.784139</text:p>
          </table:table-cell>
          <table:table-cell office:value-type="float" office:value="0.788169" calcext:value-type="float">
            <text:p>0.788169</text:p>
          </table:table-cell>
          <table:table-cell office:value-type="float" office:value="0.810479" calcext:value-type="float">
            <text:p>0.810479</text:p>
          </table:table-cell>
          <table:table-cell office:value-type="float" office:value="0.839367" calcext:value-type="float">
            <text:p>0.839367</text:p>
          </table:table-cell>
          <table:table-cell office:value-type="float" office:value="0.846092" calcext:value-type="float">
            <text:p>0.846092</text:p>
          </table:table-cell>
          <table:table-cell office:value-type="float" office:value="0.776264" calcext:value-type="float">
            <text:p>0.776264</text:p>
          </table:table-cell>
          <table:table-cell/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042483" calcext:value-type="float">
            <text:p>0.042483</text:p>
          </table:table-cell>
          <table:table-cell office:value-type="float" office:value="0.515994" calcext:value-type="float">
            <text:p>0.515994</text:p>
          </table:table-cell>
          <table:table-cell office:value-type="float" office:value="0.78096" calcext:value-type="float">
            <text:p>0.78096</text:p>
          </table:table-cell>
          <table:table-cell office:value-type="float" office:value="0.783071" calcext:value-type="float">
            <text:p>0.783071</text:p>
          </table:table-cell>
          <table:table-cell office:value-type="float" office:value="0.783474" calcext:value-type="float">
            <text:p>0.783474</text:p>
          </table:table-cell>
          <table:table-cell office:value-type="float" office:value="0.783803" calcext:value-type="float">
            <text:p>0.783803</text:p>
          </table:table-cell>
          <table:table-cell office:value-type="float" office:value="0.784032" calcext:value-type="float">
            <text:p>0.784032</text:p>
          </table:table-cell>
          <table:table-cell office:value-type="float" office:value="0.784141" calcext:value-type="float">
            <text:p>0.784141</text:p>
          </table:table-cell>
          <table:table-cell office:value-type="float" office:value="0.791082" calcext:value-type="float">
            <text:p>0.791082</text:p>
          </table:table-cell>
          <table:table-cell office:value-type="float" office:value="0.815828" calcext:value-type="float">
            <text:p>0.815828</text:p>
          </table:table-cell>
          <table:table-cell office:value-type="float" office:value="0.841555" calcext:value-type="float">
            <text:p>0.841555</text:p>
          </table:table-cell>
          <table:table-cell office:value-type="float" office:value="0.846092" calcext:value-type="float">
            <text:p>0.846092</text:p>
          </table:table-cell>
          <table:table-cell office:value-type="float" office:value="0.766394" calcext:value-type="float">
            <text:p>0.766394</text:p>
          </table:table-cell>
          <table:table-cell/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000644" calcext:value-type="float">
            <text:p>0.000644</text:p>
          </table:table-cell>
          <table:table-cell office:value-type="float" office:value="0.492668" calcext:value-type="float">
            <text:p>0.492668</text:p>
          </table:table-cell>
          <table:table-cell office:value-type="float" office:value="0.782821" calcext:value-type="float">
            <text:p>0.782821</text:p>
          </table:table-cell>
          <table:table-cell office:value-type="float" office:value="0.783602" calcext:value-type="float">
            <text:p>0.783602</text:p>
          </table:table-cell>
          <table:table-cell office:value-type="float" office:value="0.783856" calcext:value-type="float">
            <text:p>0.783856</text:p>
          </table:table-cell>
          <table:table-cell office:value-type="float" office:value="0.78399" calcext:value-type="float">
            <text:p>0.78399</text:p>
          </table:table-cell>
          <table:table-cell office:value-type="float" office:value="0.784095" calcext:value-type="float">
            <text:p>0.784095</text:p>
          </table:table-cell>
          <table:table-cell office:value-type="float" office:value="0.784661" calcext:value-type="float">
            <text:p>0.784661</text:p>
          </table:table-cell>
          <table:table-cell office:value-type="float" office:value="0.799699" calcext:value-type="float">
            <text:p>0.799699</text:p>
          </table:table-cell>
          <table:table-cell office:value-type="float" office:value="0.823321" calcext:value-type="float">
            <text:p>0.823321</text:p>
          </table:table-cell>
          <table:table-cell office:value-type="float" office:value="0.845353" calcext:value-type="float">
            <text:p>0.845353</text:p>
          </table:table-cell>
          <table:table-cell office:value-type="float" office:value="0.857908" calcext:value-type="float">
            <text:p>0.857908</text:p>
          </table:table-cell>
          <table:table-cell office:value-type="float" office:value="0.766407" calcext:value-type="float">
            <text:p>0.766407</text:p>
          </table:table-cell>
          <table:table-cell/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010161" calcext:value-type="float">
            <text:p>0.010161</text:p>
          </table:table-cell>
          <table:table-cell office:value-type="float" office:value="0.582244" calcext:value-type="float">
            <text:p>0.582244</text:p>
          </table:table-cell>
          <table:table-cell office:value-type="float" office:value="0.783052" calcext:value-type="float">
            <text:p>0.783052</text:p>
          </table:table-cell>
          <table:table-cell office:value-type="float" office:value="0.783659" calcext:value-type="float">
            <text:p>0.783659</text:p>
          </table:table-cell>
          <table:table-cell office:value-type="float" office:value="0.783854" calcext:value-type="float">
            <text:p>0.783854</text:p>
          </table:table-cell>
          <table:table-cell office:value-type="float" office:value="0.784" calcext:value-type="float">
            <text:p>0.784</text:p>
          </table:table-cell>
          <table:table-cell office:value-type="float" office:value="0.784113" calcext:value-type="float">
            <text:p>0.784113</text:p>
          </table:table-cell>
          <table:table-cell office:value-type="float" office:value="0.78614" calcext:value-type="float">
            <text:p>0.78614</text:p>
          </table:table-cell>
          <table:table-cell office:value-type="float" office:value="0.800853" calcext:value-type="float">
            <text:p>0.800853</text:p>
          </table:table-cell>
          <table:table-cell office:value-type="float" office:value="0.83139" calcext:value-type="float">
            <text:p>0.83139</text:p>
          </table:table-cell>
          <table:table-cell office:value-type="float" office:value="0.848078" calcext:value-type="float">
            <text:p>0.848078</text:p>
          </table:table-cell>
          <table:table-cell office:value-type="float" office:value="0.859793" calcext:value-type="float">
            <text:p>0.859793</text:p>
          </table:table-cell>
          <table:table-cell office:value-type="float" office:value="0.776738" calcext:value-type="float">
            <text:p>0.776738</text:p>
          </table:table-cell>
          <table:table-cell/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130092" calcext:value-type="float">
            <text:p>0.130092</text:p>
          </table:table-cell>
          <table:table-cell office:value-type="float" office:value="0.537376" calcext:value-type="float">
            <text:p>0.537376</text:p>
          </table:table-cell>
          <table:table-cell office:value-type="float" office:value="0.783068" calcext:value-type="float">
            <text:p>0.783068</text:p>
          </table:table-cell>
          <table:table-cell office:value-type="float" office:value="0.78366" calcext:value-type="float">
            <text:p>0.78366</text:p>
          </table:table-cell>
          <table:table-cell office:value-type="float" office:value="0.783899" calcext:value-type="float">
            <text:p>0.783899</text:p>
          </table:table-cell>
          <table:table-cell office:value-type="float" office:value="0.784067" calcext:value-type="float">
            <text:p>0.784067</text:p>
          </table:table-cell>
          <table:table-cell office:value-type="float" office:value="0.784194" calcext:value-type="float">
            <text:p>0.784194</text:p>
          </table:table-cell>
          <table:table-cell office:value-type="float" office:value="0.795216" calcext:value-type="float">
            <text:p>0.795216</text:p>
          </table:table-cell>
          <table:table-cell office:value-type="float" office:value="0.818943" calcext:value-type="float">
            <text:p>0.818943</text:p>
          </table:table-cell>
          <table:table-cell office:value-type="float" office:value="0.837978" calcext:value-type="float">
            <text:p>0.837978</text:p>
          </table:table-cell>
          <table:table-cell office:value-type="float" office:value="0.852705" calcext:value-type="float">
            <text:p>0.852705</text:p>
          </table:table-cell>
          <table:table-cell office:value-type="float" office:value="0.877126" calcext:value-type="float">
            <text:p>0.877126</text:p>
          </table:table-cell>
          <table:table-cell office:value-type="float" office:value="0.77611" calcext:value-type="float">
            <text:p>0.77611</text:p>
          </table:table-cell>
          <table:table-cell/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055931" calcext:value-type="float">
            <text:p>0.055931</text:p>
          </table:table-cell>
          <table:table-cell office:value-type="float" office:value="0.56042" calcext:value-type="float">
            <text:p>0.56042</text:p>
          </table:table-cell>
          <table:table-cell office:value-type="float" office:value="0.783294" calcext:value-type="float">
            <text:p>0.783294</text:p>
          </table:table-cell>
          <table:table-cell office:value-type="float" office:value="0.783724" calcext:value-type="float">
            <text:p>0.783724</text:p>
          </table:table-cell>
          <table:table-cell office:value-type="float" office:value="0.783944" calcext:value-type="float">
            <text:p>0.783944</text:p>
          </table:table-cell>
          <table:table-cell office:value-type="float" office:value="0.784064" calcext:value-type="float">
            <text:p>0.784064</text:p>
          </table:table-cell>
          <table:table-cell office:value-type="float" office:value="0.787505" calcext:value-type="float">
            <text:p>0.787505</text:p>
          </table:table-cell>
          <table:table-cell office:value-type="float" office:value="0.800524" calcext:value-type="float">
            <text:p>0.800524</text:p>
          </table:table-cell>
          <table:table-cell office:value-type="float" office:value="0.816621" calcext:value-type="float">
            <text:p>0.816621</text:p>
          </table:table-cell>
          <table:table-cell office:value-type="float" office:value="0.83758" calcext:value-type="float">
            <text:p>0.83758</text:p>
          </table:table-cell>
          <table:table-cell office:value-type="float" office:value="0.85669" calcext:value-type="float">
            <text:p>0.85669</text:p>
          </table:table-cell>
          <table:table-cell office:value-type="float" office:value="0.87823" calcext:value-type="float">
            <text:p>0.87823</text:p>
          </table:table-cell>
          <table:table-cell office:value-type="float" office:value="0.779437" calcext:value-type="float">
            <text:p>0.779437</text:p>
          </table:table-cell>
          <table:table-cell/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189655" calcext:value-type="float">
            <text:p>0.189655</text:p>
          </table:table-cell>
          <table:table-cell office:value-type="float" office:value="0.680786" calcext:value-type="float">
            <text:p>0.680786</text:p>
          </table:table-cell>
          <table:table-cell office:value-type="float" office:value="0.783406" calcext:value-type="float">
            <text:p>0.783406</text:p>
          </table:table-cell>
          <table:table-cell office:value-type="float" office:value="0.783715" calcext:value-type="float">
            <text:p>0.783715</text:p>
          </table:table-cell>
          <table:table-cell office:value-type="float" office:value="0.783938" calcext:value-type="float">
            <text:p>0.783938</text:p>
          </table:table-cell>
          <table:table-cell office:value-type="float" office:value="0.784102" calcext:value-type="float">
            <text:p>0.784102</text:p>
          </table:table-cell>
          <table:table-cell office:value-type="float" office:value="0.791616" calcext:value-type="float">
            <text:p>0.791616</text:p>
          </table:table-cell>
          <table:table-cell office:value-type="float" office:value="0.803279" calcext:value-type="float">
            <text:p>0.803279</text:p>
          </table:table-cell>
          <table:table-cell office:value-type="float" office:value="0.824068" calcext:value-type="float">
            <text:p>0.824068</text:p>
          </table:table-cell>
          <table:table-cell office:value-type="float" office:value="0.838678" calcext:value-type="float">
            <text:p>0.838678</text:p>
          </table:table-cell>
          <table:table-cell office:value-type="float" office:value="0.862178" calcext:value-type="float">
            <text:p>0.862178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793577" calcext:value-type="float">
            <text:p>0.793577</text:p>
          </table:table-cell>
          <table:table-cell/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056253" calcext:value-type="float">
            <text:p>0.056253</text:p>
          </table:table-cell>
          <table:table-cell office:value-type="float" office:value="0.656189" calcext:value-type="float">
            <text:p>0.656189</text:p>
          </table:table-cell>
          <table:table-cell office:value-type="float" office:value="0.783411" calcext:value-type="float">
            <text:p>0.783411</text:p>
          </table:table-cell>
          <table:table-cell office:value-type="float" office:value="0.7837" calcext:value-type="float">
            <text:p>0.7837</text:p>
          </table:table-cell>
          <table:table-cell office:value-type="float" office:value="0.783921" calcext:value-type="float">
            <text:p>0.783921</text:p>
          </table:table-cell>
          <table:table-cell office:value-type="float" office:value="0.78417" calcext:value-type="float">
            <text:p>0.78417</text:p>
          </table:table-cell>
          <table:table-cell office:value-type="float" office:value="0.79306" calcext:value-type="float">
            <text:p>0.79306</text:p>
          </table:table-cell>
          <table:table-cell office:value-type="float" office:value="0.807501" calcext:value-type="float">
            <text:p>0.807501</text:p>
          </table:table-cell>
          <table:table-cell office:value-type="float" office:value="0.835038" calcext:value-type="float">
            <text:p>0.835038</text:p>
          </table:table-cell>
          <table:table-cell office:value-type="float" office:value="0.843539" calcext:value-type="float">
            <text:p>0.843539</text:p>
          </table:table-cell>
          <table:table-cell office:value-type="float" office:value="0.864978" calcext:value-type="float">
            <text:p>0.864978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793551" calcext:value-type="float">
            <text:p>0.793551</text:p>
          </table:table-cell>
          <table:table-cell/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719678" calcext:value-type="float">
            <text:p>0.719678</text:p>
          </table:table-cell>
          <table:table-cell office:value-type="float" office:value="0.772614" calcext:value-type="float">
            <text:p>0.772614</text:p>
          </table:table-cell>
          <table:table-cell office:value-type="float" office:value="0.783538" calcext:value-type="float">
            <text:p>0.783538</text:p>
          </table:table-cell>
          <table:table-cell office:value-type="float" office:value="0.783733" calcext:value-type="float">
            <text:p>0.783733</text:p>
          </table:table-cell>
          <table:table-cell office:value-type="float" office:value="0.783889" calcext:value-type="float">
            <text:p>0.783889</text:p>
          </table:table-cell>
          <table:table-cell office:value-type="float" office:value="0.784169" calcext:value-type="float">
            <text:p>0.784169</text:p>
          </table:table-cell>
          <table:table-cell office:value-type="float" office:value="0.79366" calcext:value-type="float">
            <text:p>0.79366</text:p>
          </table:table-cell>
          <table:table-cell office:value-type="float" office:value="0.817325" calcext:value-type="float">
            <text:p>0.817325</text:p>
          </table:table-cell>
          <table:table-cell office:value-type="float" office:value="0.839223" calcext:value-type="float">
            <text:p>0.839223</text:p>
          </table:table-cell>
          <table:table-cell office:value-type="float" office:value="0.852199" calcext:value-type="float">
            <text:p>0.852199</text:p>
          </table:table-cell>
          <table:table-cell office:value-type="float" office:value="0.866302" calcext:value-type="float">
            <text:p>0.866302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807665" calcext:value-type="float">
            <text:p>0.807665</text:p>
          </table:table-cell>
          <table:table-cell/>
        </table:table-row>
        <table:table-row table:style-name="ro1">
          <table:table-cell office:value-type="float" office:value="21" calcext:value-type="float">
            <text:p>21</text:p>
          </table:table-cell>
          <table:table-cell office:value-type="float" office:value="0.20377" calcext:value-type="float">
            <text:p>0.20377</text:p>
          </table:table-cell>
          <table:table-cell office:value-type="float" office:value="0.740972" calcext:value-type="float">
            <text:p>0.740972</text:p>
          </table:table-cell>
          <table:table-cell office:value-type="float" office:value="0.783459" calcext:value-type="float">
            <text:p>0.783459</text:p>
          </table:table-cell>
          <table:table-cell office:value-type="float" office:value="0.783716" calcext:value-type="float">
            <text:p>0.783716</text:p>
          </table:table-cell>
          <table:table-cell office:value-type="float" office:value="0.78388" calcext:value-type="float">
            <text:p>0.78388</text:p>
          </table:table-cell>
          <table:table-cell office:value-type="float" office:value="0.784152" calcext:value-type="float">
            <text:p>0.784152</text:p>
          </table:table-cell>
          <table:table-cell office:value-type="float" office:value="0.795351" calcext:value-type="float">
            <text:p>0.795351</text:p>
          </table:table-cell>
          <table:table-cell office:value-type="float" office:value="0.821615" calcext:value-type="float">
            <text:p>0.821615</text:p>
          </table:table-cell>
          <table:table-cell office:value-type="float" office:value="0.840943" calcext:value-type="float">
            <text:p>0.840943</text:p>
          </table:table-cell>
          <table:table-cell office:value-type="float" office:value="0.854376" calcext:value-type="float">
            <text:p>0.854376</text:p>
          </table:table-cell>
          <table:table-cell office:value-type="float" office:value="0.869606" calcext:value-type="float">
            <text:p>0.869606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805807" calcext:value-type="float">
            <text:p>0.805807</text:p>
          </table:table-cell>
          <table:table-cell/>
        </table:table-row>
        <table:table-row table:style-name="ro1">
          <table:table-cell office:value-type="float" office:value="22" calcext:value-type="float">
            <text:p>22</text:p>
          </table:table-cell>
          <table:table-cell office:value-type="float" office:value="0.006621" calcext:value-type="float">
            <text:p>0.006621</text:p>
          </table:table-cell>
          <table:table-cell office:value-type="float" office:value="0.710445" calcext:value-type="float">
            <text:p>0.710445</text:p>
          </table:table-cell>
          <table:table-cell office:value-type="float" office:value="0.783417" calcext:value-type="float">
            <text:p>0.783417</text:p>
          </table:table-cell>
          <table:table-cell office:value-type="float" office:value="0.783657" calcext:value-type="float">
            <text:p>0.783657</text:p>
          </table:table-cell>
          <table:table-cell office:value-type="float" office:value="0.7839" calcext:value-type="float">
            <text:p>0.7839</text:p>
          </table:table-cell>
          <table:table-cell office:value-type="float" office:value="0.786563" calcext:value-type="float">
            <text:p>0.786563</text:p>
          </table:table-cell>
          <table:table-cell office:value-type="float" office:value="0.800415" calcext:value-type="float">
            <text:p>0.800415</text:p>
          </table:table-cell>
          <table:table-cell office:value-type="float" office:value="0.833823" calcext:value-type="float">
            <text:p>0.833823</text:p>
          </table:table-cell>
          <table:table-cell office:value-type="float" office:value="0.848425" calcext:value-type="float">
            <text:p>0.848425</text:p>
          </table:table-cell>
          <table:table-cell office:value-type="float" office:value="0.854991" calcext:value-type="float">
            <text:p>0.854991</text:p>
          </table:table-cell>
          <table:table-cell office:value-type="float" office:value="0.865485" calcext:value-type="float">
            <text:p>0.865485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805112" calcext:value-type="float">
            <text:p>0.805112</text:p>
          </table:table-cell>
          <table:table-cell/>
        </table:table-row>
        <table:table-row table:style-name="ro1">
          <table:table-cell office:value-type="float" office:value="23" calcext:value-type="float">
            <text:p>23</text:p>
          </table:table-cell>
          <table:table-cell office:value-type="float" office:value="0.731057" calcext:value-type="float">
            <text:p>0.731057</text:p>
          </table:table-cell>
          <table:table-cell office:value-type="float" office:value="0.767945" calcext:value-type="float">
            <text:p>0.767945</text:p>
          </table:table-cell>
          <table:table-cell office:value-type="float" office:value="0.783528" calcext:value-type="float">
            <text:p>0.783528</text:p>
          </table:table-cell>
          <table:table-cell office:value-type="float" office:value="0.783697" calcext:value-type="float">
            <text:p>0.783697</text:p>
          </table:table-cell>
          <table:table-cell office:value-type="float" office:value="0.783884" calcext:value-type="float">
            <text:p>0.783884</text:p>
          </table:table-cell>
          <table:table-cell office:value-type="float" office:value="0.786993" calcext:value-type="float">
            <text:p>0.786993</text:p>
          </table:table-cell>
          <table:table-cell office:value-type="float" office:value="0.81042" calcext:value-type="float">
            <text:p>0.81042</text:p>
          </table:table-cell>
          <table:table-cell office:value-type="float" office:value="0.836684" calcext:value-type="float">
            <text:p>0.836684</text:p>
          </table:table-cell>
          <table:table-cell office:value-type="float" office:value="0.850131" calcext:value-type="float">
            <text:p>0.850131</text:p>
          </table:table-cell>
          <table:table-cell office:value-type="float" office:value="0.855129" calcext:value-type="float">
            <text:p>0.855129</text:p>
          </table:table-cell>
          <table:table-cell office:value-type="float" office:value="0.863309" calcext:value-type="float">
            <text:p>0.863309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812172" calcext:value-type="float">
            <text:p>0.812172</text:p>
          </table:table-cell>
          <table:table-cell/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0.001356" calcext:value-type="float">
            <text:p>0.001356</text:p>
          </table:table-cell>
          <table:table-cell office:value-type="float" office:value="0.702762" calcext:value-type="float">
            <text:p>0.702762</text:p>
          </table:table-cell>
          <table:table-cell office:value-type="float" office:value="0.783597" calcext:value-type="float">
            <text:p>0.783597</text:p>
          </table:table-cell>
          <table:table-cell office:value-type="float" office:value="0.783815" calcext:value-type="float">
            <text:p>0.783815</text:p>
          </table:table-cell>
          <table:table-cell office:value-type="float" office:value="0.784157" calcext:value-type="float">
            <text:p>0.784157</text:p>
          </table:table-cell>
          <table:table-cell office:value-type="float" office:value="0.795267" calcext:value-type="float">
            <text:p>0.795267</text:p>
          </table:table-cell>
          <table:table-cell office:value-type="float" office:value="0.827194" calcext:value-type="float">
            <text:p>0.827194</text:p>
          </table:table-cell>
          <table:table-cell office:value-type="float" office:value="0.842215" calcext:value-type="float">
            <text:p>0.842215</text:p>
          </table:table-cell>
          <table:table-cell office:value-type="float" office:value="0.853721" calcext:value-type="float">
            <text:p>0.853721</text:p>
          </table:table-cell>
          <table:table-cell office:value-type="float" office:value="0.85707" calcext:value-type="float">
            <text:p>0.85707</text:p>
          </table:table-cell>
          <table:table-cell office:value-type="float" office:value="0.867994" calcext:value-type="float">
            <text:p>0.867994</text:p>
          </table:table-cell>
          <table:table-cell office:value-type="float" office:value="0.903264" calcext:value-type="float">
            <text:p>0.903264</text:p>
          </table:table-cell>
          <table:table-cell office:value-type="float" office:value="0.809779" calcext:value-type="float">
            <text:p>0.809779</text:p>
          </table:table-cell>
          <table:table-cell/>
        </table:table-row>
        <table:table-row table:style-name="ro1">
          <table:table-cell office:value-type="float" office:value="25" calcext:value-type="float">
            <text:p>25</text:p>
          </table:table-cell>
          <table:table-cell office:value-type="float" office:value="0.112069" calcext:value-type="float">
            <text:p>0.112069</text:p>
          </table:table-cell>
          <table:table-cell office:value-type="float" office:value="0.740901" calcext:value-type="float">
            <text:p>0.740901</text:p>
          </table:table-cell>
          <table:table-cell office:value-type="float" office:value="0.783557" calcext:value-type="float">
            <text:p>0.783557</text:p>
          </table:table-cell>
          <table:table-cell office:value-type="float" office:value="0.783936" calcext:value-type="float">
            <text:p>0.783936</text:p>
          </table:table-cell>
          <table:table-cell office:value-type="float" office:value="0.791364" calcext:value-type="float">
            <text:p>0.791364</text:p>
          </table:table-cell>
          <table:table-cell office:value-type="float" office:value="0.816322" calcext:value-type="float">
            <text:p>0.816322</text:p>
          </table:table-cell>
          <table:table-cell office:value-type="float" office:value="0.837775" calcext:value-type="float">
            <text:p>0.837775</text:p>
          </table:table-cell>
          <table:table-cell office:value-type="float" office:value="0.849395" calcext:value-type="float">
            <text:p>0.849395</text:p>
          </table:table-cell>
          <table:table-cell office:value-type="float" office:value="0.855153" calcext:value-type="float">
            <text:p>0.855153</text:p>
          </table:table-cell>
          <table:table-cell office:value-type="float" office:value="0.857574" calcext:value-type="float">
            <text:p>0.857574</text:p>
          </table:table-cell>
          <table:table-cell office:value-type="float" office:value="0.868724" calcext:value-type="float">
            <text:p>0.868724</text:p>
          </table:table-cell>
          <table:table-cell office:value-type="float" office:value="0.915425" calcext:value-type="float">
            <text:p>0.915425</text:p>
          </table:table-cell>
          <table:table-cell office:value-type="float" office:value="0.81847" calcext:value-type="float">
            <text:p>0.81847</text:p>
          </table:table-cell>
          <table:table-cell/>
        </table:table-row>
        <table:table-row table:style-name="ro1">
          <table:table-cell office:value-type="float" office:value="26" calcext:value-type="float">
            <text:p>26</text:p>
          </table:table-cell>
          <table:table-cell office:value-type="float" office:value="0.001494" calcext:value-type="float">
            <text:p>0.001494</text:p>
          </table:table-cell>
          <table:table-cell office:value-type="float" office:value="0.649224" calcext:value-type="float">
            <text:p>0.649224</text:p>
          </table:table-cell>
          <table:table-cell office:value-type="float" office:value="0.78356" calcext:value-type="float">
            <text:p>0.78356</text:p>
          </table:table-cell>
          <table:table-cell office:value-type="float" office:value="0.783815" calcext:value-type="float">
            <text:p>0.783815</text:p>
          </table:table-cell>
          <table:table-cell office:value-type="float" office:value="0.788499" calcext:value-type="float">
            <text:p>0.788499</text:p>
          </table:table-cell>
          <table:table-cell office:value-type="float" office:value="0.803084" calcext:value-type="float">
            <text:p>0.803084</text:p>
          </table:table-cell>
          <table:table-cell office:value-type="float" office:value="0.82912" calcext:value-type="float">
            <text:p>0.82912</text:p>
          </table:table-cell>
          <table:table-cell office:value-type="float" office:value="0.840609" calcext:value-type="float">
            <text:p>0.840609</text:p>
          </table:table-cell>
          <table:table-cell office:value-type="float" office:value="0.852378" calcext:value-type="float">
            <text:p>0.852378</text:p>
          </table:table-cell>
          <table:table-cell office:value-type="float" office:value="0.856166" calcext:value-type="float">
            <text:p>0.856166</text:p>
          </table:table-cell>
          <table:table-cell office:value-type="float" office:value="0.868861" calcext:value-type="float">
            <text:p>0.868861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05531" calcext:value-type="float">
            <text:p>0.805531</text:p>
          </table:table-cell>
          <table:table-cell/>
        </table:table-row>
        <table:table-row table:style-name="ro1">
          <table:table-cell office:value-type="float" office:value="27" calcext:value-type="float">
            <text:p>27</text:p>
          </table:table-cell>
          <table:table-cell office:value-type="float" office:value="0.056966" calcext:value-type="float">
            <text:p>0.056966</text:p>
          </table:table-cell>
          <table:table-cell office:value-type="float" office:value="0.739436" calcext:value-type="float">
            <text:p>0.739436</text:p>
          </table:table-cell>
          <table:table-cell office:value-type="float" office:value="0.7836" calcext:value-type="float">
            <text:p>0.7836</text:p>
          </table:table-cell>
          <table:table-cell office:value-type="float" office:value="0.783866" calcext:value-type="float">
            <text:p>0.783866</text:p>
          </table:table-cell>
          <table:table-cell office:value-type="float" office:value="0.788811" calcext:value-type="float">
            <text:p>0.788811</text:p>
          </table:table-cell>
          <table:table-cell office:value-type="float" office:value="0.802469" calcext:value-type="float">
            <text:p>0.802469</text:p>
          </table:table-cell>
          <table:table-cell office:value-type="float" office:value="0.826923" calcext:value-type="float">
            <text:p>0.826923</text:p>
          </table:table-cell>
          <table:table-cell office:value-type="float" office:value="0.84139" calcext:value-type="float">
            <text:p>0.84139</text:p>
          </table:table-cell>
          <table:table-cell office:value-type="float" office:value="0.852332" calcext:value-type="float">
            <text:p>0.852332</text:p>
          </table:table-cell>
          <table:table-cell office:value-type="float" office:value="0.856722" calcext:value-type="float">
            <text:p>0.856722</text:p>
          </table:table-cell>
          <table:table-cell office:value-type="float" office:value="0.867251" calcext:value-type="float">
            <text:p>0.867251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428" calcext:value-type="float">
            <text:p>0.81428</text:p>
          </table:table-cell>
          <table:table-cell/>
        </table:table-row>
        <table:table-row table:style-name="ro1">
          <table:table-cell office:value-type="float" office:value="28" calcext:value-type="float">
            <text:p>28</text:p>
          </table:table-cell>
          <table:table-cell office:value-type="float" office:value="0.08469" calcext:value-type="float">
            <text:p>0.08469</text:p>
          </table:table-cell>
          <table:table-cell office:value-type="float" office:value="0.489563" calcext:value-type="float">
            <text:p>0.489563</text:p>
          </table:table-cell>
          <table:table-cell office:value-type="float" office:value="0.781699" calcext:value-type="float">
            <text:p>0.781699</text:p>
          </table:table-cell>
          <table:table-cell office:value-type="float" office:value="0.783716" calcext:value-type="float">
            <text:p>0.783716</text:p>
          </table:table-cell>
          <table:table-cell office:value-type="float" office:value="0.784022" calcext:value-type="float">
            <text:p>0.784022</text:p>
          </table:table-cell>
          <table:table-cell office:value-type="float" office:value="0.797376" calcext:value-type="float">
            <text:p>0.797376</text:p>
          </table:table-cell>
          <table:table-cell office:value-type="float" office:value="0.813417" calcext:value-type="float">
            <text:p>0.813417</text:p>
          </table:table-cell>
          <table:table-cell office:value-type="float" office:value="0.836199" calcext:value-type="float">
            <text:p>0.836199</text:p>
          </table:table-cell>
          <table:table-cell office:value-type="float" office:value="0.846413" calcext:value-type="float">
            <text:p>0.846413</text:p>
          </table:table-cell>
          <table:table-cell office:value-type="float" office:value="0.85617" calcext:value-type="float">
            <text:p>0.85617</text:p>
          </table:table-cell>
          <table:table-cell office:value-type="float" office:value="0.867251" calcext:value-type="float">
            <text:p>0.867251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785583" calcext:value-type="float">
            <text:p>0.785583</text:p>
          </table:table-cell>
          <table:table-cell/>
        </table:table-row>
        <table:table-row table:style-name="ro1">
          <table:table-cell office:value-type="float" office:value="29" calcext:value-type="float">
            <text:p>29</text:p>
          </table:table-cell>
          <table:table-cell office:value-type="float" office:value="0.040575" calcext:value-type="float">
            <text:p>0.040575</text:p>
          </table:table-cell>
          <table:table-cell office:value-type="float" office:value="0.430444" calcext:value-type="float">
            <text:p>0.430444</text:p>
          </table:table-cell>
          <table:table-cell office:value-type="float" office:value="0.781464" calcext:value-type="float">
            <text:p>0.781464</text:p>
          </table:table-cell>
          <table:table-cell office:value-type="float" office:value="0.783843" calcext:value-type="float">
            <text:p>0.783843</text:p>
          </table:table-cell>
          <table:table-cell office:value-type="float" office:value="0.794068" calcext:value-type="float">
            <text:p>0.794068</text:p>
          </table:table-cell>
          <table:table-cell office:value-type="float" office:value="0.803097" calcext:value-type="float">
            <text:p>0.803097</text:p>
          </table:table-cell>
          <table:table-cell office:value-type="float" office:value="0.820598" calcext:value-type="float">
            <text:p>0.820598</text:p>
          </table:table-cell>
          <table:table-cell office:value-type="float" office:value="0.83663" calcext:value-type="float">
            <text:p>0.83663</text:p>
          </table:table-cell>
          <table:table-cell office:value-type="float" office:value="0.847452" calcext:value-type="float">
            <text:p>0.847452</text:p>
          </table:table-cell>
          <table:table-cell office:value-type="float" office:value="0.856885" calcext:value-type="float">
            <text:p>0.856885</text:p>
          </table:table-cell>
          <table:table-cell office:value-type="float" office:value="0.866597" calcext:value-type="float">
            <text:p>0.866597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782108" calcext:value-type="float">
            <text:p>0.782108</text:p>
          </table:table-cell>
          <table:table-cell/>
        </table:table-row>
        <table:table-row table:style-name="ro1">
          <table:table-cell office:value-type="float" office:value="30" calcext:value-type="float">
            <text:p>30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523392" calcext:value-type="float">
            <text:p>0.523392</text:p>
          </table:table-cell>
          <table:table-cell office:value-type="float" office:value="0.783147" calcext:value-type="float">
            <text:p>0.783147</text:p>
          </table:table-cell>
          <table:table-cell office:value-type="float" office:value="0.783948" calcext:value-type="float">
            <text:p>0.783948</text:p>
          </table:table-cell>
          <table:table-cell office:value-type="float" office:value="0.796087" calcext:value-type="float">
            <text:p>0.796087</text:p>
          </table:table-cell>
          <table:table-cell office:value-type="float" office:value="0.811533" calcext:value-type="float">
            <text:p>0.811533</text:p>
          </table:table-cell>
          <table:table-cell office:value-type="float" office:value="0.827354" calcext:value-type="float">
            <text:p>0.827354</text:p>
          </table:table-cell>
          <table:table-cell office:value-type="float" office:value="0.839455" calcext:value-type="float">
            <text:p>0.839455</text:p>
          </table:table-cell>
          <table:table-cell office:value-type="float" office:value="0.848422" calcext:value-type="float">
            <text:p>0.848422</text:p>
          </table:table-cell>
          <table:table-cell office:value-type="float" office:value="0.856541" calcext:value-type="float">
            <text:p>0.856541</text:p>
          </table:table-cell>
          <table:table-cell office:value-type="float" office:value="0.866959" calcext:value-type="float">
            <text:p>0.866959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793684" calcext:value-type="float">
            <text:p>0.793684</text:p>
          </table:table-cell>
          <table:table-cell/>
        </table:table-row>
        <table:table-row table:style-name="ro1">
          <table:table-cell office:value-type="float" office:value="31" calcext:value-type="float">
            <text:p>31</text:p>
          </table:table-cell>
          <table:table-cell office:value-type="float" office:value="0.376046" calcext:value-type="float">
            <text:p>0.376046</text:p>
          </table:table-cell>
          <table:table-cell office:value-type="float" office:value="0.727954" calcext:value-type="float">
            <text:p>0.727954</text:p>
          </table:table-cell>
          <table:table-cell office:value-type="float" office:value="0.783662" calcext:value-type="float">
            <text:p>0.783662</text:p>
          </table:table-cell>
          <table:table-cell office:value-type="float" office:value="0.784028" calcext:value-type="float">
            <text:p>0.784028</text:p>
          </table:table-cell>
          <table:table-cell office:value-type="float" office:value="0.797089" calcext:value-type="float">
            <text:p>0.797089</text:p>
          </table:table-cell>
          <table:table-cell office:value-type="float" office:value="0.811024" calcext:value-type="float">
            <text:p>0.811024</text:p>
          </table:table-cell>
          <table:table-cell office:value-type="float" office:value="0.825726" calcext:value-type="float">
            <text:p>0.825726</text:p>
          </table:table-cell>
          <table:table-cell office:value-type="float" office:value="0.835584" calcext:value-type="float">
            <text:p>0.835584</text:p>
          </table:table-cell>
          <table:table-cell office:value-type="float" office:value="0.844026" calcext:value-type="float">
            <text:p>0.844026</text:p>
          </table:table-cell>
          <table:table-cell office:value-type="float" office:value="0.855499" calcext:value-type="float">
            <text:p>0.855499</text:p>
          </table:table-cell>
          <table:table-cell office:value-type="float" office:value="0.866338" calcext:value-type="float">
            <text:p>0.866338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3093" calcext:value-type="float">
            <text:p>0.813093</text:p>
          </table:table-cell>
          <table:table-cell/>
        </table:table-row>
        <table:table-row table:style-name="ro1">
          <table:table-cell office:value-type="float" office:value="32" calcext:value-type="float">
            <text:p>32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642746" calcext:value-type="float">
            <text:p>0.642746</text:p>
          </table:table-cell>
          <table:table-cell office:value-type="float" office:value="0.783744" calcext:value-type="float">
            <text:p>0.783744</text:p>
          </table:table-cell>
          <table:table-cell office:value-type="float" office:value="0.786947" calcext:value-type="float">
            <text:p>0.786947</text:p>
          </table:table-cell>
          <table:table-cell office:value-type="float" office:value="0.802136" calcext:value-type="float">
            <text:p>0.802136</text:p>
          </table:table-cell>
          <table:table-cell office:value-type="float" office:value="0.818605" calcext:value-type="float">
            <text:p>0.818605</text:p>
          </table:table-cell>
          <table:table-cell office:value-type="float" office:value="0.833011" calcext:value-type="float">
            <text:p>0.833011</text:p>
          </table:table-cell>
          <table:table-cell office:value-type="float" office:value="0.839502" calcext:value-type="float">
            <text:p>0.839502</text:p>
          </table:table-cell>
          <table:table-cell office:value-type="float" office:value="0.85047" calcext:value-type="float">
            <text:p>0.85047</text:p>
          </table:table-cell>
          <table:table-cell office:value-type="float" office:value="0.857699" calcext:value-type="float">
            <text:p>0.857699</text:p>
          </table:table-cell>
          <table:table-cell office:value-type="float" office:value="0.865051" calcext:value-type="float">
            <text:p>0.865051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07991" calcext:value-type="float">
            <text:p>0.807991</text:p>
          </table:table-cell>
          <table:table-cell/>
        </table:table-row>
        <table:table-row table:style-name="ro1">
          <table:table-cell office:value-type="float" office:value="33" calcext:value-type="float">
            <text:p>33</text:p>
          </table:table-cell>
          <table:table-cell office:value-type="float" office:value="0.056437" calcext:value-type="float">
            <text:p>0.056437</text:p>
          </table:table-cell>
          <table:table-cell office:value-type="float" office:value="0.642836" calcext:value-type="float">
            <text:p>0.642836</text:p>
          </table:table-cell>
          <table:table-cell office:value-type="float" office:value="0.783792" calcext:value-type="float">
            <text:p>0.783792</text:p>
          </table:table-cell>
          <table:table-cell office:value-type="float" office:value="0.786294" calcext:value-type="float">
            <text:p>0.786294</text:p>
          </table:table-cell>
          <table:table-cell office:value-type="float" office:value="0.802107" calcext:value-type="float">
            <text:p>0.802107</text:p>
          </table:table-cell>
          <table:table-cell office:value-type="float" office:value="0.816063" calcext:value-type="float">
            <text:p>0.816063</text:p>
          </table:table-cell>
          <table:table-cell office:value-type="float" office:value="0.829017" calcext:value-type="float">
            <text:p>0.829017</text:p>
          </table:table-cell>
          <table:table-cell office:value-type="float" office:value="0.837533" calcext:value-type="float">
            <text:p>0.837533</text:p>
          </table:table-cell>
          <table:table-cell office:value-type="float" office:value="0.843992" calcext:value-type="float">
            <text:p>0.843992</text:p>
          </table:table-cell>
          <table:table-cell office:value-type="float" office:value="0.857492" calcext:value-type="float">
            <text:p>0.857492</text:p>
          </table:table-cell>
          <table:table-cell office:value-type="float" office:value="0.86931" calcext:value-type="float">
            <text:p>0.86931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06844" calcext:value-type="float">
            <text:p>0.806844</text:p>
          </table:table-cell>
          <table:table-cell/>
        </table:table-row>
        <table:table-row table:style-name="ro1">
          <table:table-cell office:value-type="float" office:value="34" calcext:value-type="float">
            <text:p>3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391292" calcext:value-type="float">
            <text:p>0.391292</text:p>
          </table:table-cell>
          <table:table-cell office:value-type="float" office:value="0.78268" calcext:value-type="float">
            <text:p>0.78268</text:p>
          </table:table-cell>
          <table:table-cell office:value-type="float" office:value="0.796983" calcext:value-type="float">
            <text:p>0.796983</text:p>
          </table:table-cell>
          <table:table-cell office:value-type="float" office:value="0.804802" calcext:value-type="float">
            <text:p>0.804802</text:p>
          </table:table-cell>
          <table:table-cell office:value-type="float" office:value="0.82423" calcext:value-type="float">
            <text:p>0.82423</text:p>
          </table:table-cell>
          <table:table-cell office:value-type="float" office:value="0.836233" calcext:value-type="float">
            <text:p>0.836233</text:p>
          </table:table-cell>
          <table:table-cell office:value-type="float" office:value="0.84052" calcext:value-type="float">
            <text:p>0.84052</text:p>
          </table:table-cell>
          <table:table-cell office:value-type="float" office:value="0.853784" calcext:value-type="float">
            <text:p>0.853784</text:p>
          </table:table-cell>
          <table:table-cell office:value-type="float" office:value="0.858909" calcext:value-type="float">
            <text:p>0.858909</text:p>
          </table:table-cell>
          <table:table-cell office:value-type="float" office:value="0.869957" calcext:value-type="float">
            <text:p>0.869957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785939" calcext:value-type="float">
            <text:p>0.785939</text:p>
          </table:table-cell>
          <table:table-cell/>
        </table:table-row>
        <table:table-row table:style-name="ro1">
          <table:table-cell office:value-type="float" office:value="35" calcext:value-type="float">
            <text:p>35</text:p>
          </table:table-cell>
          <table:table-cell office:value-type="float" office:value="0.191471" calcext:value-type="float">
            <text:p>0.191471</text:p>
          </table:table-cell>
          <table:table-cell office:value-type="float" office:value="0.599107" calcext:value-type="float">
            <text:p>0.599107</text:p>
          </table:table-cell>
          <table:table-cell office:value-type="float" office:value="0.783977" calcext:value-type="float">
            <text:p>0.783977</text:p>
          </table:table-cell>
          <table:table-cell office:value-type="float" office:value="0.796821" calcext:value-type="float">
            <text:p>0.796821</text:p>
          </table:table-cell>
          <table:table-cell office:value-type="float" office:value="0.808339" calcext:value-type="float">
            <text:p>0.808339</text:p>
          </table:table-cell>
          <table:table-cell office:value-type="float" office:value="0.834005" calcext:value-type="float">
            <text:p>0.834005</text:p>
          </table:table-cell>
          <table:table-cell office:value-type="float" office:value="0.840154" calcext:value-type="float">
            <text:p>0.840154</text:p>
          </table:table-cell>
          <table:table-cell office:value-type="float" office:value="0.850224" calcext:value-type="float">
            <text:p>0.850224</text:p>
          </table:table-cell>
          <table:table-cell office:value-type="float" office:value="0.85868" calcext:value-type="float">
            <text:p>0.85868</text:p>
          </table:table-cell>
          <table:table-cell office:value-type="float" office:value="0.859314" calcext:value-type="float">
            <text:p>0.859314</text:p>
          </table:table-cell>
          <table:table-cell office:value-type="float" office:value="0.871549" calcext:value-type="float">
            <text:p>0.871549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0217" calcext:value-type="float">
            <text:p>0.810217</text:p>
          </table:table-cell>
          <table:table-cell/>
        </table:table-row>
        <table:table-row table:style-name="ro1">
          <table:table-cell office:value-type="float" office:value="36" calcext:value-type="float">
            <text:p>36</text:p>
          </table:table-cell>
          <table:table-cell office:value-type="float" office:value="0.084506" calcext:value-type="float">
            <text:p>0.084506</text:p>
          </table:table-cell>
          <table:table-cell office:value-type="float" office:value="0.591279" calcext:value-type="float">
            <text:p>0.591279</text:p>
          </table:table-cell>
          <table:table-cell office:value-type="float" office:value="0.783772" calcext:value-type="float">
            <text:p>0.783772</text:p>
          </table:table-cell>
          <table:table-cell office:value-type="float" office:value="0.789162" calcext:value-type="float">
            <text:p>0.789162</text:p>
          </table:table-cell>
          <table:table-cell office:value-type="float" office:value="0.802828" calcext:value-type="float">
            <text:p>0.802828</text:p>
          </table:table-cell>
          <table:table-cell office:value-type="float" office:value="0.823794" calcext:value-type="float">
            <text:p>0.823794</text:p>
          </table:table-cell>
          <table:table-cell office:value-type="float" office:value="0.836964" calcext:value-type="float">
            <text:p>0.836964</text:p>
          </table:table-cell>
          <table:table-cell office:value-type="float" office:value="0.840263" calcext:value-type="float">
            <text:p>0.840263</text:p>
          </table:table-cell>
          <table:table-cell office:value-type="float" office:value="0.85081" calcext:value-type="float">
            <text:p>0.85081</text:p>
          </table:table-cell>
          <table:table-cell office:value-type="float" office:value="0.859059" calcext:value-type="float">
            <text:p>0.859059</text:p>
          </table:table-cell>
          <table:table-cell office:value-type="float" office:value="0.866083" calcext:value-type="float">
            <text:p>0.866083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04401" calcext:value-type="float">
            <text:p>0.804401</text:p>
          </table:table-cell>
          <table:table-cell/>
        </table:table-row>
        <table:table-row table:style-name="ro1">
          <table:table-cell office:value-type="float" office:value="37" calcext:value-type="float">
            <text:p>37</text:p>
          </table:table-cell>
          <table:table-cell office:value-type="float" office:value="0.052782" calcext:value-type="float">
            <text:p>0.052782</text:p>
          </table:table-cell>
          <table:table-cell office:value-type="float" office:value="0.665983" calcext:value-type="float">
            <text:p>0.665983</text:p>
          </table:table-cell>
          <table:table-cell office:value-type="float" office:value="0.783984" calcext:value-type="float">
            <text:p>0.783984</text:p>
          </table:table-cell>
          <table:table-cell office:value-type="float" office:value="0.791859" calcext:value-type="float">
            <text:p>0.791859</text:p>
          </table:table-cell>
          <table:table-cell office:value-type="float" office:value="0.80651" calcext:value-type="float">
            <text:p>0.80651</text:p>
          </table:table-cell>
          <table:table-cell office:value-type="float" office:value="0.830782" calcext:value-type="float">
            <text:p>0.830782</text:p>
          </table:table-cell>
          <table:table-cell office:value-type="float" office:value="0.838566" calcext:value-type="float">
            <text:p>0.838566</text:p>
          </table:table-cell>
          <table:table-cell office:value-type="float" office:value="0.840451" calcext:value-type="float">
            <text:p>0.840451</text:p>
          </table:table-cell>
          <table:table-cell office:value-type="float" office:value="0.848097" calcext:value-type="float">
            <text:p>0.848097</text:p>
          </table:table-cell>
          <table:table-cell office:value-type="float" office:value="0.858731" calcext:value-type="float">
            <text:p>0.858731</text:p>
          </table:table-cell>
          <table:table-cell office:value-type="float" office:value="0.871657" calcext:value-type="float">
            <text:p>0.871657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3662" calcext:value-type="float">
            <text:p>0.813662</text:p>
          </table:table-cell>
          <table:table-cell/>
        </table:table-row>
        <table:table-row table:style-name="ro1">
          <table:table-cell office:value-type="float" office:value="38" calcext:value-type="float">
            <text:p>38</text:p>
          </table:table-cell>
          <table:table-cell office:value-type="float" office:value="0.109448" calcext:value-type="float">
            <text:p>0.109448</text:p>
          </table:table-cell>
          <table:table-cell office:value-type="float" office:value="0.74328" calcext:value-type="float">
            <text:p>0.74328</text:p>
          </table:table-cell>
          <table:table-cell office:value-type="float" office:value="0.784238" calcext:value-type="float">
            <text:p>0.784238</text:p>
          </table:table-cell>
          <table:table-cell office:value-type="float" office:value="0.798526" calcext:value-type="float">
            <text:p>0.798526</text:p>
          </table:table-cell>
          <table:table-cell office:value-type="float" office:value="0.814453" calcext:value-type="float">
            <text:p>0.814453</text:p>
          </table:table-cell>
          <table:table-cell office:value-type="float" office:value="0.83396" calcext:value-type="float">
            <text:p>0.83396</text:p>
          </table:table-cell>
          <table:table-cell office:value-type="float" office:value="0.838855" calcext:value-type="float">
            <text:p>0.838855</text:p>
          </table:table-cell>
          <table:table-cell office:value-type="float" office:value="0.840601" calcext:value-type="float">
            <text:p>0.840601</text:p>
          </table:table-cell>
          <table:table-cell office:value-type="float" office:value="0.845722" calcext:value-type="float">
            <text:p>0.845722</text:p>
          </table:table-cell>
          <table:table-cell office:value-type="float" office:value="0.856886" calcext:value-type="float">
            <text:p>0.856886</text:p>
          </table:table-cell>
          <table:table-cell office:value-type="float" office:value="0.869129" calcext:value-type="float">
            <text:p>0.869129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22565" calcext:value-type="float">
            <text:p>0.822565</text:p>
          </table:table-cell>
          <table:table-cell/>
        </table:table-row>
        <table:table-row table:style-name="ro1">
          <table:table-cell office:value-type="float" office:value="39" calcext:value-type="float">
            <text:p>39</text:p>
          </table:table-cell>
          <table:table-cell office:value-type="float" office:value="0.601517" calcext:value-type="float">
            <text:p>0.601517</text:p>
          </table:table-cell>
          <table:table-cell office:value-type="float" office:value="0.766284" calcext:value-type="float">
            <text:p>0.766284</text:p>
          </table:table-cell>
          <table:table-cell office:value-type="float" office:value="0.787922" calcext:value-type="float">
            <text:p>0.787922</text:p>
          </table:table-cell>
          <table:table-cell office:value-type="float" office:value="0.801293" calcext:value-type="float">
            <text:p>0.801293</text:p>
          </table:table-cell>
          <table:table-cell office:value-type="float" office:value="0.817233" calcext:value-type="float">
            <text:p>0.817233</text:p>
          </table:table-cell>
          <table:table-cell office:value-type="float" office:value="0.831864" calcext:value-type="float">
            <text:p>0.831864</text:p>
          </table:table-cell>
          <table:table-cell office:value-type="float" office:value="0.837429" calcext:value-type="float">
            <text:p>0.837429</text:p>
          </table:table-cell>
          <table:table-cell office:value-type="float" office:value="0.839939" calcext:value-type="float">
            <text:p>0.839939</text:p>
          </table:table-cell>
          <table:table-cell office:value-type="float" office:value="0.842957" calcext:value-type="float">
            <text:p>0.842957</text:p>
          </table:table-cell>
          <table:table-cell office:value-type="float" office:value="0.855443" calcext:value-type="float">
            <text:p>0.855443</text:p>
          </table:table-cell>
          <table:table-cell office:value-type="float" office:value="0.867746" calcext:value-type="float">
            <text:p>0.867746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24811" calcext:value-type="float">
            <text:p>0.824811</text:p>
          </table:table-cell>
          <table:table-cell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0.141195" calcext:value-type="float">
            <text:p>0.141195</text:p>
          </table:table-cell>
          <table:table-cell office:value-type="float" office:value="0.704751" calcext:value-type="float">
            <text:p>0.704751</text:p>
          </table:table-cell>
          <table:table-cell office:value-type="float" office:value="0.78681" calcext:value-type="float">
            <text:p>0.78681</text:p>
          </table:table-cell>
          <table:table-cell office:value-type="float" office:value="0.811013" calcext:value-type="float">
            <text:p>0.811013</text:p>
          </table:table-cell>
          <table:table-cell office:value-type="float" office:value="0.8281" calcext:value-type="float">
            <text:p>0.8281</text:p>
          </table:table-cell>
          <table:table-cell office:value-type="float" office:value="0.835323" calcext:value-type="float">
            <text:p>0.835323</text:p>
          </table:table-cell>
          <table:table-cell office:value-type="float" office:value="0.839203" calcext:value-type="float">
            <text:p>0.839203</text:p>
          </table:table-cell>
          <table:table-cell office:value-type="float" office:value="0.840636" calcext:value-type="float">
            <text:p>0.840636</text:p>
          </table:table-cell>
          <table:table-cell office:value-type="float" office:value="0.845239" calcext:value-type="float">
            <text:p>0.845239</text:p>
          </table:table-cell>
          <table:table-cell office:value-type="float" office:value="0.857172" calcext:value-type="float">
            <text:p>0.857172</text:p>
          </table:table-cell>
          <table:table-cell office:value-type="float" office:value="0.867845" calcext:value-type="float">
            <text:p>0.867845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21609" calcext:value-type="float">
            <text:p>0.821609</text:p>
          </table:table-cell>
          <table:table-cell/>
        </table:table-row>
        <table:table-row table:style-name="ro1">
          <table:table-cell office:value-type="float" office:value="41" calcext:value-type="float">
            <text:p>41</text:p>
          </table:table-cell>
          <table:table-cell office:value-type="float" office:value="0.057425" calcext:value-type="float">
            <text:p>0.057425</text:p>
          </table:table-cell>
          <table:table-cell office:value-type="float" office:value="0.731566" calcext:value-type="float">
            <text:p>0.731566</text:p>
          </table:table-cell>
          <table:table-cell office:value-type="float" office:value="0.784026" calcext:value-type="float">
            <text:p>0.784026</text:p>
          </table:table-cell>
          <table:table-cell office:value-type="float" office:value="0.79023" calcext:value-type="float">
            <text:p>0.79023</text:p>
          </table:table-cell>
          <table:table-cell office:value-type="float" office:value="0.815916" calcext:value-type="float">
            <text:p>0.815916</text:p>
          </table:table-cell>
          <table:table-cell office:value-type="float" office:value="0.827674" calcext:value-type="float">
            <text:p>0.827674</text:p>
          </table:table-cell>
          <table:table-cell office:value-type="float" office:value="0.836422" calcext:value-type="float">
            <text:p>0.836422</text:p>
          </table:table-cell>
          <table:table-cell office:value-type="float" office:value="0.839576" calcext:value-type="float">
            <text:p>0.839576</text:p>
          </table:table-cell>
          <table:table-cell office:value-type="float" office:value="0.841908" calcext:value-type="float">
            <text:p>0.841908</text:p>
          </table:table-cell>
          <table:table-cell office:value-type="float" office:value="0.854401" calcext:value-type="float">
            <text:p>0.854401</text:p>
          </table:table-cell>
          <table:table-cell office:value-type="float" office:value="0.867736" calcext:value-type="float">
            <text:p>0.867736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8945" calcext:value-type="float">
            <text:p>0.818945</text:p>
          </table:table-cell>
          <table:table-cell/>
        </table:table-row>
        <table:table-row table:style-name="ro1">
          <table:table-cell office:value-type="float" office:value="42" calcext:value-type="float">
            <text:p>42</text:p>
          </table:table-cell>
          <table:table-cell office:value-type="float" office:value="0.740851" calcext:value-type="float">
            <text:p>0.740851</text:p>
          </table:table-cell>
          <table:table-cell office:value-type="float" office:value="0.779031" calcext:value-type="float">
            <text:p>0.779031</text:p>
          </table:table-cell>
          <table:table-cell office:value-type="float" office:value="0.783891" calcext:value-type="float">
            <text:p>0.783891</text:p>
          </table:table-cell>
          <table:table-cell office:value-type="float" office:value="0.785102" calcext:value-type="float">
            <text:p>0.785102</text:p>
          </table:table-cell>
          <table:table-cell office:value-type="float" office:value="0.797231" calcext:value-type="float">
            <text:p>0.797231</text:p>
          </table:table-cell>
          <table:table-cell office:value-type="float" office:value="0.819192" calcext:value-type="float">
            <text:p>0.819192</text:p>
          </table:table-cell>
          <table:table-cell office:value-type="float" office:value="0.830478" calcext:value-type="float">
            <text:p>0.830478</text:p>
          </table:table-cell>
          <table:table-cell office:value-type="float" office:value="0.837599" calcext:value-type="float">
            <text:p>0.837599</text:p>
          </table:table-cell>
          <table:table-cell office:value-type="float" office:value="0.840615" calcext:value-type="float">
            <text:p>0.840615</text:p>
          </table:table-cell>
          <table:table-cell office:value-type="float" office:value="0.852306" calcext:value-type="float">
            <text:p>0.852306</text:p>
          </table:table-cell>
          <table:table-cell office:value-type="float" office:value="0.873792" calcext:value-type="float">
            <text:p>0.873792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19924" calcext:value-type="float">
            <text:p>0.819924</text:p>
          </table:table-cell>
          <table:table-cell/>
        </table:table-row>
        <table:table-row table:style-name="ro1">
          <table:table-cell office:value-type="float" office:value="43" calcext:value-type="float">
            <text:p>43</text:p>
          </table:table-cell>
          <table:table-cell office:value-type="float" office:value="0.056391" calcext:value-type="float">
            <text:p>0.056391</text:p>
          </table:table-cell>
          <table:table-cell office:value-type="float" office:value="0.631768" calcext:value-type="float">
            <text:p>0.631768</text:p>
          </table:table-cell>
          <table:table-cell office:value-type="float" office:value="0.783739" calcext:value-type="float">
            <text:p>0.783739</text:p>
          </table:table-cell>
          <table:table-cell office:value-type="float" office:value="0.78541" calcext:value-type="float">
            <text:p>0.78541</text:p>
          </table:table-cell>
          <table:table-cell office:value-type="float" office:value="0.797779" calcext:value-type="float">
            <text:p>0.797779</text:p>
          </table:table-cell>
          <table:table-cell office:value-type="float" office:value="0.81873" calcext:value-type="float">
            <text:p>0.81873</text:p>
          </table:table-cell>
          <table:table-cell office:value-type="float" office:value="0.830892" calcext:value-type="float">
            <text:p>0.830892</text:p>
          </table:table-cell>
          <table:table-cell office:value-type="float" office:value="0.83781" calcext:value-type="float">
            <text:p>0.83781</text:p>
          </table:table-cell>
          <table:table-cell office:value-type="float" office:value="0.841944" calcext:value-type="float">
            <text:p>0.841944</text:p>
          </table:table-cell>
          <table:table-cell office:value-type="float" office:value="0.854839" calcext:value-type="float">
            <text:p>0.854839</text:p>
          </table:table-cell>
          <table:table-cell office:value-type="float" office:value="0.866995" calcext:value-type="float">
            <text:p>0.866995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804991" calcext:value-type="float">
            <text:p>0.804991</text:p>
          </table:table-cell>
          <table:table-cell/>
        </table:table-row>
        <table:table-row table:style-name="ro1">
          <table:table-cell office:value-type="float" office:value="44" calcext:value-type="float">
            <text:p>44</text:p>
          </table:table-cell>
          <table:table-cell office:value-type="float" office:value="0.041724" calcext:value-type="float">
            <text:p>0.041724</text:p>
          </table:table-cell>
          <table:table-cell office:value-type="float" office:value="0.553329" calcext:value-type="float">
            <text:p>0.553329</text:p>
          </table:table-cell>
          <table:table-cell office:value-type="float" office:value="0.783708" calcext:value-type="float">
            <text:p>0.783708</text:p>
          </table:table-cell>
          <table:table-cell office:value-type="float" office:value="0.785298" calcext:value-type="float">
            <text:p>0.785298</text:p>
          </table:table-cell>
          <table:table-cell office:value-type="float" office:value="0.801282" calcext:value-type="float">
            <text:p>0.801282</text:p>
          </table:table-cell>
          <table:table-cell office:value-type="float" office:value="0.821397" calcext:value-type="float">
            <text:p>0.821397</text:p>
          </table:table-cell>
          <table:table-cell office:value-type="float" office:value="0.835098" calcext:value-type="float">
            <text:p>0.835098</text:p>
          </table:table-cell>
          <table:table-cell office:value-type="float" office:value="0.839044" calcext:value-type="float">
            <text:p>0.839044</text:p>
          </table:table-cell>
          <table:table-cell office:value-type="float" office:value="0.84298" calcext:value-type="float">
            <text:p>0.84298</text:p>
          </table:table-cell>
          <table:table-cell office:value-type="float" office:value="0.856287" calcext:value-type="float">
            <text:p>0.856287</text:p>
          </table:table-cell>
          <table:table-cell office:value-type="float" office:value="0.870415" calcext:value-type="float">
            <text:p>0.870415</text:p>
          </table:table-cell>
          <table:table-cell office:value-type="float" office:value="0.915471" calcext:value-type="float">
            <text:p>0.915471</text:p>
          </table:table-cell>
          <table:table-cell office:value-type="float" office:value="0.798884" calcext:value-type="float">
            <text:p>0.798884</text:p>
          </table:table-cell>
          <table:table-cell/>
        </table:table-row>
        <table:table-row table:style-name="ro1">
          <table:table-cell office:value-type="float" office:value="45" calcext:value-type="float">
            <text:p>45</text:p>
          </table:table-cell>
          <table:table-cell office:value-type="float" office:value="0.057287" calcext:value-type="float">
            <text:p>0.057287</text:p>
          </table:table-cell>
          <table:table-cell office:value-type="float" office:value="0.693986" calcext:value-type="float">
            <text:p>0.693986</text:p>
          </table:table-cell>
          <table:table-cell office:value-type="float" office:value="0.783879" calcext:value-type="float">
            <text:p>0.783879</text:p>
          </table:table-cell>
          <table:table-cell office:value-type="float" office:value="0.789343" calcext:value-type="float">
            <text:p>0.789343</text:p>
          </table:table-cell>
          <table:table-cell office:value-type="float" office:value="0.811254" calcext:value-type="float">
            <text:p>0.811254</text:p>
          </table:table-cell>
          <table:table-cell office:value-type="float" office:value="0.824829" calcext:value-type="float">
            <text:p>0.824829</text:p>
          </table:table-cell>
          <table:table-cell office:value-type="float" office:value="0.835495" calcext:value-type="float">
            <text:p>0.835495</text:p>
          </table:table-cell>
          <table:table-cell office:value-type="float" office:value="0.839303" calcext:value-type="float">
            <text:p>0.839303</text:p>
          </table:table-cell>
          <table:table-cell office:value-type="float" office:value="0.843355" calcext:value-type="float">
            <text:p>0.843355</text:p>
          </table:table-cell>
          <table:table-cell office:value-type="float" office:value="0.856187" calcext:value-type="float">
            <text:p>0.856187</text:p>
          </table:table-cell>
          <table:table-cell office:value-type="float" office:value="0.875153" calcext:value-type="float">
            <text:p>0.87515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5279" calcext:value-type="float">
            <text:p>0.815279</text:p>
          </table:table-cell>
          <table:table-cell/>
        </table:table-row>
        <table:table-row table:style-name="ro1">
          <table:table-cell office:value-type="float" office:value="46" calcext:value-type="float">
            <text:p>46</text:p>
          </table:table-cell>
          <table:table-cell office:value-type="float" office:value="0.088345" calcext:value-type="float">
            <text:p>0.088345</text:p>
          </table:table-cell>
          <table:table-cell office:value-type="float" office:value="0.711374" calcext:value-type="float">
            <text:p>0.711374</text:p>
          </table:table-cell>
          <table:table-cell office:value-type="float" office:value="0.783861" calcext:value-type="float">
            <text:p>0.783861</text:p>
          </table:table-cell>
          <table:table-cell office:value-type="float" office:value="0.789774" calcext:value-type="float">
            <text:p>0.789774</text:p>
          </table:table-cell>
          <table:table-cell office:value-type="float" office:value="0.813245" calcext:value-type="float">
            <text:p>0.813245</text:p>
          </table:table-cell>
          <table:table-cell office:value-type="float" office:value="0.826168" calcext:value-type="float">
            <text:p>0.826168</text:p>
          </table:table-cell>
          <table:table-cell office:value-type="float" office:value="0.835279" calcext:value-type="float">
            <text:p>0.835279</text:p>
          </table:table-cell>
          <table:table-cell office:value-type="float" office:value="0.83904" calcext:value-type="float">
            <text:p>0.83904</text:p>
          </table:table-cell>
          <table:table-cell office:value-type="float" office:value="0.840144" calcext:value-type="float">
            <text:p>0.840144</text:p>
          </table:table-cell>
          <table:table-cell office:value-type="float" office:value="0.851725" calcext:value-type="float">
            <text:p>0.851725</text:p>
          </table:table-cell>
          <table:table-cell office:value-type="float" office:value="0.872287" calcext:value-type="float">
            <text:p>0.87228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29" calcext:value-type="float">
            <text:p>0.81629</text:p>
          </table:table-cell>
          <table:table-cell/>
        </table:table-row>
        <table:table-row table:style-name="ro1">
          <table:table-cell office:value-type="float" office:value="47" calcext:value-type="float">
            <text:p>47</text:p>
          </table:table-cell>
          <table:table-cell office:value-type="float" office:value="0.057287" calcext:value-type="float">
            <text:p>0.057287</text:p>
          </table:table-cell>
          <table:table-cell office:value-type="float" office:value="0.745094" calcext:value-type="float">
            <text:p>0.745094</text:p>
          </table:table-cell>
          <table:table-cell office:value-type="float" office:value="0.796621" calcext:value-type="float">
            <text:p>0.796621</text:p>
          </table:table-cell>
          <table:table-cell office:value-type="float" office:value="0.82084" calcext:value-type="float">
            <text:p>0.82084</text:p>
          </table:table-cell>
          <table:table-cell office:value-type="float" office:value="0.831428" calcext:value-type="float">
            <text:p>0.831428</text:p>
          </table:table-cell>
          <table:table-cell office:value-type="float" office:value="0.836416" calcext:value-type="float">
            <text:p>0.836416</text:p>
          </table:table-cell>
          <table:table-cell office:value-type="float" office:value="0.839176" calcext:value-type="float">
            <text:p>0.839176</text:p>
          </table:table-cell>
          <table:table-cell office:value-type="float" office:value="0.840064" calcext:value-type="float">
            <text:p>0.840064</text:p>
          </table:table-cell>
          <table:table-cell office:value-type="float" office:value="0.84364" calcext:value-type="float">
            <text:p>0.84364</text:p>
          </table:table-cell>
          <table:table-cell office:value-type="float" office:value="0.85561" calcext:value-type="float">
            <text:p>0.85561</text:p>
          </table:table-cell>
          <table:table-cell office:value-type="float" office:value="0.876853" calcext:value-type="float">
            <text:p>0.87685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8574" calcext:value-type="float">
            <text:p>0.828574</text:p>
          </table:table-cell>
          <table:table-cell/>
        </table:table-row>
        <table:table-row table:style-name="ro1">
          <table:table-cell office:value-type="float" office:value="48" calcext:value-type="float">
            <text:p>48</text:p>
          </table:table-cell>
          <table:table-cell office:value-type="float" office:value="0.056851" calcext:value-type="float">
            <text:p>0.056851</text:p>
          </table:table-cell>
          <table:table-cell office:value-type="float" office:value="0.744263" calcext:value-type="float">
            <text:p>0.744263</text:p>
          </table:table-cell>
          <table:table-cell office:value-type="float" office:value="0.811515" calcext:value-type="float">
            <text:p>0.811515</text:p>
          </table:table-cell>
          <table:table-cell office:value-type="float" office:value="0.827598" calcext:value-type="float">
            <text:p>0.827598</text:p>
          </table:table-cell>
          <table:table-cell office:value-type="float" office:value="0.834475" calcext:value-type="float">
            <text:p>0.834475</text:p>
          </table:table-cell>
          <table:table-cell office:value-type="float" office:value="0.837806" calcext:value-type="float">
            <text:p>0.837806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0.840083" calcext:value-type="float">
            <text:p>0.840083</text:p>
          </table:table-cell>
          <table:table-cell office:value-type="float" office:value="0.841385" calcext:value-type="float">
            <text:p>0.841385</text:p>
          </table:table-cell>
          <table:table-cell office:value-type="float" office:value="0.854911" calcext:value-type="float">
            <text:p>0.854911</text:p>
          </table:table-cell>
          <table:table-cell office:value-type="float" office:value="0.872759" calcext:value-type="float">
            <text:p>0.87275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0448" calcext:value-type="float">
            <text:p>0.830448</text:p>
          </table:table-cell>
          <table:table-cell/>
        </table:table-row>
        <table:table-row table:style-name="ro1">
          <table:table-cell office:value-type="float" office:value="49" calcext:value-type="float">
            <text:p>49</text:p>
          </table:table-cell>
          <table:table-cell office:value-type="float" office:value="0.723977" calcext:value-type="float">
            <text:p>0.723977</text:p>
          </table:table-cell>
          <table:table-cell office:value-type="float" office:value="0.777878" calcext:value-type="float">
            <text:p>0.777878</text:p>
          </table:table-cell>
          <table:table-cell office:value-type="float" office:value="0.79063" calcext:value-type="float">
            <text:p>0.79063</text:p>
          </table:table-cell>
          <table:table-cell office:value-type="float" office:value="0.816926" calcext:value-type="float">
            <text:p>0.816926</text:p>
          </table:table-cell>
          <table:table-cell office:value-type="float" office:value="0.83026" calcext:value-type="float">
            <text:p>0.83026</text:p>
          </table:table-cell>
          <table:table-cell office:value-type="float" office:value="0.837498" calcext:value-type="float">
            <text:p>0.837498</text:p>
          </table:table-cell>
          <table:table-cell office:value-type="float" office:value="0.839309" calcext:value-type="float">
            <text:p>0.839309</text:p>
          </table:table-cell>
          <table:table-cell office:value-type="float" office:value="0.83996" calcext:value-type="float">
            <text:p>0.83996</text:p>
          </table:table-cell>
          <table:table-cell office:value-type="float" office:value="0.840992" calcext:value-type="float">
            <text:p>0.840992</text:p>
          </table:table-cell>
          <table:table-cell office:value-type="float" office:value="0.855089" calcext:value-type="float">
            <text:p>0.855089</text:p>
          </table:table-cell>
          <table:table-cell office:value-type="float" office:value="0.870847" calcext:value-type="float">
            <text:p>0.87084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939" calcext:value-type="float">
            <text:p>0.829939</text:p>
          </table:table-cell>
          <table:table-cell/>
        </table:table-row>
        <table:table-row table:style-name="ro1">
          <table:table-cell office:value-type="float" office:value="50" calcext:value-type="float">
            <text:p>50</text:p>
          </table:table-cell>
          <table:table-cell office:value-type="float" office:value="0.039724" calcext:value-type="float">
            <text:p>0.039724</text:p>
          </table:table-cell>
          <table:table-cell office:value-type="float" office:value="0.741828" calcext:value-type="float">
            <text:p>0.741828</text:p>
          </table:table-cell>
          <table:table-cell office:value-type="float" office:value="0.80942" calcext:value-type="float">
            <text:p>0.80942</text:p>
          </table:table-cell>
          <table:table-cell office:value-type="float" office:value="0.82982" calcext:value-type="float">
            <text:p>0.82982</text:p>
          </table:table-cell>
          <table:table-cell office:value-type="float" office:value="0.836606" calcext:value-type="float">
            <text:p>0.836606</text:p>
          </table:table-cell>
          <table:table-cell office:value-type="float" office:value="0.838762" calcext:value-type="float">
            <text:p>0.838762</text:p>
          </table:table-cell>
          <table:table-cell office:value-type="float" office:value="0.839757" calcext:value-type="float">
            <text:p>0.839757</text:p>
          </table:table-cell>
          <table:table-cell office:value-type="float" office:value="0.840167" calcext:value-type="float">
            <text:p>0.840167</text:p>
          </table:table-cell>
          <table:table-cell office:value-type="float" office:value="0.848701" calcext:value-type="float">
            <text:p>0.848701</text:p>
          </table:table-cell>
          <table:table-cell office:value-type="float" office:value="0.858369" calcext:value-type="float">
            <text:p>0.858369</text:p>
          </table:table-cell>
          <table:table-cell office:value-type="float" office:value="0.870445" calcext:value-type="float">
            <text:p>0.87044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1387" calcext:value-type="float">
            <text:p>0.831387</text:p>
          </table:table-cell>
          <table:table-cell/>
        </table:table-row>
        <table:table-row table:style-name="ro1">
          <table:table-cell office:value-type="float" office:value="51" calcext:value-type="float">
            <text:p>51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72836" calcext:value-type="float">
            <text:p>0.672836</text:p>
          </table:table-cell>
          <table:table-cell office:value-type="float" office:value="0.794964" calcext:value-type="float">
            <text:p>0.794964</text:p>
          </table:table-cell>
          <table:table-cell office:value-type="float" office:value="0.828638" calcext:value-type="float">
            <text:p>0.828638</text:p>
          </table:table-cell>
          <table:table-cell office:value-type="float" office:value="0.836525" calcext:value-type="float">
            <text:p>0.836525</text:p>
          </table:table-cell>
          <table:table-cell office:value-type="float" office:value="0.838363" calcext:value-type="float">
            <text:p>0.838363</text:p>
          </table:table-cell>
          <table:table-cell office:value-type="float" office:value="0.839545" calcext:value-type="float">
            <text:p>0.839545</text:p>
          </table:table-cell>
          <table:table-cell office:value-type="float" office:value="0.840115" calcext:value-type="float">
            <text:p>0.840115</text:p>
          </table:table-cell>
          <table:table-cell office:value-type="float" office:value="0.844447" calcext:value-type="float">
            <text:p>0.844447</text:p>
          </table:table-cell>
          <table:table-cell office:value-type="float" office:value="0.858301" calcext:value-type="float">
            <text:p>0.858301</text:p>
          </table:table-cell>
          <table:table-cell office:value-type="float" office:value="0.87433" calcext:value-type="float">
            <text:p>0.8743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806" calcext:value-type="float">
            <text:p>0.822806</text:p>
          </table:table-cell>
          <table:table-cell/>
        </table:table-row>
        <table:table-row table:style-name="ro1">
          <table:table-cell office:value-type="float" office:value="52" calcext:value-type="float">
            <text:p>52</text:p>
          </table:table-cell>
          <table:table-cell office:value-type="float" office:value="0.000276" calcext:value-type="float">
            <text:p>0.000276</text:p>
          </table:table-cell>
          <table:table-cell office:value-type="float" office:value="0.502143" calcext:value-type="float">
            <text:p>0.502143</text:p>
          </table:table-cell>
          <table:table-cell office:value-type="float" office:value="0.790253" calcext:value-type="float">
            <text:p>0.790253</text:p>
          </table:table-cell>
          <table:table-cell office:value-type="float" office:value="0.820516" calcext:value-type="float">
            <text:p>0.820516</text:p>
          </table:table-cell>
          <table:table-cell office:value-type="float" office:value="0.83427" calcext:value-type="float">
            <text:p>0.83427</text:p>
          </table:table-cell>
          <table:table-cell office:value-type="float" office:value="0.837272" calcext:value-type="float">
            <text:p>0.837272</text:p>
          </table:table-cell>
          <table:table-cell office:value-type="float" office:value="0.839237" calcext:value-type="float">
            <text:p>0.839237</text:p>
          </table:table-cell>
          <table:table-cell office:value-type="float" office:value="0.840067" calcext:value-type="float">
            <text:p>0.840067</text:p>
          </table:table-cell>
          <table:table-cell office:value-type="float" office:value="0.845375" calcext:value-type="float">
            <text:p>0.845375</text:p>
          </table:table-cell>
          <table:table-cell office:value-type="float" office:value="0.858029" calcext:value-type="float">
            <text:p>0.858029</text:p>
          </table:table-cell>
          <table:table-cell office:value-type="float" office:value="0.872637" calcext:value-type="float">
            <text:p>0.87263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398" calcext:value-type="float">
            <text:p>0.80398</text:p>
          </table:table-cell>
          <table:table-cell/>
        </table:table-row>
        <table:table-row table:style-name="ro1">
          <table:table-cell office:value-type="float" office:value="53" calcext:value-type="float">
            <text:p>53</text:p>
          </table:table-cell>
          <table:table-cell office:value-type="float" office:value="0.000782" calcext:value-type="float">
            <text:p>0.000782</text:p>
          </table:table-cell>
          <table:table-cell office:value-type="float" office:value="0.602" calcext:value-type="float">
            <text:p>0.602</text:p>
          </table:table-cell>
          <table:table-cell office:value-type="float" office:value="0.793066" calcext:value-type="float">
            <text:p>0.793066</text:p>
          </table:table-cell>
          <table:table-cell office:value-type="float" office:value="0.818936" calcext:value-type="float">
            <text:p>0.818936</text:p>
          </table:table-cell>
          <table:table-cell office:value-type="float" office:value="0.833644" calcext:value-type="float">
            <text:p>0.833644</text:p>
          </table:table-cell>
          <table:table-cell office:value-type="float" office:value="0.836791" calcext:value-type="float">
            <text:p>0.836791</text:p>
          </table:table-cell>
          <table:table-cell office:value-type="float" office:value="0.838679" calcext:value-type="float">
            <text:p>0.838679</text:p>
          </table:table-cell>
          <table:table-cell office:value-type="float" office:value="0.83974" calcext:value-type="float">
            <text:p>0.83974</text:p>
          </table:table-cell>
          <table:table-cell office:value-type="float" office:value="0.840366" calcext:value-type="float">
            <text:p>0.840366</text:p>
          </table:table-cell>
          <table:table-cell office:value-type="float" office:value="0.853459" calcext:value-type="float">
            <text:p>0.853459</text:p>
          </table:table-cell>
          <table:table-cell office:value-type="float" office:value="0.868799" calcext:value-type="float">
            <text:p>0.86879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548" calcext:value-type="float">
            <text:p>0.812548</text:p>
          </table:table-cell>
          <table:table-cell/>
        </table:table-row>
        <table:table-row table:style-name="ro1">
          <table:table-cell office:value-type="float" office:value="54" calcext:value-type="float">
            <text:p>5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712483" calcext:value-type="float">
            <text:p>0.712483</text:p>
          </table:table-cell>
          <table:table-cell office:value-type="float" office:value="0.795497" calcext:value-type="float">
            <text:p>0.795497</text:p>
          </table:table-cell>
          <table:table-cell office:value-type="float" office:value="0.821806" calcext:value-type="float">
            <text:p>0.821806</text:p>
          </table:table-cell>
          <table:table-cell office:value-type="float" office:value="0.831016" calcext:value-type="float">
            <text:p>0.831016</text:p>
          </table:table-cell>
          <table:table-cell office:value-type="float" office:value="0.835955" calcext:value-type="float">
            <text:p>0.835955</text:p>
          </table:table-cell>
          <table:table-cell office:value-type="float" office:value="0.837992" calcext:value-type="float">
            <text:p>0.837992</text:p>
          </table:table-cell>
          <table:table-cell office:value-type="float" office:value="0.839668" calcext:value-type="float">
            <text:p>0.839668</text:p>
          </table:table-cell>
          <table:table-cell office:value-type="float" office:value="0.840449" calcext:value-type="float">
            <text:p>0.840449</text:p>
          </table:table-cell>
          <table:table-cell office:value-type="float" office:value="0.850797" calcext:value-type="float">
            <text:p>0.850797</text:p>
          </table:table-cell>
          <table:table-cell office:value-type="float" office:value="0.865248" calcext:value-type="float">
            <text:p>0.86524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091" calcext:value-type="float">
            <text:p>0.823091</text:p>
          </table:table-cell>
          <table:table-cell/>
        </table:table-row>
        <table:table-row table:style-name="ro1">
          <table:table-cell office:value-type="float" office:value="55" calcext:value-type="float">
            <text:p>55</text:p>
          </table:table-cell>
          <table:table-cell office:value-type="float" office:value="0.000736" calcext:value-type="float">
            <text:p>0.000736</text:p>
          </table:table-cell>
          <table:table-cell office:value-type="float" office:value="0.701582" calcext:value-type="float">
            <text:p>0.701582</text:p>
          </table:table-cell>
          <table:table-cell office:value-type="float" office:value="0.806502" calcext:value-type="float">
            <text:p>0.806502</text:p>
          </table:table-cell>
          <table:table-cell office:value-type="float" office:value="0.825414" calcext:value-type="float">
            <text:p>0.825414</text:p>
          </table:table-cell>
          <table:table-cell office:value-type="float" office:value="0.833895" calcext:value-type="float">
            <text:p>0.833895</text:p>
          </table:table-cell>
          <table:table-cell office:value-type="float" office:value="0.836466" calcext:value-type="float">
            <text:p>0.836466</text:p>
          </table:table-cell>
          <table:table-cell office:value-type="float" office:value="0.838715" calcext:value-type="float">
            <text:p>0.838715</text:p>
          </table:table-cell>
          <table:table-cell office:value-type="float" office:value="0.839823" calcext:value-type="float">
            <text:p>0.839823</text:p>
          </table:table-cell>
          <table:table-cell office:value-type="float" office:value="0.842364" calcext:value-type="float">
            <text:p>0.842364</text:p>
          </table:table-cell>
          <table:table-cell office:value-type="float" office:value="0.854254" calcext:value-type="float">
            <text:p>0.854254</text:p>
          </table:table-cell>
          <table:table-cell office:value-type="float" office:value="0.865101" calcext:value-type="float">
            <text:p>0.86510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4412" calcext:value-type="float">
            <text:p>0.824412</text:p>
          </table:table-cell>
          <table:table-cell/>
        </table:table-row>
        <table:table-row table:style-name="ro1">
          <table:table-cell office:value-type="float" office:value="56" calcext:value-type="float">
            <text:p>56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676829" calcext:value-type="float">
            <text:p>0.676829</text:p>
          </table:table-cell>
          <table:table-cell office:value-type="float" office:value="0.81232" calcext:value-type="float">
            <text:p>0.81232</text:p>
          </table:table-cell>
          <table:table-cell office:value-type="float" office:value="0.828247" calcext:value-type="float">
            <text:p>0.828247</text:p>
          </table:table-cell>
          <table:table-cell office:value-type="float" office:value="0.83496" calcext:value-type="float">
            <text:p>0.83496</text:p>
          </table:table-cell>
          <table:table-cell office:value-type="float" office:value="0.837059" calcext:value-type="float">
            <text:p>0.837059</text:p>
          </table:table-cell>
          <table:table-cell office:value-type="float" office:value="0.839162" calcext:value-type="float">
            <text:p>0.839162</text:p>
          </table:table-cell>
          <table:table-cell office:value-type="float" office:value="0.839921" calcext:value-type="float">
            <text:p>0.839921</text:p>
          </table:table-cell>
          <table:table-cell office:value-type="float" office:value="0.846697" calcext:value-type="float">
            <text:p>0.846697</text:p>
          </table:table-cell>
          <table:table-cell office:value-type="float" office:value="0.856176" calcext:value-type="float">
            <text:p>0.856176</text:p>
          </table:table-cell>
          <table:table-cell office:value-type="float" office:value="0.865356" calcext:value-type="float">
            <text:p>0.86535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673" calcext:value-type="float">
            <text:p>0.823673</text:p>
          </table:table-cell>
          <table:table-cell/>
        </table:table-row>
        <table:table-row table:style-name="ro1">
          <table:table-cell office:value-type="float" office:value="57" calcext:value-type="float">
            <text:p>57</text:p>
          </table:table-cell>
          <table:table-cell office:value-type="float" office:value="0.067057" calcext:value-type="float">
            <text:p>0.067057</text:p>
          </table:table-cell>
          <table:table-cell office:value-type="float" office:value="0.682356" calcext:value-type="float">
            <text:p>0.682356</text:p>
          </table:table-cell>
          <table:table-cell office:value-type="float" office:value="0.806703" calcext:value-type="float">
            <text:p>0.806703</text:p>
          </table:table-cell>
          <table:table-cell office:value-type="float" office:value="0.822879" calcext:value-type="float">
            <text:p>0.822879</text:p>
          </table:table-cell>
          <table:table-cell office:value-type="float" office:value="0.831899" calcext:value-type="float">
            <text:p>0.831899</text:p>
          </table:table-cell>
          <table:table-cell office:value-type="float" office:value="0.836178" calcext:value-type="float">
            <text:p>0.836178</text:p>
          </table:table-cell>
          <table:table-cell office:value-type="float" office:value="0.838036" calcext:value-type="float">
            <text:p>0.838036</text:p>
          </table:table-cell>
          <table:table-cell office:value-type="float" office:value="0.839537" calcext:value-type="float">
            <text:p>0.839537</text:p>
          </table:table-cell>
          <table:table-cell office:value-type="float" office:value="0.840883" calcext:value-type="float">
            <text:p>0.840883</text:p>
          </table:table-cell>
          <table:table-cell office:value-type="float" office:value="0.852636" calcext:value-type="float">
            <text:p>0.852636</text:p>
          </table:table-cell>
          <table:table-cell office:value-type="float" office:value="0.864628" calcext:value-type="float">
            <text:p>0.86462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1573" calcext:value-type="float">
            <text:p>0.821573</text:p>
          </table:table-cell>
          <table:table-cell/>
        </table:table-row>
        <table:table-row table:style-name="ro1">
          <table:table-cell office:value-type="float" office:value="58" calcext:value-type="float">
            <text:p>58</text:p>
          </table:table-cell>
          <table:table-cell office:value-type="float" office:value="0.726552" calcext:value-type="float">
            <text:p>0.726552</text:p>
          </table:table-cell>
          <table:table-cell office:value-type="float" office:value="0.785551" calcext:value-type="float">
            <text:p>0.785551</text:p>
          </table:table-cell>
          <table:table-cell office:value-type="float" office:value="0.810541" calcext:value-type="float">
            <text:p>0.810541</text:p>
          </table:table-cell>
          <table:table-cell office:value-type="float" office:value="0.824413" calcext:value-type="float">
            <text:p>0.824413</text:p>
          </table:table-cell>
          <table:table-cell office:value-type="float" office:value="0.832205" calcext:value-type="float">
            <text:p>0.832205</text:p>
          </table:table-cell>
          <table:table-cell office:value-type="float" office:value="0.835757" calcext:value-type="float">
            <text:p>0.835757</text:p>
          </table:table-cell>
          <table:table-cell office:value-type="float" office:value="0.837084" calcext:value-type="float">
            <text:p>0.837084</text:p>
          </table:table-cell>
          <table:table-cell office:value-type="float" office:value="0.838964" calcext:value-type="float">
            <text:p>0.838964</text:p>
          </table:table-cell>
          <table:table-cell office:value-type="float" office:value="0.839964" calcext:value-type="float">
            <text:p>0.839964</text:p>
          </table:table-cell>
          <table:table-cell office:value-type="float" office:value="0.848138" calcext:value-type="float">
            <text:p>0.848138</text:p>
          </table:table-cell>
          <table:table-cell office:value-type="float" office:value="0.863999" calcext:value-type="float">
            <text:p>0.86399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1662" calcext:value-type="float">
            <text:p>0.831662</text:p>
          </table:table-cell>
          <table:table-cell/>
        </table:table-row>
        <table:table-row table:style-name="ro1">
          <table:table-cell office:value-type="float" office:value="59" calcext:value-type="float">
            <text:p>59</text:p>
          </table:table-cell>
          <table:table-cell office:value-type="float" office:value="0.056805" calcext:value-type="float">
            <text:p>0.056805</text:p>
          </table:table-cell>
          <table:table-cell office:value-type="float" office:value="0.706076" calcext:value-type="float">
            <text:p>0.706076</text:p>
          </table:table-cell>
          <table:table-cell office:value-type="float" office:value="0.806156" calcext:value-type="float">
            <text:p>0.806156</text:p>
          </table:table-cell>
          <table:table-cell office:value-type="float" office:value="0.820567" calcext:value-type="float">
            <text:p>0.820567</text:p>
          </table:table-cell>
          <table:table-cell office:value-type="float" office:value="0.830997" calcext:value-type="float">
            <text:p>0.830997</text:p>
          </table:table-cell>
          <table:table-cell office:value-type="float" office:value="0.835193" calcext:value-type="float">
            <text:p>0.835193</text:p>
          </table:table-cell>
          <table:table-cell office:value-type="float" office:value="0.836905" calcext:value-type="float">
            <text:p>0.836905</text:p>
          </table:table-cell>
          <table:table-cell office:value-type="float" office:value="0.838575" calcext:value-type="float">
            <text:p>0.838575</text:p>
          </table:table-cell>
          <table:table-cell office:value-type="float" office:value="0.839738" calcext:value-type="float">
            <text:p>0.839738</text:p>
          </table:table-cell>
          <table:table-cell office:value-type="float" office:value="0.848179" calcext:value-type="float">
            <text:p>0.848179</text:p>
          </table:table-cell>
          <table:table-cell office:value-type="float" office:value="0.864793" calcext:value-type="float">
            <text:p>0.86479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718" calcext:value-type="float">
            <text:p>0.822718</text:p>
          </table:table-cell>
          <table:table-cell/>
        </table:table-row>
        <table:table-row table:style-name="ro1">
          <table:table-cell office:value-type="float" office:value="60" calcext:value-type="float">
            <text:p>60</text:p>
          </table:table-cell>
          <table:table-cell office:value-type="float" office:value="0.080299" calcext:value-type="float">
            <text:p>0.080299</text:p>
          </table:table-cell>
          <table:table-cell office:value-type="float" office:value="0.746634" calcext:value-type="float">
            <text:p>0.746634</text:p>
          </table:table-cell>
          <table:table-cell office:value-type="float" office:value="0.810394" calcext:value-type="float">
            <text:p>0.810394</text:p>
          </table:table-cell>
          <table:table-cell office:value-type="float" office:value="0.826069" calcext:value-type="float">
            <text:p>0.826069</text:p>
          </table:table-cell>
          <table:table-cell office:value-type="float" office:value="0.833406" calcext:value-type="float">
            <text:p>0.833406</text:p>
          </table:table-cell>
          <table:table-cell office:value-type="float" office:value="0.836246" calcext:value-type="float">
            <text:p>0.836246</text:p>
          </table:table-cell>
          <table:table-cell office:value-type="float" office:value="0.837537" calcext:value-type="float">
            <text:p>0.837537</text:p>
          </table:table-cell>
          <table:table-cell office:value-type="float" office:value="0.83912" calcext:value-type="float">
            <text:p>0.83912</text:p>
          </table:table-cell>
          <table:table-cell office:value-type="float" office:value="0.839966" calcext:value-type="float">
            <text:p>0.839966</text:p>
          </table:table-cell>
          <table:table-cell office:value-type="float" office:value="0.847814" calcext:value-type="float">
            <text:p>0.847814</text:p>
          </table:table-cell>
          <table:table-cell office:value-type="float" office:value="0.866991" calcext:value-type="float">
            <text:p>0.86699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8418" calcext:value-type="float">
            <text:p>0.828418</text:p>
          </table:table-cell>
          <table:table-cell/>
        </table:table-row>
        <table:table-row table:style-name="ro1">
          <table:table-cell office:value-type="float" office:value="61" calcext:value-type="float">
            <text:p>61</text:p>
          </table:table-cell>
          <table:table-cell office:value-type="float" office:value="0.063402" calcext:value-type="float">
            <text:p>0.063402</text:p>
          </table:table-cell>
          <table:table-cell office:value-type="float" office:value="0.744152" calcext:value-type="float">
            <text:p>0.744152</text:p>
          </table:table-cell>
          <table:table-cell office:value-type="float" office:value="0.808259" calcext:value-type="float">
            <text:p>0.808259</text:p>
          </table:table-cell>
          <table:table-cell office:value-type="float" office:value="0.823266" calcext:value-type="float">
            <text:p>0.823266</text:p>
          </table:table-cell>
          <table:table-cell office:value-type="float" office:value="0.831038" calcext:value-type="float">
            <text:p>0.831038</text:p>
          </table:table-cell>
          <table:table-cell office:value-type="float" office:value="0.835225" calcext:value-type="float">
            <text:p>0.835225</text:p>
          </table:table-cell>
          <table:table-cell office:value-type="float" office:value="0.837292" calcext:value-type="float">
            <text:p>0.837292</text:p>
          </table:table-cell>
          <table:table-cell office:value-type="float" office:value="0.839026" calcext:value-type="float">
            <text:p>0.839026</text:p>
          </table:table-cell>
          <table:table-cell office:value-type="float" office:value="0.839801" calcext:value-type="float">
            <text:p>0.839801</text:p>
          </table:table-cell>
          <table:table-cell office:value-type="float" office:value="0.845779" calcext:value-type="float">
            <text:p>0.845779</text:p>
          </table:table-cell>
          <table:table-cell office:value-type="float" office:value="0.866725" calcext:value-type="float">
            <text:p>0.86672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7056" calcext:value-type="float">
            <text:p>0.827056</text:p>
          </table:table-cell>
          <table:table-cell/>
        </table:table-row>
        <table:table-row table:style-name="ro1">
          <table:table-cell office:value-type="float" office:value="62" calcext:value-type="float">
            <text:p>62</text:p>
          </table:table-cell>
          <table:table-cell office:value-type="float" office:value="0.086046" calcext:value-type="float">
            <text:p>0.086046</text:p>
          </table:table-cell>
          <table:table-cell office:value-type="float" office:value="0.670814" calcext:value-type="float">
            <text:p>0.670814</text:p>
          </table:table-cell>
          <table:table-cell office:value-type="float" office:value="0.795585" calcext:value-type="float">
            <text:p>0.795585</text:p>
          </table:table-cell>
          <table:table-cell office:value-type="float" office:value="0.815275" calcext:value-type="float">
            <text:p>0.815275</text:p>
          </table:table-cell>
          <table:table-cell office:value-type="float" office:value="0.825225" calcext:value-type="float">
            <text:p>0.825225</text:p>
          </table:table-cell>
          <table:table-cell office:value-type="float" office:value="0.834436" calcext:value-type="float">
            <text:p>0.834436</text:p>
          </table:table-cell>
          <table:table-cell office:value-type="float" office:value="0.837086" calcext:value-type="float">
            <text:p>0.837086</text:p>
          </table:table-cell>
          <table:table-cell office:value-type="float" office:value="0.839039" calcext:value-type="float">
            <text:p>0.839039</text:p>
          </table:table-cell>
          <table:table-cell office:value-type="float" office:value="0.839846" calcext:value-type="float">
            <text:p>0.839846</text:p>
          </table:table-cell>
          <table:table-cell office:value-type="float" office:value="0.846875" calcext:value-type="float">
            <text:p>0.846875</text:p>
          </table:table-cell>
          <table:table-cell office:value-type="float" office:value="0.863562" calcext:value-type="float">
            <text:p>0.86356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774" calcext:value-type="float">
            <text:p>0.816774</text:p>
          </table:table-cell>
          <table:table-cell/>
        </table:table-row>
        <table:table-row table:style-name="ro1">
          <table:table-cell office:value-type="float" office:value="63" calcext:value-type="float">
            <text:p>63</text:p>
          </table:table-cell>
          <table:table-cell office:value-type="float" office:value="0.056276" calcext:value-type="float">
            <text:p>0.056276</text:p>
          </table:table-cell>
          <table:table-cell office:value-type="float" office:value="0.67574" calcext:value-type="float">
            <text:p>0.67574</text:p>
          </table:table-cell>
          <table:table-cell office:value-type="float" office:value="0.792322" calcext:value-type="float">
            <text:p>0.792322</text:p>
          </table:table-cell>
          <table:table-cell office:value-type="float" office:value="0.809606" calcext:value-type="float">
            <text:p>0.809606</text:p>
          </table:table-cell>
          <table:table-cell office:value-type="float" office:value="0.825774" calcext:value-type="float">
            <text:p>0.825774</text:p>
          </table:table-cell>
          <table:table-cell office:value-type="float" office:value="0.833877" calcext:value-type="float">
            <text:p>0.833877</text:p>
          </table:table-cell>
          <table:table-cell office:value-type="float" office:value="0.836361" calcext:value-type="float">
            <text:p>0.836361</text:p>
          </table:table-cell>
          <table:table-cell office:value-type="float" office:value="0.838494" calcext:value-type="float">
            <text:p>0.838494</text:p>
          </table:table-cell>
          <table:table-cell office:value-type="float" office:value="0.839753" calcext:value-type="float">
            <text:p>0.839753</text:p>
          </table:table-cell>
          <table:table-cell office:value-type="float" office:value="0.847026" calcext:value-type="float">
            <text:p>0.847026</text:p>
          </table:table-cell>
          <table:table-cell office:value-type="float" office:value="0.86342" calcext:value-type="float">
            <text:p>0.8634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237" calcext:value-type="float">
            <text:p>0.816237</text:p>
          </table:table-cell>
          <table:table-cell/>
        </table:table-row>
        <table:table-row table:style-name="ro1">
          <table:table-cell office:value-type="float" office:value="64" calcext:value-type="float">
            <text:p>64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02432" calcext:value-type="float">
            <text:p>0.602432</text:p>
          </table:table-cell>
          <table:table-cell office:value-type="float" office:value="0.797583" calcext:value-type="float">
            <text:p>0.797583</text:p>
          </table:table-cell>
          <table:table-cell office:value-type="float" office:value="0.817214" calcext:value-type="float">
            <text:p>0.817214</text:p>
          </table:table-cell>
          <table:table-cell office:value-type="float" office:value="0.831659" calcext:value-type="float">
            <text:p>0.831659</text:p>
          </table:table-cell>
          <table:table-cell office:value-type="float" office:value="0.836309" calcext:value-type="float">
            <text:p>0.836309</text:p>
          </table:table-cell>
          <table:table-cell office:value-type="float" office:value="0.83851" calcext:value-type="float">
            <text:p>0.83851</text:p>
          </table:table-cell>
          <table:table-cell office:value-type="float" office:value="0.839805" calcext:value-type="float">
            <text:p>0.839805</text:p>
          </table:table-cell>
          <table:table-cell office:value-type="float" office:value="0.841978" calcext:value-type="float">
            <text:p>0.841978</text:p>
          </table:table-cell>
          <table:table-cell office:value-type="float" office:value="0.854518" calcext:value-type="float">
            <text:p>0.854518</text:p>
          </table:table-cell>
          <table:table-cell office:value-type="float" office:value="0.868701" calcext:value-type="float">
            <text:p>0.86870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871" calcext:value-type="float">
            <text:p>0.812871</text:p>
          </table:table-cell>
          <table:table-cell/>
        </table:table-row>
        <table:table-row table:style-name="ro1">
          <table:table-cell office:value-type="float" office:value="65" calcext:value-type="float">
            <text:p>65</text:p>
          </table:table-cell>
          <table:table-cell office:value-type="float" office:value="0.052322" calcext:value-type="float">
            <text:p>0.052322</text:p>
          </table:table-cell>
          <table:table-cell office:value-type="float" office:value="0.615593" calcext:value-type="float">
            <text:p>0.615593</text:p>
          </table:table-cell>
          <table:table-cell office:value-type="float" office:value="0.796452" calcext:value-type="float">
            <text:p>0.796452</text:p>
          </table:table-cell>
          <table:table-cell office:value-type="float" office:value="0.817705" calcext:value-type="float">
            <text:p>0.817705</text:p>
          </table:table-cell>
          <table:table-cell office:value-type="float" office:value="0.831594" calcext:value-type="float">
            <text:p>0.831594</text:p>
          </table:table-cell>
          <table:table-cell office:value-type="float" office:value="0.836272" calcext:value-type="float">
            <text:p>0.836272</text:p>
          </table:table-cell>
          <table:table-cell office:value-type="float" office:value="0.838483" calcext:value-type="float">
            <text:p>0.838483</text:p>
          </table:table-cell>
          <table:table-cell office:value-type="float" office:value="0.839674" calcext:value-type="float">
            <text:p>0.839674</text:p>
          </table:table-cell>
          <table:table-cell office:value-type="float" office:value="0.841328" calcext:value-type="float">
            <text:p>0.841328</text:p>
          </table:table-cell>
          <table:table-cell office:value-type="float" office:value="0.853044" calcext:value-type="float">
            <text:p>0.853044</text:p>
          </table:table-cell>
          <table:table-cell office:value-type="float" office:value="0.870422" calcext:value-type="float">
            <text:p>0.87042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057" calcext:value-type="float">
            <text:p>0.814057</text:p>
          </table:table-cell>
          <table:table-cell/>
        </table:table-row>
        <table:table-row table:style-name="ro1">
          <table:table-cell office:value-type="float" office:value="66" calcext:value-type="float">
            <text:p>66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665549" calcext:value-type="float">
            <text:p>0.665549</text:p>
          </table:table-cell>
          <table:table-cell office:value-type="float" office:value="0.80136" calcext:value-type="float">
            <text:p>0.80136</text:p>
          </table:table-cell>
          <table:table-cell office:value-type="float" office:value="0.816648" calcext:value-type="float">
            <text:p>0.816648</text:p>
          </table:table-cell>
          <table:table-cell office:value-type="float" office:value="0.828329" calcext:value-type="float">
            <text:p>0.828329</text:p>
          </table:table-cell>
          <table:table-cell office:value-type="float" office:value="0.834911" calcext:value-type="float">
            <text:p>0.834911</text:p>
          </table:table-cell>
          <table:table-cell office:value-type="float" office:value="0.836695" calcext:value-type="float">
            <text:p>0.836695</text:p>
          </table:table-cell>
          <table:table-cell office:value-type="float" office:value="0.839301" calcext:value-type="float">
            <text:p>0.839301</text:p>
          </table:table-cell>
          <table:table-cell office:value-type="float" office:value="0.840517" calcext:value-type="float">
            <text:p>0.840517</text:p>
          </table:table-cell>
          <table:table-cell office:value-type="float" office:value="0.851347" calcext:value-type="float">
            <text:p>0.851347</text:p>
          </table:table-cell>
          <table:table-cell office:value-type="float" office:value="0.87193" calcext:value-type="float">
            <text:p>0.8719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659" calcext:value-type="float">
            <text:p>0.818659</text:p>
          </table:table-cell>
          <table:table-cell/>
        </table:table-row>
        <table:table-row table:style-name="ro1">
          <table:table-cell office:value-type="float" office:value="67" calcext:value-type="float">
            <text:p>67</text:p>
          </table:table-cell>
          <table:table-cell office:value-type="float" office:value="0.057241" calcext:value-type="float">
            <text:p>0.057241</text:p>
          </table:table-cell>
          <table:table-cell office:value-type="float" office:value="0.615894" calcext:value-type="float">
            <text:p>0.615894</text:p>
          </table:table-cell>
          <table:table-cell office:value-type="float" office:value="0.801208" calcext:value-type="float">
            <text:p>0.801208</text:p>
          </table:table-cell>
          <table:table-cell office:value-type="float" office:value="0.822069" calcext:value-type="float">
            <text:p>0.822069</text:p>
          </table:table-cell>
          <table:table-cell office:value-type="float" office:value="0.832223" calcext:value-type="float">
            <text:p>0.832223</text:p>
          </table:table-cell>
          <table:table-cell office:value-type="float" office:value="0.835875" calcext:value-type="float">
            <text:p>0.835875</text:p>
          </table:table-cell>
          <table:table-cell office:value-type="float" office:value="0.836844" calcext:value-type="float">
            <text:p>0.836844</text:p>
          </table:table-cell>
          <table:table-cell office:value-type="float" office:value="0.839172" calcext:value-type="float">
            <text:p>0.839172</text:p>
          </table:table-cell>
          <table:table-cell office:value-type="float" office:value="0.841272" calcext:value-type="float">
            <text:p>0.841272</text:p>
          </table:table-cell>
          <table:table-cell office:value-type="float" office:value="0.853808" calcext:value-type="float">
            <text:p>0.853808</text:p>
          </table:table-cell>
          <table:table-cell office:value-type="float" office:value="0.867321" calcext:value-type="float">
            <text:p>0.86732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569" calcext:value-type="float">
            <text:p>0.814569</text:p>
          </table:table-cell>
          <table:table-cell/>
        </table:table-row>
        <table:table-row table:style-name="ro1">
          <table:table-cell office:value-type="float" office:value="68" calcext:value-type="float">
            <text:p>68</text:p>
          </table:table-cell>
          <table:table-cell office:value-type="float" office:value="0.056207" calcext:value-type="float">
            <text:p>0.056207</text:p>
          </table:table-cell>
          <table:table-cell office:value-type="float" office:value="0.520528" calcext:value-type="float">
            <text:p>0.520528</text:p>
          </table:table-cell>
          <table:table-cell office:value-type="float" office:value="0.794645" calcext:value-type="float">
            <text:p>0.794645</text:p>
          </table:table-cell>
          <table:table-cell office:value-type="float" office:value="0.8184" calcext:value-type="float">
            <text:p>0.8184</text:p>
          </table:table-cell>
          <table:table-cell office:value-type="float" office:value="0.828902" calcext:value-type="float">
            <text:p>0.828902</text:p>
          </table:table-cell>
          <table:table-cell office:value-type="float" office:value="0.834811" calcext:value-type="float">
            <text:p>0.834811</text:p>
          </table:table-cell>
          <table:table-cell office:value-type="float" office:value="0.836183" calcext:value-type="float">
            <text:p>0.836183</text:p>
          </table:table-cell>
          <table:table-cell office:value-type="float" office:value="0.838194" calcext:value-type="float">
            <text:p>0.838194</text:p>
          </table:table-cell>
          <table:table-cell office:value-type="float" office:value="0.841151" calcext:value-type="float">
            <text:p>0.841151</text:p>
          </table:table-cell>
          <table:table-cell office:value-type="float" office:value="0.851734" calcext:value-type="float">
            <text:p>0.851734</text:p>
          </table:table-cell>
          <table:table-cell office:value-type="float" office:value="0.865618" calcext:value-type="float">
            <text:p>0.86561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3017" calcext:value-type="float">
            <text:p>0.803017</text:p>
          </table:table-cell>
          <table:table-cell/>
        </table:table-row>
        <table:table-row table:style-name="ro1">
          <table:table-cell office:value-type="float" office:value="69" calcext:value-type="float">
            <text:p>69</text:p>
          </table:table-cell>
          <table:table-cell office:value-type="float" office:value="0.05623" calcext:value-type="float">
            <text:p>0.05623</text:p>
          </table:table-cell>
          <table:table-cell office:value-type="float" office:value="0.538291" calcext:value-type="float">
            <text:p>0.538291</text:p>
          </table:table-cell>
          <table:table-cell office:value-type="float" office:value="0.794897" calcext:value-type="float">
            <text:p>0.794897</text:p>
          </table:table-cell>
          <table:table-cell office:value-type="float" office:value="0.812061" calcext:value-type="float">
            <text:p>0.812061</text:p>
          </table:table-cell>
          <table:table-cell office:value-type="float" office:value="0.822991" calcext:value-type="float">
            <text:p>0.822991</text:p>
          </table:table-cell>
          <table:table-cell office:value-type="float" office:value="0.831956" calcext:value-type="float">
            <text:p>0.831956</text:p>
          </table:table-cell>
          <table:table-cell office:value-type="float" office:value="0.835555" calcext:value-type="float">
            <text:p>0.835555</text:p>
          </table:table-cell>
          <table:table-cell office:value-type="float" office:value="0.836167" calcext:value-type="float">
            <text:p>0.836167</text:p>
          </table:table-cell>
          <table:table-cell office:value-type="float" office:value="0.837366" calcext:value-type="float">
            <text:p>0.837366</text:p>
          </table:table-cell>
          <table:table-cell office:value-type="float" office:value="0.841671" calcext:value-type="float">
            <text:p>0.841671</text:p>
          </table:table-cell>
          <table:table-cell office:value-type="float" office:value="0.864928" calcext:value-type="float">
            <text:p>0.86492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1588" calcext:value-type="float">
            <text:p>0.801588</text:p>
          </table:table-cell>
          <table:table-cell/>
        </table:table-row>
        <table:table-row table:style-name="ro1">
          <table:table-cell office:value-type="float" office:value="70" calcext:value-type="float">
            <text:p>70</text:p>
          </table:table-cell>
          <table:table-cell office:value-type="float" office:value="0.054345" calcext:value-type="float">
            <text:p>0.054345</text:p>
          </table:table-cell>
          <table:table-cell office:value-type="float" office:value="0.522192" calcext:value-type="float">
            <text:p>0.522192</text:p>
          </table:table-cell>
          <table:table-cell office:value-type="float" office:value="0.801108" calcext:value-type="float">
            <text:p>0.801108</text:p>
          </table:table-cell>
          <table:table-cell office:value-type="float" office:value="0.82112" calcext:value-type="float">
            <text:p>0.82112</text:p>
          </table:table-cell>
          <table:table-cell office:value-type="float" office:value="0.8298" calcext:value-type="float">
            <text:p>0.8298</text:p>
          </table:table-cell>
          <table:table-cell office:value-type="float" office:value="0.834839" calcext:value-type="float">
            <text:p>0.834839</text:p>
          </table:table-cell>
          <table:table-cell office:value-type="float" office:value="0.835851" calcext:value-type="float">
            <text:p>0.835851</text:p>
          </table:table-cell>
          <table:table-cell office:value-type="float" office:value="0.836475" calcext:value-type="float">
            <text:p>0.836475</text:p>
          </table:table-cell>
          <table:table-cell office:value-type="float" office:value="0.838391" calcext:value-type="float">
            <text:p>0.838391</text:p>
          </table:table-cell>
          <table:table-cell office:value-type="float" office:value="0.844745" calcext:value-type="float">
            <text:p>0.844745</text:p>
          </table:table-cell>
          <table:table-cell office:value-type="float" office:value="0.865455" calcext:value-type="float">
            <text:p>0.86545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2997" calcext:value-type="float">
            <text:p>0.802997</text:p>
          </table:table-cell>
          <table:table-cell/>
        </table:table-row>
        <table:table-row table:style-name="ro1">
          <table:table-cell office:value-type="float" office:value="71" calcext:value-type="float">
            <text:p>71</text:p>
          </table:table-cell>
          <table:table-cell office:value-type="float" office:value="0.008575" calcext:value-type="float">
            <text:p>0.008575</text:p>
          </table:table-cell>
          <table:table-cell office:value-type="float" office:value="0.603213" calcext:value-type="float">
            <text:p>0.603213</text:p>
          </table:table-cell>
          <table:table-cell office:value-type="float" office:value="0.807485" calcext:value-type="float">
            <text:p>0.807485</text:p>
          </table:table-cell>
          <table:table-cell office:value-type="float" office:value="0.825137" calcext:value-type="float">
            <text:p>0.825137</text:p>
          </table:table-cell>
          <table:table-cell office:value-type="float" office:value="0.833924" calcext:value-type="float">
            <text:p>0.833924</text:p>
          </table:table-cell>
          <table:table-cell office:value-type="float" office:value="0.835625" calcext:value-type="float">
            <text:p>0.835625</text:p>
          </table:table-cell>
          <table:table-cell office:value-type="float" office:value="0.836308" calcext:value-type="float">
            <text:p>0.836308</text:p>
          </table:table-cell>
          <table:table-cell office:value-type="float" office:value="0.837918" calcext:value-type="float">
            <text:p>0.837918</text:p>
          </table:table-cell>
          <table:table-cell office:value-type="float" office:value="0.839923" calcext:value-type="float">
            <text:p>0.839923</text:p>
          </table:table-cell>
          <table:table-cell office:value-type="float" office:value="0.852449" calcext:value-type="float">
            <text:p>0.852449</text:p>
          </table:table-cell>
          <table:table-cell office:value-type="float" office:value="0.870117" calcext:value-type="float">
            <text:p>0.87011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21" calcext:value-type="float">
            <text:p>0.81421</text:p>
          </table:table-cell>
          <table:table-cell/>
        </table:table-row>
        <table:table-row table:style-name="ro1">
          <table:table-cell office:value-type="float" office:value="72" calcext:value-type="float">
            <text:p>72</text:p>
          </table:table-cell>
          <table:table-cell office:value-type="float" office:value="0.061494" calcext:value-type="float">
            <text:p>0.061494</text:p>
          </table:table-cell>
          <table:table-cell office:value-type="float" office:value="0.634878" calcext:value-type="float">
            <text:p>0.634878</text:p>
          </table:table-cell>
          <table:table-cell office:value-type="float" office:value="0.791328" calcext:value-type="float">
            <text:p>0.791328</text:p>
          </table:table-cell>
          <table:table-cell office:value-type="float" office:value="0.819695" calcext:value-type="float">
            <text:p>0.819695</text:p>
          </table:table-cell>
          <table:table-cell office:value-type="float" office:value="0.833499" calcext:value-type="float">
            <text:p>0.833499</text:p>
          </table:table-cell>
          <table:table-cell office:value-type="float" office:value="0.835592" calcext:value-type="float">
            <text:p>0.835592</text:p>
          </table:table-cell>
          <table:table-cell office:value-type="float" office:value="0.836191" calcext:value-type="float">
            <text:p>0.836191</text:p>
          </table:table-cell>
          <table:table-cell office:value-type="float" office:value="0.837728" calcext:value-type="float">
            <text:p>0.837728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50525" calcext:value-type="float">
            <text:p>0.850525</text:p>
          </table:table-cell>
          <table:table-cell office:value-type="float" office:value="0.870675" calcext:value-type="float">
            <text:p>0.87067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961" calcext:value-type="float">
            <text:p>0.814961</text:p>
          </table:table-cell>
          <table:table-cell/>
        </table:table-row>
        <table:table-row table:style-name="ro1">
          <table:table-cell office:value-type="float" office:value="73" calcext:value-type="float">
            <text:p>73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471697" calcext:value-type="float">
            <text:p>0.471697</text:p>
          </table:table-cell>
          <table:table-cell office:value-type="float" office:value="0.795691" calcext:value-type="float">
            <text:p>0.795691</text:p>
          </table:table-cell>
          <table:table-cell office:value-type="float" office:value="0.821421" calcext:value-type="float">
            <text:p>0.821421</text:p>
          </table:table-cell>
          <table:table-cell office:value-type="float" office:value="0.832757" calcext:value-type="float">
            <text:p>0.832757</text:p>
          </table:table-cell>
          <table:table-cell office:value-type="float" office:value="0.835532" calcext:value-type="float">
            <text:p>0.835532</text:p>
          </table:table-cell>
          <table:table-cell office:value-type="float" office:value="0.836151" calcext:value-type="float">
            <text:p>0.836151</text:p>
          </table:table-cell>
          <table:table-cell office:value-type="float" office:value="0.837809" calcext:value-type="float">
            <text:p>0.837809</text:p>
          </table:table-cell>
          <table:table-cell office:value-type="float" office:value="0.839554" calcext:value-type="float">
            <text:p>0.839554</text:p>
          </table:table-cell>
          <table:table-cell office:value-type="float" office:value="0.84854" calcext:value-type="float">
            <text:p>0.84854</text:p>
          </table:table-cell>
          <table:table-cell office:value-type="float" office:value="0.869048" calcext:value-type="float">
            <text:p>0.86904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882" calcext:value-type="float">
            <text:p>0.79882</text:p>
          </table:table-cell>
          <table:table-cell/>
        </table:table-row>
        <table:table-row table:style-name="ro1">
          <table:table-cell office:value-type="float" office:value="74" calcext:value-type="float">
            <text:p>74</text:p>
          </table:table-cell>
          <table:table-cell office:value-type="float" office:value="0.056759" calcext:value-type="float">
            <text:p>0.056759</text:p>
          </table:table-cell>
          <table:table-cell office:value-type="float" office:value="0.651099" calcext:value-type="float">
            <text:p>0.651099</text:p>
          </table:table-cell>
          <table:table-cell office:value-type="float" office:value="0.802397" calcext:value-type="float">
            <text:p>0.802397</text:p>
          </table:table-cell>
          <table:table-cell office:value-type="float" office:value="0.827591" calcext:value-type="float">
            <text:p>0.827591</text:p>
          </table:table-cell>
          <table:table-cell office:value-type="float" office:value="0.834351" calcext:value-type="float">
            <text:p>0.834351</text:p>
          </table:table-cell>
          <table:table-cell office:value-type="float" office:value="0.835743" calcext:value-type="float">
            <text:p>0.835743</text:p>
          </table:table-cell>
          <table:table-cell office:value-type="float" office:value="0.836376" calcext:value-type="float">
            <text:p>0.836376</text:p>
          </table:table-cell>
          <table:table-cell office:value-type="float" office:value="0.838474" calcext:value-type="float">
            <text:p>0.838474</text:p>
          </table:table-cell>
          <table:table-cell office:value-type="float" office:value="0.839692" calcext:value-type="float">
            <text:p>0.839692</text:p>
          </table:table-cell>
          <table:table-cell office:value-type="float" office:value="0.848271" calcext:value-type="float">
            <text:p>0.848271</text:p>
          </table:table-cell>
          <table:table-cell office:value-type="float" office:value="0.870628" calcext:value-type="float">
            <text:p>0.87062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462" calcext:value-type="float">
            <text:p>0.818462</text:p>
          </table:table-cell>
          <table:table-cell/>
        </table:table-row>
        <table:table-row table:style-name="ro1">
          <table:table-cell office:value-type="float" office:value="75" calcext:value-type="float">
            <text:p>75</text:p>
          </table:table-cell>
          <table:table-cell office:value-type="float" office:value="0.057517" calcext:value-type="float">
            <text:p>0.057517</text:p>
          </table:table-cell>
          <table:table-cell office:value-type="float" office:value="0.727918" calcext:value-type="float">
            <text:p>0.727918</text:p>
          </table:table-cell>
          <table:table-cell office:value-type="float" office:value="0.815122" calcext:value-type="float">
            <text:p>0.815122</text:p>
          </table:table-cell>
          <table:table-cell office:value-type="float" office:value="0.831166" calcext:value-type="float">
            <text:p>0.831166</text:p>
          </table:table-cell>
          <table:table-cell office:value-type="float" office:value="0.835029" calcext:value-type="float">
            <text:p>0.835029</text:p>
          </table:table-cell>
          <table:table-cell office:value-type="float" office:value="0.835966" calcext:value-type="float">
            <text:p>0.835966</text:p>
          </table:table-cell>
          <table:table-cell office:value-type="float" office:value="0.836629" calcext:value-type="float">
            <text:p>0.836629</text:p>
          </table:table-cell>
          <table:table-cell office:value-type="float" office:value="0.838918" calcext:value-type="float">
            <text:p>0.838918</text:p>
          </table:table-cell>
          <table:table-cell office:value-type="float" office:value="0.839914" calcext:value-type="float">
            <text:p>0.839914</text:p>
          </table:table-cell>
          <table:table-cell office:value-type="float" office:value="0.850083" calcext:value-type="float">
            <text:p>0.850083</text:p>
          </table:table-cell>
          <table:table-cell office:value-type="float" office:value="0.871154" calcext:value-type="float">
            <text:p>0.87115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819" calcext:value-type="float">
            <text:p>0.82819</text:p>
          </table:table-cell>
          <table:table-cell/>
        </table:table-row>
        <table:table-row table:style-name="ro1">
          <table:table-cell office:value-type="float" office:value="76" calcext:value-type="float">
            <text:p>76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0.622406" calcext:value-type="float">
            <text:p>0.622406</text:p>
          </table:table-cell>
          <table:table-cell office:value-type="float" office:value="0.805576" calcext:value-type="float">
            <text:p>0.805576</text:p>
          </table:table-cell>
          <table:table-cell office:value-type="float" office:value="0.828782" calcext:value-type="float">
            <text:p>0.828782</text:p>
          </table:table-cell>
          <table:table-cell office:value-type="float" office:value="0.834476" calcext:value-type="float">
            <text:p>0.834476</text:p>
          </table:table-cell>
          <table:table-cell office:value-type="float" office:value="0.836005" calcext:value-type="float">
            <text:p>0.836005</text:p>
          </table:table-cell>
          <table:table-cell office:value-type="float" office:value="0.837325" calcext:value-type="float">
            <text:p>0.837325</text:p>
          </table:table-cell>
          <table:table-cell office:value-type="float" office:value="0.839313" calcext:value-type="float">
            <text:p>0.839313</text:p>
          </table:table-cell>
          <table:table-cell office:value-type="float" office:value="0.84004" calcext:value-type="float">
            <text:p>0.84004</text:p>
          </table:table-cell>
          <table:table-cell office:value-type="float" office:value="0.850377" calcext:value-type="float">
            <text:p>0.850377</text:p>
          </table:table-cell>
          <table:table-cell office:value-type="float" office:value="0.867602" calcext:value-type="float">
            <text:p>0.86760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19" calcext:value-type="float">
            <text:p>0.81619</text:p>
          </table:table-cell>
          <table:table-cell/>
        </table:table-row>
        <table:table-row table:style-name="ro1">
          <table:table-cell office:value-type="float" office:value="77" calcext:value-type="float">
            <text:p>77</text:p>
          </table:table-cell>
          <table:table-cell office:value-type="float" office:value="0.700598" calcext:value-type="float">
            <text:p>0.700598</text:p>
          </table:table-cell>
          <table:table-cell office:value-type="float" office:value="0.78419" calcext:value-type="float">
            <text:p>0.78419</text:p>
          </table:table-cell>
          <table:table-cell office:value-type="float" office:value="0.813498" calcext:value-type="float">
            <text:p>0.813498</text:p>
          </table:table-cell>
          <table:table-cell office:value-type="float" office:value="0.830555" calcext:value-type="float">
            <text:p>0.830555</text:p>
          </table:table-cell>
          <table:table-cell office:value-type="float" office:value="0.834979" calcext:value-type="float">
            <text:p>0.834979</text:p>
          </table:table-cell>
          <table:table-cell office:value-type="float" office:value="0.836284" calcext:value-type="float">
            <text:p>0.836284</text:p>
          </table:table-cell>
          <table:table-cell office:value-type="float" office:value="0.838201" calcext:value-type="float">
            <text:p>0.838201</text:p>
          </table:table-cell>
          <table:table-cell office:value-type="float" office:value="0.83932" calcext:value-type="float">
            <text:p>0.83932</text:p>
          </table:table-cell>
          <table:table-cell office:value-type="float" office:value="0.839972" calcext:value-type="float">
            <text:p>0.839972</text:p>
          </table:table-cell>
          <table:table-cell office:value-type="float" office:value="0.846822" calcext:value-type="float">
            <text:p>0.846822</text:p>
          </table:table-cell>
          <table:table-cell office:value-type="float" office:value="0.871174" calcext:value-type="float">
            <text:p>0.87117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3499" calcext:value-type="float">
            <text:p>0.833499</text:p>
          </table:table-cell>
          <table:table-cell/>
        </table:table-row>
        <table:table-row table:style-name="ro1">
          <table:table-cell office:value-type="float" office:value="78" calcext:value-type="float">
            <text:p>78</text:p>
          </table:table-cell>
          <table:table-cell office:value-type="float" office:value="0.770874" calcext:value-type="float">
            <text:p>0.770874</text:p>
          </table:table-cell>
          <table:table-cell office:value-type="float" office:value="0.792606" calcext:value-type="float">
            <text:p>0.792606</text:p>
          </table:table-cell>
          <table:table-cell office:value-type="float" office:value="0.817616" calcext:value-type="float">
            <text:p>0.817616</text:p>
          </table:table-cell>
          <table:table-cell office:value-type="float" office:value="0.831606" calcext:value-type="float">
            <text:p>0.831606</text:p>
          </table:table-cell>
          <table:table-cell office:value-type="float" office:value="0.834853" calcext:value-type="float">
            <text:p>0.834853</text:p>
          </table:table-cell>
          <table:table-cell office:value-type="float" office:value="0.8363" calcext:value-type="float">
            <text:p>0.8363</text:p>
          </table:table-cell>
          <table:table-cell office:value-type="float" office:value="0.837987" calcext:value-type="float">
            <text:p>0.837987</text:p>
          </table:table-cell>
          <table:table-cell office:value-type="float" office:value="0.839229" calcext:value-type="float">
            <text:p>0.839229</text:p>
          </table:table-cell>
          <table:table-cell office:value-type="float" office:value="0.839786" calcext:value-type="float">
            <text:p>0.839786</text:p>
          </table:table-cell>
          <table:table-cell office:value-type="float" office:value="0.844001" calcext:value-type="float">
            <text:p>0.844001</text:p>
          </table:table-cell>
          <table:table-cell office:value-type="float" office:value="0.869252" calcext:value-type="float">
            <text:p>0.86925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4324" calcext:value-type="float">
            <text:p>0.834324</text:p>
          </table:table-cell>
          <table:table-cell/>
        </table:table-row>
        <table:table-row table:style-name="ro1">
          <table:table-cell office:value-type="float" office:value="79" calcext:value-type="float">
            <text:p>79</text:p>
          </table:table-cell>
          <table:table-cell office:value-type="float" office:value="0.057747" calcext:value-type="float">
            <text:p>0.057747</text:p>
          </table:table-cell>
          <table:table-cell office:value-type="float" office:value="0.754159" calcext:value-type="float">
            <text:p>0.754159</text:p>
          </table:table-cell>
          <table:table-cell office:value-type="float" office:value="0.817534" calcext:value-type="float">
            <text:p>0.817534</text:p>
          </table:table-cell>
          <table:table-cell office:value-type="float" office:value="0.831029" calcext:value-type="float">
            <text:p>0.831029</text:p>
          </table:table-cell>
          <table:table-cell office:value-type="float" office:value="0.835639" calcext:value-type="float">
            <text:p>0.835639</text:p>
          </table:table-cell>
          <table:table-cell office:value-type="float" office:value="0.837007" calcext:value-type="float">
            <text:p>0.837007</text:p>
          </table:table-cell>
          <table:table-cell office:value-type="float" office:value="0.838943" calcext:value-type="float">
            <text:p>0.838943</text:p>
          </table:table-cell>
          <table:table-cell office:value-type="float" office:value="0.83949" calcext:value-type="float">
            <text:p>0.83949</text:p>
          </table:table-cell>
          <table:table-cell office:value-type="float" office:value="0.839917" calcext:value-type="float">
            <text:p>0.839917</text:p>
          </table:table-cell>
          <table:table-cell office:value-type="float" office:value="0.842946" calcext:value-type="float">
            <text:p>0.842946</text:p>
          </table:table-cell>
          <table:table-cell office:value-type="float" office:value="0.861992" calcext:value-type="float">
            <text:p>0.86199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866" calcext:value-type="float">
            <text:p>0.829866</text:p>
          </table:table-cell>
          <table:table-cell/>
        </table:table-row>
        <table:table-row table:style-name="ro1">
          <table:table-cell office:value-type="float" office:value="80" calcext:value-type="float">
            <text:p>80</text:p>
          </table:table-cell>
          <table:table-cell office:value-type="float" office:value="0.080023" calcext:value-type="float">
            <text:p>0.080023</text:p>
          </table:table-cell>
          <table:table-cell office:value-type="float" office:value="0.762501" calcext:value-type="float">
            <text:p>0.762501</text:p>
          </table:table-cell>
          <table:table-cell office:value-type="float" office:value="0.820654" calcext:value-type="float">
            <text:p>0.820654</text:p>
          </table:table-cell>
          <table:table-cell office:value-type="float" office:value="0.832197" calcext:value-type="float">
            <text:p>0.832197</text:p>
          </table:table-cell>
          <table:table-cell office:value-type="float" office:value="0.835649" calcext:value-type="float">
            <text:p>0.835649</text:p>
          </table:table-cell>
          <table:table-cell office:value-type="float" office:value="0.837243" calcext:value-type="float">
            <text:p>0.837243</text:p>
          </table:table-cell>
          <table:table-cell office:value-type="float" office:value="0.839014" calcext:value-type="float">
            <text:p>0.839014</text:p>
          </table:table-cell>
          <table:table-cell office:value-type="float" office:value="0.839563" calcext:value-type="float">
            <text:p>0.839563</text:p>
          </table:table-cell>
          <table:table-cell office:value-type="float" office:value="0.840026" calcext:value-type="float">
            <text:p>0.840026</text:p>
          </table:table-cell>
          <table:table-cell office:value-type="float" office:value="0.843217" calcext:value-type="float">
            <text:p>0.843217</text:p>
          </table:table-cell>
          <table:table-cell office:value-type="float" office:value="0.861961" calcext:value-type="float">
            <text:p>0.86196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1203" calcext:value-type="float">
            <text:p>0.831203</text:p>
          </table:table-cell>
          <table:table-cell/>
        </table:table-row>
        <table:table-row table:style-name="ro1">
          <table:table-cell office:value-type="float" office:value="81" calcext:value-type="float">
            <text:p>81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578476" calcext:value-type="float">
            <text:p>0.578476</text:p>
          </table:table-cell>
          <table:table-cell office:value-type="float" office:value="0.8173" calcext:value-type="float">
            <text:p>0.8173</text:p>
          </table:table-cell>
          <table:table-cell office:value-type="float" office:value="0.830609" calcext:value-type="float">
            <text:p>0.830609</text:p>
          </table:table-cell>
          <table:table-cell office:value-type="float" office:value="0.835459" calcext:value-type="float">
            <text:p>0.835459</text:p>
          </table:table-cell>
          <table:table-cell office:value-type="float" office:value="0.836852" calcext:value-type="float">
            <text:p>0.836852</text:p>
          </table:table-cell>
          <table:table-cell office:value-type="float" office:value="0.838507" calcext:value-type="float">
            <text:p>0.838507</text:p>
          </table:table-cell>
          <table:table-cell office:value-type="float" office:value="0.839545" calcext:value-type="float">
            <text:p>0.839545</text:p>
          </table:table-cell>
          <table:table-cell office:value-type="float" office:value="0.840031" calcext:value-type="float">
            <text:p>0.840031</text:p>
          </table:table-cell>
          <table:table-cell office:value-type="float" office:value="0.843748" calcext:value-type="float">
            <text:p>0.843748</text:p>
          </table:table-cell>
          <table:table-cell office:value-type="float" office:value="0.865826" calcext:value-type="float">
            <text:p>0.86582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635" calcext:value-type="float">
            <text:p>0.812635</text:p>
          </table:table-cell>
          <table:table-cell/>
        </table:table-row>
        <table:table-row table:style-name="ro1">
          <table:table-cell office:value-type="float" office:value="82" calcext:value-type="float">
            <text:p>82</text:p>
          </table:table-cell>
          <table:table-cell office:value-type="float" office:value="0.057471" calcext:value-type="float">
            <text:p>0.057471</text:p>
          </table:table-cell>
          <table:table-cell office:value-type="float" office:value="0.69014" calcext:value-type="float">
            <text:p>0.69014</text:p>
          </table:table-cell>
          <table:table-cell office:value-type="float" office:value="0.81699" calcext:value-type="float">
            <text:p>0.81699</text:p>
          </table:table-cell>
          <table:table-cell office:value-type="float" office:value="0.829905" calcext:value-type="float">
            <text:p>0.829905</text:p>
          </table:table-cell>
          <table:table-cell office:value-type="float" office:value="0.835164" calcext:value-type="float">
            <text:p>0.835164</text:p>
          </table:table-cell>
          <table:table-cell office:value-type="float" office:value="0.836901" calcext:value-type="float">
            <text:p>0.836901</text:p>
          </table:table-cell>
          <table:table-cell office:value-type="float" office:value="0.838603" calcext:value-type="float">
            <text:p>0.838603</text:p>
          </table:table-cell>
          <table:table-cell office:value-type="float" office:value="0.8395" calcext:value-type="float">
            <text:p>0.8395</text:p>
          </table:table-cell>
          <table:table-cell office:value-type="float" office:value="0.839975" calcext:value-type="float">
            <text:p>0.839975</text:p>
          </table:table-cell>
          <table:table-cell office:value-type="float" office:value="0.840902" calcext:value-type="float">
            <text:p>0.840902</text:p>
          </table:table-cell>
          <table:table-cell office:value-type="float" office:value="0.861636" calcext:value-type="float">
            <text:p>0.86163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972" calcext:value-type="float">
            <text:p>0.822972</text:p>
          </table:table-cell>
          <table:table-cell/>
        </table:table-row>
        <table:table-row table:style-name="ro1">
          <table:table-cell office:value-type="float" office:value="83" calcext:value-type="float">
            <text:p>83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75775" calcext:value-type="float">
            <text:p>0.675775</text:p>
          </table:table-cell>
          <table:table-cell office:value-type="float" office:value="0.815492" calcext:value-type="float">
            <text:p>0.815492</text:p>
          </table:table-cell>
          <table:table-cell office:value-type="float" office:value="0.830654" calcext:value-type="float">
            <text:p>0.830654</text:p>
          </table:table-cell>
          <table:table-cell office:value-type="float" office:value="0.835293" calcext:value-type="float">
            <text:p>0.835293</text:p>
          </table:table-cell>
          <table:table-cell office:value-type="float" office:value="0.837452" calcext:value-type="float">
            <text:p>0.837452</text:p>
          </table:table-cell>
          <table:table-cell office:value-type="float" office:value="0.839111" calcext:value-type="float">
            <text:p>0.839111</text:p>
          </table:table-cell>
          <table:table-cell office:value-type="float" office:value="0.839355" calcext:value-type="float">
            <text:p>0.839355</text:p>
          </table:table-cell>
          <table:table-cell office:value-type="float" office:value="0.83984" calcext:value-type="float">
            <text:p>0.83984</text:p>
          </table:table-cell>
          <table:table-cell office:value-type="float" office:value="0.840169" calcext:value-type="float">
            <text:p>0.840169</text:p>
          </table:table-cell>
          <table:table-cell office:value-type="float" office:value="0.858077" calcext:value-type="float">
            <text:p>0.85807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1122" calcext:value-type="float">
            <text:p>0.821122</text:p>
          </table:table-cell>
          <table:table-cell/>
        </table:table-row>
        <table:table-row table:style-name="ro1">
          <table:table-cell office:value-type="float" office:value="84" calcext:value-type="float">
            <text:p>8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606413" calcext:value-type="float">
            <text:p>0.606413</text:p>
          </table:table-cell>
          <table:table-cell office:value-type="float" office:value="0.81791" calcext:value-type="float">
            <text:p>0.81791</text:p>
          </table:table-cell>
          <table:table-cell office:value-type="float" office:value="0.832257" calcext:value-type="float">
            <text:p>0.832257</text:p>
          </table:table-cell>
          <table:table-cell office:value-type="float" office:value="0.835916" calcext:value-type="float">
            <text:p>0.835916</text:p>
          </table:table-cell>
          <table:table-cell office:value-type="float" office:value="0.83793" calcext:value-type="float">
            <text:p>0.83793</text:p>
          </table:table-cell>
          <table:table-cell office:value-type="float" office:value="0.839124" calcext:value-type="float">
            <text:p>0.839124</text:p>
          </table:table-cell>
          <table:table-cell office:value-type="float" office:value="0.839399" calcext:value-type="float">
            <text:p>0.839399</text:p>
          </table:table-cell>
          <table:table-cell office:value-type="float" office:value="0.839787" calcext:value-type="float">
            <text:p>0.839787</text:p>
          </table:table-cell>
          <table:table-cell office:value-type="float" office:value="0.840134" calcext:value-type="float">
            <text:p>0.840134</text:p>
          </table:table-cell>
          <table:table-cell office:value-type="float" office:value="0.858017" calcext:value-type="float">
            <text:p>0.85801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689" calcext:value-type="float">
            <text:p>0.814689</text:p>
          </table:table-cell>
          <table:table-cell/>
        </table:table-row>
        <table:table-row table:style-name="ro1">
          <table:table-cell office:value-type="float" office:value="85" calcext:value-type="float">
            <text:p>85</text:p>
          </table:table-cell>
          <table:table-cell office:value-type="float" office:value="0.056437" calcext:value-type="float">
            <text:p>0.056437</text:p>
          </table:table-cell>
          <table:table-cell office:value-type="float" office:value="0.56266" calcext:value-type="float">
            <text:p>0.56266</text:p>
          </table:table-cell>
          <table:table-cell office:value-type="float" office:value="0.813784" calcext:value-type="float">
            <text:p>0.813784</text:p>
          </table:table-cell>
          <table:table-cell office:value-type="float" office:value="0.831953" calcext:value-type="float">
            <text:p>0.831953</text:p>
          </table:table-cell>
          <table:table-cell office:value-type="float" office:value="0.835813" calcext:value-type="float">
            <text:p>0.835813</text:p>
          </table:table-cell>
          <table:table-cell office:value-type="float" office:value="0.838363" calcext:value-type="float">
            <text:p>0.838363</text:p>
          </table:table-cell>
          <table:table-cell office:value-type="float" office:value="0.839223" calcext:value-type="float">
            <text:p>0.839223</text:p>
          </table:table-cell>
          <table:table-cell office:value-type="float" office:value="0.839597" calcext:value-type="float">
            <text:p>0.839597</text:p>
          </table:table-cell>
          <table:table-cell office:value-type="float" office:value="0.839879" calcext:value-type="float">
            <text:p>0.839879</text:p>
          </table:table-cell>
          <table:table-cell office:value-type="float" office:value="0.840152" calcext:value-type="float">
            <text:p>0.840152</text:p>
          </table:table-cell>
          <table:table-cell office:value-type="float" office:value="0.861074" calcext:value-type="float">
            <text:p>0.86107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025" calcext:value-type="float">
            <text:p>0.81025</text:p>
          </table:table-cell>
          <table:table-cell/>
        </table:table-row>
        <table:table-row table:style-name="ro1">
          <table:table-cell office:value-type="float" office:value="86" calcext:value-type="float">
            <text:p>86</text:p>
          </table:table-cell>
          <table:table-cell office:value-type="float" office:value="0.056207" calcext:value-type="float">
            <text:p>0.056207</text:p>
          </table:table-cell>
          <table:table-cell office:value-type="float" office:value="0.560309" calcext:value-type="float">
            <text:p>0.560309</text:p>
          </table:table-cell>
          <table:table-cell office:value-type="float" office:value="0.80783" calcext:value-type="float">
            <text:p>0.80783</text:p>
          </table:table-cell>
          <table:table-cell office:value-type="float" office:value="0.829929" calcext:value-type="float">
            <text:p>0.829929</text:p>
          </table:table-cell>
          <table:table-cell office:value-type="float" office:value="0.834867" calcext:value-type="float">
            <text:p>0.834867</text:p>
          </table:table-cell>
          <table:table-cell office:value-type="float" office:value="0.836969" calcext:value-type="float">
            <text:p>0.836969</text:p>
          </table:table-cell>
          <table:table-cell office:value-type="float" office:value="0.838951" calcext:value-type="float">
            <text:p>0.838951</text:p>
          </table:table-cell>
          <table:table-cell office:value-type="float" office:value="0.839428" calcext:value-type="float">
            <text:p>0.839428</text:p>
          </table:table-cell>
          <table:table-cell office:value-type="float" office:value="0.839832" calcext:value-type="float">
            <text:p>0.839832</text:p>
          </table:table-cell>
          <table:table-cell office:value-type="float" office:value="0.840148" calcext:value-type="float">
            <text:p>0.840148</text:p>
          </table:table-cell>
          <table:table-cell office:value-type="float" office:value="0.856475" calcext:value-type="float">
            <text:p>0.85647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8474" calcext:value-type="float">
            <text:p>0.808474</text:p>
          </table:table-cell>
          <table:table-cell/>
        </table:table-row>
        <table:table-row table:style-name="ro1">
          <table:table-cell office:value-type="float" office:value="87" calcext:value-type="float">
            <text:p>87</text:p>
          </table:table-cell>
          <table:table-cell office:value-type="float" office:value="0.033379" calcext:value-type="float">
            <text:p>0.033379</text:p>
          </table:table-cell>
          <table:table-cell office:value-type="float" office:value="0.642317" calcext:value-type="float">
            <text:p>0.642317</text:p>
          </table:table-cell>
          <table:table-cell office:value-type="float" office:value="0.81533" calcext:value-type="float">
            <text:p>0.81533</text:p>
          </table:table-cell>
          <table:table-cell office:value-type="float" office:value="0.833357" calcext:value-type="float">
            <text:p>0.833357</text:p>
          </table:table-cell>
          <table:table-cell office:value-type="float" office:value="0.836354" calcext:value-type="float">
            <text:p>0.836354</text:p>
          </table:table-cell>
          <table:table-cell office:value-type="float" office:value="0.838379" calcext:value-type="float">
            <text:p>0.838379</text:p>
          </table:table-cell>
          <table:table-cell office:value-type="float" office:value="0.839184" calcext:value-type="float">
            <text:p>0.839184</text:p>
          </table:table-cell>
          <table:table-cell office:value-type="float" office:value="0.839676" calcext:value-type="float">
            <text:p>0.839676</text:p>
          </table:table-cell>
          <table:table-cell office:value-type="float" office:value="0.840072" calcext:value-type="float">
            <text:p>0.840072</text:p>
          </table:table-cell>
          <table:table-cell office:value-type="float" office:value="0.840676" calcext:value-type="float">
            <text:p>0.840676</text:p>
          </table:table-cell>
          <table:table-cell office:value-type="float" office:value="0.860751" calcext:value-type="float">
            <text:p>0.86075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61" calcext:value-type="float">
            <text:p>0.81861</text:p>
          </table:table-cell>
          <table:table-cell/>
        </table:table-row>
        <table:table-row table:style-name="ro1">
          <table:table-cell office:value-type="float" office:value="88" calcext:value-type="float">
            <text:p>88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10792" calcext:value-type="float">
            <text:p>0.610792</text:p>
          </table:table-cell>
          <table:table-cell office:value-type="float" office:value="0.816" calcext:value-type="float">
            <text:p>0.816</text:p>
          </table:table-cell>
          <table:table-cell office:value-type="float" office:value="0.832376" calcext:value-type="float">
            <text:p>0.832376</text:p>
          </table:table-cell>
          <table:table-cell office:value-type="float" office:value="0.836126" calcext:value-type="float">
            <text:p>0.836126</text:p>
          </table:table-cell>
          <table:table-cell office:value-type="float" office:value="0.838032" calcext:value-type="float">
            <text:p>0.838032</text:p>
          </table:table-cell>
          <table:table-cell office:value-type="float" office:value="0.839103" calcext:value-type="float">
            <text:p>0.839103</text:p>
          </table:table-cell>
          <table:table-cell office:value-type="float" office:value="0.839506" calcext:value-type="float">
            <text:p>0.839506</text:p>
          </table:table-cell>
          <table:table-cell office:value-type="float" office:value="0.839991" calcext:value-type="float">
            <text:p>0.839991</text:p>
          </table:table-cell>
          <table:table-cell office:value-type="float" office:value="0.840176" calcext:value-type="float">
            <text:p>0.840176</text:p>
          </table:table-cell>
          <table:table-cell office:value-type="float" office:value="0.86333" calcext:value-type="float">
            <text:p>0.8633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5543" calcext:value-type="float">
            <text:p>0.815543</text:p>
          </table:table-cell>
          <table:table-cell/>
        </table:table-row>
        <table:table-row table:style-name="ro1">
          <table:table-cell office:value-type="float" office:value="89" calcext:value-type="float">
            <text:p>89</text:p>
          </table:table-cell>
          <table:table-cell office:value-type="float" office:value="0.142253" calcext:value-type="float">
            <text:p>0.142253</text:p>
          </table:table-cell>
          <table:table-cell office:value-type="float" office:value="0.747577" calcext:value-type="float">
            <text:p>0.747577</text:p>
          </table:table-cell>
          <table:table-cell office:value-type="float" office:value="0.817698" calcext:value-type="float">
            <text:p>0.817698</text:p>
          </table:table-cell>
          <table:table-cell office:value-type="float" office:value="0.831894" calcext:value-type="float">
            <text:p>0.831894</text:p>
          </table:table-cell>
          <table:table-cell office:value-type="float" office:value="0.835383" calcext:value-type="float">
            <text:p>0.835383</text:p>
          </table:table-cell>
          <table:table-cell office:value-type="float" office:value="0.837536" calcext:value-type="float">
            <text:p>0.837536</text:p>
          </table:table-cell>
          <table:table-cell office:value-type="float" office:value="0.83909" calcext:value-type="float">
            <text:p>0.83909</text:p>
          </table:table-cell>
          <table:table-cell office:value-type="float" office:value="0.8397" calcext:value-type="float">
            <text:p>0.8397</text:p>
          </table:table-cell>
          <table:table-cell office:value-type="float" office:value="0.840092" calcext:value-type="float">
            <text:p>0.840092</text:p>
          </table:table-cell>
          <table:table-cell office:value-type="float" office:value="0.840661" calcext:value-type="float">
            <text:p>0.840661</text:p>
          </table:table-cell>
          <table:table-cell office:value-type="float" office:value="0.862976" calcext:value-type="float">
            <text:p>0.86297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261" calcext:value-type="float">
            <text:p>0.829261</text:p>
          </table:table-cell>
          <table:table-cell/>
        </table:table-row>
        <table:table-row table:style-name="ro1">
          <table:table-cell office:value-type="float" office:value="90" calcext:value-type="float">
            <text:p>90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668895" calcext:value-type="float">
            <text:p>0.668895</text:p>
          </table:table-cell>
          <table:table-cell office:value-type="float" office:value="0.803716" calcext:value-type="float">
            <text:p>0.803716</text:p>
          </table:table-cell>
          <table:table-cell office:value-type="float" office:value="0.825063" calcext:value-type="float">
            <text:p>0.825063</text:p>
          </table:table-cell>
          <table:table-cell office:value-type="float" office:value="0.83259" calcext:value-type="float">
            <text:p>0.83259</text:p>
          </table:table-cell>
          <table:table-cell office:value-type="float" office:value="0.836546" calcext:value-type="float">
            <text:p>0.836546</text:p>
          </table:table-cell>
          <table:table-cell office:value-type="float" office:value="0.838966" calcext:value-type="float">
            <text:p>0.838966</text:p>
          </table:table-cell>
          <table:table-cell office:value-type="float" office:value="0.839667" calcext:value-type="float">
            <text:p>0.839667</text:p>
          </table:table-cell>
          <table:table-cell office:value-type="float" office:value="0.840028" calcext:value-type="float">
            <text:p>0.840028</text:p>
          </table:table-cell>
          <table:table-cell office:value-type="float" office:value="0.840175" calcext:value-type="float">
            <text:p>0.840175</text:p>
          </table:table-cell>
          <table:table-cell office:value-type="float" office:value="0.857671" calcext:value-type="float">
            <text:p>0.85767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332" calcext:value-type="float">
            <text:p>0.818332</text:p>
          </table:table-cell>
          <table:table-cell/>
        </table:table-row>
        <table:table-row table:style-name="ro1">
          <table:table-cell office:value-type="float" office:value="91" calcext:value-type="float">
            <text:p>91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23338" calcext:value-type="float">
            <text:p>0.623338</text:p>
          </table:table-cell>
          <table:table-cell office:value-type="float" office:value="0.804121" calcext:value-type="float">
            <text:p>0.804121</text:p>
          </table:table-cell>
          <table:table-cell office:value-type="float" office:value="0.820392" calcext:value-type="float">
            <text:p>0.820392</text:p>
          </table:table-cell>
          <table:table-cell office:value-type="float" office:value="0.829992" calcext:value-type="float">
            <text:p>0.829992</text:p>
          </table:table-cell>
          <table:table-cell office:value-type="float" office:value="0.83446" calcext:value-type="float">
            <text:p>0.83446</text:p>
          </table:table-cell>
          <table:table-cell office:value-type="float" office:value="0.83813" calcext:value-type="float">
            <text:p>0.83813</text:p>
          </table:table-cell>
          <table:table-cell office:value-type="float" office:value="0.839591" calcext:value-type="float">
            <text:p>0.839591</text:p>
          </table:table-cell>
          <table:table-cell office:value-type="float" office:value="0.839989" calcext:value-type="float">
            <text:p>0.839989</text:p>
          </table:table-cell>
          <table:table-cell office:value-type="float" office:value="0.840116" calcext:value-type="float">
            <text:p>0.840116</text:p>
          </table:table-cell>
          <table:table-cell office:value-type="float" office:value="0.853657" calcext:value-type="float">
            <text:p>0.85365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379" calcext:value-type="float">
            <text:p>0.812379</text:p>
          </table:table-cell>
          <table:table-cell/>
        </table:table-row>
        <table:table-row table:style-name="ro1">
          <table:table-cell office:value-type="float" office:value="92" calcext:value-type="float">
            <text:p>92</text:p>
          </table:table-cell>
          <table:table-cell office:value-type="float" office:value="0.056575" calcext:value-type="float">
            <text:p>0.056575</text:p>
          </table:table-cell>
          <table:table-cell office:value-type="float" office:value="0.607517" calcext:value-type="float">
            <text:p>0.607517</text:p>
          </table:table-cell>
          <table:table-cell office:value-type="float" office:value="0.809094" calcext:value-type="float">
            <text:p>0.809094</text:p>
          </table:table-cell>
          <table:table-cell office:value-type="float" office:value="0.821995" calcext:value-type="float">
            <text:p>0.821995</text:p>
          </table:table-cell>
          <table:table-cell office:value-type="float" office:value="0.831303" calcext:value-type="float">
            <text:p>0.831303</text:p>
          </table:table-cell>
          <table:table-cell office:value-type="float" office:value="0.835569" calcext:value-type="float">
            <text:p>0.835569</text:p>
          </table:table-cell>
          <table:table-cell office:value-type="float" office:value="0.838521" calcext:value-type="float">
            <text:p>0.838521</text:p>
          </table:table-cell>
          <table:table-cell office:value-type="float" office:value="0.839613" calcext:value-type="float">
            <text:p>0.839613</text:p>
          </table:table-cell>
          <table:table-cell office:value-type="float" office:value="0.840013" calcext:value-type="float">
            <text:p>0.840013</text:p>
          </table:table-cell>
          <table:table-cell office:value-type="float" office:value="0.840152" calcext:value-type="float">
            <text:p>0.840152</text:p>
          </table:table-cell>
          <table:table-cell office:value-type="float" office:value="0.853961" calcext:value-type="float">
            <text:p>0.85396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1774" calcext:value-type="float">
            <text:p>0.811774</text:p>
          </table:table-cell>
          <table:table-cell/>
        </table:table-row>
        <table:table-row table:style-name="ro1">
          <table:table-cell office:value-type="float" office:value="93" calcext:value-type="float">
            <text:p>93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50526" calcext:value-type="float">
            <text:p>0.650526</text:p>
          </table:table-cell>
          <table:table-cell office:value-type="float" office:value="0.816638" calcext:value-type="float">
            <text:p>0.816638</text:p>
          </table:table-cell>
          <table:table-cell office:value-type="float" office:value="0.83068" calcext:value-type="float">
            <text:p>0.83068</text:p>
          </table:table-cell>
          <table:table-cell office:value-type="float" office:value="0.835189" calcext:value-type="float">
            <text:p>0.835189</text:p>
          </table:table-cell>
          <table:table-cell office:value-type="float" office:value="0.838448" calcext:value-type="float">
            <text:p>0.838448</text:p>
          </table:table-cell>
          <table:table-cell office:value-type="float" office:value="0.839569" calcext:value-type="float">
            <text:p>0.839569</text:p>
          </table:table-cell>
          <table:table-cell office:value-type="float" office:value="0.840017" calcext:value-type="float">
            <text:p>0.840017</text:p>
          </table:table-cell>
          <table:table-cell office:value-type="float" office:value="0.840101" calcext:value-type="float">
            <text:p>0.840101</text:p>
          </table:table-cell>
          <table:table-cell office:value-type="float" office:value="0.843631" calcext:value-type="float">
            <text:p>0.843631</text:p>
          </table:table-cell>
          <table:table-cell office:value-type="float" office:value="0.863109" calcext:value-type="float">
            <text:p>0.86310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9791" calcext:value-type="float">
            <text:p>0.819791</text:p>
          </table:table-cell>
          <table:table-cell/>
        </table:table-row>
        <table:table-row table:style-name="ro1">
          <table:table-cell office:value-type="float" office:value="94" calcext:value-type="float">
            <text:p>94</text:p>
          </table:table-cell>
          <table:table-cell office:value-type="float" office:value="0.064161" calcext:value-type="float">
            <text:p>0.064161</text:p>
          </table:table-cell>
          <table:table-cell office:value-type="float" office:value="0.696423" calcext:value-type="float">
            <text:p>0.696423</text:p>
          </table:table-cell>
          <table:table-cell office:value-type="float" office:value="0.820468" calcext:value-type="float">
            <text:p>0.820468</text:p>
          </table:table-cell>
          <table:table-cell office:value-type="float" office:value="0.834108" calcext:value-type="float">
            <text:p>0.834108</text:p>
          </table:table-cell>
          <table:table-cell office:value-type="float" office:value="0.837236" calcext:value-type="float">
            <text:p>0.837236</text:p>
          </table:table-cell>
          <table:table-cell office:value-type="float" office:value="0.839249" calcext:value-type="float">
            <text:p>0.839249</text:p>
          </table:table-cell>
          <table:table-cell office:value-type="float" office:value="0.839715" calcext:value-type="float">
            <text:p>0.839715</text:p>
          </table:table-cell>
          <table:table-cell office:value-type="float" office:value="0.840041" calcext:value-type="float">
            <text:p>0.840041</text:p>
          </table:table-cell>
          <table:table-cell office:value-type="float" office:value="0.84014" calcext:value-type="float">
            <text:p>0.84014</text:p>
          </table:table-cell>
          <table:table-cell office:value-type="float" office:value="0.844814" calcext:value-type="float">
            <text:p>0.844814</text:p>
          </table:table-cell>
          <table:table-cell office:value-type="float" office:value="0.85988" calcext:value-type="float">
            <text:p>0.8598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5207" calcext:value-type="float">
            <text:p>0.825207</text:p>
          </table:table-cell>
          <table:table-cell/>
        </table:table-row>
        <table:table-row table:style-name="ro1">
          <table:table-cell office:value-type="float" office:value="95" calcext:value-type="float">
            <text:p>95</text:p>
          </table:table-cell>
          <table:table-cell office:value-type="float" office:value="0.056575" calcext:value-type="float">
            <text:p>0.056575</text:p>
          </table:table-cell>
          <table:table-cell office:value-type="float" office:value="0.692277" calcext:value-type="float">
            <text:p>0.692277</text:p>
          </table:table-cell>
          <table:table-cell office:value-type="float" office:value="0.822375" calcext:value-type="float">
            <text:p>0.822375</text:p>
          </table:table-cell>
          <table:table-cell office:value-type="float" office:value="0.833811" calcext:value-type="float">
            <text:p>0.833811</text:p>
          </table:table-cell>
          <table:table-cell office:value-type="float" office:value="0.83676" calcext:value-type="float">
            <text:p>0.83676</text:p>
          </table:table-cell>
          <table:table-cell office:value-type="float" office:value="0.839167" calcext:value-type="float">
            <text:p>0.839167</text:p>
          </table:table-cell>
          <table:table-cell office:value-type="float" office:value="0.839591" calcext:value-type="float">
            <text:p>0.839591</text:p>
          </table:table-cell>
          <table:table-cell office:value-type="float" office:value="0.839946" calcext:value-type="float">
            <text:p>0.839946</text:p>
          </table:table-cell>
          <table:table-cell office:value-type="float" office:value="0.840108" calcext:value-type="float">
            <text:p>0.840108</text:p>
          </table:table-cell>
          <table:table-cell office:value-type="float" office:value="0.841597" calcext:value-type="float">
            <text:p>0.841597</text:p>
          </table:table-cell>
          <table:table-cell office:value-type="float" office:value="0.85996" calcext:value-type="float">
            <text:p>0.8599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4559" calcext:value-type="float">
            <text:p>0.824559</text:p>
          </table:table-cell>
          <table:table-cell/>
        </table:table-row>
        <table:table-row table:style-name="ro1">
          <table:table-cell office:value-type="float" office:value="96" calcext:value-type="float">
            <text:p>96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521831" calcext:value-type="float">
            <text:p>0.521831</text:p>
          </table:table-cell>
          <table:table-cell office:value-type="float" office:value="0.829402" calcext:value-type="float">
            <text:p>0.829402</text:p>
          </table:table-cell>
          <table:table-cell office:value-type="float" office:value="0.836082" calcext:value-type="float">
            <text:p>0.836082</text:p>
          </table:table-cell>
          <table:table-cell office:value-type="float" office:value="0.838789" calcext:value-type="float">
            <text:p>0.838789</text:p>
          </table:table-cell>
          <table:table-cell office:value-type="float" office:value="0.839379" calcext:value-type="float">
            <text:p>0.839379</text:p>
          </table:table-cell>
          <table:table-cell office:value-type="float" office:value="0.839666" calcext:value-type="float">
            <text:p>0.839666</text:p>
          </table:table-cell>
          <table:table-cell office:value-type="float" office:value="0.839998" calcext:value-type="float">
            <text:p>0.839998</text:p>
          </table:table-cell>
          <table:table-cell office:value-type="float" office:value="0.840129" calcext:value-type="float">
            <text:p>0.840129</text:p>
          </table:table-cell>
          <table:table-cell office:value-type="float" office:value="0.841572" calcext:value-type="float">
            <text:p>0.841572</text:p>
          </table:table-cell>
          <table:table-cell office:value-type="float" office:value="0.859338" calcext:value-type="float">
            <text:p>0.85933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8619" calcext:value-type="float">
            <text:p>0.808619</text:p>
          </table:table-cell>
          <table:table-cell/>
        </table:table-row>
        <table:table-row table:style-name="ro1">
          <table:table-cell office:value-type="float" office:value="97" calcext:value-type="float">
            <text:p>97</text:p>
          </table:table-cell>
          <table:table-cell office:value-type="float" office:value="0.056069" calcext:value-type="float">
            <text:p>0.056069</text:p>
          </table:table-cell>
          <table:table-cell office:value-type="float" office:value="0.773892" calcext:value-type="float">
            <text:p>0.773892</text:p>
          </table:table-cell>
          <table:table-cell office:value-type="float" office:value="0.834579" calcext:value-type="float">
            <text:p>0.834579</text:p>
          </table:table-cell>
          <table:table-cell office:value-type="float" office:value="0.838284" calcext:value-type="float">
            <text:p>0.838284</text:p>
          </table:table-cell>
          <table:table-cell office:value-type="float" office:value="0.839245" calcext:value-type="float">
            <text:p>0.839245</text:p>
          </table:table-cell>
          <table:table-cell office:value-type="float" office:value="0.839587" calcext:value-type="float">
            <text:p>0.839587</text:p>
          </table:table-cell>
          <table:table-cell office:value-type="float" office:value="0.839798" calcext:value-type="float">
            <text:p>0.839798</text:p>
          </table:table-cell>
          <table:table-cell office:value-type="float" office:value="0.840033" calcext:value-type="float">
            <text:p>0.840033</text:p>
          </table:table-cell>
          <table:table-cell office:value-type="float" office:value="0.840132" calcext:value-type="float">
            <text:p>0.840132</text:p>
          </table:table-cell>
          <table:table-cell office:value-type="float" office:value="0.842684" calcext:value-type="float">
            <text:p>0.842684</text:p>
          </table:table-cell>
          <table:table-cell office:value-type="float" office:value="0.859768" calcext:value-type="float">
            <text:p>0.85976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48" calcext:value-type="float">
            <text:p>0.8348</text:p>
          </table:table-cell>
          <table:table-cell/>
        </table:table-row>
        <table:table-row table:style-name="ro1">
          <table:table-cell office:value-type="float" office:value="98" calcext:value-type="float">
            <text:p>98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601239" calcext:value-type="float">
            <text:p>0.601239</text:p>
          </table:table-cell>
          <table:table-cell office:value-type="float" office:value="0.833629" calcext:value-type="float">
            <text:p>0.833629</text:p>
          </table:table-cell>
          <table:table-cell office:value-type="float" office:value="0.836952" calcext:value-type="float">
            <text:p>0.836952</text:p>
          </table:table-cell>
          <table:table-cell office:value-type="float" office:value="0.839069" calcext:value-type="float">
            <text:p>0.839069</text:p>
          </table:table-cell>
          <table:table-cell office:value-type="float" office:value="0.839511" calcext:value-type="float">
            <text:p>0.839511</text:p>
          </table:table-cell>
          <table:table-cell office:value-type="float" office:value="0.839757" calcext:value-type="float">
            <text:p>0.839757</text:p>
          </table:table-cell>
          <table:table-cell office:value-type="float" office:value="0.840002" calcext:value-type="float">
            <text:p>0.840002</text:p>
          </table:table-cell>
          <table:table-cell office:value-type="float" office:value="0.840111" calcext:value-type="float">
            <text:p>0.840111</text:p>
          </table:table-cell>
          <table:table-cell office:value-type="float" office:value="0.842111" calcext:value-type="float">
            <text:p>0.842111</text:p>
          </table:table-cell>
          <table:table-cell office:value-type="float" office:value="0.860174" calcext:value-type="float">
            <text:p>0.86017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256" calcext:value-type="float">
            <text:p>0.817256</text:p>
          </table:table-cell>
          <table:table-cell/>
        </table:table-row>
        <table:table-row table:style-name="ro1">
          <table:table-cell office:value-type="float" office:value="99" calcext:value-type="float">
            <text:p>99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0.783039" calcext:value-type="float">
            <text:p>0.783039</text:p>
          </table:table-cell>
          <table:table-cell office:value-type="float" office:value="0.834892" calcext:value-type="float">
            <text:p>0.834892</text:p>
          </table:table-cell>
          <table:table-cell office:value-type="float" office:value="0.836822" calcext:value-type="float">
            <text:p>0.836822</text:p>
          </table:table-cell>
          <table:table-cell office:value-type="float" office:value="0.839016" calcext:value-type="float">
            <text:p>0.839016</text:p>
          </table:table-cell>
          <table:table-cell office:value-type="float" office:value="0.839482" calcext:value-type="float">
            <text:p>0.839482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0.83993" calcext:value-type="float">
            <text:p>0.83993</text:p>
          </table:table-cell>
          <table:table-cell office:value-type="float" office:value="0.840068" calcext:value-type="float">
            <text:p>0.840068</text:p>
          </table:table-cell>
          <table:table-cell office:value-type="float" office:value="0.840243" calcext:value-type="float">
            <text:p>0.840243</text:p>
          </table:table-cell>
          <table:table-cell office:value-type="float" office:value="0.864166" calcext:value-type="float">
            <text:p>0.86416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5734" calcext:value-type="float">
            <text:p>0.835734</text:p>
          </table:table-cell>
          <table:table-cell/>
        </table:table-row>
        <table:table-row table:style-name="ro1">
          <table:table-cell office:value-type="float" office:value="100" calcext:value-type="float">
            <text:p>100</text:p>
          </table:table-cell>
          <table:table-cell office:value-type="float" office:value="0.056115" calcext:value-type="float">
            <text:p>0.056115</text:p>
          </table:table-cell>
          <table:table-cell office:value-type="float" office:value="0.470779" calcext:value-type="float">
            <text:p>0.470779</text:p>
          </table:table-cell>
          <table:table-cell office:value-type="float" office:value="0.829241" calcext:value-type="float">
            <text:p>0.829241</text:p>
          </table:table-cell>
          <table:table-cell office:value-type="float" office:value="0.836289" calcext:value-type="float">
            <text:p>0.836289</text:p>
          </table:table-cell>
          <table:table-cell office:value-type="float" office:value="0.838743" calcext:value-type="float">
            <text:p>0.838743</text:p>
          </table:table-cell>
          <table:table-cell office:value-type="float" office:value="0.839487" calcext:value-type="float">
            <text:p>0.839487</text:p>
          </table:table-cell>
          <table:table-cell office:value-type="float" office:value="0.839677" calcext:value-type="float">
            <text:p>0.839677</text:p>
          </table:table-cell>
          <table:table-cell office:value-type="float" office:value="0.839908" calcext:value-type="float">
            <text:p>0.839908</text:p>
          </table:table-cell>
          <table:table-cell office:value-type="float" office:value="0.840064" calcext:value-type="float">
            <text:p>0.840064</text:p>
          </table:table-cell>
          <table:table-cell office:value-type="float" office:value="0.840193" calcext:value-type="float">
            <text:p>0.840193</text:p>
          </table:table-cell>
          <table:table-cell office:value-type="float" office:value="0.857409" calcext:value-type="float">
            <text:p>0.85740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3179" calcext:value-type="float">
            <text:p>0.803179</text:p>
          </table:table-cell>
          <table:table-cell/>
        </table:table-row>
        <table:table-row table:style-name="ro1">
          <table:table-cell office:value-type="float" office:value="101" calcext:value-type="float">
            <text:p>101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91391" calcext:value-type="float">
            <text:p>0.691391</text:p>
          </table:table-cell>
          <table:table-cell office:value-type="float" office:value="0.833126" calcext:value-type="float">
            <text:p>0.833126</text:p>
          </table:table-cell>
          <table:table-cell office:value-type="float" office:value="0.836952" calcext:value-type="float">
            <text:p>0.836952</text:p>
          </table:table-cell>
          <table:table-cell office:value-type="float" office:value="0.839057" calcext:value-type="float">
            <text:p>0.839057</text:p>
          </table:table-cell>
          <table:table-cell office:value-type="float" office:value="0.83951" calcext:value-type="float">
            <text:p>0.83951</text:p>
          </table:table-cell>
          <table:table-cell office:value-type="float" office:value="0.839725" calcext:value-type="float">
            <text:p>0.839725</text:p>
          </table:table-cell>
          <table:table-cell office:value-type="float" office:value="0.839928" calcext:value-type="float">
            <text:p>0.839928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840194" calcext:value-type="float">
            <text:p>0.840194</text:p>
          </table:table-cell>
          <table:table-cell office:value-type="float" office:value="0.86033" calcext:value-type="float">
            <text:p>0.8603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6029" calcext:value-type="float">
            <text:p>0.826029</text:p>
          </table:table-cell>
          <table:table-cell/>
        </table:table-row>
        <table:table-row table:style-name="ro1">
          <table:table-cell office:value-type="float" office:value="102" calcext:value-type="float">
            <text:p>102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25687" calcext:value-type="float">
            <text:p>0.625687</text:p>
          </table:table-cell>
          <table:table-cell office:value-type="float" office:value="0.83332" calcext:value-type="float">
            <text:p>0.83332</text:p>
          </table:table-cell>
          <table:table-cell office:value-type="float" office:value="0.837523" calcext:value-type="float">
            <text:p>0.837523</text:p>
          </table:table-cell>
          <table:table-cell office:value-type="float" office:value="0.839218" calcext:value-type="float">
            <text:p>0.839218</text:p>
          </table:table-cell>
          <table:table-cell office:value-type="float" office:value="0.839524" calcext:value-type="float">
            <text:p>0.839524</text:p>
          </table:table-cell>
          <table:table-cell office:value-type="float" office:value="0.839684" calcext:value-type="float">
            <text:p>0.839684</text:p>
          </table:table-cell>
          <table:table-cell office:value-type="float" office:value="0.839906" calcext:value-type="float">
            <text:p>0.839906</text:p>
          </table:table-cell>
          <table:table-cell office:value-type="float" office:value="0.840098" calcext:value-type="float">
            <text:p>0.840098</text:p>
          </table:table-cell>
          <table:table-cell office:value-type="float" office:value="0.840236" calcext:value-type="float">
            <text:p>0.840236</text:p>
          </table:table-cell>
          <table:table-cell office:value-type="float" office:value="0.856977" calcext:value-type="float">
            <text:p>0.85697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9217" calcext:value-type="float">
            <text:p>0.819217</text:p>
          </table:table-cell>
          <table:table-cell/>
        </table:table-row>
        <table:table-row table:style-name="ro1">
          <table:table-cell office:value-type="float" office:value="103" calcext:value-type="float">
            <text:p>103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66594" calcext:value-type="float">
            <text:p>0.666594</text:p>
          </table:table-cell>
          <table:table-cell office:value-type="float" office:value="0.83434" calcext:value-type="float">
            <text:p>0.83434</text:p>
          </table:table-cell>
          <table:table-cell office:value-type="float" office:value="0.836589" calcext:value-type="float">
            <text:p>0.836589</text:p>
          </table:table-cell>
          <table:table-cell office:value-type="float" office:value="0.838634" calcext:value-type="float">
            <text:p>0.838634</text:p>
          </table:table-cell>
          <table:table-cell office:value-type="float" office:value="0.839424" calcext:value-type="float">
            <text:p>0.839424</text:p>
          </table:table-cell>
          <table:table-cell office:value-type="float" office:value="0.839625" calcext:value-type="float">
            <text:p>0.839625</text:p>
          </table:table-cell>
          <table:table-cell office:value-type="float" office:value="0.839855" calcext:value-type="float">
            <text:p>0.839855</text:p>
          </table:table-cell>
          <table:table-cell office:value-type="float" office:value="0.840071" calcext:value-type="float">
            <text:p>0.840071</text:p>
          </table:table-cell>
          <table:table-cell office:value-type="float" office:value="0.840198" calcext:value-type="float">
            <text:p>0.840198</text:p>
          </table:table-cell>
          <table:table-cell office:value-type="float" office:value="0.856224" calcext:value-type="float">
            <text:p>0.85622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156" calcext:value-type="float">
            <text:p>0.823156</text:p>
          </table:table-cell>
          <table:table-cell/>
        </table:table-row>
        <table:table-row table:style-name="ro1">
          <table:table-cell office:value-type="float" office:value="104" calcext:value-type="float">
            <text:p>104</text:p>
          </table:table-cell>
          <table:table-cell office:value-type="float" office:value="0.056644" calcext:value-type="float">
            <text:p>0.056644</text:p>
          </table:table-cell>
          <table:table-cell office:value-type="float" office:value="0.56414" calcext:value-type="float">
            <text:p>0.56414</text:p>
          </table:table-cell>
          <table:table-cell office:value-type="float" office:value="0.829026" calcext:value-type="float">
            <text:p>0.829026</text:p>
          </table:table-cell>
          <table:table-cell office:value-type="float" office:value="0.835576" calcext:value-type="float">
            <text:p>0.835576</text:p>
          </table:table-cell>
          <table:table-cell office:value-type="float" office:value="0.837144" calcext:value-type="float">
            <text:p>0.837144</text:p>
          </table:table-cell>
          <table:table-cell office:value-type="float" office:value="0.839016" calcext:value-type="float">
            <text:p>0.839016</text:p>
          </table:table-cell>
          <table:table-cell office:value-type="float" office:value="0.839502" calcext:value-type="float">
            <text:p>0.839502</text:p>
          </table:table-cell>
          <table:table-cell office:value-type="float" office:value="0.83969" calcext:value-type="float">
            <text:p>0.83969</text:p>
          </table:table-cell>
          <table:table-cell office:value-type="float" office:value="0.839994" calcext:value-type="float">
            <text:p>0.839994</text:p>
          </table:table-cell>
          <table:table-cell office:value-type="float" office:value="0.840177" calcext:value-type="float">
            <text:p>0.840177</text:p>
          </table:table-cell>
          <table:table-cell office:value-type="float" office:value="0.853091" calcext:value-type="float">
            <text:p>0.85309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1736" calcext:value-type="float">
            <text:p>0.811736</text:p>
          </table:table-cell>
          <table:table-cell/>
        </table:table-row>
        <table:table-row table:style-name="ro1">
          <table:table-cell office:value-type="float" office:value="105" calcext:value-type="float">
            <text:p>105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572661" calcext:value-type="float">
            <text:p>0.572661</text:p>
          </table:table-cell>
          <table:table-cell office:value-type="float" office:value="0.827397" calcext:value-type="float">
            <text:p>0.827397</text:p>
          </table:table-cell>
          <table:table-cell office:value-type="float" office:value="0.836103" calcext:value-type="float">
            <text:p>0.836103</text:p>
          </table:table-cell>
          <table:table-cell office:value-type="float" office:value="0.837892" calcext:value-type="float">
            <text:p>0.837892</text:p>
          </table:table-cell>
          <table:table-cell office:value-type="float" office:value="0.839292" calcext:value-type="float">
            <text:p>0.839292</text:p>
          </table:table-cell>
          <table:table-cell office:value-type="float" office:value="0.839624" calcext:value-type="float">
            <text:p>0.839624</text:p>
          </table:table-cell>
          <table:table-cell office:value-type="float" office:value="0.839868" calcext:value-type="float">
            <text:p>0.839868</text:p>
          </table:table-cell>
          <table:table-cell office:value-type="float" office:value="0.840072" calcext:value-type="float">
            <text:p>0.840072</text:p>
          </table:table-cell>
          <table:table-cell office:value-type="float" office:value="0.84017" calcext:value-type="float">
            <text:p>0.84017</text:p>
          </table:table-cell>
          <table:table-cell office:value-type="float" office:value="0.853764" calcext:value-type="float">
            <text:p>0.85376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684" calcext:value-type="float">
            <text:p>0.812684</text:p>
          </table:table-cell>
          <table:table-cell/>
        </table:table-row>
        <table:table-row table:style-name="ro1">
          <table:table-cell office:value-type="float" office:value="106" calcext:value-type="float">
            <text:p>106</text:p>
          </table:table-cell>
          <table:table-cell office:value-type="float" office:value="0.031379" calcext:value-type="float">
            <text:p>0.031379</text:p>
          </table:table-cell>
          <table:table-cell office:value-type="float" office:value="0.645298" calcext:value-type="float">
            <text:p>0.645298</text:p>
          </table:table-cell>
          <table:table-cell office:value-type="float" office:value="0.825294" calcext:value-type="float">
            <text:p>0.825294</text:p>
          </table:table-cell>
          <table:table-cell office:value-type="float" office:value="0.835836" calcext:value-type="float">
            <text:p>0.835836</text:p>
          </table:table-cell>
          <table:table-cell office:value-type="float" office:value="0.837966" calcext:value-type="float">
            <text:p>0.837966</text:p>
          </table:table-cell>
          <table:table-cell office:value-type="float" office:value="0.839346" calcext:value-type="float">
            <text:p>0.839346</text:p>
          </table:table-cell>
          <table:table-cell office:value-type="float" office:value="0.839625" calcext:value-type="float">
            <text:p>0.839625</text:p>
          </table:table-cell>
          <table:table-cell office:value-type="float" office:value="0.83987" calcext:value-type="float">
            <text:p>0.83987</text:p>
          </table:table-cell>
          <table:table-cell office:value-type="float" office:value="0.84006" calcext:value-type="float">
            <text:p>0.84006</text:p>
          </table:table-cell>
          <table:table-cell office:value-type="float" office:value="0.840186" calcext:value-type="float">
            <text:p>0.840186</text:p>
          </table:table-cell>
          <table:table-cell office:value-type="float" office:value="0.858914" calcext:value-type="float">
            <text:p>0.85891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0239" calcext:value-type="float">
            <text:p>0.820239</text:p>
          </table:table-cell>
          <table:table-cell/>
        </table:table-row>
        <table:table-row table:style-name="ro1">
          <table:table-cell office:value-type="float" office:value="107" calcext:value-type="float">
            <text:p>107</text:p>
          </table:table-cell>
          <table:table-cell office:value-type="float" office:value="0.046414" calcext:value-type="float">
            <text:p>0.046414</text:p>
          </table:table-cell>
          <table:table-cell office:value-type="float" office:value="0.569021" calcext:value-type="float">
            <text:p>0.569021</text:p>
          </table:table-cell>
          <table:table-cell office:value-type="float" office:value="0.818764" calcext:value-type="float">
            <text:p>0.818764</text:p>
          </table:table-cell>
          <table:table-cell office:value-type="float" office:value="0.832954" calcext:value-type="float">
            <text:p>0.832954</text:p>
          </table:table-cell>
          <table:table-cell office:value-type="float" office:value="0.836608" calcext:value-type="float">
            <text:p>0.836608</text:p>
          </table:table-cell>
          <table:table-cell office:value-type="float" office:value="0.838736" calcext:value-type="float">
            <text:p>0.838736</text:p>
          </table:table-cell>
          <table:table-cell office:value-type="float" office:value="0.839507" calcext:value-type="float">
            <text:p>0.839507</text:p>
          </table:table-cell>
          <table:table-cell office:value-type="float" office:value="0.839737" calcext:value-type="float">
            <text:p>0.839737</text:p>
          </table:table-cell>
          <table:table-cell office:value-type="float" office:value="0.840039" calcext:value-type="float">
            <text:p>0.840039</text:p>
          </table:table-cell>
          <table:table-cell office:value-type="float" office:value="0.840183" calcext:value-type="float">
            <text:p>0.840183</text:p>
          </table:table-cell>
          <table:table-cell office:value-type="float" office:value="0.858078" calcext:value-type="float">
            <text:p>0.85807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1363" calcext:value-type="float">
            <text:p>0.811363</text:p>
          </table:table-cell>
          <table:table-cell/>
        </table:table-row>
        <table:table-row table:style-name="ro1">
          <table:table-cell office:value-type="float" office:value="108" calcext:value-type="float">
            <text:p>108</text:p>
          </table:table-cell>
          <table:table-cell office:value-type="float" office:value="0.045218" calcext:value-type="float">
            <text:p>0.045218</text:p>
          </table:table-cell>
          <table:table-cell office:value-type="float" office:value="0.613371" calcext:value-type="float">
            <text:p>0.613371</text:p>
          </table:table-cell>
          <table:table-cell office:value-type="float" office:value="0.815421" calcext:value-type="float">
            <text:p>0.815421</text:p>
          </table:table-cell>
          <table:table-cell office:value-type="float" office:value="0.83072" calcext:value-type="float">
            <text:p>0.83072</text:p>
          </table:table-cell>
          <table:table-cell office:value-type="float" office:value="0.83653" calcext:value-type="float">
            <text:p>0.83653</text:p>
          </table:table-cell>
          <table:table-cell office:value-type="float" office:value="0.838679" calcext:value-type="float">
            <text:p>0.838679</text:p>
          </table:table-cell>
          <table:table-cell office:value-type="float" office:value="0.839413" calcext:value-type="float">
            <text:p>0.839413</text:p>
          </table:table-cell>
          <table:table-cell office:value-type="float" office:value="0.839687" calcext:value-type="float">
            <text:p>0.839687</text:p>
          </table:table-cell>
          <table:table-cell office:value-type="float" office:value="0.840038" calcext:value-type="float">
            <text:p>0.840038</text:p>
          </table:table-cell>
          <table:table-cell office:value-type="float" office:value="0.840176" calcext:value-type="float">
            <text:p>0.840176</text:p>
          </table:table-cell>
          <table:table-cell office:value-type="float" office:value="0.857161" calcext:value-type="float">
            <text:p>0.85716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512" calcext:value-type="float">
            <text:p>0.81512</text:p>
          </table:table-cell>
          <table:table-cell/>
        </table:table-row>
        <table:table-row table:style-name="ro1">
          <table:table-cell office:value-type="float" office:value="109" calcext:value-type="float">
            <text:p>109</text:p>
          </table:table-cell>
          <table:table-cell office:value-type="float" office:value="0.007908" calcext:value-type="float">
            <text:p>0.007908</text:p>
          </table:table-cell>
          <table:table-cell office:value-type="float" office:value="0.489283" calcext:value-type="float">
            <text:p>0.489283</text:p>
          </table:table-cell>
          <table:table-cell office:value-type="float" office:value="0.809115" calcext:value-type="float">
            <text:p>0.809115</text:p>
          </table:table-cell>
          <table:table-cell office:value-type="float" office:value="0.828208" calcext:value-type="float">
            <text:p>0.828208</text:p>
          </table:table-cell>
          <table:table-cell office:value-type="float" office:value="0.835185" calcext:value-type="float">
            <text:p>0.835185</text:p>
          </table:table-cell>
          <table:table-cell office:value-type="float" office:value="0.83849" calcext:value-type="float">
            <text:p>0.83849</text:p>
          </table:table-cell>
          <table:table-cell office:value-type="float" office:value="0.839293" calcext:value-type="float">
            <text:p>0.839293</text:p>
          </table:table-cell>
          <table:table-cell office:value-type="float" office:value="0.839551" calcext:value-type="float">
            <text:p>0.839551</text:p>
          </table:table-cell>
          <table:table-cell office:value-type="float" office:value="0.839906" calcext:value-type="float">
            <text:p>0.839906</text:p>
          </table:table-cell>
          <table:table-cell office:value-type="float" office:value="0.840179" calcext:value-type="float">
            <text:p>0.840179</text:p>
          </table:table-cell>
          <table:table-cell office:value-type="float" office:value="0.855361" calcext:value-type="float">
            <text:p>0.85536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1457" calcext:value-type="float">
            <text:p>0.801457</text:p>
          </table:table-cell>
          <table:table-cell/>
        </table:table-row>
        <table:table-row table:style-name="ro1">
          <table:table-cell office:value-type="float" office:value="110" calcext:value-type="float">
            <text:p>110</text:p>
          </table:table-cell>
          <table:table-cell office:value-type="float" office:value="0.011885" calcext:value-type="float">
            <text:p>0.011885</text:p>
          </table:table-cell>
          <table:table-cell office:value-type="float" office:value="0.555974" calcext:value-type="float">
            <text:p>0.555974</text:p>
          </table:table-cell>
          <table:table-cell office:value-type="float" office:value="0.811694" calcext:value-type="float">
            <text:p>0.811694</text:p>
          </table:table-cell>
          <table:table-cell office:value-type="float" office:value="0.828989" calcext:value-type="float">
            <text:p>0.828989</text:p>
          </table:table-cell>
          <table:table-cell office:value-type="float" office:value="0.834921" calcext:value-type="float">
            <text:p>0.834921</text:p>
          </table:table-cell>
          <table:table-cell office:value-type="float" office:value="0.838072" calcext:value-type="float">
            <text:p>0.838072</text:p>
          </table:table-cell>
          <table:table-cell office:value-type="float" office:value="0.839224" calcext:value-type="float">
            <text:p>0.839224</text:p>
          </table:table-cell>
          <table:table-cell office:value-type="float" office:value="0.839449" calcext:value-type="float">
            <text:p>0.839449</text:p>
          </table:table-cell>
          <table:table-cell office:value-type="float" office:value="0.839826" calcext:value-type="float">
            <text:p>0.839826</text:p>
          </table:table-cell>
          <table:table-cell office:value-type="float" office:value="0.840171" calcext:value-type="float">
            <text:p>0.840171</text:p>
          </table:table-cell>
          <table:table-cell office:value-type="float" office:value="0.859703" calcext:value-type="float">
            <text:p>0.85970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8802" calcext:value-type="float">
            <text:p>0.808802</text:p>
          </table:table-cell>
          <table:table-cell/>
        </table:table-row>
        <table:table-row table:style-name="ro1">
          <table:table-cell office:value-type="float" office:value="111" calcext:value-type="float">
            <text:p>111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529992" calcext:value-type="float">
            <text:p>0.529992</text:p>
          </table:table-cell>
          <table:table-cell office:value-type="float" office:value="0.808606" calcext:value-type="float">
            <text:p>0.808606</text:p>
          </table:table-cell>
          <table:table-cell office:value-type="float" office:value="0.826372" calcext:value-type="float">
            <text:p>0.826372</text:p>
          </table:table-cell>
          <table:table-cell office:value-type="float" office:value="0.834466" calcext:value-type="float">
            <text:p>0.834466</text:p>
          </table:table-cell>
          <table:table-cell office:value-type="float" office:value="0.837578" calcext:value-type="float">
            <text:p>0.837578</text:p>
          </table:table-cell>
          <table:table-cell office:value-type="float" office:value="0.839247" calcext:value-type="float">
            <text:p>0.839247</text:p>
          </table:table-cell>
          <table:table-cell office:value-type="float" office:value="0.839489" calcext:value-type="float">
            <text:p>0.839489</text:p>
          </table:table-cell>
          <table:table-cell office:value-type="float" office:value="0.83992" calcext:value-type="float">
            <text:p>0.83992</text:p>
          </table:table-cell>
          <table:table-cell office:value-type="float" office:value="0.840205" calcext:value-type="float">
            <text:p>0.840205</text:p>
          </table:table-cell>
          <table:table-cell office:value-type="float" office:value="0.860028" calcext:value-type="float">
            <text:p>0.86002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559" calcext:value-type="float">
            <text:p>0.80559</text:p>
          </table:table-cell>
          <table:table-cell/>
        </table:table-row>
        <table:table-row table:style-name="ro1">
          <table:table-cell office:value-type="float" office:value="112" calcext:value-type="float">
            <text:p>112</text:p>
          </table:table-cell>
          <table:table-cell office:value-type="float" office:value="0.056552" calcext:value-type="float">
            <text:p>0.056552</text:p>
          </table:table-cell>
          <table:table-cell office:value-type="float" office:value="0.49474" calcext:value-type="float">
            <text:p>0.49474</text:p>
          </table:table-cell>
          <table:table-cell office:value-type="float" office:value="0.806061" calcext:value-type="float">
            <text:p>0.806061</text:p>
          </table:table-cell>
          <table:table-cell office:value-type="float" office:value="0.82566" calcext:value-type="float">
            <text:p>0.82566</text:p>
          </table:table-cell>
          <table:table-cell office:value-type="float" office:value="0.833237" calcext:value-type="float">
            <text:p>0.833237</text:p>
          </table:table-cell>
          <table:table-cell office:value-type="float" office:value="0.837438" calcext:value-type="float">
            <text:p>0.837438</text:p>
          </table:table-cell>
          <table:table-cell office:value-type="float" office:value="0.8391" calcext:value-type="float">
            <text:p>0.8391</text:p>
          </table:table-cell>
          <table:table-cell office:value-type="float" office:value="0.839545" calcext:value-type="float">
            <text:p>0.839545</text:p>
          </table:table-cell>
          <table:table-cell office:value-type="float" office:value="0.840061" calcext:value-type="float">
            <text:p>0.840061</text:p>
          </table:table-cell>
          <table:table-cell office:value-type="float" office:value="0.8402" calcext:value-type="float">
            <text:p>0.8402</text:p>
          </table:table-cell>
          <table:table-cell office:value-type="float" office:value="0.862075" calcext:value-type="float">
            <text:p>0.86207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1812" calcext:value-type="float">
            <text:p>0.801812</text:p>
          </table:table-cell>
          <table:table-cell/>
        </table:table-row>
        <table:table-row table:style-name="ro1">
          <table:table-cell office:value-type="float" office:value="113" calcext:value-type="float">
            <text:p>113</text:p>
          </table:table-cell>
          <table:table-cell office:value-type="float" office:value="0.024437" calcext:value-type="float">
            <text:p>0.024437</text:p>
          </table:table-cell>
          <table:table-cell office:value-type="float" office:value="0.355203" calcext:value-type="float">
            <text:p>0.355203</text:p>
          </table:table-cell>
          <table:table-cell office:value-type="float" office:value="0.790653" calcext:value-type="float">
            <text:p>0.790653</text:p>
          </table:table-cell>
          <table:table-cell office:value-type="float" office:value="0.823783" calcext:value-type="float">
            <text:p>0.823783</text:p>
          </table:table-cell>
          <table:table-cell office:value-type="float" office:value="0.829221" calcext:value-type="float">
            <text:p>0.829221</text:p>
          </table:table-cell>
          <table:table-cell office:value-type="float" office:value="0.83518" calcext:value-type="float">
            <text:p>0.83518</text:p>
          </table:table-cell>
          <table:table-cell office:value-type="float" office:value="0.838652" calcext:value-type="float">
            <text:p>0.838652</text:p>
          </table:table-cell>
          <table:table-cell office:value-type="float" office:value="0.83939" calcext:value-type="float">
            <text:p>0.83939</text:p>
          </table:table-cell>
          <table:table-cell office:value-type="float" office:value="0.839821" calcext:value-type="float">
            <text:p>0.839821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59405" calcext:value-type="float">
            <text:p>0.85940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85145" calcext:value-type="float">
            <text:p>0.785145</text:p>
          </table:table-cell>
          <table:table-cell/>
        </table:table-row>
        <table:table-row table:style-name="ro1">
          <table:table-cell office:value-type="float" office:value="114" calcext:value-type="float">
            <text:p>114</text:p>
          </table:table-cell>
          <table:table-cell office:value-type="float" office:value="0.001103" calcext:value-type="float">
            <text:p>0.001103</text:p>
          </table:table-cell>
          <table:table-cell office:value-type="float" office:value="0.413155" calcext:value-type="float">
            <text:p>0.413155</text:p>
          </table:table-cell>
          <table:table-cell office:value-type="float" office:value="0.807934" calcext:value-type="float">
            <text:p>0.807934</text:p>
          </table:table-cell>
          <table:table-cell office:value-type="float" office:value="0.827346" calcext:value-type="float">
            <text:p>0.827346</text:p>
          </table:table-cell>
          <table:table-cell office:value-type="float" office:value="0.835469" calcext:value-type="float">
            <text:p>0.835469</text:p>
          </table:table-cell>
          <table:table-cell office:value-type="float" office:value="0.838623" calcext:value-type="float">
            <text:p>0.838623</text:p>
          </table:table-cell>
          <table:table-cell office:value-type="float" office:value="0.839354" calcext:value-type="float">
            <text:p>0.839354</text:p>
          </table:table-cell>
          <table:table-cell office:value-type="float" office:value="0.839655" calcext:value-type="float">
            <text:p>0.839655</text:p>
          </table:table-cell>
          <table:table-cell office:value-type="float" office:value="0.840018" calcext:value-type="float">
            <text:p>0.840018</text:p>
          </table:table-cell>
          <table:table-cell office:value-type="float" office:value="0.840201" calcext:value-type="float">
            <text:p>0.840201</text:p>
          </table:table-cell>
          <table:table-cell office:value-type="float" office:value="0.861101" calcext:value-type="float">
            <text:p>0.86110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4286" calcext:value-type="float">
            <text:p>0.794286</text:p>
          </table:table-cell>
          <table:table-cell/>
        </table:table-row>
        <table:table-row table:style-name="ro1">
          <table:table-cell office:value-type="float" office:value="115" calcext:value-type="float">
            <text:p>11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454159" calcext:value-type="float">
            <text:p>0.454159</text:p>
          </table:table-cell>
          <table:table-cell office:value-type="float" office:value="0.813511" calcext:value-type="float">
            <text:p>0.813511</text:p>
          </table:table-cell>
          <table:table-cell office:value-type="float" office:value="0.831407" calcext:value-type="float">
            <text:p>0.831407</text:p>
          </table:table-cell>
          <table:table-cell office:value-type="float" office:value="0.837597" calcext:value-type="float">
            <text:p>0.837597</text:p>
          </table:table-cell>
          <table:table-cell office:value-type="float" office:value="0.839225" calcext:value-type="float">
            <text:p>0.839225</text:p>
          </table:table-cell>
          <table:table-cell office:value-type="float" office:value="0.839503" calcext:value-type="float">
            <text:p>0.839503</text:p>
          </table:table-cell>
          <table:table-cell office:value-type="float" office:value="0.839774" calcext:value-type="float">
            <text:p>0.839774</text:p>
          </table:table-cell>
          <table:table-cell office:value-type="float" office:value="0.840111" calcext:value-type="float">
            <text:p>0.840111</text:p>
          </table:table-cell>
          <table:table-cell office:value-type="float" office:value="0.840232" calcext:value-type="float">
            <text:p>0.840232</text:p>
          </table:table-cell>
          <table:table-cell office:value-type="float" office:value="0.855721" calcext:value-type="float">
            <text:p>0.85572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9124" calcext:value-type="float">
            <text:p>0.799124</text:p>
          </table:table-cell>
          <table:table-cell/>
        </table:table-row>
        <table:table-row table:style-name="ro1">
          <table:table-cell office:value-type="float" office:value="116" calcext:value-type="float">
            <text:p>116</text:p>
          </table:table-cell>
          <table:table-cell office:value-type="float" office:value="0.000253" calcext:value-type="float">
            <text:p>0.000253</text:p>
          </table:table-cell>
          <table:table-cell office:value-type="float" office:value="0.458144" calcext:value-type="float">
            <text:p>0.458144</text:p>
          </table:table-cell>
          <table:table-cell office:value-type="float" office:value="0.815997" calcext:value-type="float">
            <text:p>0.815997</text:p>
          </table:table-cell>
          <table:table-cell office:value-type="float" office:value="0.834947" calcext:value-type="float">
            <text:p>0.834947</text:p>
          </table:table-cell>
          <table:table-cell office:value-type="float" office:value="0.838741" calcext:value-type="float">
            <text:p>0.838741</text:p>
          </table:table-cell>
          <table:table-cell office:value-type="float" office:value="0.839269" calcext:value-type="float">
            <text:p>0.839269</text:p>
          </table:table-cell>
          <table:table-cell office:value-type="float" office:value="0.839495" calcext:value-type="float">
            <text:p>0.839495</text:p>
          </table:table-cell>
          <table:table-cell office:value-type="float" office:value="0.839624" calcext:value-type="float">
            <text:p>0.839624</text:p>
          </table:table-cell>
          <table:table-cell office:value-type="float" office:value="0.839984" calcext:value-type="float">
            <text:p>0.839984</text:p>
          </table:table-cell>
          <table:table-cell office:value-type="float" office:value="0.840195" calcext:value-type="float">
            <text:p>0.840195</text:p>
          </table:table-cell>
          <table:table-cell office:value-type="float" office:value="0.856448" calcext:value-type="float">
            <text:p>0.85644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0284" calcext:value-type="float">
            <text:p>0.800284</text:p>
          </table:table-cell>
          <table:table-cell/>
        </table:table-row>
        <table:table-row table:style-name="ro1">
          <table:table-cell office:value-type="float" office:value="117" calcext:value-type="float">
            <text:p>117</text:p>
          </table:table-cell>
          <table:table-cell office:value-type="float" office:value="0.084782" calcext:value-type="float">
            <text:p>0.084782</text:p>
          </table:table-cell>
          <table:table-cell office:value-type="float" office:value="0.725687" calcext:value-type="float">
            <text:p>0.725687</text:p>
          </table:table-cell>
          <table:table-cell office:value-type="float" office:value="0.826872" calcext:value-type="float">
            <text:p>0.826872</text:p>
          </table:table-cell>
          <table:table-cell office:value-type="float" office:value="0.835971" calcext:value-type="float">
            <text:p>0.835971</text:p>
          </table:table-cell>
          <table:table-cell office:value-type="float" office:value="0.838739" calcext:value-type="float">
            <text:p>0.838739</text:p>
          </table:table-cell>
          <table:table-cell office:value-type="float" office:value="0.839294" calcext:value-type="float">
            <text:p>0.839294</text:p>
          </table:table-cell>
          <table:table-cell office:value-type="float" office:value="0.839509" calcext:value-type="float">
            <text:p>0.839509</text:p>
          </table:table-cell>
          <table:table-cell office:value-type="float" office:value="0.839615" calcext:value-type="float">
            <text:p>0.839615</text:p>
          </table:table-cell>
          <table:table-cell office:value-type="float" office:value="0.839856" calcext:value-type="float">
            <text:p>0.839856</text:p>
          </table:table-cell>
          <table:table-cell office:value-type="float" office:value="0.840183" calcext:value-type="float">
            <text:p>0.840183</text:p>
          </table:table-cell>
          <table:table-cell office:value-type="float" office:value="0.857525" calcext:value-type="float">
            <text:p>0.85752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8325" calcext:value-type="float">
            <text:p>0.828325</text:p>
          </table:table-cell>
          <table:table-cell/>
        </table:table-row>
        <table:table-row table:style-name="ro1">
          <table:table-cell office:value-type="float" office:value="118" calcext:value-type="float">
            <text:p>118</text:p>
          </table:table-cell>
          <table:table-cell office:value-type="float" office:value="0.003839" calcext:value-type="float">
            <text:p>0.003839</text:p>
          </table:table-cell>
          <table:table-cell office:value-type="float" office:value="0.536341" calcext:value-type="float">
            <text:p>0.536341</text:p>
          </table:table-cell>
          <table:table-cell office:value-type="float" office:value="0.822006" calcext:value-type="float">
            <text:p>0.822006</text:p>
          </table:table-cell>
          <table:table-cell office:value-type="float" office:value="0.830964" calcext:value-type="float">
            <text:p>0.830964</text:p>
          </table:table-cell>
          <table:table-cell office:value-type="float" office:value="0.836667" calcext:value-type="float">
            <text:p>0.836667</text:p>
          </table:table-cell>
          <table:table-cell office:value-type="float" office:value="0.839048" calcext:value-type="float">
            <text:p>0.839048</text:p>
          </table:table-cell>
          <table:table-cell office:value-type="float" office:value="0.839444" calcext:value-type="float">
            <text:p>0.839444</text:p>
          </table:table-cell>
          <table:table-cell office:value-type="float" office:value="0.839595" calcext:value-type="float">
            <text:p>0.839595</text:p>
          </table:table-cell>
          <table:table-cell office:value-type="float" office:value="0.839733" calcext:value-type="float">
            <text:p>0.839733</text:p>
          </table:table-cell>
          <table:table-cell office:value-type="float" office:value="0.840132" calcext:value-type="float">
            <text:p>0.840132</text:p>
          </table:table-cell>
          <table:table-cell office:value-type="float" office:value="0.857597" calcext:value-type="float">
            <text:p>0.85759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8153" calcext:value-type="float">
            <text:p>0.808153</text:p>
          </table:table-cell>
          <table:table-cell/>
        </table:table-row>
        <table:table-row table:style-name="ro1">
          <table:table-cell office:value-type="float" office:value="119" calcext:value-type="float">
            <text:p>119</text:p>
          </table:table-cell>
          <table:table-cell office:value-type="float" office:value="0.000483" calcext:value-type="float">
            <text:p>0.000483</text:p>
          </table:table-cell>
          <table:table-cell office:value-type="float" office:value="0.222089" calcext:value-type="float">
            <text:p>0.222089</text:p>
          </table:table-cell>
          <table:table-cell office:value-type="float" office:value="0.817276" calcext:value-type="float">
            <text:p>0.817276</text:p>
          </table:table-cell>
          <table:table-cell office:value-type="float" office:value="0.829031" calcext:value-type="float">
            <text:p>0.829031</text:p>
          </table:table-cell>
          <table:table-cell office:value-type="float" office:value="0.836361" calcext:value-type="float">
            <text:p>0.836361</text:p>
          </table:table-cell>
          <table:table-cell office:value-type="float" office:value="0.839026" calcext:value-type="float">
            <text:p>0.839026</text:p>
          </table:table-cell>
          <table:table-cell office:value-type="float" office:value="0.839514" calcext:value-type="float">
            <text:p>0.839514</text:p>
          </table:table-cell>
          <table:table-cell office:value-type="float" office:value="0.839637" calcext:value-type="float">
            <text:p>0.839637</text:p>
          </table:table-cell>
          <table:table-cell office:value-type="float" office:value="0.83992" calcext:value-type="float">
            <text:p>0.83992</text:p>
          </table:table-cell>
          <table:table-cell office:value-type="float" office:value="0.840167" calcext:value-type="float">
            <text:p>0.840167</text:p>
          </table:table-cell>
          <table:table-cell office:value-type="float" office:value="0.856661" calcext:value-type="float">
            <text:p>0.85666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75968" calcext:value-type="float">
            <text:p>0.775968</text:p>
          </table:table-cell>
          <table:table-cell/>
        </table:table-row>
        <table:table-row table:style-name="ro1">
          <table:table-cell office:value-type="float" office:value="120" calcext:value-type="float">
            <text:p>120</text:p>
          </table:table-cell>
          <table:table-cell office:value-type="float" office:value="0.051931" calcext:value-type="float">
            <text:p>0.051931</text:p>
          </table:table-cell>
          <table:table-cell office:value-type="float" office:value="0.498143" calcext:value-type="float">
            <text:p>0.498143</text:p>
          </table:table-cell>
          <table:table-cell office:value-type="float" office:value="0.822894" calcext:value-type="float">
            <text:p>0.822894</text:p>
          </table:table-cell>
          <table:table-cell office:value-type="float" office:value="0.829941" calcext:value-type="float">
            <text:p>0.829941</text:p>
          </table:table-cell>
          <table:table-cell office:value-type="float" office:value="0.83722" calcext:value-type="float">
            <text:p>0.83722</text:p>
          </table:table-cell>
          <table:table-cell office:value-type="float" office:value="0.839053" calcext:value-type="float">
            <text:p>0.839053</text:p>
          </table:table-cell>
          <table:table-cell office:value-type="float" office:value="0.839455" calcext:value-type="float">
            <text:p>0.839455</text:p>
          </table:table-cell>
          <table:table-cell office:value-type="float" office:value="0.839625" calcext:value-type="float">
            <text:p>0.839625</text:p>
          </table:table-cell>
          <table:table-cell office:value-type="float" office:value="0.83983" calcext:value-type="float">
            <text:p>0.83983</text:p>
          </table:table-cell>
          <table:table-cell office:value-type="float" office:value="0.840107" calcext:value-type="float">
            <text:p>0.840107</text:p>
          </table:table-cell>
          <table:table-cell office:value-type="float" office:value="0.856279" calcext:value-type="float">
            <text:p>0.85627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4255" calcext:value-type="float">
            <text:p>0.804255</text:p>
          </table:table-cell>
          <table:table-cell/>
        </table:table-row>
        <table:table-row table:style-name="ro1">
          <table:table-cell office:value-type="float" office:value="121" calcext:value-type="float">
            <text:p>121</text:p>
          </table:table-cell>
          <table:table-cell office:value-type="float" office:value="0.056644" calcext:value-type="float">
            <text:p>0.056644</text:p>
          </table:table-cell>
          <table:table-cell office:value-type="float" office:value="0.695641" calcext:value-type="float">
            <text:p>0.695641</text:p>
          </table:table-cell>
          <table:table-cell office:value-type="float" office:value="0.824937" calcext:value-type="float">
            <text:p>0.824937</text:p>
          </table:table-cell>
          <table:table-cell office:value-type="float" office:value="0.832972" calcext:value-type="float">
            <text:p>0.832972</text:p>
          </table:table-cell>
          <table:table-cell office:value-type="float" office:value="0.837063" calcext:value-type="float">
            <text:p>0.837063</text:p>
          </table:table-cell>
          <table:table-cell office:value-type="float" office:value="0.838932" calcext:value-type="float">
            <text:p>0.838932</text:p>
          </table:table-cell>
          <table:table-cell office:value-type="float" office:value="0.839338" calcext:value-type="float">
            <text:p>0.839338</text:p>
          </table:table-cell>
          <table:table-cell office:value-type="float" office:value="0.839699" calcext:value-type="float">
            <text:p>0.839699</text:p>
          </table:table-cell>
          <table:table-cell office:value-type="float" office:value="0.84006" calcext:value-type="float">
            <text:p>0.84006</text:p>
          </table:table-cell>
          <table:table-cell office:value-type="float" office:value="0.841229" calcext:value-type="float">
            <text:p>0.841229</text:p>
          </table:table-cell>
          <table:table-cell office:value-type="float" office:value="0.861457" calcext:value-type="float">
            <text:p>0.86145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5133" calcext:value-type="float">
            <text:p>0.825133</text:p>
          </table:table-cell>
          <table:table-cell/>
        </table:table-row>
        <table:table-row table:style-name="ro1">
          <table:table-cell office:value-type="float" office:value="122" calcext:value-type="float">
            <text:p>122</text:p>
          </table:table-cell>
          <table:table-cell office:value-type="float" office:value="0.080644" calcext:value-type="float">
            <text:p>0.080644</text:p>
          </table:table-cell>
          <table:table-cell office:value-type="float" office:value="0.638122" calcext:value-type="float">
            <text:p>0.638122</text:p>
          </table:table-cell>
          <table:table-cell office:value-type="float" office:value="0.822011" calcext:value-type="float">
            <text:p>0.822011</text:p>
          </table:table-cell>
          <table:table-cell office:value-type="float" office:value="0.830954" calcext:value-type="float">
            <text:p>0.830954</text:p>
          </table:table-cell>
          <table:table-cell office:value-type="float" office:value="0.836397" calcext:value-type="float">
            <text:p>0.836397</text:p>
          </table:table-cell>
          <table:table-cell office:value-type="float" office:value="0.838769" calcext:value-type="float">
            <text:p>0.838769</text:p>
          </table:table-cell>
          <table:table-cell office:value-type="float" office:value="0.839438" calcext:value-type="float">
            <text:p>0.839438</text:p>
          </table:table-cell>
          <table:table-cell office:value-type="float" office:value="0.83973" calcext:value-type="float">
            <text:p>0.83973</text:p>
          </table:table-cell>
          <table:table-cell office:value-type="float" office:value="0.840154" calcext:value-type="float">
            <text:p>0.840154</text:p>
          </table:table-cell>
          <table:table-cell office:value-type="float" office:value="0.844785" calcext:value-type="float">
            <text:p>0.844785</text:p>
          </table:table-cell>
          <table:table-cell office:value-type="float" office:value="0.865978" calcext:value-type="float">
            <text:p>0.86597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9634" calcext:value-type="float">
            <text:p>0.819634</text:p>
          </table:table-cell>
          <table:table-cell/>
        </table:table-row>
        <table:table-row table:style-name="ro1">
          <table:table-cell office:value-type="float" office:value="123" calcext:value-type="float">
            <text:p>123</text:p>
          </table:table-cell>
          <table:table-cell office:value-type="float" office:value="0.02869" calcext:value-type="float">
            <text:p>0.02869</text:p>
          </table:table-cell>
          <table:table-cell office:value-type="float" office:value="0.629617" calcext:value-type="float">
            <text:p>0.629617</text:p>
          </table:table-cell>
          <table:table-cell office:value-type="float" office:value="0.819137" calcext:value-type="float">
            <text:p>0.819137</text:p>
          </table:table-cell>
          <table:table-cell office:value-type="float" office:value="0.829694" calcext:value-type="float">
            <text:p>0.829694</text:p>
          </table:table-cell>
          <table:table-cell office:value-type="float" office:value="0.836336" calcext:value-type="float">
            <text:p>0.836336</text:p>
          </table:table-cell>
          <table:table-cell office:value-type="float" office:value="0.838215" calcext:value-type="float">
            <text:p>0.838215</text:p>
          </table:table-cell>
          <table:table-cell office:value-type="float" office:value="0.83922" calcext:value-type="float">
            <text:p>0.83922</text:p>
          </table:table-cell>
          <table:table-cell office:value-type="float" office:value="0.839616" calcext:value-type="float">
            <text:p>0.839616</text:p>
          </table:table-cell>
          <table:table-cell office:value-type="float" office:value="0.840038" calcext:value-type="float">
            <text:p>0.840038</text:p>
          </table:table-cell>
          <table:table-cell office:value-type="float" office:value="0.841952" calcext:value-type="float">
            <text:p>0.841952</text:p>
          </table:table-cell>
          <table:table-cell office:value-type="float" office:value="0.861771" calcext:value-type="float">
            <text:p>0.86177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56" calcext:value-type="float">
            <text:p>0.81756</text:p>
          </table:table-cell>
          <table:table-cell/>
        </table:table-row>
        <table:table-row table:style-name="ro1">
          <table:table-cell office:value-type="float" office:value="124" calcext:value-type="float">
            <text:p>124</text:p>
          </table:table-cell>
          <table:table-cell office:value-type="float" office:value="0.050989" calcext:value-type="float">
            <text:p>0.050989</text:p>
          </table:table-cell>
          <table:table-cell office:value-type="float" office:value="0.483593" calcext:value-type="float">
            <text:p>0.483593</text:p>
          </table:table-cell>
          <table:table-cell office:value-type="float" office:value="0.816384" calcext:value-type="float">
            <text:p>0.816384</text:p>
          </table:table-cell>
          <table:table-cell office:value-type="float" office:value="0.828277" calcext:value-type="float">
            <text:p>0.828277</text:p>
          </table:table-cell>
          <table:table-cell office:value-type="float" office:value="0.835576" calcext:value-type="float">
            <text:p>0.835576</text:p>
          </table:table-cell>
          <table:table-cell office:value-type="float" office:value="0.83827" calcext:value-type="float">
            <text:p>0.83827</text:p>
          </table:table-cell>
          <table:table-cell office:value-type="float" office:value="0.839239" calcext:value-type="float">
            <text:p>0.839239</text:p>
          </table:table-cell>
          <table:table-cell office:value-type="float" office:value="0.839654" calcext:value-type="float">
            <text:p>0.839654</text:p>
          </table:table-cell>
          <table:table-cell office:value-type="float" office:value="0.840062" calcext:value-type="float">
            <text:p>0.840062</text:p>
          </table:table-cell>
          <table:table-cell office:value-type="float" office:value="0.843925" calcext:value-type="float">
            <text:p>0.843925</text:p>
          </table:table-cell>
          <table:table-cell office:value-type="float" office:value="0.868454" calcext:value-type="float">
            <text:p>0.86845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3343" calcext:value-type="float">
            <text:p>0.803343</text:p>
          </table:table-cell>
          <table:table-cell/>
        </table:table-row>
        <table:table-row table:style-name="ro1">
          <table:table-cell office:value-type="float" office:value="125" calcext:value-type="float">
            <text:p>125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1833" calcext:value-type="float">
            <text:p>0.61833</text:p>
          </table:table-cell>
          <table:table-cell office:value-type="float" office:value="0.821609" calcext:value-type="float">
            <text:p>0.821609</text:p>
          </table:table-cell>
          <table:table-cell office:value-type="float" office:value="0.82896" calcext:value-type="float">
            <text:p>0.82896</text:p>
          </table:table-cell>
          <table:table-cell office:value-type="float" office:value="0.83513" calcext:value-type="float">
            <text:p>0.83513</text:p>
          </table:table-cell>
          <table:table-cell office:value-type="float" office:value="0.838183" calcext:value-type="float">
            <text:p>0.838183</text:p>
          </table:table-cell>
          <table:table-cell office:value-type="float" office:value="0.839383" calcext:value-type="float">
            <text:p>0.839383</text:p>
          </table:table-cell>
          <table:table-cell office:value-type="float" office:value="0.839669" calcext:value-type="float">
            <text:p>0.839669</text:p>
          </table:table-cell>
          <table:table-cell office:value-type="float" office:value="0.840071" calcext:value-type="float">
            <text:p>0.840071</text:p>
          </table:table-cell>
          <table:table-cell office:value-type="float" office:value="0.845603" calcext:value-type="float">
            <text:p>0.845603</text:p>
          </table:table-cell>
          <table:table-cell office:value-type="float" office:value="0.869291" calcext:value-type="float">
            <text:p>0.86929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623" calcext:value-type="float">
            <text:p>0.817623</text:p>
          </table:table-cell>
          <table:table-cell/>
        </table:table-row>
        <table:table-row table:style-name="ro1">
          <table:table-cell office:value-type="float" office:value="126" calcext:value-type="float">
            <text:p>126</text:p>
          </table:table-cell>
          <table:table-cell office:value-type="float" office:value="0.056184" calcext:value-type="float">
            <text:p>0.056184</text:p>
          </table:table-cell>
          <table:table-cell office:value-type="float" office:value="0.659737" calcext:value-type="float">
            <text:p>0.659737</text:p>
          </table:table-cell>
          <table:table-cell office:value-type="float" office:value="0.822787" calcext:value-type="float">
            <text:p>0.822787</text:p>
          </table:table-cell>
          <table:table-cell office:value-type="float" office:value="0.832752" calcext:value-type="float">
            <text:p>0.832752</text:p>
          </table:table-cell>
          <table:table-cell office:value-type="float" office:value="0.837495" calcext:value-type="float">
            <text:p>0.837495</text:p>
          </table:table-cell>
          <table:table-cell office:value-type="float" office:value="0.83919" calcext:value-type="float">
            <text:p>0.83919</text:p>
          </table:table-cell>
          <table:table-cell office:value-type="float" office:value="0.839631" calcext:value-type="float">
            <text:p>0.839631</text:p>
          </table:table-cell>
          <table:table-cell office:value-type="float" office:value="0.839913" calcext:value-type="float">
            <text:p>0.839913</text:p>
          </table:table-cell>
          <table:table-cell office:value-type="float" office:value="0.840179" calcext:value-type="float">
            <text:p>0.840179</text:p>
          </table:table-cell>
          <table:table-cell office:value-type="float" office:value="0.846583" calcext:value-type="float">
            <text:p>0.846583</text:p>
          </table:table-cell>
          <table:table-cell office:value-type="float" office:value="0.868756" calcext:value-type="float">
            <text:p>0.86875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702" calcext:value-type="float">
            <text:p>0.822702</text:p>
          </table:table-cell>
          <table:table-cell/>
        </table:table-row>
        <table:table-row table:style-name="ro1">
          <table:table-cell office:value-type="float" office:value="127" calcext:value-type="float">
            <text:p>127</text:p>
          </table:table-cell>
          <table:table-cell office:value-type="float" office:value="0.085011" calcext:value-type="float">
            <text:p>0.085011</text:p>
          </table:table-cell>
          <table:table-cell office:value-type="float" office:value="0.668568" calcext:value-type="float">
            <text:p>0.668568</text:p>
          </table:table-cell>
          <table:table-cell office:value-type="float" office:value="0.821106" calcext:value-type="float">
            <text:p>0.821106</text:p>
          </table:table-cell>
          <table:table-cell office:value-type="float" office:value="0.829748" calcext:value-type="float">
            <text:p>0.829748</text:p>
          </table:table-cell>
          <table:table-cell office:value-type="float" office:value="0.836674" calcext:value-type="float">
            <text:p>0.836674</text:p>
          </table:table-cell>
          <table:table-cell office:value-type="float" office:value="0.839049" calcext:value-type="float">
            <text:p>0.839049</text:p>
          </table:table-cell>
          <table:table-cell office:value-type="float" office:value="0.839551" calcext:value-type="float">
            <text:p>0.839551</text:p>
          </table:table-cell>
          <table:table-cell office:value-type="float" office:value="0.839913" calcext:value-type="float">
            <text:p>0.839913</text:p>
          </table:table-cell>
          <table:table-cell office:value-type="float" office:value="0.840139" calcext:value-type="float">
            <text:p>0.840139</text:p>
          </table:table-cell>
          <table:table-cell office:value-type="float" office:value="0.846199" calcext:value-type="float">
            <text:p>0.846199</text:p>
          </table:table-cell>
          <table:table-cell office:value-type="float" office:value="0.86841" calcext:value-type="float">
            <text:p>0.8684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936" calcext:value-type="float">
            <text:p>0.822936</text:p>
          </table:table-cell>
          <table:table-cell/>
        </table:table-row>
        <table:table-row table:style-name="ro1">
          <table:table-cell office:value-type="float" office:value="128" calcext:value-type="float">
            <text:p>128</text:p>
          </table:table-cell>
          <table:table-cell office:value-type="float" office:value="0.058207" calcext:value-type="float">
            <text:p>0.058207</text:p>
          </table:table-cell>
          <table:table-cell office:value-type="float" office:value="0.475144" calcext:value-type="float">
            <text:p>0.475144</text:p>
          </table:table-cell>
          <table:table-cell office:value-type="float" office:value="0.822234" calcext:value-type="float">
            <text:p>0.822234</text:p>
          </table:table-cell>
          <table:table-cell office:value-type="float" office:value="0.831354" calcext:value-type="float">
            <text:p>0.831354</text:p>
          </table:table-cell>
          <table:table-cell office:value-type="float" office:value="0.836685" calcext:value-type="float">
            <text:p>0.836685</text:p>
          </table:table-cell>
          <table:table-cell office:value-type="float" office:value="0.838623" calcext:value-type="float">
            <text:p>0.838623</text:p>
          </table:table-cell>
          <table:table-cell office:value-type="float" office:value="0.839476" calcext:value-type="float">
            <text:p>0.839476</text:p>
          </table:table-cell>
          <table:table-cell office:value-type="float" office:value="0.83997" calcext:value-type="float">
            <text:p>0.83997</text:p>
          </table:table-cell>
          <table:table-cell office:value-type="float" office:value="0.840178" calcext:value-type="float">
            <text:p>0.840178</text:p>
          </table:table-cell>
          <table:table-cell office:value-type="float" office:value="0.848143" calcext:value-type="float">
            <text:p>0.848143</text:p>
          </table:table-cell>
          <table:table-cell office:value-type="float" office:value="0.863298" calcext:value-type="float">
            <text:p>0.86329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351" calcext:value-type="float">
            <text:p>0.80351</text:p>
          </table:table-cell>
          <table:table-cell/>
        </table:table-row>
        <table:table-row table:style-name="ro1">
          <table:table-cell office:value-type="float" office:value="129" calcext:value-type="float">
            <text:p>129</text:p>
          </table:table-cell>
          <table:table-cell office:value-type="float" office:value="0.053816" calcext:value-type="float">
            <text:p>0.053816</text:p>
          </table:table-cell>
          <table:table-cell office:value-type="float" office:value="0.567216" calcext:value-type="float">
            <text:p>0.567216</text:p>
          </table:table-cell>
          <table:table-cell office:value-type="float" office:value="0.828622" calcext:value-type="float">
            <text:p>0.828622</text:p>
          </table:table-cell>
          <table:table-cell office:value-type="float" office:value="0.835551" calcext:value-type="float">
            <text:p>0.835551</text:p>
          </table:table-cell>
          <table:table-cell office:value-type="float" office:value="0.83782" calcext:value-type="float">
            <text:p>0.83782</text:p>
          </table:table-cell>
          <table:table-cell office:value-type="float" office:value="0.839184" calcext:value-type="float">
            <text:p>0.839184</text:p>
          </table:table-cell>
          <table:table-cell office:value-type="float" office:value="0.839668" calcext:value-type="float">
            <text:p>0.839668</text:p>
          </table:table-cell>
          <table:table-cell office:value-type="float" office:value="0.840066" calcext:value-type="float">
            <text:p>0.840066</text:p>
          </table:table-cell>
          <table:table-cell office:value-type="float" office:value="0.840611" calcext:value-type="float">
            <text:p>0.840611</text:p>
          </table:table-cell>
          <table:table-cell office:value-type="float" office:value="0.852328" calcext:value-type="float">
            <text:p>0.852328</text:p>
          </table:table-cell>
          <table:table-cell office:value-type="float" office:value="0.86603" calcext:value-type="float">
            <text:p>0.8660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709" calcext:value-type="float">
            <text:p>0.814709</text:p>
          </table:table-cell>
          <table:table-cell/>
        </table:table-row>
        <table:table-row table:style-name="ro1">
          <table:table-cell office:value-type="float" office:value="130" calcext:value-type="float">
            <text:p>130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554814" calcext:value-type="float">
            <text:p>0.554814</text:p>
          </table:table-cell>
          <table:table-cell office:value-type="float" office:value="0.826946" calcext:value-type="float">
            <text:p>0.826946</text:p>
          </table:table-cell>
          <table:table-cell office:value-type="float" office:value="0.834838" calcext:value-type="float">
            <text:p>0.834838</text:p>
          </table:table-cell>
          <table:table-cell office:value-type="float" office:value="0.837972" calcext:value-type="float">
            <text:p>0.837972</text:p>
          </table:table-cell>
          <table:table-cell office:value-type="float" office:value="0.839272" calcext:value-type="float">
            <text:p>0.839272</text:p>
          </table:table-cell>
          <table:table-cell office:value-type="float" office:value="0.839698" calcext:value-type="float">
            <text:p>0.839698</text:p>
          </table:table-cell>
          <table:table-cell office:value-type="float" office:value="0.840074" calcext:value-type="float">
            <text:p>0.840074</text:p>
          </table:table-cell>
          <table:table-cell office:value-type="float" office:value="0.841448" calcext:value-type="float">
            <text:p>0.841448</text:p>
          </table:table-cell>
          <table:table-cell office:value-type="float" office:value="0.851656" calcext:value-type="float">
            <text:p>0.851656</text:p>
          </table:table-cell>
          <table:table-cell office:value-type="float" office:value="0.866903" calcext:value-type="float">
            <text:p>0.86690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3362" calcext:value-type="float">
            <text:p>0.813362</text:p>
          </table:table-cell>
          <table:table-cell/>
        </table:table-row>
        <table:table-row table:style-name="ro1">
          <table:table-cell office:value-type="float" office:value="131" calcext:value-type="float">
            <text:p>131</text:p>
          </table:table-cell>
          <table:table-cell office:value-type="float" office:value="0.139908" calcext:value-type="float">
            <text:p>0.139908</text:p>
          </table:table-cell>
          <table:table-cell office:value-type="float" office:value="0.743957" calcext:value-type="float">
            <text:p>0.743957</text:p>
          </table:table-cell>
          <table:table-cell office:value-type="float" office:value="0.828744" calcext:value-type="float">
            <text:p>0.828744</text:p>
          </table:table-cell>
          <table:table-cell office:value-type="float" office:value="0.836961" calcext:value-type="float">
            <text:p>0.836961</text:p>
          </table:table-cell>
          <table:table-cell office:value-type="float" office:value="0.838732" calcext:value-type="float">
            <text:p>0.838732</text:p>
          </table:table-cell>
          <table:table-cell office:value-type="float" office:value="0.839353" calcext:value-type="float">
            <text:p>0.839353</text:p>
          </table:table-cell>
          <table:table-cell office:value-type="float" office:value="0.839685" calcext:value-type="float">
            <text:p>0.839685</text:p>
          </table:table-cell>
          <table:table-cell office:value-type="float" office:value="0.840064" calcext:value-type="float">
            <text:p>0.840064</text:p>
          </table:table-cell>
          <table:table-cell office:value-type="float" office:value="0.841491" calcext:value-type="float">
            <text:p>0.841491</text:p>
          </table:table-cell>
          <table:table-cell office:value-type="float" office:value="0.85241" calcext:value-type="float">
            <text:p>0.85241</text:p>
          </table:table-cell>
          <table:table-cell office:value-type="float" office:value="0.870291" calcext:value-type="float">
            <text:p>0.87029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3169" calcext:value-type="float">
            <text:p>0.833169</text:p>
          </table:table-cell>
          <table:table-cell/>
        </table:table-row>
        <table:table-row table:style-name="ro1">
          <table:table-cell office:value-type="float" office:value="132" calcext:value-type="float">
            <text:p>132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662631" calcext:value-type="float">
            <text:p>0.662631</text:p>
          </table:table-cell>
          <table:table-cell office:value-type="float" office:value="0.825009" calcext:value-type="float">
            <text:p>0.825009</text:p>
          </table:table-cell>
          <table:table-cell office:value-type="float" office:value="0.833075" calcext:value-type="float">
            <text:p>0.833075</text:p>
          </table:table-cell>
          <table:table-cell office:value-type="float" office:value="0.837778" calcext:value-type="float">
            <text:p>0.837778</text:p>
          </table:table-cell>
          <table:table-cell office:value-type="float" office:value="0.839192" calcext:value-type="float">
            <text:p>0.839192</text:p>
          </table:table-cell>
          <table:table-cell office:value-type="float" office:value="0.839584" calcext:value-type="float">
            <text:p>0.839584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0.840629" calcext:value-type="float">
            <text:p>0.840629</text:p>
          </table:table-cell>
          <table:table-cell office:value-type="float" office:value="0.850985" calcext:value-type="float">
            <text:p>0.850985</text:p>
          </table:table-cell>
          <table:table-cell office:value-type="float" office:value="0.869875" calcext:value-type="float">
            <text:p>0.86987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878" calcext:value-type="float">
            <text:p>0.823878</text:p>
          </table:table-cell>
          <table:table-cell/>
        </table:table-row>
        <table:table-row table:style-name="ro1">
          <table:table-cell office:value-type="float" office:value="133" calcext:value-type="float">
            <text:p>133</text:p>
          </table:table-cell>
          <table:table-cell office:value-type="float" office:value="0.08646" calcext:value-type="float">
            <text:p>0.08646</text:p>
          </table:table-cell>
          <table:table-cell office:value-type="float" office:value="0.700495" calcext:value-type="float">
            <text:p>0.700495</text:p>
          </table:table-cell>
          <table:table-cell office:value-type="float" office:value="0.826222" calcext:value-type="float">
            <text:p>0.826222</text:p>
          </table:table-cell>
          <table:table-cell office:value-type="float" office:value="0.833531" calcext:value-type="float">
            <text:p>0.833531</text:p>
          </table:table-cell>
          <table:table-cell office:value-type="float" office:value="0.837978" calcext:value-type="float">
            <text:p>0.837978</text:p>
          </table:table-cell>
          <table:table-cell office:value-type="float" office:value="0.839161" calcext:value-type="float">
            <text:p>0.839161</text:p>
          </table:table-cell>
          <table:table-cell office:value-type="float" office:value="0.839525" calcext:value-type="float">
            <text:p>0.839525</text:p>
          </table:table-cell>
          <table:table-cell office:value-type="float" office:value="0.840008" calcext:value-type="float">
            <text:p>0.840008</text:p>
          </table:table-cell>
          <table:table-cell office:value-type="float" office:value="0.840152" calcext:value-type="float">
            <text:p>0.840152</text:p>
          </table:table-cell>
          <table:table-cell office:value-type="float" office:value="0.848843" calcext:value-type="float">
            <text:p>0.848843</text:p>
          </table:table-cell>
          <table:table-cell office:value-type="float" office:value="0.867263" calcext:value-type="float">
            <text:p>0.86726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7318" calcext:value-type="float">
            <text:p>0.827318</text:p>
          </table:table-cell>
          <table:table-cell/>
        </table:table-row>
        <table:table-row table:style-name="ro1">
          <table:table-cell office:value-type="float" office:value="134" calcext:value-type="float">
            <text:p>134</text:p>
          </table:table-cell>
          <table:table-cell office:value-type="float" office:value="0.058069" calcext:value-type="float">
            <text:p>0.058069</text:p>
          </table:table-cell>
          <table:table-cell office:value-type="float" office:value="0.607801" calcext:value-type="float">
            <text:p>0.607801</text:p>
          </table:table-cell>
          <table:table-cell office:value-type="float" office:value="0.824583" calcext:value-type="float">
            <text:p>0.824583</text:p>
          </table:table-cell>
          <table:table-cell office:value-type="float" office:value="0.829272" calcext:value-type="float">
            <text:p>0.829272</text:p>
          </table:table-cell>
          <table:table-cell office:value-type="float" office:value="0.836452" calcext:value-type="float">
            <text:p>0.836452</text:p>
          </table:table-cell>
          <table:table-cell office:value-type="float" office:value="0.83888" calcext:value-type="float">
            <text:p>0.83888</text:p>
          </table:table-cell>
          <table:table-cell office:value-type="float" office:value="0.839361" calcext:value-type="float">
            <text:p>0.839361</text:p>
          </table:table-cell>
          <table:table-cell office:value-type="float" office:value="0.839694" calcext:value-type="float">
            <text:p>0.839694</text:p>
          </table:table-cell>
          <table:table-cell office:value-type="float" office:value="0.840083" calcext:value-type="float">
            <text:p>0.840083</text:p>
          </table:table-cell>
          <table:table-cell office:value-type="float" office:value="0.841816" calcext:value-type="float">
            <text:p>0.841816</text:p>
          </table:table-cell>
          <table:table-cell office:value-type="float" office:value="0.865426" calcext:value-type="float">
            <text:p>0.86542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337" calcext:value-type="float">
            <text:p>0.816337</text:p>
          </table:table-cell>
          <table:table-cell/>
        </table:table-row>
        <table:table-row table:style-name="ro1">
          <table:table-cell office:value-type="float" office:value="135" calcext:value-type="float">
            <text:p>135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06297" calcext:value-type="float">
            <text:p>0.606297</text:p>
          </table:table-cell>
          <table:table-cell office:value-type="float" office:value="0.826168" calcext:value-type="float">
            <text:p>0.826168</text:p>
          </table:table-cell>
          <table:table-cell office:value-type="float" office:value="0.832155" calcext:value-type="float">
            <text:p>0.832155</text:p>
          </table:table-cell>
          <table:table-cell office:value-type="float" office:value="0.838377" calcext:value-type="float">
            <text:p>0.838377</text:p>
          </table:table-cell>
          <table:table-cell office:value-type="float" office:value="0.839277" calcext:value-type="float">
            <text:p>0.839277</text:p>
          </table:table-cell>
          <table:table-cell office:value-type="float" office:value="0.839534" calcext:value-type="float">
            <text:p>0.839534</text:p>
          </table:table-cell>
          <table:table-cell office:value-type="float" office:value="0.839864" calcext:value-type="float">
            <text:p>0.839864</text:p>
          </table:table-cell>
          <table:table-cell office:value-type="float" office:value="0.840131" calcext:value-type="float">
            <text:p>0.840131</text:p>
          </table:table-cell>
          <table:table-cell office:value-type="float" office:value="0.845205" calcext:value-type="float">
            <text:p>0.845205</text:p>
          </table:table-cell>
          <table:table-cell office:value-type="float" office:value="0.863508" calcext:value-type="float">
            <text:p>0.86350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052" calcext:value-type="float">
            <text:p>0.817052</text:p>
          </table:table-cell>
          <table:table-cell/>
        </table:table-row>
        <table:table-row table:style-name="ro1">
          <table:table-cell office:value-type="float" office:value="136" calcext:value-type="float">
            <text:p>136</text:p>
          </table:table-cell>
          <table:table-cell office:value-type="float" office:value="0.057425" calcext:value-type="float">
            <text:p>0.057425</text:p>
          </table:table-cell>
          <table:table-cell office:value-type="float" office:value="0.672101" calcext:value-type="float">
            <text:p>0.672101</text:p>
          </table:table-cell>
          <table:table-cell office:value-type="float" office:value="0.825979" calcext:value-type="float">
            <text:p>0.825979</text:p>
          </table:table-cell>
          <table:table-cell office:value-type="float" office:value="0.832132" calcext:value-type="float">
            <text:p>0.832132</text:p>
          </table:table-cell>
          <table:table-cell office:value-type="float" office:value="0.838371" calcext:value-type="float">
            <text:p>0.838371</text:p>
          </table:table-cell>
          <table:table-cell office:value-type="float" office:value="0.839334" calcext:value-type="float">
            <text:p>0.839334</text:p>
          </table:table-cell>
          <table:table-cell office:value-type="float" office:value="0.839555" calcext:value-type="float">
            <text:p>0.839555</text:p>
          </table:table-cell>
          <table:table-cell office:value-type="float" office:value="0.839768" calcext:value-type="float">
            <text:p>0.839768</text:p>
          </table:table-cell>
          <table:table-cell office:value-type="float" office:value="0.8401" calcext:value-type="float">
            <text:p>0.8401</text:p>
          </table:table-cell>
          <table:table-cell office:value-type="float" office:value="0.843683" calcext:value-type="float">
            <text:p>0.843683</text:p>
          </table:table-cell>
          <table:table-cell office:value-type="float" office:value="0.866099" calcext:value-type="float">
            <text:p>0.86609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712" calcext:value-type="float">
            <text:p>0.823712</text:p>
          </table:table-cell>
          <table:table-cell/>
        </table:table-row>
        <table:table-row table:style-name="ro1">
          <table:table-cell office:value-type="float" office:value="137" calcext:value-type="float">
            <text:p>137</text:p>
          </table:table-cell>
          <table:table-cell office:value-type="float" office:value="0.057103" calcext:value-type="float">
            <text:p>0.057103</text:p>
          </table:table-cell>
          <table:table-cell office:value-type="float" office:value="0.703287" calcext:value-type="float">
            <text:p>0.703287</text:p>
          </table:table-cell>
          <table:table-cell office:value-type="float" office:value="0.825726" calcext:value-type="float">
            <text:p>0.825726</text:p>
          </table:table-cell>
          <table:table-cell office:value-type="float" office:value="0.832621" calcext:value-type="float">
            <text:p>0.832621</text:p>
          </table:table-cell>
          <table:table-cell office:value-type="float" office:value="0.838571" calcext:value-type="float">
            <text:p>0.838571</text:p>
          </table:table-cell>
          <table:table-cell office:value-type="float" office:value="0.839299" calcext:value-type="float">
            <text:p>0.839299</text:p>
          </table:table-cell>
          <table:table-cell office:value-type="float" office:value="0.839511" calcext:value-type="float">
            <text:p>0.839511</text:p>
          </table:table-cell>
          <table:table-cell office:value-type="float" office:value="0.839711" calcext:value-type="float">
            <text:p>0.839711</text:p>
          </table:table-cell>
          <table:table-cell office:value-type="float" office:value="0.840015" calcext:value-type="float">
            <text:p>0.840015</text:p>
          </table:table-cell>
          <table:table-cell office:value-type="float" office:value="0.842703" calcext:value-type="float">
            <text:p>0.842703</text:p>
          </table:table-cell>
          <table:table-cell office:value-type="float" office:value="0.86554" calcext:value-type="float">
            <text:p>0.8655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6699" calcext:value-type="float">
            <text:p>0.826699</text:p>
          </table:table-cell>
          <table:table-cell/>
        </table:table-row>
        <table:table-row table:style-name="ro1">
          <table:table-cell office:value-type="float" office:value="138" calcext:value-type="float">
            <text:p>138</text:p>
          </table:table-cell>
          <table:table-cell office:value-type="float" office:value="0.041816" calcext:value-type="float">
            <text:p>0.041816</text:p>
          </table:table-cell>
          <table:table-cell office:value-type="float" office:value="0.49949" calcext:value-type="float">
            <text:p>0.49949</text:p>
          </table:table-cell>
          <table:table-cell office:value-type="float" office:value="0.82119" calcext:value-type="float">
            <text:p>0.82119</text:p>
          </table:table-cell>
          <table:table-cell office:value-type="float" office:value="0.829566" calcext:value-type="float">
            <text:p>0.829566</text:p>
          </table:table-cell>
          <table:table-cell office:value-type="float" office:value="0.837393" calcext:value-type="float">
            <text:p>0.837393</text:p>
          </table:table-cell>
          <table:table-cell office:value-type="float" office:value="0.838921" calcext:value-type="float">
            <text:p>0.838921</text:p>
          </table:table-cell>
          <table:table-cell office:value-type="float" office:value="0.83942" calcext:value-type="float">
            <text:p>0.83942</text:p>
          </table:table-cell>
          <table:table-cell office:value-type="float" office:value="0.839711" calcext:value-type="float">
            <text:p>0.839711</text:p>
          </table:table-cell>
          <table:table-cell office:value-type="float" office:value="0.840083" calcext:value-type="float">
            <text:p>0.840083</text:p>
          </table:table-cell>
          <table:table-cell office:value-type="float" office:value="0.843522" calcext:value-type="float">
            <text:p>0.843522</text:p>
          </table:table-cell>
          <table:table-cell office:value-type="float" office:value="0.866982" calcext:value-type="float">
            <text:p>0.86698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5628" calcext:value-type="float">
            <text:p>0.805628</text:p>
          </table:table-cell>
          <table:table-cell/>
        </table:table-row>
        <table:table-row table:style-name="ro1">
          <table:table-cell office:value-type="float" office:value="139" calcext:value-type="float">
            <text:p>139</text:p>
          </table:table-cell>
          <table:table-cell office:value-type="float" office:value="0.056736" calcext:value-type="float">
            <text:p>0.056736</text:p>
          </table:table-cell>
          <table:table-cell office:value-type="float" office:value="0.504192" calcext:value-type="float">
            <text:p>0.504192</text:p>
          </table:table-cell>
          <table:table-cell office:value-type="float" office:value="0.820187" calcext:value-type="float">
            <text:p>0.820187</text:p>
          </table:table-cell>
          <table:table-cell office:value-type="float" office:value="0.828762" calcext:value-type="float">
            <text:p>0.828762</text:p>
          </table:table-cell>
          <table:table-cell office:value-type="float" office:value="0.837026" calcext:value-type="float">
            <text:p>0.837026</text:p>
          </table:table-cell>
          <table:table-cell office:value-type="float" office:value="0.838932" calcext:value-type="float">
            <text:p>0.838932</text:p>
          </table:table-cell>
          <table:table-cell office:value-type="float" office:value="0.839452" calcext:value-type="float">
            <text:p>0.839452</text:p>
          </table:table-cell>
          <table:table-cell office:value-type="float" office:value="0.839734" calcext:value-type="float">
            <text:p>0.839734</text:p>
          </table:table-cell>
          <table:table-cell office:value-type="float" office:value="0.840067" calcext:value-type="float">
            <text:p>0.840067</text:p>
          </table:table-cell>
          <table:table-cell office:value-type="float" office:value="0.84193" calcext:value-type="float">
            <text:p>0.84193</text:p>
          </table:table-cell>
          <table:table-cell office:value-type="float" office:value="0.866193" calcext:value-type="float">
            <text:p>0.86619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5648" calcext:value-type="float">
            <text:p>0.805648</text:p>
          </table:table-cell>
          <table:table-cell/>
        </table:table-row>
        <table:table-row table:style-name="ro1">
          <table:table-cell office:value-type="float" office:value="140" calcext:value-type="float">
            <text:p>140</text:p>
          </table:table-cell>
          <table:table-cell office:value-type="float" office:value="0.084736" calcext:value-type="float">
            <text:p>0.084736</text:p>
          </table:table-cell>
          <table:table-cell office:value-type="float" office:value="0.464356" calcext:value-type="float">
            <text:p>0.464356</text:p>
          </table:table-cell>
          <table:table-cell office:value-type="float" office:value="0.824116" calcext:value-type="float">
            <text:p>0.824116</text:p>
          </table:table-cell>
          <table:table-cell office:value-type="float" office:value="0.830825" calcext:value-type="float">
            <text:p>0.830825</text:p>
          </table:table-cell>
          <table:table-cell office:value-type="float" office:value="0.837557" calcext:value-type="float">
            <text:p>0.837557</text:p>
          </table:table-cell>
          <table:table-cell office:value-type="float" office:value="0.839118" calcext:value-type="float">
            <text:p>0.839118</text:p>
          </table:table-cell>
          <table:table-cell office:value-type="float" office:value="0.839471" calcext:value-type="float">
            <text:p>0.839471</text:p>
          </table:table-cell>
          <table:table-cell office:value-type="float" office:value="0.839761" calcext:value-type="float">
            <text:p>0.839761</text:p>
          </table:table-cell>
          <table:table-cell office:value-type="float" office:value="0.840051" calcext:value-type="float">
            <text:p>0.840051</text:p>
          </table:table-cell>
          <table:table-cell office:value-type="float" office:value="0.840206" calcext:value-type="float">
            <text:p>0.840206</text:p>
          </table:table-cell>
          <table:table-cell office:value-type="float" office:value="0.860091" calcext:value-type="float">
            <text:p>0.86009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1555" calcext:value-type="float">
            <text:p>0.801555</text:p>
          </table:table-cell>
          <table:table-cell/>
        </table:table-row>
        <table:table-row table:style-name="ro1">
          <table:table-cell office:value-type="float" office:value="141" calcext:value-type="float">
            <text:p>141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542593" calcext:value-type="float">
            <text:p>0.542593</text:p>
          </table:table-cell>
          <table:table-cell office:value-type="float" office:value="0.824511" calcext:value-type="float">
            <text:p>0.824511</text:p>
          </table:table-cell>
          <table:table-cell office:value-type="float" office:value="0.832363" calcext:value-type="float">
            <text:p>0.832363</text:p>
          </table:table-cell>
          <table:table-cell office:value-type="float" office:value="0.838118" calcext:value-type="float">
            <text:p>0.838118</text:p>
          </table:table-cell>
          <table:table-cell office:value-type="float" office:value="0.839392" calcext:value-type="float">
            <text:p>0.839392</text:p>
          </table:table-cell>
          <table:table-cell office:value-type="float" office:value="0.839651" calcext:value-type="float">
            <text:p>0.839651</text:p>
          </table:table-cell>
          <table:table-cell office:value-type="float" office:value="0.839972" calcext:value-type="float">
            <text:p>0.839972</text:p>
          </table:table-cell>
          <table:table-cell office:value-type="float" office:value="0.840115" calcext:value-type="float">
            <text:p>0.840115</text:p>
          </table:table-cell>
          <table:table-cell office:value-type="float" office:value="0.841082" calcext:value-type="float">
            <text:p>0.841082</text:p>
          </table:table-cell>
          <table:table-cell office:value-type="float" office:value="0.862421" calcext:value-type="float">
            <text:p>0.86242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0022" calcext:value-type="float">
            <text:p>0.810022</text:p>
          </table:table-cell>
          <table:table-cell/>
        </table:table-row>
        <table:table-row table:style-name="ro1">
          <table:table-cell office:value-type="float" office:value="142" calcext:value-type="float">
            <text:p>142</text:p>
          </table:table-cell>
          <table:table-cell office:value-type="float" office:value="0.786851" calcext:value-type="float">
            <text:p>0.786851</text:p>
          </table:table-cell>
          <table:table-cell office:value-type="float" office:value="0.815346" calcext:value-type="float">
            <text:p>0.815346</text:p>
          </table:table-cell>
          <table:table-cell office:value-type="float" office:value="0.829955" calcext:value-type="float">
            <text:p>0.829955</text:p>
          </table:table-cell>
          <table:table-cell office:value-type="float" office:value="0.837302" calcext:value-type="float">
            <text:p>0.837302</text:p>
          </table:table-cell>
          <table:table-cell office:value-type="float" office:value="0.83916" calcext:value-type="float">
            <text:p>0.83916</text:p>
          </table:table-cell>
          <table:table-cell office:value-type="float" office:value="0.83944" calcext:value-type="float">
            <text:p>0.83944</text:p>
          </table:table-cell>
          <table:table-cell office:value-type="float" office:value="0.839715" calcext:value-type="float">
            <text:p>0.839715</text:p>
          </table:table-cell>
          <table:table-cell office:value-type="float" office:value="0.840007" calcext:value-type="float">
            <text:p>0.840007</text:p>
          </table:table-cell>
          <table:table-cell office:value-type="float" office:value="0.840092" calcext:value-type="float">
            <text:p>0.840092</text:p>
          </table:table-cell>
          <table:table-cell office:value-type="float" office:value="0.840241" calcext:value-type="float">
            <text:p>0.840241</text:p>
          </table:table-cell>
          <table:table-cell office:value-type="float" office:value="0.85928" calcext:value-type="float">
            <text:p>0.8592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8054" calcext:value-type="float">
            <text:p>0.838054</text:p>
          </table:table-cell>
          <table:table-cell/>
        </table:table-row>
        <table:table-row table:style-name="ro1">
          <table:table-cell office:value-type="float" office:value="143" calcext:value-type="float">
            <text:p>143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535933" calcext:value-type="float">
            <text:p>0.535933</text:p>
          </table:table-cell>
          <table:table-cell office:value-type="float" office:value="0.828002" calcext:value-type="float">
            <text:p>0.828002</text:p>
          </table:table-cell>
          <table:table-cell office:value-type="float" office:value="0.836733" calcext:value-type="float">
            <text:p>0.836733</text:p>
          </table:table-cell>
          <table:table-cell office:value-type="float" office:value="0.83913" calcext:value-type="float">
            <text:p>0.83913</text:p>
          </table:table-cell>
          <table:table-cell office:value-type="float" office:value="0.839401" calcext:value-type="float">
            <text:p>0.839401</text:p>
          </table:table-cell>
          <table:table-cell office:value-type="float" office:value="0.839631" calcext:value-type="float">
            <text:p>0.839631</text:p>
          </table:table-cell>
          <table:table-cell office:value-type="float" office:value="0.83994" calcext:value-type="float">
            <text:p>0.83994</text:p>
          </table:table-cell>
          <table:table-cell office:value-type="float" office:value="0.840085" calcext:value-type="float">
            <text:p>0.840085</text:p>
          </table:table-cell>
          <table:table-cell office:value-type="float" office:value="0.840233" calcext:value-type="float">
            <text:p>0.840233</text:p>
          </table:table-cell>
          <table:table-cell office:value-type="float" office:value="0.860864" calcext:value-type="float">
            <text:p>0.86086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9995" calcext:value-type="float">
            <text:p>0.809995</text:p>
          </table:table-cell>
          <table:table-cell/>
        </table:table-row>
        <table:table-row table:style-name="ro1">
          <table:table-cell office:value-type="float" office:value="144" calcext:value-type="float">
            <text:p>144</text:p>
          </table:table-cell>
          <table:table-cell office:value-type="float" office:value="0.104759" calcext:value-type="float">
            <text:p>0.104759</text:p>
          </table:table-cell>
          <table:table-cell office:value-type="float" office:value="0.746915" calcext:value-type="float">
            <text:p>0.746915</text:p>
          </table:table-cell>
          <table:table-cell office:value-type="float" office:value="0.83123" calcext:value-type="float">
            <text:p>0.83123</text:p>
          </table:table-cell>
          <table:table-cell office:value-type="float" office:value="0.837984" calcext:value-type="float">
            <text:p>0.837984</text:p>
          </table:table-cell>
          <table:table-cell office:value-type="float" office:value="0.839268" calcext:value-type="float">
            <text:p>0.839268</text:p>
          </table:table-cell>
          <table:table-cell office:value-type="float" office:value="0.839461" calcext:value-type="float">
            <text:p>0.839461</text:p>
          </table:table-cell>
          <table:table-cell office:value-type="float" office:value="0.839754" calcext:value-type="float">
            <text:p>0.839754</text:p>
          </table:table-cell>
          <table:table-cell office:value-type="float" office:value="0.839999" calcext:value-type="float">
            <text:p>0.839999</text:p>
          </table:table-cell>
          <table:table-cell office:value-type="float" office:value="0.840103" calcext:value-type="float">
            <text:p>0.840103</text:p>
          </table:table-cell>
          <table:table-cell office:value-type="float" office:value="0.840218" calcext:value-type="float">
            <text:p>0.840218</text:p>
          </table:table-cell>
          <table:table-cell office:value-type="float" office:value="0.860703" calcext:value-type="float">
            <text:p>0.86070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1564" calcext:value-type="float">
            <text:p>0.831564</text:p>
          </table:table-cell>
          <table:table-cell/>
        </table:table-row>
        <table:table-row table:style-name="ro1">
          <table:table-cell office:value-type="float" office:value="145" calcext:value-type="float">
            <text:p>145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593141" calcext:value-type="float">
            <text:p>0.593141</text:p>
          </table:table-cell>
          <table:table-cell office:value-type="float" office:value="0.827048" calcext:value-type="float">
            <text:p>0.827048</text:p>
          </table:table-cell>
          <table:table-cell office:value-type="float" office:value="0.836248" calcext:value-type="float">
            <text:p>0.836248</text:p>
          </table:table-cell>
          <table:table-cell office:value-type="float" office:value="0.83906" calcext:value-type="float">
            <text:p>0.83906</text:p>
          </table:table-cell>
          <table:table-cell office:value-type="float" office:value="0.839499" calcext:value-type="float">
            <text:p>0.839499</text:p>
          </table:table-cell>
          <table:table-cell office:value-type="float" office:value="0.839741" calcext:value-type="float">
            <text:p>0.839741</text:p>
          </table:table-cell>
          <table:table-cell office:value-type="float" office:value="0.840009" calcext:value-type="float">
            <text:p>0.840009</text:p>
          </table:table-cell>
          <table:table-cell office:value-type="float" office:value="0.840132" calcext:value-type="float">
            <text:p>0.840132</text:p>
          </table:table-cell>
          <table:table-cell office:value-type="float" office:value="0.841448" calcext:value-type="float">
            <text:p>0.841448</text:p>
          </table:table-cell>
          <table:table-cell office:value-type="float" office:value="0.865209" calcext:value-type="float">
            <text:p>0.86520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154" calcext:value-type="float">
            <text:p>0.816154</text:p>
          </table:table-cell>
          <table:table-cell/>
        </table:table-row>
        <table:table-row table:style-name="ro1">
          <table:table-cell office:value-type="float" office:value="146" calcext:value-type="float">
            <text:p>146</text:p>
          </table:table-cell>
          <table:table-cell office:value-type="float" office:value="0.055609" calcext:value-type="float">
            <text:p>0.055609</text:p>
          </table:table-cell>
          <table:table-cell office:value-type="float" office:value="0.722744" calcext:value-type="float">
            <text:p>0.722744</text:p>
          </table:table-cell>
          <table:table-cell office:value-type="float" office:value="0.828074" calcext:value-type="float">
            <text:p>0.828074</text:p>
          </table:table-cell>
          <table:table-cell office:value-type="float" office:value="0.837293" calcext:value-type="float">
            <text:p>0.837293</text:p>
          </table:table-cell>
          <table:table-cell office:value-type="float" office:value="0.83932" calcext:value-type="float">
            <text:p>0.83932</text:p>
          </table:table-cell>
          <table:table-cell office:value-type="float" office:value="0.839644" calcext:value-type="float">
            <text:p>0.839644</text:p>
          </table:table-cell>
          <table:table-cell office:value-type="float" office:value="0.839802" calcext:value-type="float">
            <text:p>0.839802</text:p>
          </table:table-cell>
          <table:table-cell office:value-type="float" office:value="0.840045" calcext:value-type="float">
            <text:p>0.840045</text:p>
          </table:table-cell>
          <table:table-cell office:value-type="float" office:value="0.840164" calcext:value-type="float">
            <text:p>0.840164</text:p>
          </table:table-cell>
          <table:table-cell office:value-type="float" office:value="0.844193" calcext:value-type="float">
            <text:p>0.844193</text:p>
          </table:table-cell>
          <table:table-cell office:value-type="float" office:value="0.866008" calcext:value-type="float">
            <text:p>0.86600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729" calcext:value-type="float">
            <text:p>0.829729</text:p>
          </table:table-cell>
          <table:table-cell/>
        </table:table-row>
        <table:table-row table:style-name="ro1">
          <table:table-cell office:value-type="float" office:value="147" calcext:value-type="float">
            <text:p>147</text:p>
          </table:table-cell>
          <table:table-cell office:value-type="float" office:value="0.779678" calcext:value-type="float">
            <text:p>0.779678</text:p>
          </table:table-cell>
          <table:table-cell office:value-type="float" office:value="0.80376" calcext:value-type="float">
            <text:p>0.80376</text:p>
          </table:table-cell>
          <table:table-cell office:value-type="float" office:value="0.828063" calcext:value-type="float">
            <text:p>0.828063</text:p>
          </table:table-cell>
          <table:table-cell office:value-type="float" office:value="0.837409" calcext:value-type="float">
            <text:p>0.837409</text:p>
          </table:table-cell>
          <table:table-cell office:value-type="float" office:value="0.839495" calcext:value-type="float">
            <text:p>0.839495</text:p>
          </table:table-cell>
          <table:table-cell office:value-type="float" office:value="0.839722" calcext:value-type="float">
            <text:p>0.839722</text:p>
          </table:table-cell>
          <table:table-cell office:value-type="float" office:value="0.839949" calcext:value-type="float">
            <text:p>0.839949</text:p>
          </table:table-cell>
          <table:table-cell office:value-type="float" office:value="0.840093" calcext:value-type="float">
            <text:p>0.840093</text:p>
          </table:table-cell>
          <table:table-cell office:value-type="float" office:value="0.840192" calcext:value-type="float">
            <text:p>0.840192</text:p>
          </table:table-cell>
          <table:table-cell office:value-type="float" office:value="0.845237" calcext:value-type="float">
            <text:p>0.845237</text:p>
          </table:table-cell>
          <table:table-cell office:value-type="float" office:value="0.863166" calcext:value-type="float">
            <text:p>0.86316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7709" calcext:value-type="float">
            <text:p>0.837709</text:p>
          </table:table-cell>
          <table:table-cell/>
        </table:table-row>
        <table:table-row table:style-name="ro1">
          <table:table-cell office:value-type="float" office:value="148" calcext:value-type="float">
            <text:p>148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764369" calcext:value-type="float">
            <text:p>0.764369</text:p>
          </table:table-cell>
          <table:table-cell office:value-type="float" office:value="0.827434" calcext:value-type="float">
            <text:p>0.827434</text:p>
          </table:table-cell>
          <table:table-cell office:value-type="float" office:value="0.837084" calcext:value-type="float">
            <text:p>0.837084</text:p>
          </table:table-cell>
          <table:table-cell office:value-type="float" office:value="0.839402" calcext:value-type="float">
            <text:p>0.839402</text:p>
          </table:table-cell>
          <table:table-cell office:value-type="float" office:value="0.839695" calcext:value-type="float">
            <text:p>0.839695</text:p>
          </table:table-cell>
          <table:table-cell office:value-type="float" office:value="0.839934" calcext:value-type="float">
            <text:p>0.839934</text:p>
          </table:table-cell>
          <table:table-cell office:value-type="float" office:value="0.840107" calcext:value-type="float">
            <text:p>0.840107</text:p>
          </table:table-cell>
          <table:table-cell office:value-type="float" office:value="0.840484" calcext:value-type="float">
            <text:p>0.840484</text:p>
          </table:table-cell>
          <table:table-cell office:value-type="float" office:value="0.851409" calcext:value-type="float">
            <text:p>0.851409</text:p>
          </table:table-cell>
          <table:table-cell office:value-type="float" office:value="0.864122" calcext:value-type="float">
            <text:p>0.86412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4404" calcext:value-type="float">
            <text:p>0.834404</text:p>
          </table:table-cell>
          <table:table-cell/>
        </table:table-row>
        <table:table-row table:style-name="ro1">
          <table:table-cell office:value-type="float" office:value="149" calcext:value-type="float">
            <text:p>149</text:p>
          </table:table-cell>
          <table:table-cell office:value-type="float" office:value="0.138943" calcext:value-type="float">
            <text:p>0.138943</text:p>
          </table:table-cell>
          <table:table-cell office:value-type="float" office:value="0.771931" calcext:value-type="float">
            <text:p>0.771931</text:p>
          </table:table-cell>
          <table:table-cell office:value-type="float" office:value="0.828447" calcext:value-type="float">
            <text:p>0.828447</text:p>
          </table:table-cell>
          <table:table-cell office:value-type="float" office:value="0.836415" calcext:value-type="float">
            <text:p>0.836415</text:p>
          </table:table-cell>
          <table:table-cell office:value-type="float" office:value="0.839055" calcext:value-type="float">
            <text:p>0.839055</text:p>
          </table:table-cell>
          <table:table-cell office:value-type="float" office:value="0.83968" calcext:value-type="float">
            <text:p>0.83968</text:p>
          </table:table-cell>
          <table:table-cell office:value-type="float" office:value="0.839922" calcext:value-type="float">
            <text:p>0.839922</text:p>
          </table:table-cell>
          <table:table-cell office:value-type="float" office:value="0.840086" calcext:value-type="float">
            <text:p>0.840086</text:p>
          </table:table-cell>
          <table:table-cell office:value-type="float" office:value="0.840697" calcext:value-type="float">
            <text:p>0.840697</text:p>
          </table:table-cell>
          <table:table-cell office:value-type="float" office:value="0.851648" calcext:value-type="float">
            <text:p>0.851648</text:p>
          </table:table-cell>
          <table:table-cell office:value-type="float" office:value="0.863834" calcext:value-type="float">
            <text:p>0.86383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5172" calcext:value-type="float">
            <text:p>0.835172</text:p>
          </table:table-cell>
          <table:table-cell/>
        </table:table-row>
        <table:table-row table:style-name="ro1">
          <table:table-cell office:value-type="float" office:value="150" calcext:value-type="float">
            <text:p>150</text:p>
          </table:table-cell>
          <table:table-cell office:value-type="float" office:value="0.138943" calcext:value-type="float">
            <text:p>0.138943</text:p>
          </table:table-cell>
          <table:table-cell office:value-type="float" office:value="0.775248" calcext:value-type="float">
            <text:p>0.775248</text:p>
          </table:table-cell>
          <table:table-cell office:value-type="float" office:value="0.832736" calcext:value-type="float">
            <text:p>0.832736</text:p>
          </table:table-cell>
          <table:table-cell office:value-type="float" office:value="0.837509" calcext:value-type="float">
            <text:p>0.837509</text:p>
          </table:table-cell>
          <table:table-cell office:value-type="float" office:value="0.83952" calcext:value-type="float">
            <text:p>0.83952</text:p>
          </table:table-cell>
          <table:table-cell office:value-type="float" office:value="0.83984" calcext:value-type="float">
            <text:p>0.83984</text:p>
          </table:table-cell>
          <table:table-cell office:value-type="float" office:value="0.839998" calcext:value-type="float">
            <text:p>0.839998</text:p>
          </table:table-cell>
          <table:table-cell office:value-type="float" office:value="0.840171" calcext:value-type="float">
            <text:p>0.840171</text:p>
          </table:table-cell>
          <table:table-cell office:value-type="float" office:value="0.843251" calcext:value-type="float">
            <text:p>0.843251</text:p>
          </table:table-cell>
          <table:table-cell office:value-type="float" office:value="0.853093" calcext:value-type="float">
            <text:p>0.853093</text:p>
          </table:table-cell>
          <table:table-cell office:value-type="float" office:value="0.864678" calcext:value-type="float">
            <text:p>0.86467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6604" calcext:value-type="float">
            <text:p>0.836604</text:p>
          </table:table-cell>
          <table:table-cell/>
        </table:table-row>
        <table:table-row table:style-name="ro1">
          <table:table-cell office:value-type="float" office:value="151" calcext:value-type="float">
            <text:p>151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92501" calcext:value-type="float">
            <text:p>0.692501</text:p>
          </table:table-cell>
          <table:table-cell office:value-type="float" office:value="0.829892" calcext:value-type="float">
            <text:p>0.829892</text:p>
          </table:table-cell>
          <table:table-cell office:value-type="float" office:value="0.836055" calcext:value-type="float">
            <text:p>0.836055</text:p>
          </table:table-cell>
          <table:table-cell office:value-type="float" office:value="0.838945" calcext:value-type="float">
            <text:p>0.838945</text:p>
          </table:table-cell>
          <table:table-cell office:value-type="float" office:value="0.839741" calcext:value-type="float">
            <text:p>0.839741</text:p>
          </table:table-cell>
          <table:table-cell office:value-type="float" office:value="0.839908" calcext:value-type="float">
            <text:p>0.839908</text:p>
          </table:table-cell>
          <table:table-cell office:value-type="float" office:value="0.840079" calcext:value-type="float">
            <text:p>0.840079</text:p>
          </table:table-cell>
          <table:table-cell office:value-type="float" office:value="0.841369" calcext:value-type="float">
            <text:p>0.841369</text:p>
          </table:table-cell>
          <table:table-cell office:value-type="float" office:value="0.851955" calcext:value-type="float">
            <text:p>0.851955</text:p>
          </table:table-cell>
          <table:table-cell office:value-type="float" office:value="0.863406" calcext:value-type="float">
            <text:p>0.86340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7385" calcext:value-type="float">
            <text:p>0.827385</text:p>
          </table:table-cell>
          <table:table-cell/>
        </table:table-row>
        <table:table-row table:style-name="ro1">
          <table:table-cell office:value-type="float" office:value="152" calcext:value-type="float">
            <text:p>152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655841" calcext:value-type="float">
            <text:p>0.655841</text:p>
          </table:table-cell>
          <table:table-cell office:value-type="float" office:value="0.825317" calcext:value-type="float">
            <text:p>0.825317</text:p>
          </table:table-cell>
          <table:table-cell office:value-type="float" office:value="0.834375" calcext:value-type="float">
            <text:p>0.834375</text:p>
          </table:table-cell>
          <table:table-cell office:value-type="float" office:value="0.83728" calcext:value-type="float">
            <text:p>0.83728</text:p>
          </table:table-cell>
          <table:table-cell office:value-type="float" office:value="0.839484" calcext:value-type="float">
            <text:p>0.839484</text:p>
          </table:table-cell>
          <table:table-cell office:value-type="float" office:value="0.839814" calcext:value-type="float">
            <text:p>0.839814</text:p>
          </table:table-cell>
          <table:table-cell office:value-type="float" office:value="0.840036" calcext:value-type="float">
            <text:p>0.840036</text:p>
          </table:table-cell>
          <table:table-cell office:value-type="float" office:value="0.840206" calcext:value-type="float">
            <text:p>0.840206</text:p>
          </table:table-cell>
          <table:table-cell office:value-type="float" office:value="0.848115" calcext:value-type="float">
            <text:p>0.848115</text:p>
          </table:table-cell>
          <table:table-cell office:value-type="float" office:value="0.862748" calcext:value-type="float">
            <text:p>0.86274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322" calcext:value-type="float">
            <text:p>0.822322</text:p>
          </table:table-cell>
          <table:table-cell/>
        </table:table-row>
        <table:table-row table:style-name="ro1">
          <table:table-cell office:value-type="float" office:value="153" calcext:value-type="float">
            <text:p>153</text:p>
          </table:table-cell>
          <table:table-cell office:value-type="float" office:value="0.140828" calcext:value-type="float">
            <text:p>0.140828</text:p>
          </table:table-cell>
          <table:table-cell office:value-type="float" office:value="0.736386" calcext:value-type="float">
            <text:p>0.736386</text:p>
          </table:table-cell>
          <table:table-cell office:value-type="float" office:value="0.82513" calcext:value-type="float">
            <text:p>0.82513</text:p>
          </table:table-cell>
          <table:table-cell office:value-type="float" office:value="0.832628" calcext:value-type="float">
            <text:p>0.832628</text:p>
          </table:table-cell>
          <table:table-cell office:value-type="float" office:value="0.836871" calcext:value-type="float">
            <text:p>0.836871</text:p>
          </table:table-cell>
          <table:table-cell office:value-type="float" office:value="0.839254" calcext:value-type="float">
            <text:p>0.839254</text:p>
          </table:table-cell>
          <table:table-cell office:value-type="float" office:value="0.839776" calcext:value-type="float">
            <text:p>0.839776</text:p>
          </table:table-cell>
          <table:table-cell office:value-type="float" office:value="0.840047" calcext:value-type="float">
            <text:p>0.840047</text:p>
          </table:table-cell>
          <table:table-cell office:value-type="float" office:value="0.840369" calcext:value-type="float">
            <text:p>0.840369</text:p>
          </table:table-cell>
          <table:table-cell office:value-type="float" office:value="0.851393" calcext:value-type="float">
            <text:p>0.851393</text:p>
          </table:table-cell>
          <table:table-cell office:value-type="float" office:value="0.864131" calcext:value-type="float">
            <text:p>0.86413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0599" calcext:value-type="float">
            <text:p>0.830599</text:p>
          </table:table-cell>
          <table:table-cell/>
        </table:table-row>
        <table:table-row table:style-name="ro1">
          <table:table-cell office:value-type="float" office:value="154" calcext:value-type="float">
            <text:p>154</text:p>
          </table:table-cell>
          <table:table-cell office:value-type="float" office:value="0.138621" calcext:value-type="float">
            <text:p>0.138621</text:p>
          </table:table-cell>
          <table:table-cell office:value-type="float" office:value="0.726485" calcext:value-type="float">
            <text:p>0.726485</text:p>
          </table:table-cell>
          <table:table-cell office:value-type="float" office:value="0.824221" calcext:value-type="float">
            <text:p>0.824221</text:p>
          </table:table-cell>
          <table:table-cell office:value-type="float" office:value="0.832852" calcext:value-type="float">
            <text:p>0.832852</text:p>
          </table:table-cell>
          <table:table-cell office:value-type="float" office:value="0.836617" calcext:value-type="float">
            <text:p>0.836617</text:p>
          </table:table-cell>
          <table:table-cell office:value-type="float" office:value="0.839129" calcext:value-type="float">
            <text:p>0.839129</text:p>
          </table:table-cell>
          <table:table-cell office:value-type="float" office:value="0.839731" calcext:value-type="float">
            <text:p>0.839731</text:p>
          </table:table-cell>
          <table:table-cell office:value-type="float" office:value="0.84001" calcext:value-type="float">
            <text:p>0.84001</text:p>
          </table:table-cell>
          <table:table-cell office:value-type="float" office:value="0.840636" calcext:value-type="float">
            <text:p>0.840636</text:p>
          </table:table-cell>
          <table:table-cell office:value-type="float" office:value="0.853207" calcext:value-type="float">
            <text:p>0.853207</text:p>
          </table:table-cell>
          <table:table-cell office:value-type="float" office:value="0.867495" calcext:value-type="float">
            <text:p>0.86749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30038" calcext:value-type="float">
            <text:p>0.830038</text:p>
          </table:table-cell>
          <table:table-cell/>
        </table:table-row>
        <table:table-row table:style-name="ro1">
          <table:table-cell office:value-type="float" office:value="155" calcext:value-type="float">
            <text:p>155</text:p>
          </table:table-cell>
          <table:table-cell office:value-type="float" office:value="0.085264" calcext:value-type="float">
            <text:p>0.085264</text:p>
          </table:table-cell>
          <table:table-cell office:value-type="float" office:value="0.626532" calcext:value-type="float">
            <text:p>0.626532</text:p>
          </table:table-cell>
          <table:table-cell office:value-type="float" office:value="0.823178" calcext:value-type="float">
            <text:p>0.823178</text:p>
          </table:table-cell>
          <table:table-cell office:value-type="float" office:value="0.830925" calcext:value-type="float">
            <text:p>0.830925</text:p>
          </table:table-cell>
          <table:table-cell office:value-type="float" office:value="0.836416" calcext:value-type="float">
            <text:p>0.836416</text:p>
          </table:table-cell>
          <table:table-cell office:value-type="float" office:value="0.839156" calcext:value-type="float">
            <text:p>0.839156</text:p>
          </table:table-cell>
          <table:table-cell office:value-type="float" office:value="0.839767" calcext:value-type="float">
            <text:p>0.839767</text:p>
          </table:table-cell>
          <table:table-cell office:value-type="float" office:value="0.840076" calcext:value-type="float">
            <text:p>0.840076</text:p>
          </table:table-cell>
          <table:table-cell office:value-type="float" office:value="0.842422" calcext:value-type="float">
            <text:p>0.842422</text:p>
          </table:table-cell>
          <table:table-cell office:value-type="float" office:value="0.852763" calcext:value-type="float">
            <text:p>0.852763</text:p>
          </table:table-cell>
          <table:table-cell office:value-type="float" office:value="0.8666" calcext:value-type="float">
            <text:p>0.866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9784" calcext:value-type="float">
            <text:p>0.819784</text:p>
          </table:table-cell>
          <table:table-cell/>
        </table:table-row>
        <table:table-row table:style-name="ro1">
          <table:table-cell office:value-type="float" office:value="156" calcext:value-type="float">
            <text:p>156</text:p>
          </table:table-cell>
          <table:table-cell office:value-type="float" office:value="0.000621" calcext:value-type="float">
            <text:p>0.000621</text:p>
          </table:table-cell>
          <table:table-cell office:value-type="float" office:value="0.505646" calcext:value-type="float">
            <text:p>0.505646</text:p>
          </table:table-cell>
          <table:table-cell office:value-type="float" office:value="0.809784" calcext:value-type="float">
            <text:p>0.809784</text:p>
          </table:table-cell>
          <table:table-cell office:value-type="float" office:value="0.829092" calcext:value-type="float">
            <text:p>0.829092</text:p>
          </table:table-cell>
          <table:table-cell office:value-type="float" office:value="0.834774" calcext:value-type="float">
            <text:p>0.834774</text:p>
          </table:table-cell>
          <table:table-cell office:value-type="float" office:value="0.837948" calcext:value-type="float">
            <text:p>0.837948</text:p>
          </table:table-cell>
          <table:table-cell office:value-type="float" office:value="0.839662" calcext:value-type="float">
            <text:p>0.839662</text:p>
          </table:table-cell>
          <table:table-cell office:value-type="float" office:value="0.840051" calcext:value-type="float">
            <text:p>0.840051</text:p>
          </table:table-cell>
          <table:table-cell office:value-type="float" office:value="0.841979" calcext:value-type="float">
            <text:p>0.841979</text:p>
          </table:table-cell>
          <table:table-cell office:value-type="float" office:value="0.852983" calcext:value-type="float">
            <text:p>0.852983</text:p>
          </table:table-cell>
          <table:table-cell office:value-type="float" office:value="0.864586" calcext:value-type="float">
            <text:p>0.86458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565" calcext:value-type="float">
            <text:p>0.80565</text:p>
          </table:table-cell>
          <table:table-cell/>
        </table:table-row>
        <table:table-row table:style-name="ro1">
          <table:table-cell office:value-type="float" office:value="157" calcext:value-type="float">
            <text:p>157</text:p>
          </table:table-cell>
          <table:table-cell office:value-type="float" office:value="0.001333" calcext:value-type="float">
            <text:p>0.001333</text:p>
          </table:table-cell>
          <table:table-cell office:value-type="float" office:value="0.683732" calcext:value-type="float">
            <text:p>0.683732</text:p>
          </table:table-cell>
          <table:table-cell office:value-type="float" office:value="0.813957" calcext:value-type="float">
            <text:p>0.813957</text:p>
          </table:table-cell>
          <table:table-cell office:value-type="float" office:value="0.828334" calcext:value-type="float">
            <text:p>0.828334</text:p>
          </table:table-cell>
          <table:table-cell office:value-type="float" office:value="0.834092" calcext:value-type="float">
            <text:p>0.834092</text:p>
          </table:table-cell>
          <table:table-cell office:value-type="float" office:value="0.837674" calcext:value-type="float">
            <text:p>0.837674</text:p>
          </table:table-cell>
          <table:table-cell office:value-type="float" office:value="0.839529" calcext:value-type="float">
            <text:p>0.839529</text:p>
          </table:table-cell>
          <table:table-cell office:value-type="float" office:value="0.839911" calcext:value-type="float">
            <text:p>0.839911</text:p>
          </table:table-cell>
          <table:table-cell office:value-type="float" office:value="0.840159" calcext:value-type="float">
            <text:p>0.840159</text:p>
          </table:table-cell>
          <table:table-cell office:value-type="float" office:value="0.851531" calcext:value-type="float">
            <text:p>0.851531</text:p>
          </table:table-cell>
          <table:table-cell office:value-type="float" office:value="0.864941" calcext:value-type="float">
            <text:p>0.86494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386" calcext:value-type="float">
            <text:p>0.823386</text:p>
          </table:table-cell>
          <table:table-cell/>
        </table:table-row>
        <table:table-row table:style-name="ro1">
          <table:table-cell office:value-type="float" office:value="158" calcext:value-type="float">
            <text:p>158</text:p>
          </table:table-cell>
          <table:table-cell office:value-type="float" office:value="0.180184" calcext:value-type="float">
            <text:p>0.180184</text:p>
          </table:table-cell>
          <table:table-cell office:value-type="float" office:value="0.75116" calcext:value-type="float">
            <text:p>0.75116</text:p>
          </table:table-cell>
          <table:table-cell office:value-type="float" office:value="0.807182" calcext:value-type="float">
            <text:p>0.807182</text:p>
          </table:table-cell>
          <table:table-cell office:value-type="float" office:value="0.827584" calcext:value-type="float">
            <text:p>0.827584</text:p>
          </table:table-cell>
          <table:table-cell office:value-type="float" office:value="0.833774" calcext:value-type="float">
            <text:p>0.833774</text:p>
          </table:table-cell>
          <table:table-cell office:value-type="float" office:value="0.837651" calcext:value-type="float">
            <text:p>0.837651</text:p>
          </table:table-cell>
          <table:table-cell office:value-type="float" office:value="0.839624" calcext:value-type="float">
            <text:p>0.839624</text:p>
          </table:table-cell>
          <table:table-cell office:value-type="float" office:value="0.840026" calcext:value-type="float">
            <text:p>0.840026</text:p>
          </table:table-cell>
          <table:table-cell office:value-type="float" office:value="0.84091" calcext:value-type="float">
            <text:p>0.84091</text:p>
          </table:table-cell>
          <table:table-cell office:value-type="float" office:value="0.854939" calcext:value-type="float">
            <text:p>0.854939</text:p>
          </table:table-cell>
          <table:table-cell office:value-type="float" office:value="0.864908" calcext:value-type="float">
            <text:p>0.86490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776" calcext:value-type="float">
            <text:p>0.829776</text:p>
          </table:table-cell>
          <table:table-cell/>
        </table:table-row>
        <table:table-row table:style-name="ro1">
          <table:table-cell office:value-type="float" office:value="159" calcext:value-type="float">
            <text:p>159</text:p>
          </table:table-cell>
          <table:table-cell office:value-type="float" office:value="0.001425" calcext:value-type="float">
            <text:p>0.001425</text:p>
          </table:table-cell>
          <table:table-cell office:value-type="float" office:value="0.678026" calcext:value-type="float">
            <text:p>0.678026</text:p>
          </table:table-cell>
          <table:table-cell office:value-type="float" office:value="0.797667" calcext:value-type="float">
            <text:p>0.797667</text:p>
          </table:table-cell>
          <table:table-cell office:value-type="float" office:value="0.82016" calcext:value-type="float">
            <text:p>0.82016</text:p>
          </table:table-cell>
          <table:table-cell office:value-type="float" office:value="0.832799" calcext:value-type="float">
            <text:p>0.832799</text:p>
          </table:table-cell>
          <table:table-cell office:value-type="float" office:value="0.838856" calcext:value-type="float">
            <text:p>0.838856</text:p>
          </table:table-cell>
          <table:table-cell office:value-type="float" office:value="0.839846" calcext:value-type="float">
            <text:p>0.839846</text:p>
          </table:table-cell>
          <table:table-cell office:value-type="float" office:value="0.84018" calcext:value-type="float">
            <text:p>0.84018</text:p>
          </table:table-cell>
          <table:table-cell office:value-type="float" office:value="0.84678" calcext:value-type="float">
            <text:p>0.84678</text:p>
          </table:table-cell>
          <table:table-cell office:value-type="float" office:value="0.855248" calcext:value-type="float">
            <text:p>0.855248</text:p>
          </table:table-cell>
          <table:table-cell office:value-type="float" office:value="0.864657" calcext:value-type="float">
            <text:p>0.86465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1422" calcext:value-type="float">
            <text:p>0.821422</text:p>
          </table:table-cell>
          <table:table-cell/>
        </table:table-row>
        <table:table-row table:style-name="ro1">
          <table:table-cell office:value-type="float" office:value="160" calcext:value-type="float">
            <text:p>160</text:p>
          </table:table-cell>
          <table:table-cell office:value-type="float" office:value="0.085126" calcext:value-type="float">
            <text:p>0.085126</text:p>
          </table:table-cell>
          <table:table-cell office:value-type="float" office:value="0.740724" calcext:value-type="float">
            <text:p>0.740724</text:p>
          </table:table-cell>
          <table:table-cell office:value-type="float" office:value="0.78874" calcext:value-type="float">
            <text:p>0.78874</text:p>
          </table:table-cell>
          <table:table-cell office:value-type="float" office:value="0.808787" calcext:value-type="float">
            <text:p>0.808787</text:p>
          </table:table-cell>
          <table:table-cell office:value-type="float" office:value="0.825897" calcext:value-type="float">
            <text:p>0.825897</text:p>
          </table:table-cell>
          <table:table-cell office:value-type="float" office:value="0.833969" calcext:value-type="float">
            <text:p>0.833969</text:p>
          </table:table-cell>
          <table:table-cell office:value-type="float" office:value="0.839025" calcext:value-type="float">
            <text:p>0.839025</text:p>
          </table:table-cell>
          <table:table-cell office:value-type="float" office:value="0.83994" calcext:value-type="float">
            <text:p>0.83994</text:p>
          </table:table-cell>
          <table:table-cell office:value-type="float" office:value="0.840567" calcext:value-type="float">
            <text:p>0.840567</text:p>
          </table:table-cell>
          <table:table-cell office:value-type="float" office:value="0.851141" calcext:value-type="float">
            <text:p>0.851141</text:p>
          </table:table-cell>
          <table:table-cell office:value-type="float" office:value="0.870679" calcext:value-type="float">
            <text:p>0.87067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947" calcext:value-type="float">
            <text:p>0.823947</text:p>
          </table:table-cell>
          <table:table-cell/>
        </table:table-row>
        <table:table-row table:style-name="ro1">
          <table:table-cell office:value-type="float" office:value="161" calcext:value-type="float">
            <text:p>161</text:p>
          </table:table-cell>
          <table:table-cell office:value-type="float" office:value="0.000368" calcext:value-type="float">
            <text:p>0.000368</text:p>
          </table:table-cell>
          <table:table-cell office:value-type="float" office:value="0.574498" calcext:value-type="float">
            <text:p>0.574498</text:p>
          </table:table-cell>
          <table:table-cell office:value-type="float" office:value="0.784945" calcext:value-type="float">
            <text:p>0.784945</text:p>
          </table:table-cell>
          <table:table-cell office:value-type="float" office:value="0.794525" calcext:value-type="float">
            <text:p>0.794525</text:p>
          </table:table-cell>
          <table:table-cell office:value-type="float" office:value="0.819837" calcext:value-type="float">
            <text:p>0.819837</text:p>
          </table:table-cell>
          <table:table-cell office:value-type="float" office:value="0.830069" calcext:value-type="float">
            <text:p>0.830069</text:p>
          </table:table-cell>
          <table:table-cell office:value-type="float" office:value="0.836476" calcext:value-type="float">
            <text:p>0.836476</text:p>
          </table:table-cell>
          <table:table-cell office:value-type="float" office:value="0.839756" calcext:value-type="float">
            <text:p>0.839756</text:p>
          </table:table-cell>
          <table:table-cell office:value-type="float" office:value="0.840047" calcext:value-type="float">
            <text:p>0.840047</text:p>
          </table:table-cell>
          <table:table-cell office:value-type="float" office:value="0.843176" calcext:value-type="float">
            <text:p>0.843176</text:p>
          </table:table-cell>
          <table:table-cell office:value-type="float" office:value="0.864978" calcext:value-type="float">
            <text:p>0.86497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2831" calcext:value-type="float">
            <text:p>0.802831</text:p>
          </table:table-cell>
          <table:table-cell/>
        </table:table-row>
        <table:table-row table:style-name="ro1">
          <table:table-cell office:value-type="float" office:value="162" calcext:value-type="float">
            <text:p>162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570428" calcext:value-type="float">
            <text:p>0.570428</text:p>
          </table:table-cell>
          <table:table-cell office:value-type="float" office:value="0.784228" calcext:value-type="float">
            <text:p>0.784228</text:p>
          </table:table-cell>
          <table:table-cell office:value-type="float" office:value="0.790882" calcext:value-type="float">
            <text:p>0.790882</text:p>
          </table:table-cell>
          <table:table-cell office:value-type="float" office:value="0.80506" calcext:value-type="float">
            <text:p>0.80506</text:p>
          </table:table-cell>
          <table:table-cell office:value-type="float" office:value="0.828585" calcext:value-type="float">
            <text:p>0.828585</text:p>
          </table:table-cell>
          <table:table-cell office:value-type="float" office:value="0.836892" calcext:value-type="float">
            <text:p>0.836892</text:p>
          </table:table-cell>
          <table:table-cell office:value-type="float" office:value="0.839883" calcext:value-type="float">
            <text:p>0.839883</text:p>
          </table:table-cell>
          <table:table-cell office:value-type="float" office:value="0.840103" calcext:value-type="float">
            <text:p>0.840103</text:p>
          </table:table-cell>
          <table:table-cell office:value-type="float" office:value="0.841192" calcext:value-type="float">
            <text:p>0.841192</text:p>
          </table:table-cell>
          <table:table-cell office:value-type="float" office:value="0.862518" calcext:value-type="float">
            <text:p>0.86251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9977" calcext:value-type="float">
            <text:p>0.799977</text:p>
          </table:table-cell>
          <table:table-cell/>
        </table:table-row>
        <table:table-row table:style-name="ro1">
          <table:table-cell office:value-type="float" office:value="163" calcext:value-type="float">
            <text:p>163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561369" calcext:value-type="float">
            <text:p>0.561369</text:p>
          </table:table-cell>
          <table:table-cell office:value-type="float" office:value="0.784132" calcext:value-type="float">
            <text:p>0.784132</text:p>
          </table:table-cell>
          <table:table-cell office:value-type="float" office:value="0.789151" calcext:value-type="float">
            <text:p>0.789151</text:p>
          </table:table-cell>
          <table:table-cell office:value-type="float" office:value="0.803025" calcext:value-type="float">
            <text:p>0.803025</text:p>
          </table:table-cell>
          <table:table-cell office:value-type="float" office:value="0.827228" calcext:value-type="float">
            <text:p>0.827228</text:p>
          </table:table-cell>
          <table:table-cell office:value-type="float" office:value="0.837878" calcext:value-type="float">
            <text:p>0.837878</text:p>
          </table:table-cell>
          <table:table-cell office:value-type="float" office:value="0.839918" calcext:value-type="float">
            <text:p>0.839918</text:p>
          </table:table-cell>
          <table:table-cell office:value-type="float" office:value="0.84012" calcext:value-type="float">
            <text:p>0.84012</text:p>
          </table:table-cell>
          <table:table-cell office:value-type="float" office:value="0.844663" calcext:value-type="float">
            <text:p>0.844663</text:p>
          </table:table-cell>
          <table:table-cell office:value-type="float" office:value="0.861363" calcext:value-type="float">
            <text:p>0.86136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8885" calcext:value-type="float">
            <text:p>0.798885</text:p>
          </table:table-cell>
          <table:table-cell/>
        </table:table-row>
        <table:table-row table:style-name="ro1">
          <table:table-cell office:value-type="float" office:value="164" calcext:value-type="float">
            <text:p>164</text:p>
          </table:table-cell>
          <table:table-cell office:value-type="float" office:value="0.248851" calcext:value-type="float">
            <text:p>0.248851</text:p>
          </table:table-cell>
          <table:table-cell office:value-type="float" office:value="0.730244" calcext:value-type="float">
            <text:p>0.730244</text:p>
          </table:table-cell>
          <table:table-cell office:value-type="float" office:value="0.784636" calcext:value-type="float">
            <text:p>0.784636</text:p>
          </table:table-cell>
          <table:table-cell office:value-type="float" office:value="0.794201" calcext:value-type="float">
            <text:p>0.794201</text:p>
          </table:table-cell>
          <table:table-cell office:value-type="float" office:value="0.818799" calcext:value-type="float">
            <text:p>0.818799</text:p>
          </table:table-cell>
          <table:table-cell office:value-type="float" office:value="0.833684" calcext:value-type="float">
            <text:p>0.833684</text:p>
          </table:table-cell>
          <table:table-cell office:value-type="float" office:value="0.839756" calcext:value-type="float">
            <text:p>0.839756</text:p>
          </table:table-cell>
          <table:table-cell office:value-type="float" office:value="0.839985" calcext:value-type="float">
            <text:p>0.839985</text:p>
          </table:table-cell>
          <table:table-cell office:value-type="float" office:value="0.840162" calcext:value-type="float">
            <text:p>0.840162</text:p>
          </table:table-cell>
          <table:table-cell office:value-type="float" office:value="0.843452" calcext:value-type="float">
            <text:p>0.843452</text:p>
          </table:table-cell>
          <table:table-cell office:value-type="float" office:value="0.861036" calcext:value-type="float">
            <text:p>0.86103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595" calcext:value-type="float">
            <text:p>0.818595</text:p>
          </table:table-cell>
          <table:table-cell/>
        </table:table-row>
        <table:table-row table:style-name="ro1">
          <table:table-cell office:value-type="float" office:value="165" calcext:value-type="float">
            <text:p>165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601728" calcext:value-type="float">
            <text:p>0.601728</text:p>
          </table:table-cell>
          <table:table-cell office:value-type="float" office:value="0.785128" calcext:value-type="float">
            <text:p>0.785128</text:p>
          </table:table-cell>
          <table:table-cell office:value-type="float" office:value="0.808945" calcext:value-type="float">
            <text:p>0.808945</text:p>
          </table:table-cell>
          <table:table-cell office:value-type="float" office:value="0.830823" calcext:value-type="float">
            <text:p>0.830823</text:p>
          </table:table-cell>
          <table:table-cell office:value-type="float" office:value="0.838518" calcext:value-type="float">
            <text:p>0.838518</text:p>
          </table:table-cell>
          <table:table-cell office:value-type="float" office:value="0.839864" calcext:value-type="float">
            <text:p>0.839864</text:p>
          </table:table-cell>
          <table:table-cell office:value-type="float" office:value="0.839992" calcext:value-type="float">
            <text:p>0.839992</text:p>
          </table:table-cell>
          <table:table-cell office:value-type="float" office:value="0.84013" calcext:value-type="float">
            <text:p>0.84013</text:p>
          </table:table-cell>
          <table:table-cell office:value-type="float" office:value="0.843487" calcext:value-type="float">
            <text:p>0.843487</text:p>
          </table:table-cell>
          <table:table-cell office:value-type="float" office:value="0.864687" calcext:value-type="float">
            <text:p>0.86468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933" calcext:value-type="float">
            <text:p>0.80933</text:p>
          </table:table-cell>
          <table:table-cell/>
        </table:table-row>
        <table:table-row table:style-name="ro1">
          <table:table-cell office:value-type="float" office:value="166" calcext:value-type="float">
            <text:p>166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687613" calcext:value-type="float">
            <text:p>0.687613</text:p>
          </table:table-cell>
          <table:table-cell office:value-type="float" office:value="0.785263" calcext:value-type="float">
            <text:p>0.785263</text:p>
          </table:table-cell>
          <table:table-cell office:value-type="float" office:value="0.806199" calcext:value-type="float">
            <text:p>0.806199</text:p>
          </table:table-cell>
          <table:table-cell office:value-type="float" office:value="0.830467" calcext:value-type="float">
            <text:p>0.830467</text:p>
          </table:table-cell>
          <table:table-cell office:value-type="float" office:value="0.836977" calcext:value-type="float">
            <text:p>0.836977</text:p>
          </table:table-cell>
          <table:table-cell office:value-type="float" office:value="0.83974" calcext:value-type="float">
            <text:p>0.83974</text:p>
          </table:table-cell>
          <table:table-cell office:value-type="float" office:value="0.839986" calcext:value-type="float">
            <text:p>0.839986</text:p>
          </table:table-cell>
          <table:table-cell office:value-type="float" office:value="0.840095" calcext:value-type="float">
            <text:p>0.840095</text:p>
          </table:table-cell>
          <table:table-cell office:value-type="float" office:value="0.841456" calcext:value-type="float">
            <text:p>0.841456</text:p>
          </table:table-cell>
          <table:table-cell office:value-type="float" office:value="0.861868" calcext:value-type="float">
            <text:p>0.86186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966" calcext:value-type="float">
            <text:p>0.816966</text:p>
          </table:table-cell>
          <table:table-cell/>
        </table:table-row>
        <table:table-row table:style-name="ro1">
          <table:table-cell office:value-type="float" office:value="167" calcext:value-type="float">
            <text:p>167</text:p>
          </table:table-cell>
          <table:table-cell office:value-type="float" office:value="0.000598" calcext:value-type="float">
            <text:p>0.000598</text:p>
          </table:table-cell>
          <table:table-cell office:value-type="float" office:value="0.73487" calcext:value-type="float">
            <text:p>0.73487</text:p>
          </table:table-cell>
          <table:table-cell office:value-type="float" office:value="0.787139" calcext:value-type="float">
            <text:p>0.787139</text:p>
          </table:table-cell>
          <table:table-cell office:value-type="float" office:value="0.810115" calcext:value-type="float">
            <text:p>0.810115</text:p>
          </table:table-cell>
          <table:table-cell office:value-type="float" office:value="0.83314" calcext:value-type="float">
            <text:p>0.83314</text:p>
          </table:table-cell>
          <table:table-cell office:value-type="float" office:value="0.838687" calcext:value-type="float">
            <text:p>0.838687</text:p>
          </table:table-cell>
          <table:table-cell office:value-type="float" office:value="0.839822" calcext:value-type="float">
            <text:p>0.839822</text:p>
          </table:table-cell>
          <table:table-cell office:value-type="float" office:value="0.840002" calcext:value-type="float">
            <text:p>0.840002</text:p>
          </table:table-cell>
          <table:table-cell office:value-type="float" office:value="0.840155" calcext:value-type="float">
            <text:p>0.840155</text:p>
          </table:table-cell>
          <table:table-cell office:value-type="float" office:value="0.842984" calcext:value-type="float">
            <text:p>0.842984</text:p>
          </table:table-cell>
          <table:table-cell office:value-type="float" office:value="0.862444" calcext:value-type="float">
            <text:p>0.86244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936" calcext:value-type="float">
            <text:p>0.822936</text:p>
          </table:table-cell>
          <table:table-cell/>
        </table:table-row>
        <table:table-row table:style-name="ro1">
          <table:table-cell office:value-type="float" office:value="168" calcext:value-type="float">
            <text:p>168</text:p>
          </table:table-cell>
          <table:table-cell office:value-type="float" office:value="0.723655" calcext:value-type="float">
            <text:p>0.723655</text:p>
          </table:table-cell>
          <table:table-cell office:value-type="float" office:value="0.777816" calcext:value-type="float">
            <text:p>0.777816</text:p>
          </table:table-cell>
          <table:table-cell office:value-type="float" office:value="0.789249" calcext:value-type="float">
            <text:p>0.789249</text:p>
          </table:table-cell>
          <table:table-cell office:value-type="float" office:value="0.826105" calcext:value-type="float">
            <text:p>0.826105</text:p>
          </table:table-cell>
          <table:table-cell office:value-type="float" office:value="0.837749" calcext:value-type="float">
            <text:p>0.837749</text:p>
          </table:table-cell>
          <table:table-cell office:value-type="float" office:value="0.839675" calcext:value-type="float">
            <text:p>0.839675</text:p>
          </table:table-cell>
          <table:table-cell office:value-type="float" office:value="0.839924" calcext:value-type="float">
            <text:p>0.839924</text:p>
          </table:table-cell>
          <table:table-cell office:value-type="float" office:value="0.840025" calcext:value-type="float">
            <text:p>0.840025</text:p>
          </table:table-cell>
          <table:table-cell office:value-type="float" office:value="0.840202" calcext:value-type="float">
            <text:p>0.840202</text:p>
          </table:table-cell>
          <table:table-cell office:value-type="float" office:value="0.843289" calcext:value-type="float">
            <text:p>0.843289</text:p>
          </table:table-cell>
          <table:table-cell office:value-type="float" office:value="0.863937" calcext:value-type="float">
            <text:p>0.86393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9797" calcext:value-type="float">
            <text:p>0.829797</text:p>
          </table:table-cell>
          <table:table-cell/>
        </table:table-row>
        <table:table-row table:style-name="ro1">
          <table:table-cell office:value-type="float" office:value="169" calcext:value-type="float">
            <text:p>169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6797" calcext:value-type="float">
            <text:p>0.66797</text:p>
          </table:table-cell>
          <table:table-cell office:value-type="float" office:value="0.788461" calcext:value-type="float">
            <text:p>0.788461</text:p>
          </table:table-cell>
          <table:table-cell office:value-type="float" office:value="0.819887" calcext:value-type="float">
            <text:p>0.819887</text:p>
          </table:table-cell>
          <table:table-cell office:value-type="float" office:value="0.836603" calcext:value-type="float">
            <text:p>0.836603</text:p>
          </table:table-cell>
          <table:table-cell office:value-type="float" office:value="0.839575" calcext:value-type="float">
            <text:p>0.839575</text:p>
          </table:table-cell>
          <table:table-cell office:value-type="float" office:value="0.839882" calcext:value-type="float">
            <text:p>0.839882</text:p>
          </table:table-cell>
          <table:table-cell office:value-type="float" office:value="0.840021" calcext:value-type="float">
            <text:p>0.840021</text:p>
          </table:table-cell>
          <table:table-cell office:value-type="float" office:value="0.840197" calcext:value-type="float">
            <text:p>0.840197</text:p>
          </table:table-cell>
          <table:table-cell office:value-type="float" office:value="0.841436" calcext:value-type="float">
            <text:p>0.841436</text:p>
          </table:table-cell>
          <table:table-cell office:value-type="float" office:value="0.862833" calcext:value-type="float">
            <text:p>0.86283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686" calcext:value-type="float">
            <text:p>0.817686</text:p>
          </table:table-cell>
          <table:table-cell/>
        </table:table-row>
        <table:table-row table:style-name="ro1">
          <table:table-cell office:value-type="float" office:value="170" calcext:value-type="float">
            <text:p>170</text:p>
          </table:table-cell>
          <table:table-cell office:value-type="float" office:value="0.000552" calcext:value-type="float">
            <text:p>0.000552</text:p>
          </table:table-cell>
          <table:table-cell office:value-type="float" office:value="0.436483" calcext:value-type="float">
            <text:p>0.436483</text:p>
          </table:table-cell>
          <table:table-cell office:value-type="float" office:value="0.784166" calcext:value-type="float">
            <text:p>0.784166</text:p>
          </table:table-cell>
          <table:table-cell office:value-type="float" office:value="0.802754" calcext:value-type="float">
            <text:p>0.802754</text:p>
          </table:table-cell>
          <table:table-cell office:value-type="float" office:value="0.835528" calcext:value-type="float">
            <text:p>0.835528</text:p>
          </table:table-cell>
          <table:table-cell office:value-type="float" office:value="0.839476" calcext:value-type="float">
            <text:p>0.839476</text:p>
          </table:table-cell>
          <table:table-cell office:value-type="float" office:value="0.839823" calcext:value-type="float">
            <text:p>0.839823</text:p>
          </table:table-cell>
          <table:table-cell office:value-type="float" office:value="0.839977" calcext:value-type="float">
            <text:p>0.839977</text:p>
          </table:table-cell>
          <table:table-cell office:value-type="float" office:value="0.84017" calcext:value-type="float">
            <text:p>0.84017</text:p>
          </table:table-cell>
          <table:table-cell office:value-type="float" office:value="0.841067" calcext:value-type="float">
            <text:p>0.841067</text:p>
          </table:table-cell>
          <table:table-cell office:value-type="float" office:value="0.861925" calcext:value-type="float">
            <text:p>0.86192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2137" calcext:value-type="float">
            <text:p>0.792137</text:p>
          </table:table-cell>
          <table:table-cell/>
        </table:table-row>
        <table:table-row table:style-name="ro1">
          <table:table-cell office:value-type="float" office:value="171" calcext:value-type="float">
            <text:p>171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684484" calcext:value-type="float">
            <text:p>0.684484</text:p>
          </table:table-cell>
          <table:table-cell office:value-type="float" office:value="0.784578" calcext:value-type="float">
            <text:p>0.784578</text:p>
          </table:table-cell>
          <table:table-cell office:value-type="float" office:value="0.80723" calcext:value-type="float">
            <text:p>0.80723</text:p>
          </table:table-cell>
          <table:table-cell office:value-type="float" office:value="0.834718" calcext:value-type="float">
            <text:p>0.834718</text:p>
          </table:table-cell>
          <table:table-cell office:value-type="float" office:value="0.838929" calcext:value-type="float">
            <text:p>0.838929</text:p>
          </table:table-cell>
          <table:table-cell office:value-type="float" office:value="0.839816" calcext:value-type="float">
            <text:p>0.839816</text:p>
          </table:table-cell>
          <table:table-cell office:value-type="float" office:value="0.840006" calcext:value-type="float">
            <text:p>0.840006</text:p>
          </table:table-cell>
          <table:table-cell office:value-type="float" office:value="0.840205" calcext:value-type="float">
            <text:p>0.840205</text:p>
          </table:table-cell>
          <table:table-cell office:value-type="float" office:value="0.841361" calcext:value-type="float">
            <text:p>0.841361</text:p>
          </table:table-cell>
          <table:table-cell office:value-type="float" office:value="0.85944" calcext:value-type="float">
            <text:p>0.8594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077" calcext:value-type="float">
            <text:p>0.817077</text:p>
          </table:table-cell>
          <table:table-cell/>
        </table:table-row>
        <table:table-row table:style-name="ro1">
          <table:table-cell office:value-type="float" office:value="172" calcext:value-type="float">
            <text:p>172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417549" calcext:value-type="float">
            <text:p>0.417549</text:p>
          </table:table-cell>
          <table:table-cell office:value-type="float" office:value="0.784054" calcext:value-type="float">
            <text:p>0.784054</text:p>
          </table:table-cell>
          <table:table-cell office:value-type="float" office:value="0.80193" calcext:value-type="float">
            <text:p>0.80193</text:p>
          </table:table-cell>
          <table:table-cell office:value-type="float" office:value="0.834564" calcext:value-type="float">
            <text:p>0.834564</text:p>
          </table:table-cell>
          <table:table-cell office:value-type="float" office:value="0.839344" calcext:value-type="float">
            <text:p>0.839344</text:p>
          </table:table-cell>
          <table:table-cell office:value-type="float" office:value="0.839883" calcext:value-type="float">
            <text:p>0.839883</text:p>
          </table:table-cell>
          <table:table-cell office:value-type="float" office:value="0.84009" calcext:value-type="float">
            <text:p>0.84009</text:p>
          </table:table-cell>
          <table:table-cell office:value-type="float" office:value="0.84022" calcext:value-type="float">
            <text:p>0.84022</text:p>
          </table:table-cell>
          <table:table-cell office:value-type="float" office:value="0.844189" calcext:value-type="float">
            <text:p>0.844189</text:p>
          </table:table-cell>
          <table:table-cell office:value-type="float" office:value="0.865969" calcext:value-type="float">
            <text:p>0.86596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0779" calcext:value-type="float">
            <text:p>0.790779</text:p>
          </table:table-cell>
          <table:table-cell/>
        </table:table-row>
        <table:table-row table:style-name="ro1">
          <table:table-cell office:value-type="float" office:value="173" calcext:value-type="float">
            <text:p>173</text:p>
          </table:table-cell>
          <table:table-cell office:value-type="float" office:value="0.056644" calcext:value-type="float">
            <text:p>0.056644</text:p>
          </table:table-cell>
          <table:table-cell office:value-type="float" office:value="0.554824" calcext:value-type="float">
            <text:p>0.554824</text:p>
          </table:table-cell>
          <table:table-cell office:value-type="float" office:value="0.784128" calcext:value-type="float">
            <text:p>0.784128</text:p>
          </table:table-cell>
          <table:table-cell office:value-type="float" office:value="0.798354" calcext:value-type="float">
            <text:p>0.798354</text:p>
          </table:table-cell>
          <table:table-cell office:value-type="float" office:value="0.836107" calcext:value-type="float">
            <text:p>0.836107</text:p>
          </table:table-cell>
          <table:table-cell office:value-type="float" office:value="0.839348" calcext:value-type="float">
            <text:p>0.839348</text:p>
          </table:table-cell>
          <table:table-cell office:value-type="float" office:value="0.839838" calcext:value-type="float">
            <text:p>0.839838</text:p>
          </table:table-cell>
          <table:table-cell office:value-type="float" office:value="0.840015" calcext:value-type="float">
            <text:p>0.840015</text:p>
          </table:table-cell>
          <table:table-cell office:value-type="float" office:value="0.840178" calcext:value-type="float">
            <text:p>0.840178</text:p>
          </table:table-cell>
          <table:table-cell office:value-type="float" office:value="0.844484" calcext:value-type="float">
            <text:p>0.844484</text:p>
          </table:table-cell>
          <table:table-cell office:value-type="float" office:value="0.866564" calcext:value-type="float">
            <text:p>0.86656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4384" calcext:value-type="float">
            <text:p>0.804384</text:p>
          </table:table-cell>
          <table:table-cell>
            <draw:frame draw:z-index="0" draw:style-name="gr1" draw:text-style-name="P1" svg:width="22.348cm" svg:height="12.57cm" svg:x="0.005cm" svg:y="0cm">
              <draw:object draw:notify-on-update-of-ranges="accuracy.A2:accuracy.A201 accuracy.C1:accuracy.C1 accuracy.C2:accuracy.C201 accuracy.D1:accuracy.D1 accuracy.D2:accuracy.D201 accuracy.E1:accuracy.E1 accuracy.E2:accuracy.E201 accuracy.F1:accuracy.F1 accuracy.F2:accuracy.F201 accuracy.G1:accuracy.G1 accuracy.G2:accuracy.G201 accuracy.H1:accuracy.H1 accuracy.H2:accuracy.H201 accuracy.I1:accuracy.I1 accuracy.I2:accuracy.I201 accuracy.J1:accuracy.J1 accuracy.J2:accuracy.J201 accuracy.K1:accuracy.K1 accuracy.K2:accuracy.K201 accuracy.L1:accuracy.L1 accuracy.L2:accuracy.L201 accuracy.M1:accuracy.M1 accuracy.M2:accuracy.M201 accuracy.N1:accuracy.N1 accuracy.N2:accuracy.N201" xlink:href="./Object 1" xlink:type="simple" xlink:show="embed" xlink:actuate="onLoad">
                <loext:p/>
              </draw:object>
              <draw:image xlink:href="./ObjectReplacements/Object 1" xlink:type="simple" xlink:show="embed" xlink:actuate="onLoad"/>
            </draw:frame>
          </table:table-cell>
        </table:table-row>
        <table:table-row table:style-name="ro1">
          <table:table-cell office:value-type="float" office:value="174" calcext:value-type="float">
            <text:p>174</text:p>
          </table:table-cell>
          <table:table-cell office:value-type="float" office:value="0.084782" calcext:value-type="float">
            <text:p>0.084782</text:p>
          </table:table-cell>
          <table:table-cell office:value-type="float" office:value="0.682687" calcext:value-type="float">
            <text:p>0.682687</text:p>
          </table:table-cell>
          <table:table-cell office:value-type="float" office:value="0.785357" calcext:value-type="float">
            <text:p>0.785357</text:p>
          </table:table-cell>
          <table:table-cell office:value-type="float" office:value="0.815571" calcext:value-type="float">
            <text:p>0.815571</text:p>
          </table:table-cell>
          <table:table-cell office:value-type="float" office:value="0.836978" calcext:value-type="float">
            <text:p>0.836978</text:p>
          </table:table-cell>
          <table:table-cell office:value-type="float" office:value="0.839451" calcext:value-type="float">
            <text:p>0.839451</text:p>
          </table:table-cell>
          <table:table-cell office:value-type="float" office:value="0.8399" calcext:value-type="float">
            <text:p>0.8399</text:p>
          </table:table-cell>
          <table:table-cell office:value-type="float" office:value="0.84002" calcext:value-type="float">
            <text:p>0.84002</text:p>
          </table:table-cell>
          <table:table-cell office:value-type="float" office:value="0.840177" calcext:value-type="float">
            <text:p>0.840177</text:p>
          </table:table-cell>
          <table:table-cell office:value-type="float" office:value="0.845121" calcext:value-type="float">
            <text:p>0.845121</text:p>
          </table:table-cell>
          <table:table-cell office:value-type="float" office:value="0.866267" calcext:value-type="float">
            <text:p>0.86626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9153" calcext:value-type="float">
            <text:p>0.819153</text:p>
          </table:table-cell>
          <table:table-cell/>
        </table:table-row>
        <table:table-row table:style-name="ro1">
          <table:table-cell office:value-type="float" office:value="175" calcext:value-type="float">
            <text:p>175</text:p>
          </table:table-cell>
          <table:table-cell office:value-type="float" office:value="0.056598" calcext:value-type="float">
            <text:p>0.056598</text:p>
          </table:table-cell>
          <table:table-cell office:value-type="float" office:value="0.705643" calcext:value-type="float">
            <text:p>0.705643</text:p>
          </table:table-cell>
          <table:table-cell office:value-type="float" office:value="0.787313" calcext:value-type="float">
            <text:p>0.787313</text:p>
          </table:table-cell>
          <table:table-cell office:value-type="float" office:value="0.828751" calcext:value-type="float">
            <text:p>0.828751</text:p>
          </table:table-cell>
          <table:table-cell office:value-type="float" office:value="0.837568" calcext:value-type="float">
            <text:p>0.837568</text:p>
          </table:table-cell>
          <table:table-cell office:value-type="float" office:value="0.839501" calcext:value-type="float">
            <text:p>0.839501</text:p>
          </table:table-cell>
          <table:table-cell office:value-type="float" office:value="0.839901" calcext:value-type="float">
            <text:p>0.839901</text:p>
          </table:table-cell>
          <table:table-cell office:value-type="float" office:value="0.840054" calcext:value-type="float">
            <text:p>0.840054</text:p>
          </table:table-cell>
          <table:table-cell office:value-type="float" office:value="0.840178" calcext:value-type="float">
            <text:p>0.840178</text:p>
          </table:table-cell>
          <table:table-cell office:value-type="float" office:value="0.841783" calcext:value-type="float">
            <text:p>0.841783</text:p>
          </table:table-cell>
          <table:table-cell office:value-type="float" office:value="0.865097" calcext:value-type="float">
            <text:p>0.86509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2579" calcext:value-type="float">
            <text:p>0.822579</text:p>
          </table:table-cell>
          <table:table-cell/>
        </table:table-row>
        <table:table-row table:style-name="ro1">
          <table:table-cell office:value-type="float" office:value="176" calcext:value-type="float">
            <text:p>176</text:p>
          </table:table-cell>
          <table:table-cell office:value-type="float" office:value="0.000506" calcext:value-type="float">
            <text:p>0.000506</text:p>
          </table:table-cell>
          <table:table-cell office:value-type="float" office:value="0.598203" calcext:value-type="float">
            <text:p>0.598203</text:p>
          </table:table-cell>
          <table:table-cell office:value-type="float" office:value="0.788253" calcext:value-type="float">
            <text:p>0.788253</text:p>
          </table:table-cell>
          <table:table-cell office:value-type="float" office:value="0.825675" calcext:value-type="float">
            <text:p>0.825675</text:p>
          </table:table-cell>
          <table:table-cell office:value-type="float" office:value="0.83691" calcext:value-type="float">
            <text:p>0.83691</text:p>
          </table:table-cell>
          <table:table-cell office:value-type="float" office:value="0.839383" calcext:value-type="float">
            <text:p>0.839383</text:p>
          </table:table-cell>
          <table:table-cell office:value-type="float" office:value="0.839868" calcext:value-type="float">
            <text:p>0.839868</text:p>
          </table:table-cell>
          <table:table-cell office:value-type="float" office:value="0.840022" calcext:value-type="float">
            <text:p>0.840022</text:p>
          </table:table-cell>
          <table:table-cell office:value-type="float" office:value="0.840162" calcext:value-type="float">
            <text:p>0.840162</text:p>
          </table:table-cell>
          <table:table-cell office:value-type="float" office:value="0.845637" calcext:value-type="float">
            <text:p>0.845637</text:p>
          </table:table-cell>
          <table:table-cell office:value-type="float" office:value="0.866508" calcext:value-type="float">
            <text:p>0.86650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062" calcext:value-type="float">
            <text:p>0.812062</text:p>
          </table:table-cell>
          <table:table-cell/>
        </table:table-row>
        <table:table-row table:style-name="ro1">
          <table:table-cell office:value-type="float" office:value="177" calcext:value-type="float">
            <text:p>177</text:p>
          </table:table-cell>
          <table:table-cell office:value-type="float" office:value="0.084713" calcext:value-type="float">
            <text:p>0.084713</text:p>
          </table:table-cell>
          <table:table-cell office:value-type="float" office:value="0.730283" calcext:value-type="float">
            <text:p>0.730283</text:p>
          </table:table-cell>
          <table:table-cell office:value-type="float" office:value="0.786746" calcext:value-type="float">
            <text:p>0.786746</text:p>
          </table:table-cell>
          <table:table-cell office:value-type="float" office:value="0.814105" calcext:value-type="float">
            <text:p>0.814105</text:p>
          </table:table-cell>
          <table:table-cell office:value-type="float" office:value="0.835585" calcext:value-type="float">
            <text:p>0.835585</text:p>
          </table:table-cell>
          <table:table-cell office:value-type="float" office:value="0.839111" calcext:value-type="float">
            <text:p>0.839111</text:p>
          </table:table-cell>
          <table:table-cell office:value-type="float" office:value="0.839894" calcext:value-type="float">
            <text:p>0.839894</text:p>
          </table:table-cell>
          <table:table-cell office:value-type="float" office:value="0.84008" calcext:value-type="float">
            <text:p>0.84008</text:p>
          </table:table-cell>
          <table:table-cell office:value-type="float" office:value="0.840199" calcext:value-type="float">
            <text:p>0.840199</text:p>
          </table:table-cell>
          <table:table-cell office:value-type="float" office:value="0.845039" calcext:value-type="float">
            <text:p>0.845039</text:p>
          </table:table-cell>
          <table:table-cell office:value-type="float" office:value="0.871715" calcext:value-type="float">
            <text:p>0.87171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4276" calcext:value-type="float">
            <text:p>0.824276</text:p>
          </table:table-cell>
          <table:table-cell/>
        </table:table-row>
        <table:table-row table:style-name="ro1">
          <table:table-cell office:value-type="float" office:value="178" calcext:value-type="float">
            <text:p>178</text:p>
          </table:table-cell>
          <table:table-cell office:value-type="float" office:value="0.056782" calcext:value-type="float">
            <text:p>0.056782</text:p>
          </table:table-cell>
          <table:table-cell office:value-type="float" office:value="0.679953" calcext:value-type="float">
            <text:p>0.679953</text:p>
          </table:table-cell>
          <table:table-cell office:value-type="float" office:value="0.786623" calcext:value-type="float">
            <text:p>0.786623</text:p>
          </table:table-cell>
          <table:table-cell office:value-type="float" office:value="0.81094" calcext:value-type="float">
            <text:p>0.81094</text:p>
          </table:table-cell>
          <table:table-cell office:value-type="float" office:value="0.832854" calcext:value-type="float">
            <text:p>0.832854</text:p>
          </table:table-cell>
          <table:table-cell office:value-type="float" office:value="0.838868" calcext:value-type="float">
            <text:p>0.838868</text:p>
          </table:table-cell>
          <table:table-cell office:value-type="float" office:value="0.839916" calcext:value-type="float">
            <text:p>0.839916</text:p>
          </table:table-cell>
          <table:table-cell office:value-type="float" office:value="0.840097" calcext:value-type="float">
            <text:p>0.840097</text:p>
          </table:table-cell>
          <table:table-cell office:value-type="float" office:value="0.840207" calcext:value-type="float">
            <text:p>0.840207</text:p>
          </table:table-cell>
          <table:table-cell office:value-type="float" office:value="0.841339" calcext:value-type="float">
            <text:p>0.841339</text:p>
          </table:table-cell>
          <table:table-cell office:value-type="float" office:value="0.871009" calcext:value-type="float">
            <text:p>0.871009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181" calcext:value-type="float">
            <text:p>0.818181</text:p>
          </table:table-cell>
          <table:table-cell/>
        </table:table-row>
        <table:table-row table:style-name="ro1">
          <table:table-cell office:value-type="float" office:value="179" calcext:value-type="float">
            <text:p>179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491574" calcext:value-type="float">
            <text:p>0.491574</text:p>
          </table:table-cell>
          <table:table-cell office:value-type="float" office:value="0.786909" calcext:value-type="float">
            <text:p>0.786909</text:p>
          </table:table-cell>
          <table:table-cell office:value-type="float" office:value="0.810125" calcext:value-type="float">
            <text:p>0.810125</text:p>
          </table:table-cell>
          <table:table-cell office:value-type="float" office:value="0.832713" calcext:value-type="float">
            <text:p>0.832713</text:p>
          </table:table-cell>
          <table:table-cell office:value-type="float" office:value="0.838692" calcext:value-type="float">
            <text:p>0.838692</text:p>
          </table:table-cell>
          <table:table-cell office:value-type="float" office:value="0.839918" calcext:value-type="float">
            <text:p>0.839918</text:p>
          </table:table-cell>
          <table:table-cell office:value-type="float" office:value="0.840091" calcext:value-type="float">
            <text:p>0.840091</text:p>
          </table:table-cell>
          <table:table-cell office:value-type="float" office:value="0.840207" calcext:value-type="float">
            <text:p>0.840207</text:p>
          </table:table-cell>
          <table:table-cell office:value-type="float" office:value="0.842746" calcext:value-type="float">
            <text:p>0.842746</text:p>
          </table:table-cell>
          <table:table-cell office:value-type="float" office:value="0.869326" calcext:value-type="float">
            <text:p>0.86932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79923" calcext:value-type="float">
            <text:p>0.79923</text:p>
          </table:table-cell>
          <table:table-cell/>
        </table:table-row>
        <table:table-row table:style-name="ro1">
          <table:table-cell office:value-type="float" office:value="180" calcext:value-type="float">
            <text:p>180</text:p>
          </table:table-cell>
          <table:table-cell office:value-type="float" office:value="0.056644" calcext:value-type="float">
            <text:p>0.056644</text:p>
          </table:table-cell>
          <table:table-cell office:value-type="float" office:value="0.640403" calcext:value-type="float">
            <text:p>0.640403</text:p>
          </table:table-cell>
          <table:table-cell office:value-type="float" office:value="0.788256" calcext:value-type="float">
            <text:p>0.788256</text:p>
          </table:table-cell>
          <table:table-cell office:value-type="float" office:value="0.812436" calcext:value-type="float">
            <text:p>0.812436</text:p>
          </table:table-cell>
          <table:table-cell office:value-type="float" office:value="0.831605" calcext:value-type="float">
            <text:p>0.831605</text:p>
          </table:table-cell>
          <table:table-cell office:value-type="float" office:value="0.837871" calcext:value-type="float">
            <text:p>0.837871</text:p>
          </table:table-cell>
          <table:table-cell office:value-type="float" office:value="0.839774" calcext:value-type="float">
            <text:p>0.839774</text:p>
          </table:table-cell>
          <table:table-cell office:value-type="float" office:value="0.840064" calcext:value-type="float">
            <text:p>0.840064</text:p>
          </table:table-cell>
          <table:table-cell office:value-type="float" office:value="0.840226" calcext:value-type="float">
            <text:p>0.840226</text:p>
          </table:table-cell>
          <table:table-cell office:value-type="float" office:value="0.842041" calcext:value-type="float">
            <text:p>0.842041</text:p>
          </table:table-cell>
          <table:table-cell office:value-type="float" office:value="0.871801" calcext:value-type="float">
            <text:p>0.87180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448" calcext:value-type="float">
            <text:p>0.814448</text:p>
          </table:table-cell>
          <table:table-cell/>
        </table:table-row>
        <table:table-row table:style-name="ro1">
          <table:table-cell office:value-type="float" office:value="181" calcext:value-type="float">
            <text:p>181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647077" calcext:value-type="float">
            <text:p>0.647077</text:p>
          </table:table-cell>
          <table:table-cell office:value-type="float" office:value="0.788154" calcext:value-type="float">
            <text:p>0.788154</text:p>
          </table:table-cell>
          <table:table-cell office:value-type="float" office:value="0.815643" calcext:value-type="float">
            <text:p>0.815643</text:p>
          </table:table-cell>
          <table:table-cell office:value-type="float" office:value="0.831609" calcext:value-type="float">
            <text:p>0.831609</text:p>
          </table:table-cell>
          <table:table-cell office:value-type="float" office:value="0.838108" calcext:value-type="float">
            <text:p>0.838108</text:p>
          </table:table-cell>
          <table:table-cell office:value-type="float" office:value="0.839787" calcext:value-type="float">
            <text:p>0.839787</text:p>
          </table:table-cell>
          <table:table-cell office:value-type="float" office:value="0.840036" calcext:value-type="float">
            <text:p>0.840036</text:p>
          </table:table-cell>
          <table:table-cell office:value-type="float" office:value="0.84019" calcext:value-type="float">
            <text:p>0.84019</text:p>
          </table:table-cell>
          <table:table-cell office:value-type="float" office:value="0.841467" calcext:value-type="float">
            <text:p>0.841467</text:p>
          </table:table-cell>
          <table:table-cell office:value-type="float" office:value="0.8683" calcext:value-type="float">
            <text:p>0.868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5037" calcext:value-type="float">
            <text:p>0.815037</text:p>
          </table:table-cell>
          <table:table-cell/>
        </table:table-row>
        <table:table-row table:style-name="ro1">
          <table:table-cell office:value-type="float" office:value="182" calcext:value-type="float">
            <text:p>182</text:p>
          </table:table-cell>
          <table:table-cell office:value-type="float" office:value="0.056621" calcext:value-type="float">
            <text:p>0.056621</text:p>
          </table:table-cell>
          <table:table-cell office:value-type="float" office:value="0.64921" calcext:value-type="float">
            <text:p>0.64921</text:p>
          </table:table-cell>
          <table:table-cell office:value-type="float" office:value="0.79568" calcext:value-type="float">
            <text:p>0.79568</text:p>
          </table:table-cell>
          <table:table-cell office:value-type="float" office:value="0.82087" calcext:value-type="float">
            <text:p>0.82087</text:p>
          </table:table-cell>
          <table:table-cell office:value-type="float" office:value="0.834071" calcext:value-type="float">
            <text:p>0.834071</text:p>
          </table:table-cell>
          <table:table-cell office:value-type="float" office:value="0.83908" calcext:value-type="float">
            <text:p>0.83908</text:p>
          </table:table-cell>
          <table:table-cell office:value-type="float" office:value="0.839928" calcext:value-type="float">
            <text:p>0.839928</text:p>
          </table:table-cell>
          <table:table-cell office:value-type="float" office:value="0.840107" calcext:value-type="float">
            <text:p>0.840107</text:p>
          </table:table-cell>
          <table:table-cell office:value-type="float" office:value="0.840269" calcext:value-type="float">
            <text:p>0.840269</text:p>
          </table:table-cell>
          <table:table-cell office:value-type="float" office:value="0.842111" calcext:value-type="float">
            <text:p>0.842111</text:p>
          </table:table-cell>
          <table:table-cell office:value-type="float" office:value="0.867806" calcext:value-type="float">
            <text:p>0.86780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6913" calcext:value-type="float">
            <text:p>0.816913</text:p>
          </table:table-cell>
          <table:table-cell/>
        </table:table-row>
        <table:table-row table:style-name="ro1">
          <table:table-cell office:value-type="float" office:value="183" calcext:value-type="float">
            <text:p>183</text:p>
          </table:table-cell>
          <table:table-cell office:value-type="float" office:value="0.056644" calcext:value-type="float">
            <text:p>0.056644</text:p>
          </table:table-cell>
          <table:table-cell office:value-type="float" office:value="0.674802" calcext:value-type="float">
            <text:p>0.674802</text:p>
          </table:table-cell>
          <table:table-cell office:value-type="float" office:value="0.800275" calcext:value-type="float">
            <text:p>0.800275</text:p>
          </table:table-cell>
          <table:table-cell office:value-type="float" office:value="0.826378" calcext:value-type="float">
            <text:p>0.826378</text:p>
          </table:table-cell>
          <table:table-cell office:value-type="float" office:value="0.83486" calcext:value-type="float">
            <text:p>0.83486</text:p>
          </table:table-cell>
          <table:table-cell office:value-type="float" office:value="0.839189" calcext:value-type="float">
            <text:p>0.839189</text:p>
          </table:table-cell>
          <table:table-cell office:value-type="float" office:value="0.839943" calcext:value-type="float">
            <text:p>0.839943</text:p>
          </table:table-cell>
          <table:table-cell office:value-type="float" office:value="0.84013" calcext:value-type="float">
            <text:p>0.84013</text:p>
          </table:table-cell>
          <table:table-cell office:value-type="float" office:value="0.840277" calcext:value-type="float">
            <text:p>0.840277</text:p>
          </table:table-cell>
          <table:table-cell office:value-type="float" office:value="0.840585" calcext:value-type="float">
            <text:p>0.840585</text:p>
          </table:table-cell>
          <table:table-cell office:value-type="float" office:value="0.867148" calcext:value-type="float">
            <text:p>0.86714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0359" calcext:value-type="float">
            <text:p>0.820359</text:p>
          </table:table-cell>
          <table:table-cell/>
        </table:table-row>
        <table:table-row table:style-name="ro1">
          <table:table-cell office:value-type="float" office:value="184" calcext:value-type="float">
            <text:p>184</text:p>
          </table:table-cell>
          <table:table-cell office:value-type="float" office:value="0.178644" calcext:value-type="float">
            <text:p>0.178644</text:p>
          </table:table-cell>
          <table:table-cell office:value-type="float" office:value="0.723559" calcext:value-type="float">
            <text:p>0.723559</text:p>
          </table:table-cell>
          <table:table-cell office:value-type="float" office:value="0.802152" calcext:value-type="float">
            <text:p>0.802152</text:p>
          </table:table-cell>
          <table:table-cell office:value-type="float" office:value="0.824117" calcext:value-type="float">
            <text:p>0.824117</text:p>
          </table:table-cell>
          <table:table-cell office:value-type="float" office:value="0.833408" calcext:value-type="float">
            <text:p>0.833408</text:p>
          </table:table-cell>
          <table:table-cell office:value-type="float" office:value="0.838824" calcext:value-type="float">
            <text:p>0.838824</text:p>
          </table:table-cell>
          <table:table-cell office:value-type="float" office:value="0.839947" calcext:value-type="float">
            <text:p>0.839947</text:p>
          </table:table-cell>
          <table:table-cell office:value-type="float" office:value="0.840143" calcext:value-type="float">
            <text:p>0.840143</text:p>
          </table:table-cell>
          <table:table-cell office:value-type="float" office:value="0.840307" calcext:value-type="float">
            <text:p>0.840307</text:p>
          </table:table-cell>
          <table:table-cell office:value-type="float" office:value="0.840515" calcext:value-type="float">
            <text:p>0.840515</text:p>
          </table:table-cell>
          <table:table-cell office:value-type="float" office:value="0.86666" calcext:value-type="float">
            <text:p>0.8666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4963" calcext:value-type="float">
            <text:p>0.824963</text:p>
          </table:table-cell>
          <table:table-cell/>
        </table:table-row>
        <table:table-row table:style-name="ro1">
          <table:table-cell office:value-type="float" office:value="185" calcext:value-type="float">
            <text:p>185</text:p>
          </table:table-cell>
          <table:table-cell office:value-type="float" office:value="0.00046" calcext:value-type="float">
            <text:p>0.00046</text:p>
          </table:table-cell>
          <table:table-cell office:value-type="float" office:value="0.592059" calcext:value-type="float">
            <text:p>0.592059</text:p>
          </table:table-cell>
          <table:table-cell office:value-type="float" office:value="0.790525" calcext:value-type="float">
            <text:p>0.790525</text:p>
          </table:table-cell>
          <table:table-cell office:value-type="float" office:value="0.80653" calcext:value-type="float">
            <text:p>0.80653</text:p>
          </table:table-cell>
          <table:table-cell office:value-type="float" office:value="0.823218" calcext:value-type="float">
            <text:p>0.823218</text:p>
          </table:table-cell>
          <table:table-cell office:value-type="float" office:value="0.833609" calcext:value-type="float">
            <text:p>0.833609</text:p>
          </table:table-cell>
          <table:table-cell office:value-type="float" office:value="0.839272" calcext:value-type="float">
            <text:p>0.839272</text:p>
          </table:table-cell>
          <table:table-cell office:value-type="float" office:value="0.83999" calcext:value-type="float">
            <text:p>0.83999</text:p>
          </table:table-cell>
          <table:table-cell office:value-type="float" office:value="0.840201" calcext:value-type="float">
            <text:p>0.840201</text:p>
          </table:table-cell>
          <table:table-cell office:value-type="float" office:value="0.840447" calcext:value-type="float">
            <text:p>0.840447</text:p>
          </table:table-cell>
          <table:table-cell office:value-type="float" office:value="0.860378" calcext:value-type="float">
            <text:p>0.86037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6623" calcext:value-type="float">
            <text:p>0.806623</text:p>
          </table:table-cell>
          <table:table-cell/>
        </table:table-row>
        <table:table-row table:style-name="ro1">
          <table:table-cell office:value-type="float" office:value="186" calcext:value-type="float">
            <text:p>186</text:p>
          </table:table-cell>
          <table:table-cell office:value-type="float" office:value="0.084736" calcext:value-type="float">
            <text:p>0.084736</text:p>
          </table:table-cell>
          <table:table-cell office:value-type="float" office:value="0.658621" calcext:value-type="float">
            <text:p>0.658621</text:p>
          </table:table-cell>
          <table:table-cell office:value-type="float" office:value="0.787972" calcext:value-type="float">
            <text:p>0.787972</text:p>
          </table:table-cell>
          <table:table-cell office:value-type="float" office:value="0.806334" calcext:value-type="float">
            <text:p>0.806334</text:p>
          </table:table-cell>
          <table:table-cell office:value-type="float" office:value="0.821833" calcext:value-type="float">
            <text:p>0.821833</text:p>
          </table:table-cell>
          <table:table-cell office:value-type="float" office:value="0.831913" calcext:value-type="float">
            <text:p>0.831913</text:p>
          </table:table-cell>
          <table:table-cell office:value-type="float" office:value="0.838223" calcext:value-type="float">
            <text:p>0.838223</text:p>
          </table:table-cell>
          <table:table-cell office:value-type="float" office:value="0.839862" calcext:value-type="float">
            <text:p>0.839862</text:p>
          </table:table-cell>
          <table:table-cell office:value-type="float" office:value="0.840109" calcext:value-type="float">
            <text:p>0.840109</text:p>
          </table:table-cell>
          <table:table-cell office:value-type="float" office:value="0.840389" calcext:value-type="float">
            <text:p>0.840389</text:p>
          </table:table-cell>
          <table:table-cell office:value-type="float" office:value="0.857268" calcext:value-type="float">
            <text:p>0.85726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252" calcext:value-type="float">
            <text:p>0.812252</text:p>
          </table:table-cell>
          <table:table-cell/>
        </table:table-row>
        <table:table-row table:style-name="ro1">
          <table:table-cell office:value-type="float" office:value="187" calcext:value-type="float">
            <text:p>187</text:p>
          </table:table-cell>
          <table:table-cell office:value-type="float" office:value="0.056345" calcext:value-type="float">
            <text:p>0.056345</text:p>
          </table:table-cell>
          <table:table-cell office:value-type="float" office:value="0.678884" calcext:value-type="float">
            <text:p>0.678884</text:p>
          </table:table-cell>
          <table:table-cell office:value-type="float" office:value="0.790987" calcext:value-type="float">
            <text:p>0.790987</text:p>
          </table:table-cell>
          <table:table-cell office:value-type="float" office:value="0.812387" calcext:value-type="float">
            <text:p>0.812387</text:p>
          </table:table-cell>
          <table:table-cell office:value-type="float" office:value="0.829614" calcext:value-type="float">
            <text:p>0.829614</text:p>
          </table:table-cell>
          <table:table-cell office:value-type="float" office:value="0.836997" calcext:value-type="float">
            <text:p>0.836997</text:p>
          </table:table-cell>
          <table:table-cell office:value-type="float" office:value="0.839572" calcext:value-type="float">
            <text:p>0.839572</text:p>
          </table:table-cell>
          <table:table-cell office:value-type="float" office:value="0.839984" calcext:value-type="float">
            <text:p>0.839984</text:p>
          </table:table-cell>
          <table:table-cell office:value-type="float" office:value="0.840169" calcext:value-type="float">
            <text:p>0.840169</text:p>
          </table:table-cell>
          <table:table-cell office:value-type="float" office:value="0.840731" calcext:value-type="float">
            <text:p>0.840731</text:p>
          </table:table-cell>
          <table:table-cell office:value-type="float" office:value="0.861954" calcext:value-type="float">
            <text:p>0.86195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7128" calcext:value-type="float">
            <text:p>0.817128</text:p>
          </table:table-cell>
          <table:table-cell/>
        </table:table-row>
        <table:table-row table:style-name="ro1">
          <table:table-cell office:value-type="float" office:value="188" calcext:value-type="float">
            <text:p>188</text:p>
          </table:table-cell>
          <table:table-cell office:value-type="float" office:value="0.056345" calcext:value-type="float">
            <text:p>0.056345</text:p>
          </table:table-cell>
          <table:table-cell office:value-type="float" office:value="0.597225" calcext:value-type="float">
            <text:p>0.597225</text:p>
          </table:table-cell>
          <table:table-cell office:value-type="float" office:value="0.788644" calcext:value-type="float">
            <text:p>0.788644</text:p>
          </table:table-cell>
          <table:table-cell office:value-type="float" office:value="0.813218" calcext:value-type="float">
            <text:p>0.813218</text:p>
          </table:table-cell>
          <table:table-cell office:value-type="float" office:value="0.833699" calcext:value-type="float">
            <text:p>0.833699</text:p>
          </table:table-cell>
          <table:table-cell office:value-type="float" office:value="0.837805" calcext:value-type="float">
            <text:p>0.837805</text:p>
          </table:table-cell>
          <table:table-cell office:value-type="float" office:value="0.839833" calcext:value-type="float">
            <text:p>0.839833</text:p>
          </table:table-cell>
          <table:table-cell office:value-type="float" office:value="0.840047" calcext:value-type="float">
            <text:p>0.840047</text:p>
          </table:table-cell>
          <table:table-cell office:value-type="float" office:value="0.840203" calcext:value-type="float">
            <text:p>0.840203</text:p>
          </table:table-cell>
          <table:table-cell office:value-type="float" office:value="0.840568" calcext:value-type="float">
            <text:p>0.840568</text:p>
          </table:table-cell>
          <table:table-cell office:value-type="float" office:value="0.86187" calcext:value-type="float">
            <text:p>0.86187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9311" calcext:value-type="float">
            <text:p>0.809311</text:p>
          </table:table-cell>
          <table:table-cell/>
        </table:table-row>
        <table:table-row table:style-name="ro1">
          <table:table-cell office:value-type="float" office:value="189" calcext:value-type="float">
            <text:p>189</text:p>
          </table:table-cell>
          <table:table-cell office:value-type="float" office:value="0.137471" calcext:value-type="float">
            <text:p>0.137471</text:p>
          </table:table-cell>
          <table:table-cell office:value-type="float" office:value="0.701722" calcext:value-type="float">
            <text:p>0.701722</text:p>
          </table:table-cell>
          <table:table-cell office:value-type="float" office:value="0.789818" calcext:value-type="float">
            <text:p>0.789818</text:p>
          </table:table-cell>
          <table:table-cell office:value-type="float" office:value="0.819207" calcext:value-type="float">
            <text:p>0.819207</text:p>
          </table:table-cell>
          <table:table-cell office:value-type="float" office:value="0.833813" calcext:value-type="float">
            <text:p>0.833813</text:p>
          </table:table-cell>
          <table:table-cell office:value-type="float" office:value="0.837229" calcext:value-type="float">
            <text:p>0.837229</text:p>
          </table:table-cell>
          <table:table-cell office:value-type="float" office:value="0.839867" calcext:value-type="float">
            <text:p>0.839867</text:p>
          </table:table-cell>
          <table:table-cell office:value-type="float" office:value="0.840092" calcext:value-type="float">
            <text:p>0.840092</text:p>
          </table:table-cell>
          <table:table-cell office:value-type="float" office:value="0.840226" calcext:value-type="float">
            <text:p>0.840226</text:p>
          </table:table-cell>
          <table:table-cell office:value-type="float" office:value="0.841756" calcext:value-type="float">
            <text:p>0.841756</text:p>
          </table:table-cell>
          <table:table-cell office:value-type="float" office:value="0.862598" calcext:value-type="float">
            <text:p>0.862598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0633" calcext:value-type="float">
            <text:p>0.820633</text:p>
          </table:table-cell>
          <table:table-cell/>
        </table:table-row>
        <table:table-row table:style-name="ro1">
          <table:table-cell office:value-type="float" office:value="190" calcext:value-type="float">
            <text:p>190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64488" calcext:value-type="float">
            <text:p>0.64488</text:p>
          </table:table-cell>
          <table:table-cell office:value-type="float" office:value="0.786471" calcext:value-type="float">
            <text:p>0.786471</text:p>
          </table:table-cell>
          <table:table-cell office:value-type="float" office:value="0.813174" calcext:value-type="float">
            <text:p>0.813174</text:p>
          </table:table-cell>
          <table:table-cell office:value-type="float" office:value="0.830533" calcext:value-type="float">
            <text:p>0.830533</text:p>
          </table:table-cell>
          <table:table-cell office:value-type="float" office:value="0.835833" calcext:value-type="float">
            <text:p>0.835833</text:p>
          </table:table-cell>
          <table:table-cell office:value-type="float" office:value="0.837817" calcext:value-type="float">
            <text:p>0.837817</text:p>
          </table:table-cell>
          <table:table-cell office:value-type="float" office:value="0.839977" calcext:value-type="float">
            <text:p>0.839977</text:p>
          </table:table-cell>
          <table:table-cell office:value-type="float" office:value="0.840159" calcext:value-type="float">
            <text:p>0.840159</text:p>
          </table:table-cell>
          <table:table-cell office:value-type="float" office:value="0.840417" calcext:value-type="float">
            <text:p>0.840417</text:p>
          </table:table-cell>
          <table:table-cell office:value-type="float" office:value="0.860433" calcext:value-type="float">
            <text:p>0.860433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297" calcext:value-type="float">
            <text:p>0.81297</text:p>
          </table:table-cell>
          <table:table-cell/>
        </table:table-row>
        <table:table-row table:style-name="ro1">
          <table:table-cell office:value-type="float" office:value="191" calcext:value-type="float">
            <text:p>191</text:p>
          </table:table-cell>
          <table:table-cell office:value-type="float" office:value="0.056713" calcext:value-type="float">
            <text:p>0.056713</text:p>
          </table:table-cell>
          <table:table-cell office:value-type="float" office:value="0.629131" calcext:value-type="float">
            <text:p>0.629131</text:p>
          </table:table-cell>
          <table:table-cell office:value-type="float" office:value="0.793798" calcext:value-type="float">
            <text:p>0.793798</text:p>
          </table:table-cell>
          <table:table-cell office:value-type="float" office:value="0.824078" calcext:value-type="float">
            <text:p>0.824078</text:p>
          </table:table-cell>
          <table:table-cell office:value-type="float" office:value="0.833221" calcext:value-type="float">
            <text:p>0.833221</text:p>
          </table:table-cell>
          <table:table-cell office:value-type="float" office:value="0.836914" calcext:value-type="float">
            <text:p>0.836914</text:p>
          </table:table-cell>
          <table:table-cell office:value-type="float" office:value="0.838889" calcext:value-type="float">
            <text:p>0.838889</text:p>
          </table:table-cell>
          <table:table-cell office:value-type="float" office:value="0.840071" calcext:value-type="float">
            <text:p>0.840071</text:p>
          </table:table-cell>
          <table:table-cell office:value-type="float" office:value="0.840226" calcext:value-type="float">
            <text:p>0.840226</text:p>
          </table:table-cell>
          <table:table-cell office:value-type="float" office:value="0.842876" calcext:value-type="float">
            <text:p>0.842876</text:p>
          </table:table-cell>
          <table:table-cell office:value-type="float" office:value="0.861886" calcext:value-type="float">
            <text:p>0.86188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4109" calcext:value-type="float">
            <text:p>0.814109</text:p>
          </table:table-cell>
          <table:table-cell/>
        </table:table-row>
        <table:table-row table:style-name="ro1">
          <table:table-cell office:value-type="float" office:value="192" calcext:value-type="float">
            <text:p>192</text:p>
          </table:table-cell>
          <table:table-cell office:value-type="float" office:value="0.000391" calcext:value-type="float">
            <text:p>0.000391</text:p>
          </table:table-cell>
          <table:table-cell office:value-type="float" office:value="0.65788" calcext:value-type="float">
            <text:p>0.65788</text:p>
          </table:table-cell>
          <table:table-cell office:value-type="float" office:value="0.80001" calcext:value-type="float">
            <text:p>0.80001</text:p>
          </table:table-cell>
          <table:table-cell office:value-type="float" office:value="0.827856" calcext:value-type="float">
            <text:p>0.827856</text:p>
          </table:table-cell>
          <table:table-cell office:value-type="float" office:value="0.833954" calcext:value-type="float">
            <text:p>0.833954</text:p>
          </table:table-cell>
          <table:table-cell office:value-type="float" office:value="0.837547" calcext:value-type="float">
            <text:p>0.837547</text:p>
          </table:table-cell>
          <table:table-cell office:value-type="float" office:value="0.839943" calcext:value-type="float">
            <text:p>0.839943</text:p>
          </table:table-cell>
          <table:table-cell office:value-type="float" office:value="0.840137" calcext:value-type="float">
            <text:p>0.840137</text:p>
          </table:table-cell>
          <table:table-cell office:value-type="float" office:value="0.840251" calcext:value-type="float">
            <text:p>0.840251</text:p>
          </table:table-cell>
          <table:table-cell office:value-type="float" office:value="0.8433" calcext:value-type="float">
            <text:p>0.8433</text:p>
          </table:table-cell>
          <table:table-cell office:value-type="float" office:value="0.864655" calcext:value-type="float">
            <text:p>0.864655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8553" calcext:value-type="float">
            <text:p>0.818553</text:p>
          </table:table-cell>
          <table:table-cell/>
        </table:table-row>
        <table:table-row table:style-name="ro1">
          <table:table-cell office:value-type="float" office:value="193" calcext:value-type="float">
            <text:p>193</text:p>
          </table:table-cell>
          <table:table-cell office:value-type="float" office:value="0.084713" calcext:value-type="float">
            <text:p>0.084713</text:p>
          </table:table-cell>
          <table:table-cell office:value-type="float" office:value="0.714422" calcext:value-type="float">
            <text:p>0.714422</text:p>
          </table:table-cell>
          <table:table-cell office:value-type="float" office:value="0.806717" calcext:value-type="float">
            <text:p>0.806717</text:p>
          </table:table-cell>
          <table:table-cell office:value-type="float" office:value="0.826433" calcext:value-type="float">
            <text:p>0.826433</text:p>
          </table:table-cell>
          <table:table-cell office:value-type="float" office:value="0.833428" calcext:value-type="float">
            <text:p>0.833428</text:p>
          </table:table-cell>
          <table:table-cell office:value-type="float" office:value="0.836853" calcext:value-type="float">
            <text:p>0.836853</text:p>
          </table:table-cell>
          <table:table-cell office:value-type="float" office:value="0.839876" calcext:value-type="float">
            <text:p>0.839876</text:p>
          </table:table-cell>
          <table:table-cell office:value-type="float" office:value="0.840125" calcext:value-type="float">
            <text:p>0.840125</text:p>
          </table:table-cell>
          <table:table-cell office:value-type="float" office:value="0.84023" calcext:value-type="float">
            <text:p>0.84023</text:p>
          </table:table-cell>
          <table:table-cell office:value-type="float" office:value="0.841122" calcext:value-type="float">
            <text:p>0.841122</text:p>
          </table:table-cell>
          <table:table-cell office:value-type="float" office:value="0.86011" calcext:value-type="float">
            <text:p>0.8601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932" calcext:value-type="float">
            <text:p>0.823932</text:p>
          </table:table-cell>
          <table:table-cell/>
        </table:table-row>
        <table:table-row table:style-name="ro1">
          <table:table-cell office:value-type="float" office:value="194" calcext:value-type="float">
            <text:p>194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638424" calcext:value-type="float">
            <text:p>0.638424</text:p>
          </table:table-cell>
          <table:table-cell office:value-type="float" office:value="0.801634" calcext:value-type="float">
            <text:p>0.801634</text:p>
          </table:table-cell>
          <table:table-cell office:value-type="float" office:value="0.821293" calcext:value-type="float">
            <text:p>0.821293</text:p>
          </table:table-cell>
          <table:table-cell office:value-type="float" office:value="0.831186" calcext:value-type="float">
            <text:p>0.831186</text:p>
          </table:table-cell>
          <table:table-cell office:value-type="float" office:value="0.836645" calcext:value-type="float">
            <text:p>0.836645</text:p>
          </table:table-cell>
          <table:table-cell office:value-type="float" office:value="0.839669" calcext:value-type="float">
            <text:p>0.839669</text:p>
          </table:table-cell>
          <table:table-cell office:value-type="float" office:value="0.840114" calcext:value-type="float">
            <text:p>0.840114</text:p>
          </table:table-cell>
          <table:table-cell office:value-type="float" office:value="0.840254" calcext:value-type="float">
            <text:p>0.840254</text:p>
          </table:table-cell>
          <table:table-cell office:value-type="float" office:value="0.843732" calcext:value-type="float">
            <text:p>0.843732</text:p>
          </table:table-cell>
          <table:table-cell office:value-type="float" office:value="0.861421" calcext:value-type="float">
            <text:p>0.86142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15437" calcext:value-type="float">
            <text:p>0.815437</text:p>
          </table:table-cell>
          <table:table-cell/>
        </table:table-row>
        <table:table-row table:style-name="ro1">
          <table:table-cell office:value-type="float" office:value="195" calcext:value-type="float">
            <text:p>195</text:p>
          </table:table-cell>
          <table:table-cell office:value-type="float" office:value="0.056667" calcext:value-type="float">
            <text:p>0.056667</text:p>
          </table:table-cell>
          <table:table-cell office:value-type="float" office:value="0.747703" calcext:value-type="float">
            <text:p>0.747703</text:p>
          </table:table-cell>
          <table:table-cell office:value-type="float" office:value="0.80967" calcext:value-type="float">
            <text:p>0.80967</text:p>
          </table:table-cell>
          <table:table-cell office:value-type="float" office:value="0.826592" calcext:value-type="float">
            <text:p>0.826592</text:p>
          </table:table-cell>
          <table:table-cell office:value-type="float" office:value="0.831253" calcext:value-type="float">
            <text:p>0.831253</text:p>
          </table:table-cell>
          <table:table-cell office:value-type="float" office:value="0.836871" calcext:value-type="float">
            <text:p>0.836871</text:p>
          </table:table-cell>
          <table:table-cell office:value-type="float" office:value="0.839753" calcext:value-type="float">
            <text:p>0.839753</text:p>
          </table:table-cell>
          <table:table-cell office:value-type="float" office:value="0.840125" calcext:value-type="float">
            <text:p>0.840125</text:p>
          </table:table-cell>
          <table:table-cell office:value-type="float" office:value="0.840264" calcext:value-type="float">
            <text:p>0.840264</text:p>
          </table:table-cell>
          <table:table-cell office:value-type="float" office:value="0.843551" calcext:value-type="float">
            <text:p>0.843551</text:p>
          </table:table-cell>
          <table:table-cell office:value-type="float" office:value="0.86081" calcext:value-type="float">
            <text:p>0.86081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7659" calcext:value-type="float">
            <text:p>0.827659</text:p>
          </table:table-cell>
          <table:table-cell/>
        </table:table-row>
        <table:table-row table:style-name="ro1">
          <table:table-cell office:value-type="float" office:value="196" calcext:value-type="float">
            <text:p>196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71447" calcext:value-type="float">
            <text:p>0.71447</text:p>
          </table:table-cell>
          <table:table-cell office:value-type="float" office:value="0.813407" calcext:value-type="float">
            <text:p>0.813407</text:p>
          </table:table-cell>
          <table:table-cell office:value-type="float" office:value="0.828425" calcext:value-type="float">
            <text:p>0.828425</text:p>
          </table:table-cell>
          <table:table-cell office:value-type="float" office:value="0.832105" calcext:value-type="float">
            <text:p>0.832105</text:p>
          </table:table-cell>
          <table:table-cell office:value-type="float" office:value="0.836559" calcext:value-type="float">
            <text:p>0.836559</text:p>
          </table:table-cell>
          <table:table-cell office:value-type="float" office:value="0.838886" calcext:value-type="float">
            <text:p>0.838886</text:p>
          </table:table-cell>
          <table:table-cell office:value-type="float" office:value="0.840049" calcext:value-type="float">
            <text:p>0.840049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0.841249" calcext:value-type="float">
            <text:p>0.841249</text:p>
          </table:table-cell>
          <table:table-cell office:value-type="float" office:value="0.860592" calcext:value-type="float">
            <text:p>0.86059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459" calcext:value-type="float">
            <text:p>0.82459</text:p>
          </table:table-cell>
          <table:table-cell/>
        </table:table-row>
        <table:table-row table:style-name="ro1">
          <table:table-cell office:value-type="float" office:value="197" calcext:value-type="float">
            <text:p>197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708943" calcext:value-type="float">
            <text:p>0.708943</text:p>
          </table:table-cell>
          <table:table-cell office:value-type="float" office:value="0.808201" calcext:value-type="float">
            <text:p>0.808201</text:p>
          </table:table-cell>
          <table:table-cell office:value-type="float" office:value="0.826539" calcext:value-type="float">
            <text:p>0.826539</text:p>
          </table:table-cell>
          <table:table-cell office:value-type="float" office:value="0.831848" calcext:value-type="float">
            <text:p>0.831848</text:p>
          </table:table-cell>
          <table:table-cell office:value-type="float" office:value="0.836297" calcext:value-type="float">
            <text:p>0.836297</text:p>
          </table:table-cell>
          <table:table-cell office:value-type="float" office:value="0.838583" calcext:value-type="float">
            <text:p>0.838583</text:p>
          </table:table-cell>
          <table:table-cell office:value-type="float" office:value="0.840066" calcext:value-type="float">
            <text:p>0.840066</text:p>
          </table:table-cell>
          <table:table-cell office:value-type="float" office:value="0.840183" calcext:value-type="float">
            <text:p>0.840183</text:p>
          </table:table-cell>
          <table:table-cell office:value-type="float" office:value="0.84342" calcext:value-type="float">
            <text:p>0.84342</text:p>
          </table:table-cell>
          <table:table-cell office:value-type="float" office:value="0.861882" calcext:value-type="float">
            <text:p>0.861882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3596" calcext:value-type="float">
            <text:p>0.823596</text:p>
          </table:table-cell>
          <table:table-cell/>
        </table:table-row>
        <table:table-row table:style-name="ro1">
          <table:table-cell office:value-type="float" office:value="198" calcext:value-type="float">
            <text:p>198</text:p>
          </table:table-cell>
          <table:table-cell office:value-type="float" office:value="0.018276" calcext:value-type="float">
            <text:p>0.018276</text:p>
          </table:table-cell>
          <table:table-cell office:value-type="float" office:value="0.706392" calcext:value-type="float">
            <text:p>0.706392</text:p>
          </table:table-cell>
          <table:table-cell office:value-type="float" office:value="0.800733" calcext:value-type="float">
            <text:p>0.800733</text:p>
          </table:table-cell>
          <table:table-cell office:value-type="float" office:value="0.82057" calcext:value-type="float">
            <text:p>0.82057</text:p>
          </table:table-cell>
          <table:table-cell office:value-type="float" office:value="0.82966" calcext:value-type="float">
            <text:p>0.82966</text:p>
          </table:table-cell>
          <table:table-cell office:value-type="float" office:value="0.83559" calcext:value-type="float">
            <text:p>0.83559</text:p>
          </table:table-cell>
          <table:table-cell office:value-type="float" office:value="0.838808" calcext:value-type="float">
            <text:p>0.838808</text:p>
          </table:table-cell>
          <table:table-cell office:value-type="float" office:value="0.840059" calcext:value-type="float">
            <text:p>0.840059</text:p>
          </table:table-cell>
          <table:table-cell office:value-type="float" office:value="0.84016" calcext:value-type="float">
            <text:p>0.84016</text:p>
          </table:table-cell>
          <table:table-cell office:value-type="float" office:value="0.84033" calcext:value-type="float">
            <text:p>0.84033</text:p>
          </table:table-cell>
          <table:table-cell office:value-type="float" office:value="0.860944" calcext:value-type="float">
            <text:p>0.860944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21324" calcext:value-type="float">
            <text:p>0.821324</text:p>
          </table:table-cell>
          <table:table-cell/>
        </table:table-row>
        <table:table-row table:style-name="ro1">
          <table:table-cell office:value-type="float" office:value="199" calcext:value-type="float">
            <text:p>199</text:p>
          </table:table-cell>
          <table:table-cell office:value-type="float" office:value="0.05669" calcext:value-type="float">
            <text:p>0.05669</text:p>
          </table:table-cell>
          <table:table-cell office:value-type="float" office:value="0.572477" calcext:value-type="float">
            <text:p>0.572477</text:p>
          </table:table-cell>
          <table:table-cell office:value-type="float" office:value="0.797491" calcext:value-type="float">
            <text:p>0.797491</text:p>
          </table:table-cell>
          <table:table-cell office:value-type="float" office:value="0.821024" calcext:value-type="float">
            <text:p>0.821024</text:p>
          </table:table-cell>
          <table:table-cell office:value-type="float" office:value="0.830117" calcext:value-type="float">
            <text:p>0.830117</text:p>
          </table:table-cell>
          <table:table-cell office:value-type="float" office:value="0.83639" calcext:value-type="float">
            <text:p>0.83639</text:p>
          </table:table-cell>
          <table:table-cell office:value-type="float" office:value="0.839208" calcext:value-type="float">
            <text:p>0.839208</text:p>
          </table:table-cell>
          <table:table-cell office:value-type="float" office:value="0.840072" calcext:value-type="float">
            <text:p>0.840072</text:p>
          </table:table-cell>
          <table:table-cell office:value-type="float" office:value="0.840166" calcext:value-type="float">
            <text:p>0.840166</text:p>
          </table:table-cell>
          <table:table-cell office:value-type="float" office:value="0.840336" calcext:value-type="float">
            <text:p>0.840336</text:p>
          </table:table-cell>
          <table:table-cell office:value-type="float" office:value="0.860966" calcext:value-type="float">
            <text:p>0.860966</text:p>
          </table:table-cell>
          <table:table-cell office:value-type="float" office:value="0.915678" calcext:value-type="float">
            <text:p>0.915678</text:p>
          </table:table-cell>
          <table:table-cell office:value-type="float" office:value="0.807825" calcext:value-type="float">
            <text:p>0.807825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GB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GB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17">00/00/0000</text:date>, <text:time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4-01-17T13:35:51.934627573</dc:date>
    <meta:editing-duration>PT1M53S</meta:editing-duration>
    <meta:editing-cycles>1</meta:editing-cycles>
    <meta:generator>LibreOffice/7.6.2.1$MacOSX_AARCH64 LibreOffice_project/56f7684011345957bbf33a7ee678afaf4d2ba333</meta:generator>
    <meta:document-statistic meta:table-count="1" meta:cell-count="2814" meta:object-count="1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chartooo="http://openoffice.org/2010/chart" xmlns:fo="urn:oasis:names:tc:opendocument:xmlns:xsl-fo-compatible:1.0" xmlns:ooo="http://openoffice.org/2004/office" xmlns:office="urn:oasis:names:tc:opendocument:xmlns:office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chart-properties chart:auto-position="true" style:rotation-angle="0"/>
      <style:text-properties fo:font-size="9pt" style:font-size-asian="9pt" style:font-size-complex="9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ff420e" draw:fill-color="#ff420e" dr3d:edge-rounding="5%"/>
      <style:text-properties fo:font-size="10pt" style:font-size-asian="10pt" style:font-size-complex="10pt"/>
    </style:style>
    <style:style style:name="ch9" style:family="chart" style:data-style-name="N0">
      <style:chart-properties chart:symbol-type="none" chart:link-data-style-to-source="true"/>
      <style:graphic-properties svg:stroke-width="0.08cm" svg:stroke-color="#ffd320" draw:fill-color="#ffd320" dr3d:edge-rounding="5%"/>
      <style:text-properties fo:font-size="10pt" style:font-size-asian="10pt" style:font-size-complex="10pt"/>
    </style:style>
    <style:style style:name="ch10" style:family="chart" style:data-style-name="N0">
      <style:chart-properties chart:symbol-type="none" chart:link-data-style-to-source="true"/>
      <style:graphic-properties svg:stroke-width="0.08cm" svg:stroke-color="#579d1c" draw:fill-color="#579d1c"/>
      <style:text-properties fo:font-size="10pt" style:font-size-asian="10pt" style:font-size-complex="10pt"/>
    </style:style>
    <style:style style:name="ch11" style:family="chart" style:data-style-name="N0">
      <style:chart-properties chart:symbol-type="none" chart:link-data-style-to-source="true"/>
      <style:graphic-properties svg:stroke-width="0.08cm" svg:stroke-color="#7e0021" draw:fill-color="#7e0021"/>
      <style:text-properties fo:font-size="10pt" style:font-size-asian="10pt" style:font-size-complex="10pt"/>
    </style:style>
    <style:style style:name="ch12" style:family="chart" style:data-style-name="N0">
      <style:chart-properties chart:symbol-type="none" chart:link-data-style-to-source="true"/>
      <style:graphic-properties svg:stroke-width="0.08cm" svg:stroke-color="#83caff" draw:fill-color="#83caff"/>
      <style:text-properties fo:font-size="10pt" style:font-size-asian="10pt" style:font-size-complex="10pt"/>
    </style:style>
    <style:style style:name="ch13" style:family="chart" style:data-style-name="N0">
      <style:chart-properties chart:symbol-type="none" chart:link-data-style-to-source="true"/>
      <style:graphic-properties svg:stroke-width="0.08cm" svg:stroke-color="#314004" draw:fill-color="#314004"/>
      <style:text-properties fo:font-size="10pt" style:font-size-asian="10pt" style:font-size-complex="10pt"/>
    </style:style>
    <style:style style:name="ch14" style:family="chart" style:data-style-name="N0">
      <style:chart-properties chart:symbol-type="none" chart:link-data-style-to-source="true"/>
      <style:graphic-properties svg:stroke-width="0.08cm" svg:stroke-color="#aecf00" draw:fill-color="#aecf00"/>
      <style:text-properties fo:font-size="10pt" style:font-size-asian="10pt" style:font-size-complex="10pt"/>
    </style:style>
    <style:style style:name="ch15" style:family="chart" style:data-style-name="N0">
      <style:chart-properties chart:symbol-type="none" chart:link-data-style-to-source="true"/>
      <style:graphic-properties svg:stroke-width="0.08cm" svg:stroke-color="#4b1f6f" draw:fill-color="#4b1f6f"/>
      <style:text-properties fo:font-size="10pt" style:font-size-asian="10pt" style:font-size-complex="10pt"/>
    </style:style>
    <style:style style:name="ch16" style:family="chart" style:data-style-name="N0">
      <style:chart-properties chart:symbol-type="none" chart:link-data-style-to-source="true"/>
      <style:graphic-properties svg:stroke-width="0.08cm" svg:stroke-color="#ff950e" draw:fill-color="#ff950e"/>
      <style:text-properties fo:font-size="10pt" style:font-size-asian="10pt" style:font-size-complex="10pt"/>
    </style:style>
    <style:style style:name="ch17" style:family="chart" style:data-style-name="N0">
      <style:chart-properties chart:symbol-type="none" chart:link-data-style-to-source="true"/>
      <style:graphic-properties svg:stroke-width="0.08cm" svg:stroke-color="#c5000b" draw:fill-color="#c5000b"/>
      <style:text-properties fo:font-size="10pt" style:font-size-asian="10pt" style:font-size-complex="10pt"/>
    </style:style>
    <style:style style:name="ch18" style:family="chart" style:data-style-name="N0">
      <style:chart-properties chart:symbol-type="none" chart:link-data-style-to-source="true"/>
      <style:graphic-properties svg:stroke-width="0.08cm" svg:stroke-color="#0084d1" draw:fill-color="#0084d1"/>
      <style:text-properties fo:font-size="10pt" style:font-size-asian="10pt" style:font-size-complex="10pt"/>
    </style:style>
    <style:style style:name="ch19" style:family="chart" style:data-style-name="N0">
      <style:chart-properties chart:symbol-type="none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20" style:family="chart">
      <style:graphic-properties draw:stroke="solid" svg:stroke-color="#b3b3b3" draw:fill="none" draw:fill-color="#e6e6e6"/>
    </style:style>
    <style:style style:name="ch21" style:family="chart">
      <style:graphic-properties svg:stroke-color="#b3b3b3" draw:fill-color="#cccccc"/>
    </style:style>
  </office:automatic-styles>
  <office:body>
    <office:chart>
      <chart:chart svg:width="22.349cm" svg:height="12.571cm" xlink:href=".." xlink:type="simple" chart:class="chart:line" chart:style-name="ch1">
        <chart:legend chart:legend-position="end" svg:x="19.565cm" svg:y="3.229cm" style:legend-expansion="high" chart:style-name="ch2"/>
        <chart:plot-area chart:style-name="ch3" table:cell-range-address="accuracy.A2:accuracy.A201 accuracy.C1:accuracy.N201" chart:data-source-has-labels="both" svg:x="1.427cm" svg:y="0.251cm" svg:width="17.692cm" svg:height="11.118cm">
          <chart:coordinate-region svg:x="2.178cm" svg:y="0.452cm" svg:width="16.941cm" svg:height="9.96cm"/>
          <chart:axis chart:dimension="x" chart:name="primary-x" chart:style-name="ch4" chartooo:axis-type="auto">
            <chartooo:date-scale/>
            <chart:title svg:x="9.466cm" svg:y="11.62cm" chart:style-name="ch5">
              <text:p>generacija</text:p>
            </chart:title>
            <chart:categories table:cell-range-address="accuracy.A2:accuracy.A201"/>
          </chart:axis>
          <chart:axis chart:dimension="y" chart:name="primary-y" chart:style-name="ch4">
            <chart:title svg:x="0.451cm" svg:y="6.377cm" chart:style-name="ch6">
              <text:p>točnost</text:p>
            </chart:title>
            <chart:grid chart:style-name="ch7" chart:class="major"/>
          </chart:axis>
          <chart:series chart:style-name="ch8" chart:values-cell-range-address="accuracy.C2:accuracy.C201" chart:label-cell-address="accuracy.C1:accuracy.C1" chart:class="chart:line">
            <chart:data-point chart:repeated="200"/>
          </chart:series>
          <chart:series chart:style-name="ch9" chart:values-cell-range-address="accuracy.D2:accuracy.D201" chart:label-cell-address="accuracy.D1:accuracy.D1" chart:class="chart:line">
            <chart:data-point chart:repeated="200"/>
          </chart:series>
          <chart:series chart:style-name="ch10" chart:values-cell-range-address="accuracy.E2:accuracy.E201" chart:label-cell-address="accuracy.E1:accuracy.E1" chart:class="chart:line">
            <chart:data-point chart:repeated="200"/>
          </chart:series>
          <chart:series chart:style-name="ch11" chart:values-cell-range-address="accuracy.F2:accuracy.F201" chart:label-cell-address="accuracy.F1:accuracy.F1" chart:class="chart:line">
            <chart:data-point chart:repeated="200"/>
          </chart:series>
          <chart:series chart:style-name="ch12" chart:values-cell-range-address="accuracy.G2:accuracy.G201" chart:label-cell-address="accuracy.G1:accuracy.G1" chart:class="chart:line">
            <chart:data-point chart:repeated="200"/>
          </chart:series>
          <chart:series chart:style-name="ch13" chart:values-cell-range-address="accuracy.H2:accuracy.H201" chart:label-cell-address="accuracy.H1:accuracy.H1" chart:class="chart:line">
            <chart:data-point chart:repeated="200"/>
          </chart:series>
          <chart:series chart:style-name="ch14" chart:values-cell-range-address="accuracy.I2:accuracy.I201" chart:label-cell-address="accuracy.I1:accuracy.I1" chart:class="chart:line">
            <chart:data-point chart:repeated="200"/>
          </chart:series>
          <chart:series chart:style-name="ch15" chart:values-cell-range-address="accuracy.J2:accuracy.J201" chart:label-cell-address="accuracy.J1:accuracy.J1" chart:class="chart:line">
            <chart:data-point chart:repeated="200"/>
          </chart:series>
          <chart:series chart:style-name="ch16" chart:values-cell-range-address="accuracy.K2:accuracy.K201" chart:label-cell-address="accuracy.K1:accuracy.K1" chart:class="chart:line">
            <chart:data-point chart:repeated="200"/>
          </chart:series>
          <chart:series chart:style-name="ch17" chart:values-cell-range-address="accuracy.L2:accuracy.L201" chart:label-cell-address="accuracy.L1:accuracy.L1" chart:class="chart:line">
            <chart:data-point chart:repeated="200"/>
          </chart:series>
          <chart:series chart:style-name="ch18" chart:values-cell-range-address="accuracy.M2:accuracy.M201" chart:label-cell-address="accuracy.M1:accuracy.M1" chart:class="chart:line">
            <chart:data-point chart:repeated="200"/>
          </chart:series>
          <chart:series chart:style-name="ch19" chart:values-cell-range-address="accuracy.N2:accuracy.N201" chart:label-cell-address="accuracy.N1:accuracy.N1" chart:class="chart:line">
            <chart:data-point chart:repeated="200"/>
          </chart:series>
          <chart:wall chart:style-name="ch20"/>
          <chart:floor chart:style-name="ch21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1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0-10%</text:p>
                <draw:g>
                  <svg:desc>accuracy.C1:accuracy.C1</svg:desc>
                </draw:g>
              </table:table-cell>
              <table:table-cell office:value-type="string">
                <text:p>10-20%</text:p>
                <draw:g>
                  <svg:desc>accuracy.D1:accuracy.D1</svg:desc>
                </draw:g>
              </table:table-cell>
              <table:table-cell office:value-type="string">
                <text:p>20-30%</text:p>
                <draw:g>
                  <svg:desc>accuracy.E1:accuracy.E1</svg:desc>
                </draw:g>
              </table:table-cell>
              <table:table-cell office:value-type="string">
                <text:p>30-40%</text:p>
                <draw:g>
                  <svg:desc>accuracy.F1:accuracy.F1</svg:desc>
                </draw:g>
              </table:table-cell>
              <table:table-cell office:value-type="string">
                <text:p>40-50%</text:p>
                <draw:g>
                  <svg:desc>accuracy.G1:accuracy.G1</svg:desc>
                </draw:g>
              </table:table-cell>
              <table:table-cell office:value-type="string">
                <text:p>50-60%</text:p>
                <draw:g>
                  <svg:desc>accuracy.H1:accuracy.H1</svg:desc>
                </draw:g>
              </table:table-cell>
              <table:table-cell office:value-type="string">
                <text:p>60-70%</text:p>
                <draw:g>
                  <svg:desc>accuracy.I1:accuracy.I1</svg:desc>
                </draw:g>
              </table:table-cell>
              <table:table-cell office:value-type="string">
                <text:p>70-80%</text:p>
                <draw:g>
                  <svg:desc>accuracy.J1:accuracy.J1</svg:desc>
                </draw:g>
              </table:table-cell>
              <table:table-cell office:value-type="string">
                <text:p>80-90%</text:p>
                <draw:g>
                  <svg:desc>accuracy.K1:accuracy.K1</svg:desc>
                </draw:g>
              </table:table-cell>
              <table:table-cell office:value-type="string">
                <text:p>90-100%</text:p>
                <draw:g>
                  <svg:desc>accuracy.L1:accuracy.L1</svg:desc>
                </draw:g>
              </table:table-cell>
              <table:table-cell office:value-type="string">
                <text:p>Best</text:p>
                <draw:g>
                  <svg:desc>accuracy.M1:accuracy.M1</svg:desc>
                </draw:g>
              </table:table-cell>
              <table:table-cell office:value-type="string">
                <text:p>Average</text:p>
                <draw:g>
                  <svg:desc>accuracy.N1:accuracy.N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accuracy.A2:accuracy.A201</svg:desc>
                </draw:g>
              </table:table-cell>
              <table:table-cell office:value-type="float" office:value="0.000328">
                <text:p>0.000328</text:p>
                <draw:g>
                  <svg:desc>accuracy.C2:accuracy.C201</svg:desc>
                </draw:g>
              </table:table-cell>
              <table:table-cell office:value-type="float" office:value="0.001332">
                <text:p>0.001332</text:p>
                <draw:g>
                  <svg:desc>accuracy.D2:accuracy.D201</svg:desc>
                </draw:g>
              </table:table-cell>
              <table:table-cell office:value-type="float" office:value="0.003349">
                <text:p>0.003349</text:p>
                <draw:g>
                  <svg:desc>accuracy.E2:accuracy.E201</svg:desc>
                </draw:g>
              </table:table-cell>
              <table:table-cell office:value-type="float" office:value="0.022563">
                <text:p>0.022563</text:p>
                <draw:g>
                  <svg:desc>accuracy.F2:accuracy.F201</svg:desc>
                </draw:g>
              </table:table-cell>
              <table:table-cell office:value-type="float" office:value="0.052151">
                <text:p>0.052151</text:p>
                <draw:g>
                  <svg:desc>accuracy.G2:accuracy.G201</svg:desc>
                </draw:g>
              </table:table-cell>
              <table:table-cell office:value-type="float" office:value="0.103283">
                <text:p>0.103283</text:p>
                <draw:g>
                  <svg:desc>accuracy.H2:accuracy.H201</svg:desc>
                </draw:g>
              </table:table-cell>
              <table:table-cell office:value-type="float" office:value="0.180528">
                <text:p>0.180528</text:p>
                <draw:g>
                  <svg:desc>accuracy.I2:accuracy.I201</svg:desc>
                </draw:g>
              </table:table-cell>
              <table:table-cell office:value-type="float" office:value="0.42352">
                <text:p>0.42352</text:p>
                <draw:g>
                  <svg:desc>accuracy.J2:accuracy.J201</svg:desc>
                </draw:g>
              </table:table-cell>
              <table:table-cell office:value-type="float" office:value="0.660378">
                <text:p>0.660378</text:p>
                <draw:g>
                  <svg:desc>accuracy.K2:accuracy.K201</svg:desc>
                </draw:g>
              </table:table-cell>
              <table:table-cell office:value-type="float" office:value="0.785077">
                <text:p>0.785077</text:p>
                <draw:g>
                  <svg:desc>accuracy.L2:accuracy.L201</svg:desc>
                </draw:g>
              </table:table-cell>
              <table:table-cell office:value-type="float" office:value="0.804299">
                <text:p>0.804299</text:p>
                <draw:g>
                  <svg:desc>accuracy.M2:accuracy.M201</svg:desc>
                </draw:g>
              </table:table-cell>
              <table:table-cell office:value-type="float" office:value="0.223251">
                <text:p>0.223251</text:p>
                <draw:g>
                  <svg:desc>accuracy.N2:accuracy.N201</svg:desc>
                </draw:g>
              </table:table-cell>
            </table:table-row>
            <table:table-row>
              <table:table-cell office:value-type="float" office:value="1">
                <text:p>1</text:p>
              </table:table-cell>
              <table:table-cell office:value-type="float" office:value="0.050043">
                <text:p>0.050043</text:p>
              </table:table-cell>
              <table:table-cell office:value-type="float" office:value="0.167301">
                <text:p>0.167301</text:p>
              </table:table-cell>
              <table:table-cell office:value-type="float" office:value="0.323506">
                <text:p>0.323506</text:p>
              </table:table-cell>
              <table:table-cell office:value-type="float" office:value="0.519559">
                <text:p>0.519559</text:p>
              </table:table-cell>
              <table:table-cell office:value-type="float" office:value="0.598179">
                <text:p>0.598179</text:p>
              </table:table-cell>
              <table:table-cell office:value-type="float" office:value="0.65458">
                <text:p>0.65458</text:p>
              </table:table-cell>
              <table:table-cell office:value-type="float" office:value="0.746538">
                <text:p>0.746538</text:p>
              </table:table-cell>
              <table:table-cell office:value-type="float" office:value="0.78381">
                <text:p>0.78381</text:p>
              </table:table-cell>
              <table:table-cell office:value-type="float" office:value="0.784079">
                <text:p>0.784079</text:p>
              </table:table-cell>
              <table:table-cell office:value-type="float" office:value="0.792021">
                <text:p>0.792021</text:p>
              </table:table-cell>
              <table:table-cell office:value-type="float" office:value="0.837218">
                <text:p>0.837218</text:p>
              </table:table-cell>
              <table:table-cell office:value-type="float" office:value="0.541962">
                <text:p>0.541962</text:p>
              </table:table-cell>
            </table:table-row>
            <table:table-row>
              <table:table-cell office:value-type="float" office:value="2">
                <text:p>2</text:p>
              </table:table-cell>
              <table:table-cell office:value-type="float" office:value="0.13861">
                <text:p>0.13861</text:p>
              </table:table-cell>
              <table:table-cell office:value-type="float" office:value="0.433977">
                <text:p>0.433977</text:p>
              </table:table-cell>
              <table:table-cell office:value-type="float" office:value="0.573417">
                <text:p>0.573417</text:p>
              </table:table-cell>
              <table:table-cell office:value-type="float" office:value="0.65318">
                <text:p>0.65318</text:p>
              </table:table-cell>
              <table:table-cell office:value-type="float" office:value="0.724813">
                <text:p>0.724813</text:p>
              </table:table-cell>
              <table:table-cell office:value-type="float" office:value="0.782724">
                <text:p>0.782724</text:p>
              </table:table-cell>
              <table:table-cell office:value-type="float" office:value="0.783915">
                <text:p>0.783915</text:p>
              </table:table-cell>
              <table:table-cell office:value-type="float" office:value="0.784075">
                <text:p>0.784075</text:p>
              </table:table-cell>
              <table:table-cell office:value-type="float" office:value="0.786375">
                <text:p>0.786375</text:p>
              </table:table-cell>
              <table:table-cell office:value-type="float" office:value="0.813694">
                <text:p>0.813694</text:p>
              </table:table-cell>
              <table:table-cell office:value-type="float" office:value="0.837218">
                <text:p>0.837218</text:p>
              </table:table-cell>
              <table:table-cell office:value-type="float" office:value="0.647478">
                <text:p>0.647478</text:p>
              </table:table-cell>
            </table:table-row>
            <table:table-row>
              <table:table-cell office:value-type="float" office:value="3">
                <text:p>3</text:p>
              </table:table-cell>
              <table:table-cell office:value-type="float" office:value="0.270793">
                <text:p>0.270793</text:p>
              </table:table-cell>
              <table:table-cell office:value-type="float" office:value="0.57289">
                <text:p>0.57289</text:p>
              </table:table-cell>
              <table:table-cell office:value-type="float" office:value="0.674205">
                <text:p>0.674205</text:p>
              </table:table-cell>
              <table:table-cell office:value-type="float" office:value="0.724778">
                <text:p>0.724778</text:p>
              </table:table-cell>
              <table:table-cell office:value-type="float" office:value="0.777415">
                <text:p>0.777415</text:p>
              </table:table-cell>
              <table:table-cell office:value-type="float" office:value="0.783569">
                <text:p>0.783569</text:p>
              </table:table-cell>
              <table:table-cell office:value-type="float" office:value="0.783944">
                <text:p>0.783944</text:p>
              </table:table-cell>
              <table:table-cell office:value-type="float" office:value="0.784077">
                <text:p>0.784077</text:p>
              </table:table-cell>
              <table:table-cell office:value-type="float" office:value="0.791477">
                <text:p>0.791477</text:p>
              </table:table-cell>
              <table:table-cell office:value-type="float" office:value="0.813246">
                <text:p>0.813246</text:p>
              </table:table-cell>
              <table:table-cell office:value-type="float" office:value="0.837218">
                <text:p>0.837218</text:p>
              </table:table-cell>
              <table:table-cell office:value-type="float" office:value="0.697639">
                <text:p>0.697639</text:p>
              </table:table-cell>
            </table:table-row>
            <table:table-row>
              <table:table-cell office:value-type="float" office:value="4">
                <text:p>4</text:p>
              </table:table-cell>
              <table:table-cell office:value-type="float" office:value="0.322786">
                <text:p>0.322786</text:p>
              </table:table-cell>
              <table:table-cell office:value-type="float" office:value="0.602975">
                <text:p>0.602975</text:p>
              </table:table-cell>
              <table:table-cell office:value-type="float" office:value="0.712585">
                <text:p>0.712585</text:p>
              </table:table-cell>
              <table:table-cell office:value-type="float" office:value="0.73892">
                <text:p>0.73892</text:p>
              </table:table-cell>
              <table:table-cell office:value-type="float" office:value="0.782671">
                <text:p>0.782671</text:p>
              </table:table-cell>
              <table:table-cell office:value-type="float" office:value="0.783679">
                <text:p>0.783679</text:p>
              </table:table-cell>
              <table:table-cell office:value-type="float" office:value="0.784032">
                <text:p>0.784032</text:p>
              </table:table-cell>
              <table:table-cell office:value-type="float" office:value="0.784174">
                <text:p>0.784174</text:p>
              </table:table-cell>
              <table:table-cell office:value-type="float" office:value="0.801303">
                <text:p>0.801303</text:p>
              </table:table-cell>
              <table:table-cell office:value-type="float" office:value="0.815236">
                <text:p>0.815236</text:p>
              </table:table-cell>
              <table:table-cell office:value-type="float" office:value="0.837218">
                <text:p>0.837218</text:p>
              </table:table-cell>
              <table:table-cell office:value-type="float" office:value="0.712836">
                <text:p>0.712836</text:p>
              </table:table-cell>
            </table:table-row>
            <table:table-row>
              <table:table-cell office:value-type="float" office:value="5">
                <text:p>5</text:p>
              </table:table-cell>
              <table:table-cell office:value-type="float" office:value="0.390017">
                <text:p>0.390017</text:p>
              </table:table-cell>
              <table:table-cell office:value-type="float" office:value="0.69587">
                <text:p>0.69587</text:p>
              </table:table-cell>
              <table:table-cell office:value-type="float" office:value="0.739784">
                <text:p>0.739784</text:p>
              </table:table-cell>
              <table:table-cell office:value-type="float" office:value="0.780647">
                <text:p>0.780647</text:p>
              </table:table-cell>
              <table:table-cell office:value-type="float" office:value="0.783331">
                <text:p>0.783331</text:p>
              </table:table-cell>
              <table:table-cell office:value-type="float" office:value="0.783728">
                <text:p>0.783728</text:p>
              </table:table-cell>
              <table:table-cell office:value-type="float" office:value="0.784037">
                <text:p>0.784037</text:p>
              </table:table-cell>
              <table:table-cell office:value-type="float" office:value="0.785563">
                <text:p>0.785563</text:p>
              </table:table-cell>
              <table:table-cell office:value-type="float" office:value="0.803708">
                <text:p>0.803708</text:p>
              </table:table-cell>
              <table:table-cell office:value-type="float" office:value="0.822676">
                <text:p>0.822676</text:p>
              </table:table-cell>
              <table:table-cell office:value-type="float" office:value="0.837218">
                <text:p>0.837218</text:p>
              </table:table-cell>
              <table:table-cell office:value-type="float" office:value="0.736936">
                <text:p>0.736936</text:p>
              </table:table-cell>
            </table:table-row>
            <table:table-row>
              <table:table-cell office:value-type="float" office:value="6">
                <text:p>6</text:p>
              </table:table-cell>
              <table:table-cell office:value-type="float" office:value="0.447689">
                <text:p>0.447689</text:p>
              </table:table-cell>
              <table:table-cell office:value-type="float" office:value="0.712229">
                <text:p>0.712229</text:p>
              </table:table-cell>
              <table:table-cell office:value-type="float" office:value="0.74413">
                <text:p>0.74413</text:p>
              </table:table-cell>
              <table:table-cell office:value-type="float" office:value="0.777685">
                <text:p>0.777685</text:p>
              </table:table-cell>
              <table:table-cell office:value-type="float" office:value="0.782839">
                <text:p>0.782839</text:p>
              </table:table-cell>
              <table:table-cell office:value-type="float" office:value="0.783684">
                <text:p>0.783684</text:p>
              </table:table-cell>
              <table:table-cell office:value-type="float" office:value="0.784021">
                <text:p>0.784021</text:p>
              </table:table-cell>
              <table:table-cell office:value-type="float" office:value="0.790232">
                <text:p>0.790232</text:p>
              </table:table-cell>
              <table:table-cell office:value-type="float" office:value="0.805333">
                <text:p>0.805333</text:p>
              </table:table-cell>
              <table:table-cell office:value-type="float" office:value="0.824048">
                <text:p>0.824048</text:p>
              </table:table-cell>
              <table:table-cell office:value-type="float" office:value="0.837218">
                <text:p>0.837218</text:p>
              </table:table-cell>
              <table:table-cell office:value-type="float" office:value="0.745189">
                <text:p>0.745189</text:p>
              </table:table-cell>
            </table:table-row>
            <table:table-row>
              <table:table-cell office:value-type="float" office:value="7">
                <text:p>7</text:p>
              </table:table-cell>
              <table:table-cell office:value-type="float" office:value="0.589254">
                <text:p>0.589254</text:p>
              </table:table-cell>
              <table:table-cell office:value-type="float" office:value="0.717583">
                <text:p>0.717583</text:p>
              </table:table-cell>
              <table:table-cell office:value-type="float" office:value="0.746292">
                <text:p>0.746292</text:p>
              </table:table-cell>
              <table:table-cell office:value-type="float" office:value="0.776084">
                <text:p>0.776084</text:p>
              </table:table-cell>
              <table:table-cell office:value-type="float" office:value="0.782684">
                <text:p>0.782684</text:p>
              </table:table-cell>
              <table:table-cell office:value-type="float" office:value="0.783421">
                <text:p>0.783421</text:p>
              </table:table-cell>
              <table:table-cell office:value-type="float" office:value="0.783897">
                <text:p>0.783897</text:p>
              </table:table-cell>
              <table:table-cell office:value-type="float" office:value="0.789901">
                <text:p>0.789901</text:p>
              </table:table-cell>
              <table:table-cell office:value-type="float" office:value="0.805257">
                <text:p>0.805257</text:p>
              </table:table-cell>
              <table:table-cell office:value-type="float" office:value="0.827355">
                <text:p>0.827355</text:p>
              </table:table-cell>
              <table:table-cell office:value-type="float" office:value="0.837218">
                <text:p>0.837218</text:p>
              </table:table-cell>
              <table:table-cell office:value-type="float" office:value="0.760173">
                <text:p>0.760173</text:p>
              </table:table-cell>
            </table:table-row>
            <table:table-row>
              <table:table-cell office:value-type="float" office:value="8">
                <text:p>8</text:p>
              </table:table-cell>
              <table:table-cell office:value-type="float" office:value="0.374464">
                <text:p>0.374464</text:p>
              </table:table-cell>
              <table:table-cell office:value-type="float" office:value="0.723076">
                <text:p>0.723076</text:p>
              </table:table-cell>
              <table:table-cell office:value-type="float" office:value="0.750891">
                <text:p>0.750891</text:p>
              </table:table-cell>
              <table:table-cell office:value-type="float" office:value="0.776695">
                <text:p>0.776695</text:p>
              </table:table-cell>
              <table:table-cell office:value-type="float" office:value="0.782694">
                <text:p>0.782694</text:p>
              </table:table-cell>
              <table:table-cell office:value-type="float" office:value="0.78324">
                <text:p>0.78324</text:p>
              </table:table-cell>
              <table:table-cell office:value-type="float" office:value="0.783856">
                <text:p>0.783856</text:p>
              </table:table-cell>
              <table:table-cell office:value-type="float" office:value="0.785097">
                <text:p>0.785097</text:p>
              </table:table-cell>
              <table:table-cell office:value-type="float" office:value="0.803351">
                <text:p>0.803351</text:p>
              </table:table-cell>
              <table:table-cell office:value-type="float" office:value="0.831691">
                <text:p>0.831691</text:p>
              </table:table-cell>
              <table:table-cell office:value-type="float" office:value="0.837218">
                <text:p>0.837218</text:p>
              </table:table-cell>
              <table:table-cell office:value-type="float" office:value="0.739506">
                <text:p>0.739506</text:p>
              </table:table-cell>
            </table:table-row>
            <table:table-row>
              <table:table-cell office:value-type="float" office:value="9">
                <text:p>9</text:p>
              </table:table-cell>
              <table:table-cell office:value-type="float" office:value="0.439983">
                <text:p>0.439983</text:p>
              </table:table-cell>
              <table:table-cell office:value-type="float" office:value="0.729118">
                <text:p>0.729118</text:p>
              </table:table-cell>
              <table:table-cell office:value-type="float" office:value="0.770299">
                <text:p>0.770299</text:p>
              </table:table-cell>
              <table:table-cell office:value-type="float" office:value="0.782606">
                <text:p>0.782606</text:p>
              </table:table-cell>
              <table:table-cell office:value-type="float" office:value="0.782852">
                <text:p>0.782852</text:p>
              </table:table-cell>
              <table:table-cell office:value-type="float" office:value="0.783348">
                <text:p>0.783348</text:p>
              </table:table-cell>
              <table:table-cell office:value-type="float" office:value="0.783899">
                <text:p>0.783899</text:p>
              </table:table-cell>
              <table:table-cell office:value-type="float" office:value="0.784255">
                <text:p>0.784255</text:p>
              </table:table-cell>
              <table:table-cell office:value-type="float" office:value="0.797337">
                <text:p>0.797337</text:p>
              </table:table-cell>
              <table:table-cell office:value-type="float" office:value="0.832114">
                <text:p>0.832114</text:p>
              </table:table-cell>
              <table:table-cell office:value-type="float" office:value="0.837885">
                <text:p>0.837885</text:p>
              </table:table-cell>
              <table:table-cell office:value-type="float" office:value="0.748581">
                <text:p>0.748581</text:p>
              </table:table-cell>
            </table:table-row>
            <table:table-row>
              <table:table-cell office:value-type="float" office:value="10">
                <text:p>10</text:p>
              </table:table-cell>
              <table:table-cell office:value-type="float" office:value="0.369039">
                <text:p>0.369039</text:p>
              </table:table-cell>
              <table:table-cell office:value-type="float" office:value="0.739571">
                <text:p>0.739571</text:p>
              </table:table-cell>
              <table:table-cell office:value-type="float" office:value="0.773759">
                <text:p>0.773759</text:p>
              </table:table-cell>
              <table:table-cell office:value-type="float" office:value="0.782675">
                <text:p>0.782675</text:p>
              </table:table-cell>
              <table:table-cell office:value-type="float" office:value="0.78296">
                <text:p>0.78296</text:p>
              </table:table-cell>
              <table:table-cell office:value-type="float" office:value="0.78354">
                <text:p>0.78354</text:p>
              </table:table-cell>
              <table:table-cell office:value-type="float" office:value="0.78394">
                <text:p>0.78394</text:p>
              </table:table-cell>
              <table:table-cell office:value-type="float" office:value="0.784124">
                <text:p>0.784124</text:p>
              </table:table-cell>
              <table:table-cell office:value-type="float" office:value="0.795105">
                <text:p>0.795105</text:p>
              </table:table-cell>
              <table:table-cell office:value-type="float" office:value="0.83152">
                <text:p>0.83152</text:p>
              </table:table-cell>
              <table:table-cell office:value-type="float" office:value="0.840253">
                <text:p>0.840253</text:p>
              </table:table-cell>
              <table:table-cell office:value-type="float" office:value="0.742623">
                <text:p>0.742623</text:p>
              </table:table-cell>
            </table:table-row>
            <table:table-row>
              <table:table-cell office:value-type="float" office:value="11">
                <text:p>11</text:p>
              </table:table-cell>
              <table:table-cell office:value-type="float" office:value="0.473641">
                <text:p>0.473641</text:p>
              </table:table-cell>
              <table:table-cell office:value-type="float" office:value="0.7543">
                <text:p>0.7543</text:p>
              </table:table-cell>
              <table:table-cell office:value-type="float" office:value="0.782122">
                <text:p>0.782122</text:p>
              </table:table-cell>
              <table:table-cell office:value-type="float" office:value="0.782872">
                <text:p>0.782872</text:p>
              </table:table-cell>
              <table:table-cell office:value-type="float" office:value="0.783314">
                <text:p>0.783314</text:p>
              </table:table-cell>
              <table:table-cell office:value-type="float" office:value="0.783874">
                <text:p>0.783874</text:p>
              </table:table-cell>
              <table:table-cell office:value-type="float" office:value="0.784078">
                <text:p>0.784078</text:p>
              </table:table-cell>
              <table:table-cell office:value-type="float" office:value="0.785157">
                <text:p>0.785157</text:p>
              </table:table-cell>
              <table:table-cell office:value-type="float" office:value="0.809749">
                <text:p>0.809749</text:p>
              </table:table-cell>
              <table:table-cell office:value-type="float" office:value="0.837949">
                <text:p>0.837949</text:p>
              </table:table-cell>
              <table:table-cell office:value-type="float" office:value="0.840253">
                <text:p>0.840253</text:p>
              </table:table-cell>
              <table:table-cell office:value-type="float" office:value="0.757706">
                <text:p>0.757706</text:p>
              </table:table-cell>
            </table:table-row>
            <table:table-row>
              <table:table-cell office:value-type="float" office:value="12">
                <text:p>12</text:p>
              </table:table-cell>
              <table:table-cell office:value-type="float" office:value="0.628492">
                <text:p>0.628492</text:p>
              </table:table-cell>
              <table:table-cell office:value-type="float" office:value="0.777938">
                <text:p>0.777938</text:p>
              </table:table-cell>
              <table:table-cell office:value-type="float" office:value="0.782909">
                <text:p>0.782909</text:p>
              </table:table-cell>
              <table:table-cell office:value-type="float" office:value="0.78332">
                <text:p>0.78332</text:p>
              </table:table-cell>
              <table:table-cell office:value-type="float" office:value="0.783784">
                <text:p>0.783784</text:p>
              </table:table-cell>
              <table:table-cell office:value-type="float" office:value="0.78404">
                <text:p>0.78404</text:p>
              </table:table-cell>
              <table:table-cell office:value-type="float" office:value="0.784139">
                <text:p>0.784139</text:p>
              </table:table-cell>
              <table:table-cell office:value-type="float" office:value="0.788169">
                <text:p>0.788169</text:p>
              </table:table-cell>
              <table:table-cell office:value-type="float" office:value="0.810479">
                <text:p>0.810479</text:p>
              </table:table-cell>
              <table:table-cell office:value-type="float" office:value="0.839367">
                <text:p>0.839367</text:p>
              </table:table-cell>
              <table:table-cell office:value-type="float" office:value="0.846092">
                <text:p>0.846092</text:p>
              </table:table-cell>
              <table:table-cell office:value-type="float" office:value="0.776264">
                <text:p>0.776264</text:p>
              </table:table-cell>
            </table:table-row>
            <table:table-row>
              <table:table-cell office:value-type="float" office:value="13">
                <text:p>13</text:p>
              </table:table-cell>
              <table:table-cell office:value-type="float" office:value="0.515994">
                <text:p>0.515994</text:p>
              </table:table-cell>
              <table:table-cell office:value-type="float" office:value="0.78096">
                <text:p>0.78096</text:p>
              </table:table-cell>
              <table:table-cell office:value-type="float" office:value="0.783071">
                <text:p>0.783071</text:p>
              </table:table-cell>
              <table:table-cell office:value-type="float" office:value="0.783474">
                <text:p>0.783474</text:p>
              </table:table-cell>
              <table:table-cell office:value-type="float" office:value="0.783803">
                <text:p>0.783803</text:p>
              </table:table-cell>
              <table:table-cell office:value-type="float" office:value="0.784032">
                <text:p>0.784032</text:p>
              </table:table-cell>
              <table:table-cell office:value-type="float" office:value="0.784141">
                <text:p>0.784141</text:p>
              </table:table-cell>
              <table:table-cell office:value-type="float" office:value="0.791082">
                <text:p>0.791082</text:p>
              </table:table-cell>
              <table:table-cell office:value-type="float" office:value="0.815828">
                <text:p>0.815828</text:p>
              </table:table-cell>
              <table:table-cell office:value-type="float" office:value="0.841555">
                <text:p>0.841555</text:p>
              </table:table-cell>
              <table:table-cell office:value-type="float" office:value="0.846092">
                <text:p>0.846092</text:p>
              </table:table-cell>
              <table:table-cell office:value-type="float" office:value="0.766394">
                <text:p>0.766394</text:p>
              </table:table-cell>
            </table:table-row>
            <table:table-row>
              <table:table-cell office:value-type="float" office:value="14">
                <text:p>14</text:p>
              </table:table-cell>
              <table:table-cell office:value-type="float" office:value="0.492668">
                <text:p>0.492668</text:p>
              </table:table-cell>
              <table:table-cell office:value-type="float" office:value="0.782821">
                <text:p>0.782821</text:p>
              </table:table-cell>
              <table:table-cell office:value-type="float" office:value="0.783602">
                <text:p>0.783602</text:p>
              </table:table-cell>
              <table:table-cell office:value-type="float" office:value="0.783856">
                <text:p>0.783856</text:p>
              </table:table-cell>
              <table:table-cell office:value-type="float" office:value="0.78399">
                <text:p>0.78399</text:p>
              </table:table-cell>
              <table:table-cell office:value-type="float" office:value="0.784095">
                <text:p>0.784095</text:p>
              </table:table-cell>
              <table:table-cell office:value-type="float" office:value="0.784661">
                <text:p>0.784661</text:p>
              </table:table-cell>
              <table:table-cell office:value-type="float" office:value="0.799699">
                <text:p>0.799699</text:p>
              </table:table-cell>
              <table:table-cell office:value-type="float" office:value="0.823321">
                <text:p>0.823321</text:p>
              </table:table-cell>
              <table:table-cell office:value-type="float" office:value="0.845353">
                <text:p>0.845353</text:p>
              </table:table-cell>
              <table:table-cell office:value-type="float" office:value="0.857908">
                <text:p>0.857908</text:p>
              </table:table-cell>
              <table:table-cell office:value-type="float" office:value="0.766407">
                <text:p>0.766407</text:p>
              </table:table-cell>
            </table:table-row>
            <table:table-row>
              <table:table-cell office:value-type="float" office:value="15">
                <text:p>15</text:p>
              </table:table-cell>
              <table:table-cell office:value-type="float" office:value="0.582244">
                <text:p>0.582244</text:p>
              </table:table-cell>
              <table:table-cell office:value-type="float" office:value="0.783052">
                <text:p>0.783052</text:p>
              </table:table-cell>
              <table:table-cell office:value-type="float" office:value="0.783659">
                <text:p>0.783659</text:p>
              </table:table-cell>
              <table:table-cell office:value-type="float" office:value="0.783854">
                <text:p>0.783854</text:p>
              </table:table-cell>
              <table:table-cell office:value-type="float" office:value="0.784">
                <text:p>0.784</text:p>
              </table:table-cell>
              <table:table-cell office:value-type="float" office:value="0.784113">
                <text:p>0.784113</text:p>
              </table:table-cell>
              <table:table-cell office:value-type="float" office:value="0.78614">
                <text:p>0.78614</text:p>
              </table:table-cell>
              <table:table-cell office:value-type="float" office:value="0.800853">
                <text:p>0.800853</text:p>
              </table:table-cell>
              <table:table-cell office:value-type="float" office:value="0.83139">
                <text:p>0.83139</text:p>
              </table:table-cell>
              <table:table-cell office:value-type="float" office:value="0.848078">
                <text:p>0.848078</text:p>
              </table:table-cell>
              <table:table-cell office:value-type="float" office:value="0.859793">
                <text:p>0.859793</text:p>
              </table:table-cell>
              <table:table-cell office:value-type="float" office:value="0.776738">
                <text:p>0.776738</text:p>
              </table:table-cell>
            </table:table-row>
            <table:table-row>
              <table:table-cell office:value-type="float" office:value="16">
                <text:p>16</text:p>
              </table:table-cell>
              <table:table-cell office:value-type="float" office:value="0.537376">
                <text:p>0.537376</text:p>
              </table:table-cell>
              <table:table-cell office:value-type="float" office:value="0.783068">
                <text:p>0.783068</text:p>
              </table:table-cell>
              <table:table-cell office:value-type="float" office:value="0.78366">
                <text:p>0.78366</text:p>
              </table:table-cell>
              <table:table-cell office:value-type="float" office:value="0.783899">
                <text:p>0.783899</text:p>
              </table:table-cell>
              <table:table-cell office:value-type="float" office:value="0.784067">
                <text:p>0.784067</text:p>
              </table:table-cell>
              <table:table-cell office:value-type="float" office:value="0.784194">
                <text:p>0.784194</text:p>
              </table:table-cell>
              <table:table-cell office:value-type="float" office:value="0.795216">
                <text:p>0.795216</text:p>
              </table:table-cell>
              <table:table-cell office:value-type="float" office:value="0.818943">
                <text:p>0.818943</text:p>
              </table:table-cell>
              <table:table-cell office:value-type="float" office:value="0.837978">
                <text:p>0.837978</text:p>
              </table:table-cell>
              <table:table-cell office:value-type="float" office:value="0.852705">
                <text:p>0.852705</text:p>
              </table:table-cell>
              <table:table-cell office:value-type="float" office:value="0.877126">
                <text:p>0.877126</text:p>
              </table:table-cell>
              <table:table-cell office:value-type="float" office:value="0.77611">
                <text:p>0.77611</text:p>
              </table:table-cell>
            </table:table-row>
            <table:table-row>
              <table:table-cell office:value-type="float" office:value="17">
                <text:p>17</text:p>
              </table:table-cell>
              <table:table-cell office:value-type="float" office:value="0.56042">
                <text:p>0.56042</text:p>
              </table:table-cell>
              <table:table-cell office:value-type="float" office:value="0.783294">
                <text:p>0.783294</text:p>
              </table:table-cell>
              <table:table-cell office:value-type="float" office:value="0.783724">
                <text:p>0.783724</text:p>
              </table:table-cell>
              <table:table-cell office:value-type="float" office:value="0.783944">
                <text:p>0.783944</text:p>
              </table:table-cell>
              <table:table-cell office:value-type="float" office:value="0.784064">
                <text:p>0.784064</text:p>
              </table:table-cell>
              <table:table-cell office:value-type="float" office:value="0.787505">
                <text:p>0.787505</text:p>
              </table:table-cell>
              <table:table-cell office:value-type="float" office:value="0.800524">
                <text:p>0.800524</text:p>
              </table:table-cell>
              <table:table-cell office:value-type="float" office:value="0.816621">
                <text:p>0.816621</text:p>
              </table:table-cell>
              <table:table-cell office:value-type="float" office:value="0.83758">
                <text:p>0.83758</text:p>
              </table:table-cell>
              <table:table-cell office:value-type="float" office:value="0.85669">
                <text:p>0.85669</text:p>
              </table:table-cell>
              <table:table-cell office:value-type="float" office:value="0.87823">
                <text:p>0.87823</text:p>
              </table:table-cell>
              <table:table-cell office:value-type="float" office:value="0.779437">
                <text:p>0.779437</text:p>
              </table:table-cell>
            </table:table-row>
            <table:table-row>
              <table:table-cell office:value-type="float" office:value="18">
                <text:p>18</text:p>
              </table:table-cell>
              <table:table-cell office:value-type="float" office:value="0.680786">
                <text:p>0.680786</text:p>
              </table:table-cell>
              <table:table-cell office:value-type="float" office:value="0.783406">
                <text:p>0.783406</text:p>
              </table:table-cell>
              <table:table-cell office:value-type="float" office:value="0.783715">
                <text:p>0.783715</text:p>
              </table:table-cell>
              <table:table-cell office:value-type="float" office:value="0.783938">
                <text:p>0.783938</text:p>
              </table:table-cell>
              <table:table-cell office:value-type="float" office:value="0.784102">
                <text:p>0.784102</text:p>
              </table:table-cell>
              <table:table-cell office:value-type="float" office:value="0.791616">
                <text:p>0.791616</text:p>
              </table:table-cell>
              <table:table-cell office:value-type="float" office:value="0.803279">
                <text:p>0.803279</text:p>
              </table:table-cell>
              <table:table-cell office:value-type="float" office:value="0.824068">
                <text:p>0.824068</text:p>
              </table:table-cell>
              <table:table-cell office:value-type="float" office:value="0.838678">
                <text:p>0.838678</text:p>
              </table:table-cell>
              <table:table-cell office:value-type="float" office:value="0.862178">
                <text:p>0.862178</text:p>
              </table:table-cell>
              <table:table-cell office:value-type="float" office:value="0.903264">
                <text:p>0.903264</text:p>
              </table:table-cell>
              <table:table-cell office:value-type="float" office:value="0.793577">
                <text:p>0.793577</text:p>
              </table:table-cell>
            </table:table-row>
            <table:table-row>
              <table:table-cell office:value-type="float" office:value="19">
                <text:p>19</text:p>
              </table:table-cell>
              <table:table-cell office:value-type="float" office:value="0.656189">
                <text:p>0.656189</text:p>
              </table:table-cell>
              <table:table-cell office:value-type="float" office:value="0.783411">
                <text:p>0.783411</text:p>
              </table:table-cell>
              <table:table-cell office:value-type="float" office:value="0.7837">
                <text:p>0.7837</text:p>
              </table:table-cell>
              <table:table-cell office:value-type="float" office:value="0.783921">
                <text:p>0.783921</text:p>
              </table:table-cell>
              <table:table-cell office:value-type="float" office:value="0.78417">
                <text:p>0.78417</text:p>
              </table:table-cell>
              <table:table-cell office:value-type="float" office:value="0.79306">
                <text:p>0.79306</text:p>
              </table:table-cell>
              <table:table-cell office:value-type="float" office:value="0.807501">
                <text:p>0.807501</text:p>
              </table:table-cell>
              <table:table-cell office:value-type="float" office:value="0.835038">
                <text:p>0.835038</text:p>
              </table:table-cell>
              <table:table-cell office:value-type="float" office:value="0.843539">
                <text:p>0.843539</text:p>
              </table:table-cell>
              <table:table-cell office:value-type="float" office:value="0.864978">
                <text:p>0.864978</text:p>
              </table:table-cell>
              <table:table-cell office:value-type="float" office:value="0.903264">
                <text:p>0.903264</text:p>
              </table:table-cell>
              <table:table-cell office:value-type="float" office:value="0.793551">
                <text:p>0.793551</text:p>
              </table:table-cell>
            </table:table-row>
            <table:table-row>
              <table:table-cell office:value-type="float" office:value="20">
                <text:p>20</text:p>
              </table:table-cell>
              <table:table-cell office:value-type="float" office:value="0.772614">
                <text:p>0.772614</text:p>
              </table:table-cell>
              <table:table-cell office:value-type="float" office:value="0.783538">
                <text:p>0.783538</text:p>
              </table:table-cell>
              <table:table-cell office:value-type="float" office:value="0.783733">
                <text:p>0.783733</text:p>
              </table:table-cell>
              <table:table-cell office:value-type="float" office:value="0.783889">
                <text:p>0.783889</text:p>
              </table:table-cell>
              <table:table-cell office:value-type="float" office:value="0.784169">
                <text:p>0.784169</text:p>
              </table:table-cell>
              <table:table-cell office:value-type="float" office:value="0.79366">
                <text:p>0.79366</text:p>
              </table:table-cell>
              <table:table-cell office:value-type="float" office:value="0.817325">
                <text:p>0.817325</text:p>
              </table:table-cell>
              <table:table-cell office:value-type="float" office:value="0.839223">
                <text:p>0.839223</text:p>
              </table:table-cell>
              <table:table-cell office:value-type="float" office:value="0.852199">
                <text:p>0.852199</text:p>
              </table:table-cell>
              <table:table-cell office:value-type="float" office:value="0.866302">
                <text:p>0.866302</text:p>
              </table:table-cell>
              <table:table-cell office:value-type="float" office:value="0.903264">
                <text:p>0.903264</text:p>
              </table:table-cell>
              <table:table-cell office:value-type="float" office:value="0.807665">
                <text:p>0.807665</text:p>
              </table:table-cell>
            </table:table-row>
            <table:table-row>
              <table:table-cell office:value-type="float" office:value="21">
                <text:p>21</text:p>
              </table:table-cell>
              <table:table-cell office:value-type="float" office:value="0.740972">
                <text:p>0.740972</text:p>
              </table:table-cell>
              <table:table-cell office:value-type="float" office:value="0.783459">
                <text:p>0.783459</text:p>
              </table:table-cell>
              <table:table-cell office:value-type="float" office:value="0.783716">
                <text:p>0.783716</text:p>
              </table:table-cell>
              <table:table-cell office:value-type="float" office:value="0.78388">
                <text:p>0.78388</text:p>
              </table:table-cell>
              <table:table-cell office:value-type="float" office:value="0.784152">
                <text:p>0.784152</text:p>
              </table:table-cell>
              <table:table-cell office:value-type="float" office:value="0.795351">
                <text:p>0.795351</text:p>
              </table:table-cell>
              <table:table-cell office:value-type="float" office:value="0.821615">
                <text:p>0.821615</text:p>
              </table:table-cell>
              <table:table-cell office:value-type="float" office:value="0.840943">
                <text:p>0.840943</text:p>
              </table:table-cell>
              <table:table-cell office:value-type="float" office:value="0.854376">
                <text:p>0.854376</text:p>
              </table:table-cell>
              <table:table-cell office:value-type="float" office:value="0.869606">
                <text:p>0.869606</text:p>
              </table:table-cell>
              <table:table-cell office:value-type="float" office:value="0.903264">
                <text:p>0.903264</text:p>
              </table:table-cell>
              <table:table-cell office:value-type="float" office:value="0.805807">
                <text:p>0.805807</text:p>
              </table:table-cell>
            </table:table-row>
            <table:table-row>
              <table:table-cell office:value-type="float" office:value="22">
                <text:p>22</text:p>
              </table:table-cell>
              <table:table-cell office:value-type="float" office:value="0.710445">
                <text:p>0.710445</text:p>
              </table:table-cell>
              <table:table-cell office:value-type="float" office:value="0.783417">
                <text:p>0.783417</text:p>
              </table:table-cell>
              <table:table-cell office:value-type="float" office:value="0.783657">
                <text:p>0.783657</text:p>
              </table:table-cell>
              <table:table-cell office:value-type="float" office:value="0.7839">
                <text:p>0.7839</text:p>
              </table:table-cell>
              <table:table-cell office:value-type="float" office:value="0.786563">
                <text:p>0.786563</text:p>
              </table:table-cell>
              <table:table-cell office:value-type="float" office:value="0.800415">
                <text:p>0.800415</text:p>
              </table:table-cell>
              <table:table-cell office:value-type="float" office:value="0.833823">
                <text:p>0.833823</text:p>
              </table:table-cell>
              <table:table-cell office:value-type="float" office:value="0.848425">
                <text:p>0.848425</text:p>
              </table:table-cell>
              <table:table-cell office:value-type="float" office:value="0.854991">
                <text:p>0.854991</text:p>
              </table:table-cell>
              <table:table-cell office:value-type="float" office:value="0.865485">
                <text:p>0.865485</text:p>
              </table:table-cell>
              <table:table-cell office:value-type="float" office:value="0.903264">
                <text:p>0.903264</text:p>
              </table:table-cell>
              <table:table-cell office:value-type="float" office:value="0.805112">
                <text:p>0.805112</text:p>
              </table:table-cell>
            </table:table-row>
            <table:table-row>
              <table:table-cell office:value-type="float" office:value="23">
                <text:p>23</text:p>
              </table:table-cell>
              <table:table-cell office:value-type="float" office:value="0.767945">
                <text:p>0.767945</text:p>
              </table:table-cell>
              <table:table-cell office:value-type="float" office:value="0.783528">
                <text:p>0.783528</text:p>
              </table:table-cell>
              <table:table-cell office:value-type="float" office:value="0.783697">
                <text:p>0.783697</text:p>
              </table:table-cell>
              <table:table-cell office:value-type="float" office:value="0.783884">
                <text:p>0.783884</text:p>
              </table:table-cell>
              <table:table-cell office:value-type="float" office:value="0.786993">
                <text:p>0.786993</text:p>
              </table:table-cell>
              <table:table-cell office:value-type="float" office:value="0.81042">
                <text:p>0.81042</text:p>
              </table:table-cell>
              <table:table-cell office:value-type="float" office:value="0.836684">
                <text:p>0.836684</text:p>
              </table:table-cell>
              <table:table-cell office:value-type="float" office:value="0.850131">
                <text:p>0.850131</text:p>
              </table:table-cell>
              <table:table-cell office:value-type="float" office:value="0.855129">
                <text:p>0.855129</text:p>
              </table:table-cell>
              <table:table-cell office:value-type="float" office:value="0.863309">
                <text:p>0.863309</text:p>
              </table:table-cell>
              <table:table-cell office:value-type="float" office:value="0.903264">
                <text:p>0.903264</text:p>
              </table:table-cell>
              <table:table-cell office:value-type="float" office:value="0.812172">
                <text:p>0.812172</text:p>
              </table:table-cell>
            </table:table-row>
            <table:table-row>
              <table:table-cell office:value-type="float" office:value="24">
                <text:p>24</text:p>
              </table:table-cell>
              <table:table-cell office:value-type="float" office:value="0.702762">
                <text:p>0.702762</text:p>
              </table:table-cell>
              <table:table-cell office:value-type="float" office:value="0.783597">
                <text:p>0.783597</text:p>
              </table:table-cell>
              <table:table-cell office:value-type="float" office:value="0.783815">
                <text:p>0.783815</text:p>
              </table:table-cell>
              <table:table-cell office:value-type="float" office:value="0.784157">
                <text:p>0.784157</text:p>
              </table:table-cell>
              <table:table-cell office:value-type="float" office:value="0.795267">
                <text:p>0.795267</text:p>
              </table:table-cell>
              <table:table-cell office:value-type="float" office:value="0.827194">
                <text:p>0.827194</text:p>
              </table:table-cell>
              <table:table-cell office:value-type="float" office:value="0.842215">
                <text:p>0.842215</text:p>
              </table:table-cell>
              <table:table-cell office:value-type="float" office:value="0.853721">
                <text:p>0.853721</text:p>
              </table:table-cell>
              <table:table-cell office:value-type="float" office:value="0.85707">
                <text:p>0.85707</text:p>
              </table:table-cell>
              <table:table-cell office:value-type="float" office:value="0.867994">
                <text:p>0.867994</text:p>
              </table:table-cell>
              <table:table-cell office:value-type="float" office:value="0.903264">
                <text:p>0.903264</text:p>
              </table:table-cell>
              <table:table-cell office:value-type="float" office:value="0.809779">
                <text:p>0.809779</text:p>
              </table:table-cell>
            </table:table-row>
            <table:table-row>
              <table:table-cell office:value-type="float" office:value="25">
                <text:p>25</text:p>
              </table:table-cell>
              <table:table-cell office:value-type="float" office:value="0.740901">
                <text:p>0.740901</text:p>
              </table:table-cell>
              <table:table-cell office:value-type="float" office:value="0.783557">
                <text:p>0.783557</text:p>
              </table:table-cell>
              <table:table-cell office:value-type="float" office:value="0.783936">
                <text:p>0.783936</text:p>
              </table:table-cell>
              <table:table-cell office:value-type="float" office:value="0.791364">
                <text:p>0.791364</text:p>
              </table:table-cell>
              <table:table-cell office:value-type="float" office:value="0.816322">
                <text:p>0.816322</text:p>
              </table:table-cell>
              <table:table-cell office:value-type="float" office:value="0.837775">
                <text:p>0.837775</text:p>
              </table:table-cell>
              <table:table-cell office:value-type="float" office:value="0.849395">
                <text:p>0.849395</text:p>
              </table:table-cell>
              <table:table-cell office:value-type="float" office:value="0.855153">
                <text:p>0.855153</text:p>
              </table:table-cell>
              <table:table-cell office:value-type="float" office:value="0.857574">
                <text:p>0.857574</text:p>
              </table:table-cell>
              <table:table-cell office:value-type="float" office:value="0.868724">
                <text:p>0.868724</text:p>
              </table:table-cell>
              <table:table-cell office:value-type="float" office:value="0.915425">
                <text:p>0.915425</text:p>
              </table:table-cell>
              <table:table-cell office:value-type="float" office:value="0.81847">
                <text:p>0.81847</text:p>
              </table:table-cell>
            </table:table-row>
            <table:table-row>
              <table:table-cell office:value-type="float" office:value="26">
                <text:p>26</text:p>
              </table:table-cell>
              <table:table-cell office:value-type="float" office:value="0.649224">
                <text:p>0.649224</text:p>
              </table:table-cell>
              <table:table-cell office:value-type="float" office:value="0.78356">
                <text:p>0.78356</text:p>
              </table:table-cell>
              <table:table-cell office:value-type="float" office:value="0.783815">
                <text:p>0.783815</text:p>
              </table:table-cell>
              <table:table-cell office:value-type="float" office:value="0.788499">
                <text:p>0.788499</text:p>
              </table:table-cell>
              <table:table-cell office:value-type="float" office:value="0.803084">
                <text:p>0.803084</text:p>
              </table:table-cell>
              <table:table-cell office:value-type="float" office:value="0.82912">
                <text:p>0.82912</text:p>
              </table:table-cell>
              <table:table-cell office:value-type="float" office:value="0.840609">
                <text:p>0.840609</text:p>
              </table:table-cell>
              <table:table-cell office:value-type="float" office:value="0.852378">
                <text:p>0.852378</text:p>
              </table:table-cell>
              <table:table-cell office:value-type="float" office:value="0.856166">
                <text:p>0.856166</text:p>
              </table:table-cell>
              <table:table-cell office:value-type="float" office:value="0.868861">
                <text:p>0.868861</text:p>
              </table:table-cell>
              <table:table-cell office:value-type="float" office:value="0.915471">
                <text:p>0.915471</text:p>
              </table:table-cell>
              <table:table-cell office:value-type="float" office:value="0.805531">
                <text:p>0.805531</text:p>
              </table:table-cell>
            </table:table-row>
            <table:table-row>
              <table:table-cell office:value-type="float" office:value="27">
                <text:p>27</text:p>
              </table:table-cell>
              <table:table-cell office:value-type="float" office:value="0.739436">
                <text:p>0.739436</text:p>
              </table:table-cell>
              <table:table-cell office:value-type="float" office:value="0.7836">
                <text:p>0.7836</text:p>
              </table:table-cell>
              <table:table-cell office:value-type="float" office:value="0.783866">
                <text:p>0.783866</text:p>
              </table:table-cell>
              <table:table-cell office:value-type="float" office:value="0.788811">
                <text:p>0.788811</text:p>
              </table:table-cell>
              <table:table-cell office:value-type="float" office:value="0.802469">
                <text:p>0.802469</text:p>
              </table:table-cell>
              <table:table-cell office:value-type="float" office:value="0.826923">
                <text:p>0.826923</text:p>
              </table:table-cell>
              <table:table-cell office:value-type="float" office:value="0.84139">
                <text:p>0.84139</text:p>
              </table:table-cell>
              <table:table-cell office:value-type="float" office:value="0.852332">
                <text:p>0.852332</text:p>
              </table:table-cell>
              <table:table-cell office:value-type="float" office:value="0.856722">
                <text:p>0.856722</text:p>
              </table:table-cell>
              <table:table-cell office:value-type="float" office:value="0.867251">
                <text:p>0.867251</text:p>
              </table:table-cell>
              <table:table-cell office:value-type="float" office:value="0.915471">
                <text:p>0.915471</text:p>
              </table:table-cell>
              <table:table-cell office:value-type="float" office:value="0.81428">
                <text:p>0.81428</text:p>
              </table:table-cell>
            </table:table-row>
            <table:table-row>
              <table:table-cell office:value-type="float" office:value="28">
                <text:p>28</text:p>
              </table:table-cell>
              <table:table-cell office:value-type="float" office:value="0.489563">
                <text:p>0.489563</text:p>
              </table:table-cell>
              <table:table-cell office:value-type="float" office:value="0.781699">
                <text:p>0.781699</text:p>
              </table:table-cell>
              <table:table-cell office:value-type="float" office:value="0.783716">
                <text:p>0.783716</text:p>
              </table:table-cell>
              <table:table-cell office:value-type="float" office:value="0.784022">
                <text:p>0.784022</text:p>
              </table:table-cell>
              <table:table-cell office:value-type="float" office:value="0.797376">
                <text:p>0.797376</text:p>
              </table:table-cell>
              <table:table-cell office:value-type="float" office:value="0.813417">
                <text:p>0.813417</text:p>
              </table:table-cell>
              <table:table-cell office:value-type="float" office:value="0.836199">
                <text:p>0.836199</text:p>
              </table:table-cell>
              <table:table-cell office:value-type="float" office:value="0.846413">
                <text:p>0.846413</text:p>
              </table:table-cell>
              <table:table-cell office:value-type="float" office:value="0.85617">
                <text:p>0.85617</text:p>
              </table:table-cell>
              <table:table-cell office:value-type="float" office:value="0.867251">
                <text:p>0.867251</text:p>
              </table:table-cell>
              <table:table-cell office:value-type="float" office:value="0.915471">
                <text:p>0.915471</text:p>
              </table:table-cell>
              <table:table-cell office:value-type="float" office:value="0.785583">
                <text:p>0.785583</text:p>
              </table:table-cell>
            </table:table-row>
            <table:table-row>
              <table:table-cell office:value-type="float" office:value="29">
                <text:p>29</text:p>
              </table:table-cell>
              <table:table-cell office:value-type="float" office:value="0.430444">
                <text:p>0.430444</text:p>
              </table:table-cell>
              <table:table-cell office:value-type="float" office:value="0.781464">
                <text:p>0.781464</text:p>
              </table:table-cell>
              <table:table-cell office:value-type="float" office:value="0.783843">
                <text:p>0.783843</text:p>
              </table:table-cell>
              <table:table-cell office:value-type="float" office:value="0.794068">
                <text:p>0.794068</text:p>
              </table:table-cell>
              <table:table-cell office:value-type="float" office:value="0.803097">
                <text:p>0.803097</text:p>
              </table:table-cell>
              <table:table-cell office:value-type="float" office:value="0.820598">
                <text:p>0.820598</text:p>
              </table:table-cell>
              <table:table-cell office:value-type="float" office:value="0.83663">
                <text:p>0.83663</text:p>
              </table:table-cell>
              <table:table-cell office:value-type="float" office:value="0.847452">
                <text:p>0.847452</text:p>
              </table:table-cell>
              <table:table-cell office:value-type="float" office:value="0.856885">
                <text:p>0.856885</text:p>
              </table:table-cell>
              <table:table-cell office:value-type="float" office:value="0.866597">
                <text:p>0.866597</text:p>
              </table:table-cell>
              <table:table-cell office:value-type="float" office:value="0.915471">
                <text:p>0.915471</text:p>
              </table:table-cell>
              <table:table-cell office:value-type="float" office:value="0.782108">
                <text:p>0.782108</text:p>
              </table:table-cell>
            </table:table-row>
            <table:table-row>
              <table:table-cell office:value-type="float" office:value="30">
                <text:p>30</text:p>
              </table:table-cell>
              <table:table-cell office:value-type="float" office:value="0.523392">
                <text:p>0.523392</text:p>
              </table:table-cell>
              <table:table-cell office:value-type="float" office:value="0.783147">
                <text:p>0.783147</text:p>
              </table:table-cell>
              <table:table-cell office:value-type="float" office:value="0.783948">
                <text:p>0.783948</text:p>
              </table:table-cell>
              <table:table-cell office:value-type="float" office:value="0.796087">
                <text:p>0.796087</text:p>
              </table:table-cell>
              <table:table-cell office:value-type="float" office:value="0.811533">
                <text:p>0.811533</text:p>
              </table:table-cell>
              <table:table-cell office:value-type="float" office:value="0.827354">
                <text:p>0.827354</text:p>
              </table:table-cell>
              <table:table-cell office:value-type="float" office:value="0.839455">
                <text:p>0.839455</text:p>
              </table:table-cell>
              <table:table-cell office:value-type="float" office:value="0.848422">
                <text:p>0.848422</text:p>
              </table:table-cell>
              <table:table-cell office:value-type="float" office:value="0.856541">
                <text:p>0.856541</text:p>
              </table:table-cell>
              <table:table-cell office:value-type="float" office:value="0.866959">
                <text:p>0.866959</text:p>
              </table:table-cell>
              <table:table-cell office:value-type="float" office:value="0.915471">
                <text:p>0.915471</text:p>
              </table:table-cell>
              <table:table-cell office:value-type="float" office:value="0.793684">
                <text:p>0.793684</text:p>
              </table:table-cell>
            </table:table-row>
            <table:table-row>
              <table:table-cell office:value-type="float" office:value="31">
                <text:p>31</text:p>
              </table:table-cell>
              <table:table-cell office:value-type="float" office:value="0.727954">
                <text:p>0.727954</text:p>
              </table:table-cell>
              <table:table-cell office:value-type="float" office:value="0.783662">
                <text:p>0.783662</text:p>
              </table:table-cell>
              <table:table-cell office:value-type="float" office:value="0.784028">
                <text:p>0.784028</text:p>
              </table:table-cell>
              <table:table-cell office:value-type="float" office:value="0.797089">
                <text:p>0.797089</text:p>
              </table:table-cell>
              <table:table-cell office:value-type="float" office:value="0.811024">
                <text:p>0.811024</text:p>
              </table:table-cell>
              <table:table-cell office:value-type="float" office:value="0.825726">
                <text:p>0.825726</text:p>
              </table:table-cell>
              <table:table-cell office:value-type="float" office:value="0.835584">
                <text:p>0.835584</text:p>
              </table:table-cell>
              <table:table-cell office:value-type="float" office:value="0.844026">
                <text:p>0.844026</text:p>
              </table:table-cell>
              <table:table-cell office:value-type="float" office:value="0.855499">
                <text:p>0.855499</text:p>
              </table:table-cell>
              <table:table-cell office:value-type="float" office:value="0.866338">
                <text:p>0.866338</text:p>
              </table:table-cell>
              <table:table-cell office:value-type="float" office:value="0.915471">
                <text:p>0.915471</text:p>
              </table:table-cell>
              <table:table-cell office:value-type="float" office:value="0.813093">
                <text:p>0.813093</text:p>
              </table:table-cell>
            </table:table-row>
            <table:table-row>
              <table:table-cell office:value-type="float" office:value="32">
                <text:p>32</text:p>
              </table:table-cell>
              <table:table-cell office:value-type="float" office:value="0.642746">
                <text:p>0.642746</text:p>
              </table:table-cell>
              <table:table-cell office:value-type="float" office:value="0.783744">
                <text:p>0.783744</text:p>
              </table:table-cell>
              <table:table-cell office:value-type="float" office:value="0.786947">
                <text:p>0.786947</text:p>
              </table:table-cell>
              <table:table-cell office:value-type="float" office:value="0.802136">
                <text:p>0.802136</text:p>
              </table:table-cell>
              <table:table-cell office:value-type="float" office:value="0.818605">
                <text:p>0.818605</text:p>
              </table:table-cell>
              <table:table-cell office:value-type="float" office:value="0.833011">
                <text:p>0.833011</text:p>
              </table:table-cell>
              <table:table-cell office:value-type="float" office:value="0.839502">
                <text:p>0.839502</text:p>
              </table:table-cell>
              <table:table-cell office:value-type="float" office:value="0.85047">
                <text:p>0.85047</text:p>
              </table:table-cell>
              <table:table-cell office:value-type="float" office:value="0.857699">
                <text:p>0.857699</text:p>
              </table:table-cell>
              <table:table-cell office:value-type="float" office:value="0.865051">
                <text:p>0.865051</text:p>
              </table:table-cell>
              <table:table-cell office:value-type="float" office:value="0.915471">
                <text:p>0.915471</text:p>
              </table:table-cell>
              <table:table-cell office:value-type="float" office:value="0.807991">
                <text:p>0.807991</text:p>
              </table:table-cell>
            </table:table-row>
            <table:table-row>
              <table:table-cell office:value-type="float" office:value="33">
                <text:p>33</text:p>
              </table:table-cell>
              <table:table-cell office:value-type="float" office:value="0.642836">
                <text:p>0.642836</text:p>
              </table:table-cell>
              <table:table-cell office:value-type="float" office:value="0.783792">
                <text:p>0.783792</text:p>
              </table:table-cell>
              <table:table-cell office:value-type="float" office:value="0.786294">
                <text:p>0.786294</text:p>
              </table:table-cell>
              <table:table-cell office:value-type="float" office:value="0.802107">
                <text:p>0.802107</text:p>
              </table:table-cell>
              <table:table-cell office:value-type="float" office:value="0.816063">
                <text:p>0.816063</text:p>
              </table:table-cell>
              <table:table-cell office:value-type="float" office:value="0.829017">
                <text:p>0.829017</text:p>
              </table:table-cell>
              <table:table-cell office:value-type="float" office:value="0.837533">
                <text:p>0.837533</text:p>
              </table:table-cell>
              <table:table-cell office:value-type="float" office:value="0.843992">
                <text:p>0.843992</text:p>
              </table:table-cell>
              <table:table-cell office:value-type="float" office:value="0.857492">
                <text:p>0.857492</text:p>
              </table:table-cell>
              <table:table-cell office:value-type="float" office:value="0.86931">
                <text:p>0.86931</text:p>
              </table:table-cell>
              <table:table-cell office:value-type="float" office:value="0.915471">
                <text:p>0.915471</text:p>
              </table:table-cell>
              <table:table-cell office:value-type="float" office:value="0.806844">
                <text:p>0.806844</text:p>
              </table:table-cell>
            </table:table-row>
            <table:table-row>
              <table:table-cell office:value-type="float" office:value="34">
                <text:p>34</text:p>
              </table:table-cell>
              <table:table-cell office:value-type="float" office:value="0.391292">
                <text:p>0.391292</text:p>
              </table:table-cell>
              <table:table-cell office:value-type="float" office:value="0.78268">
                <text:p>0.78268</text:p>
              </table:table-cell>
              <table:table-cell office:value-type="float" office:value="0.796983">
                <text:p>0.796983</text:p>
              </table:table-cell>
              <table:table-cell office:value-type="float" office:value="0.804802">
                <text:p>0.804802</text:p>
              </table:table-cell>
              <table:table-cell office:value-type="float" office:value="0.82423">
                <text:p>0.82423</text:p>
              </table:table-cell>
              <table:table-cell office:value-type="float" office:value="0.836233">
                <text:p>0.836233</text:p>
              </table:table-cell>
              <table:table-cell office:value-type="float" office:value="0.84052">
                <text:p>0.84052</text:p>
              </table:table-cell>
              <table:table-cell office:value-type="float" office:value="0.853784">
                <text:p>0.853784</text:p>
              </table:table-cell>
              <table:table-cell office:value-type="float" office:value="0.858909">
                <text:p>0.858909</text:p>
              </table:table-cell>
              <table:table-cell office:value-type="float" office:value="0.869957">
                <text:p>0.869957</text:p>
              </table:table-cell>
              <table:table-cell office:value-type="float" office:value="0.915471">
                <text:p>0.915471</text:p>
              </table:table-cell>
              <table:table-cell office:value-type="float" office:value="0.785939">
                <text:p>0.785939</text:p>
              </table:table-cell>
            </table:table-row>
            <table:table-row>
              <table:table-cell office:value-type="float" office:value="35">
                <text:p>35</text:p>
              </table:table-cell>
              <table:table-cell office:value-type="float" office:value="0.599107">
                <text:p>0.599107</text:p>
              </table:table-cell>
              <table:table-cell office:value-type="float" office:value="0.783977">
                <text:p>0.783977</text:p>
              </table:table-cell>
              <table:table-cell office:value-type="float" office:value="0.796821">
                <text:p>0.796821</text:p>
              </table:table-cell>
              <table:table-cell office:value-type="float" office:value="0.808339">
                <text:p>0.808339</text:p>
              </table:table-cell>
              <table:table-cell office:value-type="float" office:value="0.834005">
                <text:p>0.834005</text:p>
              </table:table-cell>
              <table:table-cell office:value-type="float" office:value="0.840154">
                <text:p>0.840154</text:p>
              </table:table-cell>
              <table:table-cell office:value-type="float" office:value="0.850224">
                <text:p>0.850224</text:p>
              </table:table-cell>
              <table:table-cell office:value-type="float" office:value="0.85868">
                <text:p>0.85868</text:p>
              </table:table-cell>
              <table:table-cell office:value-type="float" office:value="0.859314">
                <text:p>0.859314</text:p>
              </table:table-cell>
              <table:table-cell office:value-type="float" office:value="0.871549">
                <text:p>0.871549</text:p>
              </table:table-cell>
              <table:table-cell office:value-type="float" office:value="0.915471">
                <text:p>0.915471</text:p>
              </table:table-cell>
              <table:table-cell office:value-type="float" office:value="0.810217">
                <text:p>0.810217</text:p>
              </table:table-cell>
            </table:table-row>
            <table:table-row>
              <table:table-cell office:value-type="float" office:value="36">
                <text:p>36</text:p>
              </table:table-cell>
              <table:table-cell office:value-type="float" office:value="0.591279">
                <text:p>0.591279</text:p>
              </table:table-cell>
              <table:table-cell office:value-type="float" office:value="0.783772">
                <text:p>0.783772</text:p>
              </table:table-cell>
              <table:table-cell office:value-type="float" office:value="0.789162">
                <text:p>0.789162</text:p>
              </table:table-cell>
              <table:table-cell office:value-type="float" office:value="0.802828">
                <text:p>0.802828</text:p>
              </table:table-cell>
              <table:table-cell office:value-type="float" office:value="0.823794">
                <text:p>0.823794</text:p>
              </table:table-cell>
              <table:table-cell office:value-type="float" office:value="0.836964">
                <text:p>0.836964</text:p>
              </table:table-cell>
              <table:table-cell office:value-type="float" office:value="0.840263">
                <text:p>0.840263</text:p>
              </table:table-cell>
              <table:table-cell office:value-type="float" office:value="0.85081">
                <text:p>0.85081</text:p>
              </table:table-cell>
              <table:table-cell office:value-type="float" office:value="0.859059">
                <text:p>0.859059</text:p>
              </table:table-cell>
              <table:table-cell office:value-type="float" office:value="0.866083">
                <text:p>0.866083</text:p>
              </table:table-cell>
              <table:table-cell office:value-type="float" office:value="0.915471">
                <text:p>0.915471</text:p>
              </table:table-cell>
              <table:table-cell office:value-type="float" office:value="0.804401">
                <text:p>0.804401</text:p>
              </table:table-cell>
            </table:table-row>
            <table:table-row>
              <table:table-cell office:value-type="float" office:value="37">
                <text:p>37</text:p>
              </table:table-cell>
              <table:table-cell office:value-type="float" office:value="0.665983">
                <text:p>0.665983</text:p>
              </table:table-cell>
              <table:table-cell office:value-type="float" office:value="0.783984">
                <text:p>0.783984</text:p>
              </table:table-cell>
              <table:table-cell office:value-type="float" office:value="0.791859">
                <text:p>0.791859</text:p>
              </table:table-cell>
              <table:table-cell office:value-type="float" office:value="0.80651">
                <text:p>0.80651</text:p>
              </table:table-cell>
              <table:table-cell office:value-type="float" office:value="0.830782">
                <text:p>0.830782</text:p>
              </table:table-cell>
              <table:table-cell office:value-type="float" office:value="0.838566">
                <text:p>0.838566</text:p>
              </table:table-cell>
              <table:table-cell office:value-type="float" office:value="0.840451">
                <text:p>0.840451</text:p>
              </table:table-cell>
              <table:table-cell office:value-type="float" office:value="0.848097">
                <text:p>0.848097</text:p>
              </table:table-cell>
              <table:table-cell office:value-type="float" office:value="0.858731">
                <text:p>0.858731</text:p>
              </table:table-cell>
              <table:table-cell office:value-type="float" office:value="0.871657">
                <text:p>0.871657</text:p>
              </table:table-cell>
              <table:table-cell office:value-type="float" office:value="0.915471">
                <text:p>0.915471</text:p>
              </table:table-cell>
              <table:table-cell office:value-type="float" office:value="0.813662">
                <text:p>0.813662</text:p>
              </table:table-cell>
            </table:table-row>
            <table:table-row>
              <table:table-cell office:value-type="float" office:value="38">
                <text:p>38</text:p>
              </table:table-cell>
              <table:table-cell office:value-type="float" office:value="0.74328">
                <text:p>0.74328</text:p>
              </table:table-cell>
              <table:table-cell office:value-type="float" office:value="0.784238">
                <text:p>0.784238</text:p>
              </table:table-cell>
              <table:table-cell office:value-type="float" office:value="0.798526">
                <text:p>0.798526</text:p>
              </table:table-cell>
              <table:table-cell office:value-type="float" office:value="0.814453">
                <text:p>0.814453</text:p>
              </table:table-cell>
              <table:table-cell office:value-type="float" office:value="0.83396">
                <text:p>0.83396</text:p>
              </table:table-cell>
              <table:table-cell office:value-type="float" office:value="0.838855">
                <text:p>0.838855</text:p>
              </table:table-cell>
              <table:table-cell office:value-type="float" office:value="0.840601">
                <text:p>0.840601</text:p>
              </table:table-cell>
              <table:table-cell office:value-type="float" office:value="0.845722">
                <text:p>0.845722</text:p>
              </table:table-cell>
              <table:table-cell office:value-type="float" office:value="0.856886">
                <text:p>0.856886</text:p>
              </table:table-cell>
              <table:table-cell office:value-type="float" office:value="0.869129">
                <text:p>0.869129</text:p>
              </table:table-cell>
              <table:table-cell office:value-type="float" office:value="0.915471">
                <text:p>0.915471</text:p>
              </table:table-cell>
              <table:table-cell office:value-type="float" office:value="0.822565">
                <text:p>0.822565</text:p>
              </table:table-cell>
            </table:table-row>
            <table:table-row>
              <table:table-cell office:value-type="float" office:value="39">
                <text:p>39</text:p>
              </table:table-cell>
              <table:table-cell office:value-type="float" office:value="0.766284">
                <text:p>0.766284</text:p>
              </table:table-cell>
              <table:table-cell office:value-type="float" office:value="0.787922">
                <text:p>0.787922</text:p>
              </table:table-cell>
              <table:table-cell office:value-type="float" office:value="0.801293">
                <text:p>0.801293</text:p>
              </table:table-cell>
              <table:table-cell office:value-type="float" office:value="0.817233">
                <text:p>0.817233</text:p>
              </table:table-cell>
              <table:table-cell office:value-type="float" office:value="0.831864">
                <text:p>0.831864</text:p>
              </table:table-cell>
              <table:table-cell office:value-type="float" office:value="0.837429">
                <text:p>0.837429</text:p>
              </table:table-cell>
              <table:table-cell office:value-type="float" office:value="0.839939">
                <text:p>0.839939</text:p>
              </table:table-cell>
              <table:table-cell office:value-type="float" office:value="0.842957">
                <text:p>0.842957</text:p>
              </table:table-cell>
              <table:table-cell office:value-type="float" office:value="0.855443">
                <text:p>0.855443</text:p>
              </table:table-cell>
              <table:table-cell office:value-type="float" office:value="0.867746">
                <text:p>0.867746</text:p>
              </table:table-cell>
              <table:table-cell office:value-type="float" office:value="0.915471">
                <text:p>0.915471</text:p>
              </table:table-cell>
              <table:table-cell office:value-type="float" office:value="0.824811">
                <text:p>0.824811</text:p>
              </table:table-cell>
            </table:table-row>
            <table:table-row>
              <table:table-cell office:value-type="float" office:value="40">
                <text:p>40</text:p>
              </table:table-cell>
              <table:table-cell office:value-type="float" office:value="0.704751">
                <text:p>0.704751</text:p>
              </table:table-cell>
              <table:table-cell office:value-type="float" office:value="0.78681">
                <text:p>0.78681</text:p>
              </table:table-cell>
              <table:table-cell office:value-type="float" office:value="0.811013">
                <text:p>0.811013</text:p>
              </table:table-cell>
              <table:table-cell office:value-type="float" office:value="0.8281">
                <text:p>0.8281</text:p>
              </table:table-cell>
              <table:table-cell office:value-type="float" office:value="0.835323">
                <text:p>0.835323</text:p>
              </table:table-cell>
              <table:table-cell office:value-type="float" office:value="0.839203">
                <text:p>0.839203</text:p>
              </table:table-cell>
              <table:table-cell office:value-type="float" office:value="0.840636">
                <text:p>0.840636</text:p>
              </table:table-cell>
              <table:table-cell office:value-type="float" office:value="0.845239">
                <text:p>0.845239</text:p>
              </table:table-cell>
              <table:table-cell office:value-type="float" office:value="0.857172">
                <text:p>0.857172</text:p>
              </table:table-cell>
              <table:table-cell office:value-type="float" office:value="0.867845">
                <text:p>0.867845</text:p>
              </table:table-cell>
              <table:table-cell office:value-type="float" office:value="0.915471">
                <text:p>0.915471</text:p>
              </table:table-cell>
              <table:table-cell office:value-type="float" office:value="0.821609">
                <text:p>0.821609</text:p>
              </table:table-cell>
            </table:table-row>
            <table:table-row>
              <table:table-cell office:value-type="float" office:value="41">
                <text:p>41</text:p>
              </table:table-cell>
              <table:table-cell office:value-type="float" office:value="0.731566">
                <text:p>0.731566</text:p>
              </table:table-cell>
              <table:table-cell office:value-type="float" office:value="0.784026">
                <text:p>0.784026</text:p>
              </table:table-cell>
              <table:table-cell office:value-type="float" office:value="0.79023">
                <text:p>0.79023</text:p>
              </table:table-cell>
              <table:table-cell office:value-type="float" office:value="0.815916">
                <text:p>0.815916</text:p>
              </table:table-cell>
              <table:table-cell office:value-type="float" office:value="0.827674">
                <text:p>0.827674</text:p>
              </table:table-cell>
              <table:table-cell office:value-type="float" office:value="0.836422">
                <text:p>0.836422</text:p>
              </table:table-cell>
              <table:table-cell office:value-type="float" office:value="0.839576">
                <text:p>0.839576</text:p>
              </table:table-cell>
              <table:table-cell office:value-type="float" office:value="0.841908">
                <text:p>0.841908</text:p>
              </table:table-cell>
              <table:table-cell office:value-type="float" office:value="0.854401">
                <text:p>0.854401</text:p>
              </table:table-cell>
              <table:table-cell office:value-type="float" office:value="0.867736">
                <text:p>0.867736</text:p>
              </table:table-cell>
              <table:table-cell office:value-type="float" office:value="0.915471">
                <text:p>0.915471</text:p>
              </table:table-cell>
              <table:table-cell office:value-type="float" office:value="0.818945">
                <text:p>0.818945</text:p>
              </table:table-cell>
            </table:table-row>
            <table:table-row>
              <table:table-cell office:value-type="float" office:value="42">
                <text:p>42</text:p>
              </table:table-cell>
              <table:table-cell office:value-type="float" office:value="0.779031">
                <text:p>0.779031</text:p>
              </table:table-cell>
              <table:table-cell office:value-type="float" office:value="0.783891">
                <text:p>0.783891</text:p>
              </table:table-cell>
              <table:table-cell office:value-type="float" office:value="0.785102">
                <text:p>0.785102</text:p>
              </table:table-cell>
              <table:table-cell office:value-type="float" office:value="0.797231">
                <text:p>0.797231</text:p>
              </table:table-cell>
              <table:table-cell office:value-type="float" office:value="0.819192">
                <text:p>0.819192</text:p>
              </table:table-cell>
              <table:table-cell office:value-type="float" office:value="0.830478">
                <text:p>0.830478</text:p>
              </table:table-cell>
              <table:table-cell office:value-type="float" office:value="0.837599">
                <text:p>0.837599</text:p>
              </table:table-cell>
              <table:table-cell office:value-type="float" office:value="0.840615">
                <text:p>0.840615</text:p>
              </table:table-cell>
              <table:table-cell office:value-type="float" office:value="0.852306">
                <text:p>0.852306</text:p>
              </table:table-cell>
              <table:table-cell office:value-type="float" office:value="0.873792">
                <text:p>0.873792</text:p>
              </table:table-cell>
              <table:table-cell office:value-type="float" office:value="0.915471">
                <text:p>0.915471</text:p>
              </table:table-cell>
              <table:table-cell office:value-type="float" office:value="0.819924">
                <text:p>0.819924</text:p>
              </table:table-cell>
            </table:table-row>
            <table:table-row>
              <table:table-cell office:value-type="float" office:value="43">
                <text:p>43</text:p>
              </table:table-cell>
              <table:table-cell office:value-type="float" office:value="0.631768">
                <text:p>0.631768</text:p>
              </table:table-cell>
              <table:table-cell office:value-type="float" office:value="0.783739">
                <text:p>0.783739</text:p>
              </table:table-cell>
              <table:table-cell office:value-type="float" office:value="0.78541">
                <text:p>0.78541</text:p>
              </table:table-cell>
              <table:table-cell office:value-type="float" office:value="0.797779">
                <text:p>0.797779</text:p>
              </table:table-cell>
              <table:table-cell office:value-type="float" office:value="0.81873">
                <text:p>0.81873</text:p>
              </table:table-cell>
              <table:table-cell office:value-type="float" office:value="0.830892">
                <text:p>0.830892</text:p>
              </table:table-cell>
              <table:table-cell office:value-type="float" office:value="0.83781">
                <text:p>0.83781</text:p>
              </table:table-cell>
              <table:table-cell office:value-type="float" office:value="0.841944">
                <text:p>0.841944</text:p>
              </table:table-cell>
              <table:table-cell office:value-type="float" office:value="0.854839">
                <text:p>0.854839</text:p>
              </table:table-cell>
              <table:table-cell office:value-type="float" office:value="0.866995">
                <text:p>0.866995</text:p>
              </table:table-cell>
              <table:table-cell office:value-type="float" office:value="0.915471">
                <text:p>0.915471</text:p>
              </table:table-cell>
              <table:table-cell office:value-type="float" office:value="0.804991">
                <text:p>0.804991</text:p>
              </table:table-cell>
            </table:table-row>
            <table:table-row>
              <table:table-cell office:value-type="float" office:value="44">
                <text:p>44</text:p>
              </table:table-cell>
              <table:table-cell office:value-type="float" office:value="0.553329">
                <text:p>0.553329</text:p>
              </table:table-cell>
              <table:table-cell office:value-type="float" office:value="0.783708">
                <text:p>0.783708</text:p>
              </table:table-cell>
              <table:table-cell office:value-type="float" office:value="0.785298">
                <text:p>0.785298</text:p>
              </table:table-cell>
              <table:table-cell office:value-type="float" office:value="0.801282">
                <text:p>0.801282</text:p>
              </table:table-cell>
              <table:table-cell office:value-type="float" office:value="0.821397">
                <text:p>0.821397</text:p>
              </table:table-cell>
              <table:table-cell office:value-type="float" office:value="0.835098">
                <text:p>0.835098</text:p>
              </table:table-cell>
              <table:table-cell office:value-type="float" office:value="0.839044">
                <text:p>0.839044</text:p>
              </table:table-cell>
              <table:table-cell office:value-type="float" office:value="0.84298">
                <text:p>0.84298</text:p>
              </table:table-cell>
              <table:table-cell office:value-type="float" office:value="0.856287">
                <text:p>0.856287</text:p>
              </table:table-cell>
              <table:table-cell office:value-type="float" office:value="0.870415">
                <text:p>0.870415</text:p>
              </table:table-cell>
              <table:table-cell office:value-type="float" office:value="0.915471">
                <text:p>0.915471</text:p>
              </table:table-cell>
              <table:table-cell office:value-type="float" office:value="0.798884">
                <text:p>0.798884</text:p>
              </table:table-cell>
            </table:table-row>
            <table:table-row>
              <table:table-cell office:value-type="float" office:value="45">
                <text:p>45</text:p>
              </table:table-cell>
              <table:table-cell office:value-type="float" office:value="0.693986">
                <text:p>0.693986</text:p>
              </table:table-cell>
              <table:table-cell office:value-type="float" office:value="0.783879">
                <text:p>0.783879</text:p>
              </table:table-cell>
              <table:table-cell office:value-type="float" office:value="0.789343">
                <text:p>0.789343</text:p>
              </table:table-cell>
              <table:table-cell office:value-type="float" office:value="0.811254">
                <text:p>0.811254</text:p>
              </table:table-cell>
              <table:table-cell office:value-type="float" office:value="0.824829">
                <text:p>0.824829</text:p>
              </table:table-cell>
              <table:table-cell office:value-type="float" office:value="0.835495">
                <text:p>0.835495</text:p>
              </table:table-cell>
              <table:table-cell office:value-type="float" office:value="0.839303">
                <text:p>0.839303</text:p>
              </table:table-cell>
              <table:table-cell office:value-type="float" office:value="0.843355">
                <text:p>0.843355</text:p>
              </table:table-cell>
              <table:table-cell office:value-type="float" office:value="0.856187">
                <text:p>0.856187</text:p>
              </table:table-cell>
              <table:table-cell office:value-type="float" office:value="0.875153">
                <text:p>0.87515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5279">
                <text:p>0.815279</text:p>
              </table:table-cell>
            </table:table-row>
            <table:table-row>
              <table:table-cell office:value-type="float" office:value="46">
                <text:p>46</text:p>
              </table:table-cell>
              <table:table-cell office:value-type="float" office:value="0.711374">
                <text:p>0.711374</text:p>
              </table:table-cell>
              <table:table-cell office:value-type="float" office:value="0.783861">
                <text:p>0.783861</text:p>
              </table:table-cell>
              <table:table-cell office:value-type="float" office:value="0.789774">
                <text:p>0.789774</text:p>
              </table:table-cell>
              <table:table-cell office:value-type="float" office:value="0.813245">
                <text:p>0.813245</text:p>
              </table:table-cell>
              <table:table-cell office:value-type="float" office:value="0.826168">
                <text:p>0.826168</text:p>
              </table:table-cell>
              <table:table-cell office:value-type="float" office:value="0.835279">
                <text:p>0.835279</text:p>
              </table:table-cell>
              <table:table-cell office:value-type="float" office:value="0.83904">
                <text:p>0.83904</text:p>
              </table:table-cell>
              <table:table-cell office:value-type="float" office:value="0.840144">
                <text:p>0.840144</text:p>
              </table:table-cell>
              <table:table-cell office:value-type="float" office:value="0.851725">
                <text:p>0.851725</text:p>
              </table:table-cell>
              <table:table-cell office:value-type="float" office:value="0.872287">
                <text:p>0.87228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29">
                <text:p>0.81629</text:p>
              </table:table-cell>
            </table:table-row>
            <table:table-row>
              <table:table-cell office:value-type="float" office:value="47">
                <text:p>47</text:p>
              </table:table-cell>
              <table:table-cell office:value-type="float" office:value="0.745094">
                <text:p>0.745094</text:p>
              </table:table-cell>
              <table:table-cell office:value-type="float" office:value="0.796621">
                <text:p>0.796621</text:p>
              </table:table-cell>
              <table:table-cell office:value-type="float" office:value="0.82084">
                <text:p>0.82084</text:p>
              </table:table-cell>
              <table:table-cell office:value-type="float" office:value="0.831428">
                <text:p>0.831428</text:p>
              </table:table-cell>
              <table:table-cell office:value-type="float" office:value="0.836416">
                <text:p>0.836416</text:p>
              </table:table-cell>
              <table:table-cell office:value-type="float" office:value="0.839176">
                <text:p>0.839176</text:p>
              </table:table-cell>
              <table:table-cell office:value-type="float" office:value="0.840064">
                <text:p>0.840064</text:p>
              </table:table-cell>
              <table:table-cell office:value-type="float" office:value="0.84364">
                <text:p>0.84364</text:p>
              </table:table-cell>
              <table:table-cell office:value-type="float" office:value="0.85561">
                <text:p>0.85561</text:p>
              </table:table-cell>
              <table:table-cell office:value-type="float" office:value="0.876853">
                <text:p>0.876853</text:p>
              </table:table-cell>
              <table:table-cell office:value-type="float" office:value="0.915678">
                <text:p>0.915678</text:p>
              </table:table-cell>
              <table:table-cell office:value-type="float" office:value="0.828574">
                <text:p>0.828574</text:p>
              </table:table-cell>
            </table:table-row>
            <table:table-row>
              <table:table-cell office:value-type="float" office:value="48">
                <text:p>48</text:p>
              </table:table-cell>
              <table:table-cell office:value-type="float" office:value="0.744263">
                <text:p>0.744263</text:p>
              </table:table-cell>
              <table:table-cell office:value-type="float" office:value="0.811515">
                <text:p>0.811515</text:p>
              </table:table-cell>
              <table:table-cell office:value-type="float" office:value="0.827598">
                <text:p>0.827598</text:p>
              </table:table-cell>
              <table:table-cell office:value-type="float" office:value="0.834475">
                <text:p>0.834475</text:p>
              </table:table-cell>
              <table:table-cell office:value-type="float" office:value="0.837806">
                <text:p>0.837806</text:p>
              </table:table-cell>
              <table:table-cell office:value-type="float" office:value="0.83969">
                <text:p>0.83969</text:p>
              </table:table-cell>
              <table:table-cell office:value-type="float" office:value="0.840083">
                <text:p>0.840083</text:p>
              </table:table-cell>
              <table:table-cell office:value-type="float" office:value="0.841385">
                <text:p>0.841385</text:p>
              </table:table-cell>
              <table:table-cell office:value-type="float" office:value="0.854911">
                <text:p>0.854911</text:p>
              </table:table-cell>
              <table:table-cell office:value-type="float" office:value="0.872759">
                <text:p>0.872759</text:p>
              </table:table-cell>
              <table:table-cell office:value-type="float" office:value="0.915678">
                <text:p>0.915678</text:p>
              </table:table-cell>
              <table:table-cell office:value-type="float" office:value="0.830448">
                <text:p>0.830448</text:p>
              </table:table-cell>
            </table:table-row>
            <table:table-row>
              <table:table-cell office:value-type="float" office:value="49">
                <text:p>49</text:p>
              </table:table-cell>
              <table:table-cell office:value-type="float" office:value="0.777878">
                <text:p>0.777878</text:p>
              </table:table-cell>
              <table:table-cell office:value-type="float" office:value="0.79063">
                <text:p>0.79063</text:p>
              </table:table-cell>
              <table:table-cell office:value-type="float" office:value="0.816926">
                <text:p>0.816926</text:p>
              </table:table-cell>
              <table:table-cell office:value-type="float" office:value="0.83026">
                <text:p>0.83026</text:p>
              </table:table-cell>
              <table:table-cell office:value-type="float" office:value="0.837498">
                <text:p>0.837498</text:p>
              </table:table-cell>
              <table:table-cell office:value-type="float" office:value="0.839309">
                <text:p>0.839309</text:p>
              </table:table-cell>
              <table:table-cell office:value-type="float" office:value="0.83996">
                <text:p>0.83996</text:p>
              </table:table-cell>
              <table:table-cell office:value-type="float" office:value="0.840992">
                <text:p>0.840992</text:p>
              </table:table-cell>
              <table:table-cell office:value-type="float" office:value="0.855089">
                <text:p>0.855089</text:p>
              </table:table-cell>
              <table:table-cell office:value-type="float" office:value="0.870847">
                <text:p>0.87084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939">
                <text:p>0.829939</text:p>
              </table:table-cell>
            </table:table-row>
            <table:table-row>
              <table:table-cell office:value-type="float" office:value="50">
                <text:p>50</text:p>
              </table:table-cell>
              <table:table-cell office:value-type="float" office:value="0.741828">
                <text:p>0.741828</text:p>
              </table:table-cell>
              <table:table-cell office:value-type="float" office:value="0.80942">
                <text:p>0.80942</text:p>
              </table:table-cell>
              <table:table-cell office:value-type="float" office:value="0.82982">
                <text:p>0.82982</text:p>
              </table:table-cell>
              <table:table-cell office:value-type="float" office:value="0.836606">
                <text:p>0.836606</text:p>
              </table:table-cell>
              <table:table-cell office:value-type="float" office:value="0.838762">
                <text:p>0.838762</text:p>
              </table:table-cell>
              <table:table-cell office:value-type="float" office:value="0.839757">
                <text:p>0.839757</text:p>
              </table:table-cell>
              <table:table-cell office:value-type="float" office:value="0.840167">
                <text:p>0.840167</text:p>
              </table:table-cell>
              <table:table-cell office:value-type="float" office:value="0.848701">
                <text:p>0.848701</text:p>
              </table:table-cell>
              <table:table-cell office:value-type="float" office:value="0.858369">
                <text:p>0.858369</text:p>
              </table:table-cell>
              <table:table-cell office:value-type="float" office:value="0.870445">
                <text:p>0.870445</text:p>
              </table:table-cell>
              <table:table-cell office:value-type="float" office:value="0.915678">
                <text:p>0.915678</text:p>
              </table:table-cell>
              <table:table-cell office:value-type="float" office:value="0.831387">
                <text:p>0.831387</text:p>
              </table:table-cell>
            </table:table-row>
            <table:table-row>
              <table:table-cell office:value-type="float" office:value="51">
                <text:p>51</text:p>
              </table:table-cell>
              <table:table-cell office:value-type="float" office:value="0.672836">
                <text:p>0.672836</text:p>
              </table:table-cell>
              <table:table-cell office:value-type="float" office:value="0.794964">
                <text:p>0.794964</text:p>
              </table:table-cell>
              <table:table-cell office:value-type="float" office:value="0.828638">
                <text:p>0.828638</text:p>
              </table:table-cell>
              <table:table-cell office:value-type="float" office:value="0.836525">
                <text:p>0.836525</text:p>
              </table:table-cell>
              <table:table-cell office:value-type="float" office:value="0.838363">
                <text:p>0.838363</text:p>
              </table:table-cell>
              <table:table-cell office:value-type="float" office:value="0.839545">
                <text:p>0.839545</text:p>
              </table:table-cell>
              <table:table-cell office:value-type="float" office:value="0.840115">
                <text:p>0.840115</text:p>
              </table:table-cell>
              <table:table-cell office:value-type="float" office:value="0.844447">
                <text:p>0.844447</text:p>
              </table:table-cell>
              <table:table-cell office:value-type="float" office:value="0.858301">
                <text:p>0.858301</text:p>
              </table:table-cell>
              <table:table-cell office:value-type="float" office:value="0.87433">
                <text:p>0.87433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806">
                <text:p>0.822806</text:p>
              </table:table-cell>
            </table:table-row>
            <table:table-row>
              <table:table-cell office:value-type="float" office:value="52">
                <text:p>52</text:p>
              </table:table-cell>
              <table:table-cell office:value-type="float" office:value="0.502143">
                <text:p>0.502143</text:p>
              </table:table-cell>
              <table:table-cell office:value-type="float" office:value="0.790253">
                <text:p>0.790253</text:p>
              </table:table-cell>
              <table:table-cell office:value-type="float" office:value="0.820516">
                <text:p>0.820516</text:p>
              </table:table-cell>
              <table:table-cell office:value-type="float" office:value="0.83427">
                <text:p>0.83427</text:p>
              </table:table-cell>
              <table:table-cell office:value-type="float" office:value="0.837272">
                <text:p>0.837272</text:p>
              </table:table-cell>
              <table:table-cell office:value-type="float" office:value="0.839237">
                <text:p>0.839237</text:p>
              </table:table-cell>
              <table:table-cell office:value-type="float" office:value="0.840067">
                <text:p>0.840067</text:p>
              </table:table-cell>
              <table:table-cell office:value-type="float" office:value="0.845375">
                <text:p>0.845375</text:p>
              </table:table-cell>
              <table:table-cell office:value-type="float" office:value="0.858029">
                <text:p>0.858029</text:p>
              </table:table-cell>
              <table:table-cell office:value-type="float" office:value="0.872637">
                <text:p>0.872637</text:p>
              </table:table-cell>
              <table:table-cell office:value-type="float" office:value="0.915678">
                <text:p>0.915678</text:p>
              </table:table-cell>
              <table:table-cell office:value-type="float" office:value="0.80398">
                <text:p>0.80398</text:p>
              </table:table-cell>
            </table:table-row>
            <table:table-row>
              <table:table-cell office:value-type="float" office:value="53">
                <text:p>53</text:p>
              </table:table-cell>
              <table:table-cell office:value-type="float" office:value="0.602">
                <text:p>0.602</text:p>
              </table:table-cell>
              <table:table-cell office:value-type="float" office:value="0.793066">
                <text:p>0.793066</text:p>
              </table:table-cell>
              <table:table-cell office:value-type="float" office:value="0.818936">
                <text:p>0.818936</text:p>
              </table:table-cell>
              <table:table-cell office:value-type="float" office:value="0.833644">
                <text:p>0.833644</text:p>
              </table:table-cell>
              <table:table-cell office:value-type="float" office:value="0.836791">
                <text:p>0.836791</text:p>
              </table:table-cell>
              <table:table-cell office:value-type="float" office:value="0.838679">
                <text:p>0.838679</text:p>
              </table:table-cell>
              <table:table-cell office:value-type="float" office:value="0.83974">
                <text:p>0.83974</text:p>
              </table:table-cell>
              <table:table-cell office:value-type="float" office:value="0.840366">
                <text:p>0.840366</text:p>
              </table:table-cell>
              <table:table-cell office:value-type="float" office:value="0.853459">
                <text:p>0.853459</text:p>
              </table:table-cell>
              <table:table-cell office:value-type="float" office:value="0.868799">
                <text:p>0.868799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548">
                <text:p>0.812548</text:p>
              </table:table-cell>
            </table:table-row>
            <table:table-row>
              <table:table-cell office:value-type="float" office:value="54">
                <text:p>54</text:p>
              </table:table-cell>
              <table:table-cell office:value-type="float" office:value="0.712483">
                <text:p>0.712483</text:p>
              </table:table-cell>
              <table:table-cell office:value-type="float" office:value="0.795497">
                <text:p>0.795497</text:p>
              </table:table-cell>
              <table:table-cell office:value-type="float" office:value="0.821806">
                <text:p>0.821806</text:p>
              </table:table-cell>
              <table:table-cell office:value-type="float" office:value="0.831016">
                <text:p>0.831016</text:p>
              </table:table-cell>
              <table:table-cell office:value-type="float" office:value="0.835955">
                <text:p>0.835955</text:p>
              </table:table-cell>
              <table:table-cell office:value-type="float" office:value="0.837992">
                <text:p>0.837992</text:p>
              </table:table-cell>
              <table:table-cell office:value-type="float" office:value="0.839668">
                <text:p>0.839668</text:p>
              </table:table-cell>
              <table:table-cell office:value-type="float" office:value="0.840449">
                <text:p>0.840449</text:p>
              </table:table-cell>
              <table:table-cell office:value-type="float" office:value="0.850797">
                <text:p>0.850797</text:p>
              </table:table-cell>
              <table:table-cell office:value-type="float" office:value="0.865248">
                <text:p>0.86524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091">
                <text:p>0.823091</text:p>
              </table:table-cell>
            </table:table-row>
            <table:table-row>
              <table:table-cell office:value-type="float" office:value="55">
                <text:p>55</text:p>
              </table:table-cell>
              <table:table-cell office:value-type="float" office:value="0.701582">
                <text:p>0.701582</text:p>
              </table:table-cell>
              <table:table-cell office:value-type="float" office:value="0.806502">
                <text:p>0.806502</text:p>
              </table:table-cell>
              <table:table-cell office:value-type="float" office:value="0.825414">
                <text:p>0.825414</text:p>
              </table:table-cell>
              <table:table-cell office:value-type="float" office:value="0.833895">
                <text:p>0.833895</text:p>
              </table:table-cell>
              <table:table-cell office:value-type="float" office:value="0.836466">
                <text:p>0.836466</text:p>
              </table:table-cell>
              <table:table-cell office:value-type="float" office:value="0.838715">
                <text:p>0.838715</text:p>
              </table:table-cell>
              <table:table-cell office:value-type="float" office:value="0.839823">
                <text:p>0.839823</text:p>
              </table:table-cell>
              <table:table-cell office:value-type="float" office:value="0.842364">
                <text:p>0.842364</text:p>
              </table:table-cell>
              <table:table-cell office:value-type="float" office:value="0.854254">
                <text:p>0.854254</text:p>
              </table:table-cell>
              <table:table-cell office:value-type="float" office:value="0.865101">
                <text:p>0.86510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4412">
                <text:p>0.824412</text:p>
              </table:table-cell>
            </table:table-row>
            <table:table-row>
              <table:table-cell office:value-type="float" office:value="56">
                <text:p>56</text:p>
              </table:table-cell>
              <table:table-cell office:value-type="float" office:value="0.676829">
                <text:p>0.676829</text:p>
              </table:table-cell>
              <table:table-cell office:value-type="float" office:value="0.81232">
                <text:p>0.81232</text:p>
              </table:table-cell>
              <table:table-cell office:value-type="float" office:value="0.828247">
                <text:p>0.828247</text:p>
              </table:table-cell>
              <table:table-cell office:value-type="float" office:value="0.83496">
                <text:p>0.83496</text:p>
              </table:table-cell>
              <table:table-cell office:value-type="float" office:value="0.837059">
                <text:p>0.837059</text:p>
              </table:table-cell>
              <table:table-cell office:value-type="float" office:value="0.839162">
                <text:p>0.839162</text:p>
              </table:table-cell>
              <table:table-cell office:value-type="float" office:value="0.839921">
                <text:p>0.839921</text:p>
              </table:table-cell>
              <table:table-cell office:value-type="float" office:value="0.846697">
                <text:p>0.846697</text:p>
              </table:table-cell>
              <table:table-cell office:value-type="float" office:value="0.856176">
                <text:p>0.856176</text:p>
              </table:table-cell>
              <table:table-cell office:value-type="float" office:value="0.865356">
                <text:p>0.86535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673">
                <text:p>0.823673</text:p>
              </table:table-cell>
            </table:table-row>
            <table:table-row>
              <table:table-cell office:value-type="float" office:value="57">
                <text:p>57</text:p>
              </table:table-cell>
              <table:table-cell office:value-type="float" office:value="0.682356">
                <text:p>0.682356</text:p>
              </table:table-cell>
              <table:table-cell office:value-type="float" office:value="0.806703">
                <text:p>0.806703</text:p>
              </table:table-cell>
              <table:table-cell office:value-type="float" office:value="0.822879">
                <text:p>0.822879</text:p>
              </table:table-cell>
              <table:table-cell office:value-type="float" office:value="0.831899">
                <text:p>0.831899</text:p>
              </table:table-cell>
              <table:table-cell office:value-type="float" office:value="0.836178">
                <text:p>0.836178</text:p>
              </table:table-cell>
              <table:table-cell office:value-type="float" office:value="0.838036">
                <text:p>0.838036</text:p>
              </table:table-cell>
              <table:table-cell office:value-type="float" office:value="0.839537">
                <text:p>0.839537</text:p>
              </table:table-cell>
              <table:table-cell office:value-type="float" office:value="0.840883">
                <text:p>0.840883</text:p>
              </table:table-cell>
              <table:table-cell office:value-type="float" office:value="0.852636">
                <text:p>0.852636</text:p>
              </table:table-cell>
              <table:table-cell office:value-type="float" office:value="0.864628">
                <text:p>0.86462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1573">
                <text:p>0.821573</text:p>
              </table:table-cell>
            </table:table-row>
            <table:table-row>
              <table:table-cell office:value-type="float" office:value="58">
                <text:p>58</text:p>
              </table:table-cell>
              <table:table-cell office:value-type="float" office:value="0.785551">
                <text:p>0.785551</text:p>
              </table:table-cell>
              <table:table-cell office:value-type="float" office:value="0.810541">
                <text:p>0.810541</text:p>
              </table:table-cell>
              <table:table-cell office:value-type="float" office:value="0.824413">
                <text:p>0.824413</text:p>
              </table:table-cell>
              <table:table-cell office:value-type="float" office:value="0.832205">
                <text:p>0.832205</text:p>
              </table:table-cell>
              <table:table-cell office:value-type="float" office:value="0.835757">
                <text:p>0.835757</text:p>
              </table:table-cell>
              <table:table-cell office:value-type="float" office:value="0.837084">
                <text:p>0.837084</text:p>
              </table:table-cell>
              <table:table-cell office:value-type="float" office:value="0.838964">
                <text:p>0.838964</text:p>
              </table:table-cell>
              <table:table-cell office:value-type="float" office:value="0.839964">
                <text:p>0.839964</text:p>
              </table:table-cell>
              <table:table-cell office:value-type="float" office:value="0.848138">
                <text:p>0.848138</text:p>
              </table:table-cell>
              <table:table-cell office:value-type="float" office:value="0.863999">
                <text:p>0.863999</text:p>
              </table:table-cell>
              <table:table-cell office:value-type="float" office:value="0.915678">
                <text:p>0.915678</text:p>
              </table:table-cell>
              <table:table-cell office:value-type="float" office:value="0.831662">
                <text:p>0.831662</text:p>
              </table:table-cell>
            </table:table-row>
            <table:table-row>
              <table:table-cell office:value-type="float" office:value="59">
                <text:p>59</text:p>
              </table:table-cell>
              <table:table-cell office:value-type="float" office:value="0.706076">
                <text:p>0.706076</text:p>
              </table:table-cell>
              <table:table-cell office:value-type="float" office:value="0.806156">
                <text:p>0.806156</text:p>
              </table:table-cell>
              <table:table-cell office:value-type="float" office:value="0.820567">
                <text:p>0.820567</text:p>
              </table:table-cell>
              <table:table-cell office:value-type="float" office:value="0.830997">
                <text:p>0.830997</text:p>
              </table:table-cell>
              <table:table-cell office:value-type="float" office:value="0.835193">
                <text:p>0.835193</text:p>
              </table:table-cell>
              <table:table-cell office:value-type="float" office:value="0.836905">
                <text:p>0.836905</text:p>
              </table:table-cell>
              <table:table-cell office:value-type="float" office:value="0.838575">
                <text:p>0.838575</text:p>
              </table:table-cell>
              <table:table-cell office:value-type="float" office:value="0.839738">
                <text:p>0.839738</text:p>
              </table:table-cell>
              <table:table-cell office:value-type="float" office:value="0.848179">
                <text:p>0.848179</text:p>
              </table:table-cell>
              <table:table-cell office:value-type="float" office:value="0.864793">
                <text:p>0.864793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718">
                <text:p>0.822718</text:p>
              </table:table-cell>
            </table:table-row>
            <table:table-row>
              <table:table-cell office:value-type="float" office:value="60">
                <text:p>60</text:p>
              </table:table-cell>
              <table:table-cell office:value-type="float" office:value="0.746634">
                <text:p>0.746634</text:p>
              </table:table-cell>
              <table:table-cell office:value-type="float" office:value="0.810394">
                <text:p>0.810394</text:p>
              </table:table-cell>
              <table:table-cell office:value-type="float" office:value="0.826069">
                <text:p>0.826069</text:p>
              </table:table-cell>
              <table:table-cell office:value-type="float" office:value="0.833406">
                <text:p>0.833406</text:p>
              </table:table-cell>
              <table:table-cell office:value-type="float" office:value="0.836246">
                <text:p>0.836246</text:p>
              </table:table-cell>
              <table:table-cell office:value-type="float" office:value="0.837537">
                <text:p>0.837537</text:p>
              </table:table-cell>
              <table:table-cell office:value-type="float" office:value="0.83912">
                <text:p>0.83912</text:p>
              </table:table-cell>
              <table:table-cell office:value-type="float" office:value="0.839966">
                <text:p>0.839966</text:p>
              </table:table-cell>
              <table:table-cell office:value-type="float" office:value="0.847814">
                <text:p>0.847814</text:p>
              </table:table-cell>
              <table:table-cell office:value-type="float" office:value="0.866991">
                <text:p>0.86699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8418">
                <text:p>0.828418</text:p>
              </table:table-cell>
            </table:table-row>
            <table:table-row>
              <table:table-cell office:value-type="float" office:value="61">
                <text:p>61</text:p>
              </table:table-cell>
              <table:table-cell office:value-type="float" office:value="0.744152">
                <text:p>0.744152</text:p>
              </table:table-cell>
              <table:table-cell office:value-type="float" office:value="0.808259">
                <text:p>0.808259</text:p>
              </table:table-cell>
              <table:table-cell office:value-type="float" office:value="0.823266">
                <text:p>0.823266</text:p>
              </table:table-cell>
              <table:table-cell office:value-type="float" office:value="0.831038">
                <text:p>0.831038</text:p>
              </table:table-cell>
              <table:table-cell office:value-type="float" office:value="0.835225">
                <text:p>0.835225</text:p>
              </table:table-cell>
              <table:table-cell office:value-type="float" office:value="0.837292">
                <text:p>0.837292</text:p>
              </table:table-cell>
              <table:table-cell office:value-type="float" office:value="0.839026">
                <text:p>0.839026</text:p>
              </table:table-cell>
              <table:table-cell office:value-type="float" office:value="0.839801">
                <text:p>0.839801</text:p>
              </table:table-cell>
              <table:table-cell office:value-type="float" office:value="0.845779">
                <text:p>0.845779</text:p>
              </table:table-cell>
              <table:table-cell office:value-type="float" office:value="0.866725">
                <text:p>0.866725</text:p>
              </table:table-cell>
              <table:table-cell office:value-type="float" office:value="0.915678">
                <text:p>0.915678</text:p>
              </table:table-cell>
              <table:table-cell office:value-type="float" office:value="0.827056">
                <text:p>0.827056</text:p>
              </table:table-cell>
            </table:table-row>
            <table:table-row>
              <table:table-cell office:value-type="float" office:value="62">
                <text:p>62</text:p>
              </table:table-cell>
              <table:table-cell office:value-type="float" office:value="0.670814">
                <text:p>0.670814</text:p>
              </table:table-cell>
              <table:table-cell office:value-type="float" office:value="0.795585">
                <text:p>0.795585</text:p>
              </table:table-cell>
              <table:table-cell office:value-type="float" office:value="0.815275">
                <text:p>0.815275</text:p>
              </table:table-cell>
              <table:table-cell office:value-type="float" office:value="0.825225">
                <text:p>0.825225</text:p>
              </table:table-cell>
              <table:table-cell office:value-type="float" office:value="0.834436">
                <text:p>0.834436</text:p>
              </table:table-cell>
              <table:table-cell office:value-type="float" office:value="0.837086">
                <text:p>0.837086</text:p>
              </table:table-cell>
              <table:table-cell office:value-type="float" office:value="0.839039">
                <text:p>0.839039</text:p>
              </table:table-cell>
              <table:table-cell office:value-type="float" office:value="0.839846">
                <text:p>0.839846</text:p>
              </table:table-cell>
              <table:table-cell office:value-type="float" office:value="0.846875">
                <text:p>0.846875</text:p>
              </table:table-cell>
              <table:table-cell office:value-type="float" office:value="0.863562">
                <text:p>0.863562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774">
                <text:p>0.816774</text:p>
              </table:table-cell>
            </table:table-row>
            <table:table-row>
              <table:table-cell office:value-type="float" office:value="63">
                <text:p>63</text:p>
              </table:table-cell>
              <table:table-cell office:value-type="float" office:value="0.67574">
                <text:p>0.67574</text:p>
              </table:table-cell>
              <table:table-cell office:value-type="float" office:value="0.792322">
                <text:p>0.792322</text:p>
              </table:table-cell>
              <table:table-cell office:value-type="float" office:value="0.809606">
                <text:p>0.809606</text:p>
              </table:table-cell>
              <table:table-cell office:value-type="float" office:value="0.825774">
                <text:p>0.825774</text:p>
              </table:table-cell>
              <table:table-cell office:value-type="float" office:value="0.833877">
                <text:p>0.833877</text:p>
              </table:table-cell>
              <table:table-cell office:value-type="float" office:value="0.836361">
                <text:p>0.836361</text:p>
              </table:table-cell>
              <table:table-cell office:value-type="float" office:value="0.838494">
                <text:p>0.838494</text:p>
              </table:table-cell>
              <table:table-cell office:value-type="float" office:value="0.839753">
                <text:p>0.839753</text:p>
              </table:table-cell>
              <table:table-cell office:value-type="float" office:value="0.847026">
                <text:p>0.847026</text:p>
              </table:table-cell>
              <table:table-cell office:value-type="float" office:value="0.86342">
                <text:p>0.86342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237">
                <text:p>0.816237</text:p>
              </table:table-cell>
            </table:table-row>
            <table:table-row>
              <table:table-cell office:value-type="float" office:value="64">
                <text:p>64</text:p>
              </table:table-cell>
              <table:table-cell office:value-type="float" office:value="0.602432">
                <text:p>0.602432</text:p>
              </table:table-cell>
              <table:table-cell office:value-type="float" office:value="0.797583">
                <text:p>0.797583</text:p>
              </table:table-cell>
              <table:table-cell office:value-type="float" office:value="0.817214">
                <text:p>0.817214</text:p>
              </table:table-cell>
              <table:table-cell office:value-type="float" office:value="0.831659">
                <text:p>0.831659</text:p>
              </table:table-cell>
              <table:table-cell office:value-type="float" office:value="0.836309">
                <text:p>0.836309</text:p>
              </table:table-cell>
              <table:table-cell office:value-type="float" office:value="0.83851">
                <text:p>0.83851</text:p>
              </table:table-cell>
              <table:table-cell office:value-type="float" office:value="0.839805">
                <text:p>0.839805</text:p>
              </table:table-cell>
              <table:table-cell office:value-type="float" office:value="0.841978">
                <text:p>0.841978</text:p>
              </table:table-cell>
              <table:table-cell office:value-type="float" office:value="0.854518">
                <text:p>0.854518</text:p>
              </table:table-cell>
              <table:table-cell office:value-type="float" office:value="0.868701">
                <text:p>0.86870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871">
                <text:p>0.812871</text:p>
              </table:table-cell>
            </table:table-row>
            <table:table-row>
              <table:table-cell office:value-type="float" office:value="65">
                <text:p>65</text:p>
              </table:table-cell>
              <table:table-cell office:value-type="float" office:value="0.615593">
                <text:p>0.615593</text:p>
              </table:table-cell>
              <table:table-cell office:value-type="float" office:value="0.796452">
                <text:p>0.796452</text:p>
              </table:table-cell>
              <table:table-cell office:value-type="float" office:value="0.817705">
                <text:p>0.817705</text:p>
              </table:table-cell>
              <table:table-cell office:value-type="float" office:value="0.831594">
                <text:p>0.831594</text:p>
              </table:table-cell>
              <table:table-cell office:value-type="float" office:value="0.836272">
                <text:p>0.836272</text:p>
              </table:table-cell>
              <table:table-cell office:value-type="float" office:value="0.838483">
                <text:p>0.838483</text:p>
              </table:table-cell>
              <table:table-cell office:value-type="float" office:value="0.839674">
                <text:p>0.839674</text:p>
              </table:table-cell>
              <table:table-cell office:value-type="float" office:value="0.841328">
                <text:p>0.841328</text:p>
              </table:table-cell>
              <table:table-cell office:value-type="float" office:value="0.853044">
                <text:p>0.853044</text:p>
              </table:table-cell>
              <table:table-cell office:value-type="float" office:value="0.870422">
                <text:p>0.870422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057">
                <text:p>0.814057</text:p>
              </table:table-cell>
            </table:table-row>
            <table:table-row>
              <table:table-cell office:value-type="float" office:value="66">
                <text:p>66</text:p>
              </table:table-cell>
              <table:table-cell office:value-type="float" office:value="0.665549">
                <text:p>0.665549</text:p>
              </table:table-cell>
              <table:table-cell office:value-type="float" office:value="0.80136">
                <text:p>0.80136</text:p>
              </table:table-cell>
              <table:table-cell office:value-type="float" office:value="0.816648">
                <text:p>0.816648</text:p>
              </table:table-cell>
              <table:table-cell office:value-type="float" office:value="0.828329">
                <text:p>0.828329</text:p>
              </table:table-cell>
              <table:table-cell office:value-type="float" office:value="0.834911">
                <text:p>0.834911</text:p>
              </table:table-cell>
              <table:table-cell office:value-type="float" office:value="0.836695">
                <text:p>0.836695</text:p>
              </table:table-cell>
              <table:table-cell office:value-type="float" office:value="0.839301">
                <text:p>0.839301</text:p>
              </table:table-cell>
              <table:table-cell office:value-type="float" office:value="0.840517">
                <text:p>0.840517</text:p>
              </table:table-cell>
              <table:table-cell office:value-type="float" office:value="0.851347">
                <text:p>0.851347</text:p>
              </table:table-cell>
              <table:table-cell office:value-type="float" office:value="0.87193">
                <text:p>0.8719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659">
                <text:p>0.818659</text:p>
              </table:table-cell>
            </table:table-row>
            <table:table-row>
              <table:table-cell office:value-type="float" office:value="67">
                <text:p>67</text:p>
              </table:table-cell>
              <table:table-cell office:value-type="float" office:value="0.615894">
                <text:p>0.615894</text:p>
              </table:table-cell>
              <table:table-cell office:value-type="float" office:value="0.801208">
                <text:p>0.801208</text:p>
              </table:table-cell>
              <table:table-cell office:value-type="float" office:value="0.822069">
                <text:p>0.822069</text:p>
              </table:table-cell>
              <table:table-cell office:value-type="float" office:value="0.832223">
                <text:p>0.832223</text:p>
              </table:table-cell>
              <table:table-cell office:value-type="float" office:value="0.835875">
                <text:p>0.835875</text:p>
              </table:table-cell>
              <table:table-cell office:value-type="float" office:value="0.836844">
                <text:p>0.836844</text:p>
              </table:table-cell>
              <table:table-cell office:value-type="float" office:value="0.839172">
                <text:p>0.839172</text:p>
              </table:table-cell>
              <table:table-cell office:value-type="float" office:value="0.841272">
                <text:p>0.841272</text:p>
              </table:table-cell>
              <table:table-cell office:value-type="float" office:value="0.853808">
                <text:p>0.853808</text:p>
              </table:table-cell>
              <table:table-cell office:value-type="float" office:value="0.867321">
                <text:p>0.86732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569">
                <text:p>0.814569</text:p>
              </table:table-cell>
            </table:table-row>
            <table:table-row>
              <table:table-cell office:value-type="float" office:value="68">
                <text:p>68</text:p>
              </table:table-cell>
              <table:table-cell office:value-type="float" office:value="0.520528">
                <text:p>0.520528</text:p>
              </table:table-cell>
              <table:table-cell office:value-type="float" office:value="0.794645">
                <text:p>0.794645</text:p>
              </table:table-cell>
              <table:table-cell office:value-type="float" office:value="0.8184">
                <text:p>0.8184</text:p>
              </table:table-cell>
              <table:table-cell office:value-type="float" office:value="0.828902">
                <text:p>0.828902</text:p>
              </table:table-cell>
              <table:table-cell office:value-type="float" office:value="0.834811">
                <text:p>0.834811</text:p>
              </table:table-cell>
              <table:table-cell office:value-type="float" office:value="0.836183">
                <text:p>0.836183</text:p>
              </table:table-cell>
              <table:table-cell office:value-type="float" office:value="0.838194">
                <text:p>0.838194</text:p>
              </table:table-cell>
              <table:table-cell office:value-type="float" office:value="0.841151">
                <text:p>0.841151</text:p>
              </table:table-cell>
              <table:table-cell office:value-type="float" office:value="0.851734">
                <text:p>0.851734</text:p>
              </table:table-cell>
              <table:table-cell office:value-type="float" office:value="0.865618">
                <text:p>0.86561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3017">
                <text:p>0.803017</text:p>
              </table:table-cell>
            </table:table-row>
            <table:table-row>
              <table:table-cell office:value-type="float" office:value="69">
                <text:p>69</text:p>
              </table:table-cell>
              <table:table-cell office:value-type="float" office:value="0.538291">
                <text:p>0.538291</text:p>
              </table:table-cell>
              <table:table-cell office:value-type="float" office:value="0.794897">
                <text:p>0.794897</text:p>
              </table:table-cell>
              <table:table-cell office:value-type="float" office:value="0.812061">
                <text:p>0.812061</text:p>
              </table:table-cell>
              <table:table-cell office:value-type="float" office:value="0.822991">
                <text:p>0.822991</text:p>
              </table:table-cell>
              <table:table-cell office:value-type="float" office:value="0.831956">
                <text:p>0.831956</text:p>
              </table:table-cell>
              <table:table-cell office:value-type="float" office:value="0.835555">
                <text:p>0.835555</text:p>
              </table:table-cell>
              <table:table-cell office:value-type="float" office:value="0.836167">
                <text:p>0.836167</text:p>
              </table:table-cell>
              <table:table-cell office:value-type="float" office:value="0.837366">
                <text:p>0.837366</text:p>
              </table:table-cell>
              <table:table-cell office:value-type="float" office:value="0.841671">
                <text:p>0.841671</text:p>
              </table:table-cell>
              <table:table-cell office:value-type="float" office:value="0.864928">
                <text:p>0.86492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1588">
                <text:p>0.801588</text:p>
              </table:table-cell>
            </table:table-row>
            <table:table-row>
              <table:table-cell office:value-type="float" office:value="70">
                <text:p>70</text:p>
              </table:table-cell>
              <table:table-cell office:value-type="float" office:value="0.522192">
                <text:p>0.522192</text:p>
              </table:table-cell>
              <table:table-cell office:value-type="float" office:value="0.801108">
                <text:p>0.801108</text:p>
              </table:table-cell>
              <table:table-cell office:value-type="float" office:value="0.82112">
                <text:p>0.82112</text:p>
              </table:table-cell>
              <table:table-cell office:value-type="float" office:value="0.8298">
                <text:p>0.8298</text:p>
              </table:table-cell>
              <table:table-cell office:value-type="float" office:value="0.834839">
                <text:p>0.834839</text:p>
              </table:table-cell>
              <table:table-cell office:value-type="float" office:value="0.835851">
                <text:p>0.835851</text:p>
              </table:table-cell>
              <table:table-cell office:value-type="float" office:value="0.836475">
                <text:p>0.836475</text:p>
              </table:table-cell>
              <table:table-cell office:value-type="float" office:value="0.838391">
                <text:p>0.838391</text:p>
              </table:table-cell>
              <table:table-cell office:value-type="float" office:value="0.844745">
                <text:p>0.844745</text:p>
              </table:table-cell>
              <table:table-cell office:value-type="float" office:value="0.865455">
                <text:p>0.865455</text:p>
              </table:table-cell>
              <table:table-cell office:value-type="float" office:value="0.915678">
                <text:p>0.915678</text:p>
              </table:table-cell>
              <table:table-cell office:value-type="float" office:value="0.802997">
                <text:p>0.802997</text:p>
              </table:table-cell>
            </table:table-row>
            <table:table-row>
              <table:table-cell office:value-type="float" office:value="71">
                <text:p>71</text:p>
              </table:table-cell>
              <table:table-cell office:value-type="float" office:value="0.603213">
                <text:p>0.603213</text:p>
              </table:table-cell>
              <table:table-cell office:value-type="float" office:value="0.807485">
                <text:p>0.807485</text:p>
              </table:table-cell>
              <table:table-cell office:value-type="float" office:value="0.825137">
                <text:p>0.825137</text:p>
              </table:table-cell>
              <table:table-cell office:value-type="float" office:value="0.833924">
                <text:p>0.833924</text:p>
              </table:table-cell>
              <table:table-cell office:value-type="float" office:value="0.835625">
                <text:p>0.835625</text:p>
              </table:table-cell>
              <table:table-cell office:value-type="float" office:value="0.836308">
                <text:p>0.836308</text:p>
              </table:table-cell>
              <table:table-cell office:value-type="float" office:value="0.837918">
                <text:p>0.837918</text:p>
              </table:table-cell>
              <table:table-cell office:value-type="float" office:value="0.839923">
                <text:p>0.839923</text:p>
              </table:table-cell>
              <table:table-cell office:value-type="float" office:value="0.852449">
                <text:p>0.852449</text:p>
              </table:table-cell>
              <table:table-cell office:value-type="float" office:value="0.870117">
                <text:p>0.87011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21">
                <text:p>0.81421</text:p>
              </table:table-cell>
            </table:table-row>
            <table:table-row>
              <table:table-cell office:value-type="float" office:value="72">
                <text:p>72</text:p>
              </table:table-cell>
              <table:table-cell office:value-type="float" office:value="0.634878">
                <text:p>0.634878</text:p>
              </table:table-cell>
              <table:table-cell office:value-type="float" office:value="0.791328">
                <text:p>0.791328</text:p>
              </table:table-cell>
              <table:table-cell office:value-type="float" office:value="0.819695">
                <text:p>0.819695</text:p>
              </table:table-cell>
              <table:table-cell office:value-type="float" office:value="0.833499">
                <text:p>0.833499</text:p>
              </table:table-cell>
              <table:table-cell office:value-type="float" office:value="0.835592">
                <text:p>0.835592</text:p>
              </table:table-cell>
              <table:table-cell office:value-type="float" office:value="0.836191">
                <text:p>0.836191</text:p>
              </table:table-cell>
              <table:table-cell office:value-type="float" office:value="0.837728">
                <text:p>0.837728</text:p>
              </table:table-cell>
              <table:table-cell office:value-type="float" office:value="0.839499">
                <text:p>0.839499</text:p>
              </table:table-cell>
              <table:table-cell office:value-type="float" office:value="0.850525">
                <text:p>0.850525</text:p>
              </table:table-cell>
              <table:table-cell office:value-type="float" office:value="0.870675">
                <text:p>0.870675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961">
                <text:p>0.814961</text:p>
              </table:table-cell>
            </table:table-row>
            <table:table-row>
              <table:table-cell office:value-type="float" office:value="73">
                <text:p>73</text:p>
              </table:table-cell>
              <table:table-cell office:value-type="float" office:value="0.471697">
                <text:p>0.471697</text:p>
              </table:table-cell>
              <table:table-cell office:value-type="float" office:value="0.795691">
                <text:p>0.795691</text:p>
              </table:table-cell>
              <table:table-cell office:value-type="float" office:value="0.821421">
                <text:p>0.821421</text:p>
              </table:table-cell>
              <table:table-cell office:value-type="float" office:value="0.832757">
                <text:p>0.832757</text:p>
              </table:table-cell>
              <table:table-cell office:value-type="float" office:value="0.835532">
                <text:p>0.835532</text:p>
              </table:table-cell>
              <table:table-cell office:value-type="float" office:value="0.836151">
                <text:p>0.836151</text:p>
              </table:table-cell>
              <table:table-cell office:value-type="float" office:value="0.837809">
                <text:p>0.837809</text:p>
              </table:table-cell>
              <table:table-cell office:value-type="float" office:value="0.839554">
                <text:p>0.839554</text:p>
              </table:table-cell>
              <table:table-cell office:value-type="float" office:value="0.84854">
                <text:p>0.84854</text:p>
              </table:table-cell>
              <table:table-cell office:value-type="float" office:value="0.869048">
                <text:p>0.869048</text:p>
              </table:table-cell>
              <table:table-cell office:value-type="float" office:value="0.915678">
                <text:p>0.915678</text:p>
              </table:table-cell>
              <table:table-cell office:value-type="float" office:value="0.79882">
                <text:p>0.79882</text:p>
              </table:table-cell>
            </table:table-row>
            <table:table-row>
              <table:table-cell office:value-type="float" office:value="74">
                <text:p>74</text:p>
              </table:table-cell>
              <table:table-cell office:value-type="float" office:value="0.651099">
                <text:p>0.651099</text:p>
              </table:table-cell>
              <table:table-cell office:value-type="float" office:value="0.802397">
                <text:p>0.802397</text:p>
              </table:table-cell>
              <table:table-cell office:value-type="float" office:value="0.827591">
                <text:p>0.827591</text:p>
              </table:table-cell>
              <table:table-cell office:value-type="float" office:value="0.834351">
                <text:p>0.834351</text:p>
              </table:table-cell>
              <table:table-cell office:value-type="float" office:value="0.835743">
                <text:p>0.835743</text:p>
              </table:table-cell>
              <table:table-cell office:value-type="float" office:value="0.836376">
                <text:p>0.836376</text:p>
              </table:table-cell>
              <table:table-cell office:value-type="float" office:value="0.838474">
                <text:p>0.838474</text:p>
              </table:table-cell>
              <table:table-cell office:value-type="float" office:value="0.839692">
                <text:p>0.839692</text:p>
              </table:table-cell>
              <table:table-cell office:value-type="float" office:value="0.848271">
                <text:p>0.848271</text:p>
              </table:table-cell>
              <table:table-cell office:value-type="float" office:value="0.870628">
                <text:p>0.87062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462">
                <text:p>0.818462</text:p>
              </table:table-cell>
            </table:table-row>
            <table:table-row>
              <table:table-cell office:value-type="float" office:value="75">
                <text:p>75</text:p>
              </table:table-cell>
              <table:table-cell office:value-type="float" office:value="0.727918">
                <text:p>0.727918</text:p>
              </table:table-cell>
              <table:table-cell office:value-type="float" office:value="0.815122">
                <text:p>0.815122</text:p>
              </table:table-cell>
              <table:table-cell office:value-type="float" office:value="0.831166">
                <text:p>0.831166</text:p>
              </table:table-cell>
              <table:table-cell office:value-type="float" office:value="0.835029">
                <text:p>0.835029</text:p>
              </table:table-cell>
              <table:table-cell office:value-type="float" office:value="0.835966">
                <text:p>0.835966</text:p>
              </table:table-cell>
              <table:table-cell office:value-type="float" office:value="0.836629">
                <text:p>0.836629</text:p>
              </table:table-cell>
              <table:table-cell office:value-type="float" office:value="0.838918">
                <text:p>0.838918</text:p>
              </table:table-cell>
              <table:table-cell office:value-type="float" office:value="0.839914">
                <text:p>0.839914</text:p>
              </table:table-cell>
              <table:table-cell office:value-type="float" office:value="0.850083">
                <text:p>0.850083</text:p>
              </table:table-cell>
              <table:table-cell office:value-type="float" office:value="0.871154">
                <text:p>0.87115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819">
                <text:p>0.82819</text:p>
              </table:table-cell>
            </table:table-row>
            <table:table-row>
              <table:table-cell office:value-type="float" office:value="76">
                <text:p>76</text:p>
              </table:table-cell>
              <table:table-cell office:value-type="float" office:value="0.622406">
                <text:p>0.622406</text:p>
              </table:table-cell>
              <table:table-cell office:value-type="float" office:value="0.805576">
                <text:p>0.805576</text:p>
              </table:table-cell>
              <table:table-cell office:value-type="float" office:value="0.828782">
                <text:p>0.828782</text:p>
              </table:table-cell>
              <table:table-cell office:value-type="float" office:value="0.834476">
                <text:p>0.834476</text:p>
              </table:table-cell>
              <table:table-cell office:value-type="float" office:value="0.836005">
                <text:p>0.836005</text:p>
              </table:table-cell>
              <table:table-cell office:value-type="float" office:value="0.837325">
                <text:p>0.837325</text:p>
              </table:table-cell>
              <table:table-cell office:value-type="float" office:value="0.839313">
                <text:p>0.839313</text:p>
              </table:table-cell>
              <table:table-cell office:value-type="float" office:value="0.84004">
                <text:p>0.84004</text:p>
              </table:table-cell>
              <table:table-cell office:value-type="float" office:value="0.850377">
                <text:p>0.850377</text:p>
              </table:table-cell>
              <table:table-cell office:value-type="float" office:value="0.867602">
                <text:p>0.867602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19">
                <text:p>0.81619</text:p>
              </table:table-cell>
            </table:table-row>
            <table:table-row>
              <table:table-cell office:value-type="float" office:value="77">
                <text:p>77</text:p>
              </table:table-cell>
              <table:table-cell office:value-type="float" office:value="0.78419">
                <text:p>0.78419</text:p>
              </table:table-cell>
              <table:table-cell office:value-type="float" office:value="0.813498">
                <text:p>0.813498</text:p>
              </table:table-cell>
              <table:table-cell office:value-type="float" office:value="0.830555">
                <text:p>0.830555</text:p>
              </table:table-cell>
              <table:table-cell office:value-type="float" office:value="0.834979">
                <text:p>0.834979</text:p>
              </table:table-cell>
              <table:table-cell office:value-type="float" office:value="0.836284">
                <text:p>0.836284</text:p>
              </table:table-cell>
              <table:table-cell office:value-type="float" office:value="0.838201">
                <text:p>0.838201</text:p>
              </table:table-cell>
              <table:table-cell office:value-type="float" office:value="0.83932">
                <text:p>0.83932</text:p>
              </table:table-cell>
              <table:table-cell office:value-type="float" office:value="0.839972">
                <text:p>0.839972</text:p>
              </table:table-cell>
              <table:table-cell office:value-type="float" office:value="0.846822">
                <text:p>0.846822</text:p>
              </table:table-cell>
              <table:table-cell office:value-type="float" office:value="0.871174">
                <text:p>0.871174</text:p>
              </table:table-cell>
              <table:table-cell office:value-type="float" office:value="0.915678">
                <text:p>0.915678</text:p>
              </table:table-cell>
              <table:table-cell office:value-type="float" office:value="0.833499">
                <text:p>0.833499</text:p>
              </table:table-cell>
            </table:table-row>
            <table:table-row>
              <table:table-cell office:value-type="float" office:value="78">
                <text:p>78</text:p>
              </table:table-cell>
              <table:table-cell office:value-type="float" office:value="0.792606">
                <text:p>0.792606</text:p>
              </table:table-cell>
              <table:table-cell office:value-type="float" office:value="0.817616">
                <text:p>0.817616</text:p>
              </table:table-cell>
              <table:table-cell office:value-type="float" office:value="0.831606">
                <text:p>0.831606</text:p>
              </table:table-cell>
              <table:table-cell office:value-type="float" office:value="0.834853">
                <text:p>0.834853</text:p>
              </table:table-cell>
              <table:table-cell office:value-type="float" office:value="0.8363">
                <text:p>0.8363</text:p>
              </table:table-cell>
              <table:table-cell office:value-type="float" office:value="0.837987">
                <text:p>0.837987</text:p>
              </table:table-cell>
              <table:table-cell office:value-type="float" office:value="0.839229">
                <text:p>0.839229</text:p>
              </table:table-cell>
              <table:table-cell office:value-type="float" office:value="0.839786">
                <text:p>0.839786</text:p>
              </table:table-cell>
              <table:table-cell office:value-type="float" office:value="0.844001">
                <text:p>0.844001</text:p>
              </table:table-cell>
              <table:table-cell office:value-type="float" office:value="0.869252">
                <text:p>0.869252</text:p>
              </table:table-cell>
              <table:table-cell office:value-type="float" office:value="0.915678">
                <text:p>0.915678</text:p>
              </table:table-cell>
              <table:table-cell office:value-type="float" office:value="0.834324">
                <text:p>0.834324</text:p>
              </table:table-cell>
            </table:table-row>
            <table:table-row>
              <table:table-cell office:value-type="float" office:value="79">
                <text:p>79</text:p>
              </table:table-cell>
              <table:table-cell office:value-type="float" office:value="0.754159">
                <text:p>0.754159</text:p>
              </table:table-cell>
              <table:table-cell office:value-type="float" office:value="0.817534">
                <text:p>0.817534</text:p>
              </table:table-cell>
              <table:table-cell office:value-type="float" office:value="0.831029">
                <text:p>0.831029</text:p>
              </table:table-cell>
              <table:table-cell office:value-type="float" office:value="0.835639">
                <text:p>0.835639</text:p>
              </table:table-cell>
              <table:table-cell office:value-type="float" office:value="0.837007">
                <text:p>0.837007</text:p>
              </table:table-cell>
              <table:table-cell office:value-type="float" office:value="0.838943">
                <text:p>0.838943</text:p>
              </table:table-cell>
              <table:table-cell office:value-type="float" office:value="0.83949">
                <text:p>0.83949</text:p>
              </table:table-cell>
              <table:table-cell office:value-type="float" office:value="0.839917">
                <text:p>0.839917</text:p>
              </table:table-cell>
              <table:table-cell office:value-type="float" office:value="0.842946">
                <text:p>0.842946</text:p>
              </table:table-cell>
              <table:table-cell office:value-type="float" office:value="0.861992">
                <text:p>0.861992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866">
                <text:p>0.829866</text:p>
              </table:table-cell>
            </table:table-row>
            <table:table-row>
              <table:table-cell office:value-type="float" office:value="80">
                <text:p>80</text:p>
              </table:table-cell>
              <table:table-cell office:value-type="float" office:value="0.762501">
                <text:p>0.762501</text:p>
              </table:table-cell>
              <table:table-cell office:value-type="float" office:value="0.820654">
                <text:p>0.820654</text:p>
              </table:table-cell>
              <table:table-cell office:value-type="float" office:value="0.832197">
                <text:p>0.832197</text:p>
              </table:table-cell>
              <table:table-cell office:value-type="float" office:value="0.835649">
                <text:p>0.835649</text:p>
              </table:table-cell>
              <table:table-cell office:value-type="float" office:value="0.837243">
                <text:p>0.837243</text:p>
              </table:table-cell>
              <table:table-cell office:value-type="float" office:value="0.839014">
                <text:p>0.839014</text:p>
              </table:table-cell>
              <table:table-cell office:value-type="float" office:value="0.839563">
                <text:p>0.839563</text:p>
              </table:table-cell>
              <table:table-cell office:value-type="float" office:value="0.840026">
                <text:p>0.840026</text:p>
              </table:table-cell>
              <table:table-cell office:value-type="float" office:value="0.843217">
                <text:p>0.843217</text:p>
              </table:table-cell>
              <table:table-cell office:value-type="float" office:value="0.861961">
                <text:p>0.861961</text:p>
              </table:table-cell>
              <table:table-cell office:value-type="float" office:value="0.915678">
                <text:p>0.915678</text:p>
              </table:table-cell>
              <table:table-cell office:value-type="float" office:value="0.831203">
                <text:p>0.831203</text:p>
              </table:table-cell>
            </table:table-row>
            <table:table-row>
              <table:table-cell office:value-type="float" office:value="81">
                <text:p>81</text:p>
              </table:table-cell>
              <table:table-cell office:value-type="float" office:value="0.578476">
                <text:p>0.578476</text:p>
              </table:table-cell>
              <table:table-cell office:value-type="float" office:value="0.8173">
                <text:p>0.8173</text:p>
              </table:table-cell>
              <table:table-cell office:value-type="float" office:value="0.830609">
                <text:p>0.830609</text:p>
              </table:table-cell>
              <table:table-cell office:value-type="float" office:value="0.835459">
                <text:p>0.835459</text:p>
              </table:table-cell>
              <table:table-cell office:value-type="float" office:value="0.836852">
                <text:p>0.836852</text:p>
              </table:table-cell>
              <table:table-cell office:value-type="float" office:value="0.838507">
                <text:p>0.838507</text:p>
              </table:table-cell>
              <table:table-cell office:value-type="float" office:value="0.839545">
                <text:p>0.839545</text:p>
              </table:table-cell>
              <table:table-cell office:value-type="float" office:value="0.840031">
                <text:p>0.840031</text:p>
              </table:table-cell>
              <table:table-cell office:value-type="float" office:value="0.843748">
                <text:p>0.843748</text:p>
              </table:table-cell>
              <table:table-cell office:value-type="float" office:value="0.865826">
                <text:p>0.86582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635">
                <text:p>0.812635</text:p>
              </table:table-cell>
            </table:table-row>
            <table:table-row>
              <table:table-cell office:value-type="float" office:value="82">
                <text:p>82</text:p>
              </table:table-cell>
              <table:table-cell office:value-type="float" office:value="0.69014">
                <text:p>0.69014</text:p>
              </table:table-cell>
              <table:table-cell office:value-type="float" office:value="0.81699">
                <text:p>0.81699</text:p>
              </table:table-cell>
              <table:table-cell office:value-type="float" office:value="0.829905">
                <text:p>0.829905</text:p>
              </table:table-cell>
              <table:table-cell office:value-type="float" office:value="0.835164">
                <text:p>0.835164</text:p>
              </table:table-cell>
              <table:table-cell office:value-type="float" office:value="0.836901">
                <text:p>0.836901</text:p>
              </table:table-cell>
              <table:table-cell office:value-type="float" office:value="0.838603">
                <text:p>0.838603</text:p>
              </table:table-cell>
              <table:table-cell office:value-type="float" office:value="0.8395">
                <text:p>0.8395</text:p>
              </table:table-cell>
              <table:table-cell office:value-type="float" office:value="0.839975">
                <text:p>0.839975</text:p>
              </table:table-cell>
              <table:table-cell office:value-type="float" office:value="0.840902">
                <text:p>0.840902</text:p>
              </table:table-cell>
              <table:table-cell office:value-type="float" office:value="0.861636">
                <text:p>0.86163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972">
                <text:p>0.822972</text:p>
              </table:table-cell>
            </table:table-row>
            <table:table-row>
              <table:table-cell office:value-type="float" office:value="83">
                <text:p>83</text:p>
              </table:table-cell>
              <table:table-cell office:value-type="float" office:value="0.675775">
                <text:p>0.675775</text:p>
              </table:table-cell>
              <table:table-cell office:value-type="float" office:value="0.815492">
                <text:p>0.815492</text:p>
              </table:table-cell>
              <table:table-cell office:value-type="float" office:value="0.830654">
                <text:p>0.830654</text:p>
              </table:table-cell>
              <table:table-cell office:value-type="float" office:value="0.835293">
                <text:p>0.835293</text:p>
              </table:table-cell>
              <table:table-cell office:value-type="float" office:value="0.837452">
                <text:p>0.837452</text:p>
              </table:table-cell>
              <table:table-cell office:value-type="float" office:value="0.839111">
                <text:p>0.839111</text:p>
              </table:table-cell>
              <table:table-cell office:value-type="float" office:value="0.839355">
                <text:p>0.839355</text:p>
              </table:table-cell>
              <table:table-cell office:value-type="float" office:value="0.83984">
                <text:p>0.83984</text:p>
              </table:table-cell>
              <table:table-cell office:value-type="float" office:value="0.840169">
                <text:p>0.840169</text:p>
              </table:table-cell>
              <table:table-cell office:value-type="float" office:value="0.858077">
                <text:p>0.85807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1122">
                <text:p>0.821122</text:p>
              </table:table-cell>
            </table:table-row>
            <table:table-row>
              <table:table-cell office:value-type="float" office:value="84">
                <text:p>84</text:p>
              </table:table-cell>
              <table:table-cell office:value-type="float" office:value="0.606413">
                <text:p>0.606413</text:p>
              </table:table-cell>
              <table:table-cell office:value-type="float" office:value="0.81791">
                <text:p>0.81791</text:p>
              </table:table-cell>
              <table:table-cell office:value-type="float" office:value="0.832257">
                <text:p>0.832257</text:p>
              </table:table-cell>
              <table:table-cell office:value-type="float" office:value="0.835916">
                <text:p>0.835916</text:p>
              </table:table-cell>
              <table:table-cell office:value-type="float" office:value="0.83793">
                <text:p>0.83793</text:p>
              </table:table-cell>
              <table:table-cell office:value-type="float" office:value="0.839124">
                <text:p>0.839124</text:p>
              </table:table-cell>
              <table:table-cell office:value-type="float" office:value="0.839399">
                <text:p>0.839399</text:p>
              </table:table-cell>
              <table:table-cell office:value-type="float" office:value="0.839787">
                <text:p>0.839787</text:p>
              </table:table-cell>
              <table:table-cell office:value-type="float" office:value="0.840134">
                <text:p>0.840134</text:p>
              </table:table-cell>
              <table:table-cell office:value-type="float" office:value="0.858017">
                <text:p>0.85801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689">
                <text:p>0.814689</text:p>
              </table:table-cell>
            </table:table-row>
            <table:table-row>
              <table:table-cell office:value-type="float" office:value="85">
                <text:p>85</text:p>
              </table:table-cell>
              <table:table-cell office:value-type="float" office:value="0.56266">
                <text:p>0.56266</text:p>
              </table:table-cell>
              <table:table-cell office:value-type="float" office:value="0.813784">
                <text:p>0.813784</text:p>
              </table:table-cell>
              <table:table-cell office:value-type="float" office:value="0.831953">
                <text:p>0.831953</text:p>
              </table:table-cell>
              <table:table-cell office:value-type="float" office:value="0.835813">
                <text:p>0.835813</text:p>
              </table:table-cell>
              <table:table-cell office:value-type="float" office:value="0.838363">
                <text:p>0.838363</text:p>
              </table:table-cell>
              <table:table-cell office:value-type="float" office:value="0.839223">
                <text:p>0.839223</text:p>
              </table:table-cell>
              <table:table-cell office:value-type="float" office:value="0.839597">
                <text:p>0.839597</text:p>
              </table:table-cell>
              <table:table-cell office:value-type="float" office:value="0.839879">
                <text:p>0.839879</text:p>
              </table:table-cell>
              <table:table-cell office:value-type="float" office:value="0.840152">
                <text:p>0.840152</text:p>
              </table:table-cell>
              <table:table-cell office:value-type="float" office:value="0.861074">
                <text:p>0.861074</text:p>
              </table:table-cell>
              <table:table-cell office:value-type="float" office:value="0.915678">
                <text:p>0.915678</text:p>
              </table:table-cell>
              <table:table-cell office:value-type="float" office:value="0.81025">
                <text:p>0.81025</text:p>
              </table:table-cell>
            </table:table-row>
            <table:table-row>
              <table:table-cell office:value-type="float" office:value="86">
                <text:p>86</text:p>
              </table:table-cell>
              <table:table-cell office:value-type="float" office:value="0.560309">
                <text:p>0.560309</text:p>
              </table:table-cell>
              <table:table-cell office:value-type="float" office:value="0.80783">
                <text:p>0.80783</text:p>
              </table:table-cell>
              <table:table-cell office:value-type="float" office:value="0.829929">
                <text:p>0.829929</text:p>
              </table:table-cell>
              <table:table-cell office:value-type="float" office:value="0.834867">
                <text:p>0.834867</text:p>
              </table:table-cell>
              <table:table-cell office:value-type="float" office:value="0.836969">
                <text:p>0.836969</text:p>
              </table:table-cell>
              <table:table-cell office:value-type="float" office:value="0.838951">
                <text:p>0.838951</text:p>
              </table:table-cell>
              <table:table-cell office:value-type="float" office:value="0.839428">
                <text:p>0.839428</text:p>
              </table:table-cell>
              <table:table-cell office:value-type="float" office:value="0.839832">
                <text:p>0.839832</text:p>
              </table:table-cell>
              <table:table-cell office:value-type="float" office:value="0.840148">
                <text:p>0.840148</text:p>
              </table:table-cell>
              <table:table-cell office:value-type="float" office:value="0.856475">
                <text:p>0.856475</text:p>
              </table:table-cell>
              <table:table-cell office:value-type="float" office:value="0.915678">
                <text:p>0.915678</text:p>
              </table:table-cell>
              <table:table-cell office:value-type="float" office:value="0.808474">
                <text:p>0.808474</text:p>
              </table:table-cell>
            </table:table-row>
            <table:table-row>
              <table:table-cell office:value-type="float" office:value="87">
                <text:p>87</text:p>
              </table:table-cell>
              <table:table-cell office:value-type="float" office:value="0.642317">
                <text:p>0.642317</text:p>
              </table:table-cell>
              <table:table-cell office:value-type="float" office:value="0.81533">
                <text:p>0.81533</text:p>
              </table:table-cell>
              <table:table-cell office:value-type="float" office:value="0.833357">
                <text:p>0.833357</text:p>
              </table:table-cell>
              <table:table-cell office:value-type="float" office:value="0.836354">
                <text:p>0.836354</text:p>
              </table:table-cell>
              <table:table-cell office:value-type="float" office:value="0.838379">
                <text:p>0.838379</text:p>
              </table:table-cell>
              <table:table-cell office:value-type="float" office:value="0.839184">
                <text:p>0.839184</text:p>
              </table:table-cell>
              <table:table-cell office:value-type="float" office:value="0.839676">
                <text:p>0.839676</text:p>
              </table:table-cell>
              <table:table-cell office:value-type="float" office:value="0.840072">
                <text:p>0.840072</text:p>
              </table:table-cell>
              <table:table-cell office:value-type="float" office:value="0.840676">
                <text:p>0.840676</text:p>
              </table:table-cell>
              <table:table-cell office:value-type="float" office:value="0.860751">
                <text:p>0.86075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61">
                <text:p>0.81861</text:p>
              </table:table-cell>
            </table:table-row>
            <table:table-row>
              <table:table-cell office:value-type="float" office:value="88">
                <text:p>88</text:p>
              </table:table-cell>
              <table:table-cell office:value-type="float" office:value="0.610792">
                <text:p>0.610792</text:p>
              </table:table-cell>
              <table:table-cell office:value-type="float" office:value="0.816">
                <text:p>0.816</text:p>
              </table:table-cell>
              <table:table-cell office:value-type="float" office:value="0.832376">
                <text:p>0.832376</text:p>
              </table:table-cell>
              <table:table-cell office:value-type="float" office:value="0.836126">
                <text:p>0.836126</text:p>
              </table:table-cell>
              <table:table-cell office:value-type="float" office:value="0.838032">
                <text:p>0.838032</text:p>
              </table:table-cell>
              <table:table-cell office:value-type="float" office:value="0.839103">
                <text:p>0.839103</text:p>
              </table:table-cell>
              <table:table-cell office:value-type="float" office:value="0.839506">
                <text:p>0.839506</text:p>
              </table:table-cell>
              <table:table-cell office:value-type="float" office:value="0.839991">
                <text:p>0.839991</text:p>
              </table:table-cell>
              <table:table-cell office:value-type="float" office:value="0.840176">
                <text:p>0.840176</text:p>
              </table:table-cell>
              <table:table-cell office:value-type="float" office:value="0.86333">
                <text:p>0.8633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5543">
                <text:p>0.815543</text:p>
              </table:table-cell>
            </table:table-row>
            <table:table-row>
              <table:table-cell office:value-type="float" office:value="89">
                <text:p>89</text:p>
              </table:table-cell>
              <table:table-cell office:value-type="float" office:value="0.747577">
                <text:p>0.747577</text:p>
              </table:table-cell>
              <table:table-cell office:value-type="float" office:value="0.817698">
                <text:p>0.817698</text:p>
              </table:table-cell>
              <table:table-cell office:value-type="float" office:value="0.831894">
                <text:p>0.831894</text:p>
              </table:table-cell>
              <table:table-cell office:value-type="float" office:value="0.835383">
                <text:p>0.835383</text:p>
              </table:table-cell>
              <table:table-cell office:value-type="float" office:value="0.837536">
                <text:p>0.837536</text:p>
              </table:table-cell>
              <table:table-cell office:value-type="float" office:value="0.83909">
                <text:p>0.83909</text:p>
              </table:table-cell>
              <table:table-cell office:value-type="float" office:value="0.8397">
                <text:p>0.8397</text:p>
              </table:table-cell>
              <table:table-cell office:value-type="float" office:value="0.840092">
                <text:p>0.840092</text:p>
              </table:table-cell>
              <table:table-cell office:value-type="float" office:value="0.840661">
                <text:p>0.840661</text:p>
              </table:table-cell>
              <table:table-cell office:value-type="float" office:value="0.862976">
                <text:p>0.86297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261">
                <text:p>0.829261</text:p>
              </table:table-cell>
            </table:table-row>
            <table:table-row>
              <table:table-cell office:value-type="float" office:value="90">
                <text:p>90</text:p>
              </table:table-cell>
              <table:table-cell office:value-type="float" office:value="0.668895">
                <text:p>0.668895</text:p>
              </table:table-cell>
              <table:table-cell office:value-type="float" office:value="0.803716">
                <text:p>0.803716</text:p>
              </table:table-cell>
              <table:table-cell office:value-type="float" office:value="0.825063">
                <text:p>0.825063</text:p>
              </table:table-cell>
              <table:table-cell office:value-type="float" office:value="0.83259">
                <text:p>0.83259</text:p>
              </table:table-cell>
              <table:table-cell office:value-type="float" office:value="0.836546">
                <text:p>0.836546</text:p>
              </table:table-cell>
              <table:table-cell office:value-type="float" office:value="0.838966">
                <text:p>0.838966</text:p>
              </table:table-cell>
              <table:table-cell office:value-type="float" office:value="0.839667">
                <text:p>0.839667</text:p>
              </table:table-cell>
              <table:table-cell office:value-type="float" office:value="0.840028">
                <text:p>0.840028</text:p>
              </table:table-cell>
              <table:table-cell office:value-type="float" office:value="0.840175">
                <text:p>0.840175</text:p>
              </table:table-cell>
              <table:table-cell office:value-type="float" office:value="0.857671">
                <text:p>0.85767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332">
                <text:p>0.818332</text:p>
              </table:table-cell>
            </table:table-row>
            <table:table-row>
              <table:table-cell office:value-type="float" office:value="91">
                <text:p>91</text:p>
              </table:table-cell>
              <table:table-cell office:value-type="float" office:value="0.623338">
                <text:p>0.623338</text:p>
              </table:table-cell>
              <table:table-cell office:value-type="float" office:value="0.804121">
                <text:p>0.804121</text:p>
              </table:table-cell>
              <table:table-cell office:value-type="float" office:value="0.820392">
                <text:p>0.820392</text:p>
              </table:table-cell>
              <table:table-cell office:value-type="float" office:value="0.829992">
                <text:p>0.829992</text:p>
              </table:table-cell>
              <table:table-cell office:value-type="float" office:value="0.83446">
                <text:p>0.83446</text:p>
              </table:table-cell>
              <table:table-cell office:value-type="float" office:value="0.83813">
                <text:p>0.83813</text:p>
              </table:table-cell>
              <table:table-cell office:value-type="float" office:value="0.839591">
                <text:p>0.839591</text:p>
              </table:table-cell>
              <table:table-cell office:value-type="float" office:value="0.839989">
                <text:p>0.839989</text:p>
              </table:table-cell>
              <table:table-cell office:value-type="float" office:value="0.840116">
                <text:p>0.840116</text:p>
              </table:table-cell>
              <table:table-cell office:value-type="float" office:value="0.853657">
                <text:p>0.85365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379">
                <text:p>0.812379</text:p>
              </table:table-cell>
            </table:table-row>
            <table:table-row>
              <table:table-cell office:value-type="float" office:value="92">
                <text:p>92</text:p>
              </table:table-cell>
              <table:table-cell office:value-type="float" office:value="0.607517">
                <text:p>0.607517</text:p>
              </table:table-cell>
              <table:table-cell office:value-type="float" office:value="0.809094">
                <text:p>0.809094</text:p>
              </table:table-cell>
              <table:table-cell office:value-type="float" office:value="0.821995">
                <text:p>0.821995</text:p>
              </table:table-cell>
              <table:table-cell office:value-type="float" office:value="0.831303">
                <text:p>0.831303</text:p>
              </table:table-cell>
              <table:table-cell office:value-type="float" office:value="0.835569">
                <text:p>0.835569</text:p>
              </table:table-cell>
              <table:table-cell office:value-type="float" office:value="0.838521">
                <text:p>0.838521</text:p>
              </table:table-cell>
              <table:table-cell office:value-type="float" office:value="0.839613">
                <text:p>0.839613</text:p>
              </table:table-cell>
              <table:table-cell office:value-type="float" office:value="0.840013">
                <text:p>0.840013</text:p>
              </table:table-cell>
              <table:table-cell office:value-type="float" office:value="0.840152">
                <text:p>0.840152</text:p>
              </table:table-cell>
              <table:table-cell office:value-type="float" office:value="0.853961">
                <text:p>0.85396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1774">
                <text:p>0.811774</text:p>
              </table:table-cell>
            </table:table-row>
            <table:table-row>
              <table:table-cell office:value-type="float" office:value="93">
                <text:p>93</text:p>
              </table:table-cell>
              <table:table-cell office:value-type="float" office:value="0.650526">
                <text:p>0.650526</text:p>
              </table:table-cell>
              <table:table-cell office:value-type="float" office:value="0.816638">
                <text:p>0.816638</text:p>
              </table:table-cell>
              <table:table-cell office:value-type="float" office:value="0.83068">
                <text:p>0.83068</text:p>
              </table:table-cell>
              <table:table-cell office:value-type="float" office:value="0.835189">
                <text:p>0.835189</text:p>
              </table:table-cell>
              <table:table-cell office:value-type="float" office:value="0.838448">
                <text:p>0.838448</text:p>
              </table:table-cell>
              <table:table-cell office:value-type="float" office:value="0.839569">
                <text:p>0.839569</text:p>
              </table:table-cell>
              <table:table-cell office:value-type="float" office:value="0.840017">
                <text:p>0.840017</text:p>
              </table:table-cell>
              <table:table-cell office:value-type="float" office:value="0.840101">
                <text:p>0.840101</text:p>
              </table:table-cell>
              <table:table-cell office:value-type="float" office:value="0.843631">
                <text:p>0.843631</text:p>
              </table:table-cell>
              <table:table-cell office:value-type="float" office:value="0.863109">
                <text:p>0.863109</text:p>
              </table:table-cell>
              <table:table-cell office:value-type="float" office:value="0.915678">
                <text:p>0.915678</text:p>
              </table:table-cell>
              <table:table-cell office:value-type="float" office:value="0.819791">
                <text:p>0.819791</text:p>
              </table:table-cell>
            </table:table-row>
            <table:table-row>
              <table:table-cell office:value-type="float" office:value="94">
                <text:p>94</text:p>
              </table:table-cell>
              <table:table-cell office:value-type="float" office:value="0.696423">
                <text:p>0.696423</text:p>
              </table:table-cell>
              <table:table-cell office:value-type="float" office:value="0.820468">
                <text:p>0.820468</text:p>
              </table:table-cell>
              <table:table-cell office:value-type="float" office:value="0.834108">
                <text:p>0.834108</text:p>
              </table:table-cell>
              <table:table-cell office:value-type="float" office:value="0.837236">
                <text:p>0.837236</text:p>
              </table:table-cell>
              <table:table-cell office:value-type="float" office:value="0.839249">
                <text:p>0.839249</text:p>
              </table:table-cell>
              <table:table-cell office:value-type="float" office:value="0.839715">
                <text:p>0.839715</text:p>
              </table:table-cell>
              <table:table-cell office:value-type="float" office:value="0.840041">
                <text:p>0.840041</text:p>
              </table:table-cell>
              <table:table-cell office:value-type="float" office:value="0.84014">
                <text:p>0.84014</text:p>
              </table:table-cell>
              <table:table-cell office:value-type="float" office:value="0.844814">
                <text:p>0.844814</text:p>
              </table:table-cell>
              <table:table-cell office:value-type="float" office:value="0.85988">
                <text:p>0.8598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5207">
                <text:p>0.825207</text:p>
              </table:table-cell>
            </table:table-row>
            <table:table-row>
              <table:table-cell office:value-type="float" office:value="95">
                <text:p>95</text:p>
              </table:table-cell>
              <table:table-cell office:value-type="float" office:value="0.692277">
                <text:p>0.692277</text:p>
              </table:table-cell>
              <table:table-cell office:value-type="float" office:value="0.822375">
                <text:p>0.822375</text:p>
              </table:table-cell>
              <table:table-cell office:value-type="float" office:value="0.833811">
                <text:p>0.833811</text:p>
              </table:table-cell>
              <table:table-cell office:value-type="float" office:value="0.83676">
                <text:p>0.83676</text:p>
              </table:table-cell>
              <table:table-cell office:value-type="float" office:value="0.839167">
                <text:p>0.839167</text:p>
              </table:table-cell>
              <table:table-cell office:value-type="float" office:value="0.839591">
                <text:p>0.839591</text:p>
              </table:table-cell>
              <table:table-cell office:value-type="float" office:value="0.839946">
                <text:p>0.839946</text:p>
              </table:table-cell>
              <table:table-cell office:value-type="float" office:value="0.840108">
                <text:p>0.840108</text:p>
              </table:table-cell>
              <table:table-cell office:value-type="float" office:value="0.841597">
                <text:p>0.841597</text:p>
              </table:table-cell>
              <table:table-cell office:value-type="float" office:value="0.85996">
                <text:p>0.8599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4559">
                <text:p>0.824559</text:p>
              </table:table-cell>
            </table:table-row>
            <table:table-row>
              <table:table-cell office:value-type="float" office:value="96">
                <text:p>96</text:p>
              </table:table-cell>
              <table:table-cell office:value-type="float" office:value="0.521831">
                <text:p>0.521831</text:p>
              </table:table-cell>
              <table:table-cell office:value-type="float" office:value="0.829402">
                <text:p>0.829402</text:p>
              </table:table-cell>
              <table:table-cell office:value-type="float" office:value="0.836082">
                <text:p>0.836082</text:p>
              </table:table-cell>
              <table:table-cell office:value-type="float" office:value="0.838789">
                <text:p>0.838789</text:p>
              </table:table-cell>
              <table:table-cell office:value-type="float" office:value="0.839379">
                <text:p>0.839379</text:p>
              </table:table-cell>
              <table:table-cell office:value-type="float" office:value="0.839666">
                <text:p>0.839666</text:p>
              </table:table-cell>
              <table:table-cell office:value-type="float" office:value="0.839998">
                <text:p>0.839998</text:p>
              </table:table-cell>
              <table:table-cell office:value-type="float" office:value="0.840129">
                <text:p>0.840129</text:p>
              </table:table-cell>
              <table:table-cell office:value-type="float" office:value="0.841572">
                <text:p>0.841572</text:p>
              </table:table-cell>
              <table:table-cell office:value-type="float" office:value="0.859338">
                <text:p>0.85933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8619">
                <text:p>0.808619</text:p>
              </table:table-cell>
            </table:table-row>
            <table:table-row>
              <table:table-cell office:value-type="float" office:value="97">
                <text:p>97</text:p>
              </table:table-cell>
              <table:table-cell office:value-type="float" office:value="0.773892">
                <text:p>0.773892</text:p>
              </table:table-cell>
              <table:table-cell office:value-type="float" office:value="0.834579">
                <text:p>0.834579</text:p>
              </table:table-cell>
              <table:table-cell office:value-type="float" office:value="0.838284">
                <text:p>0.838284</text:p>
              </table:table-cell>
              <table:table-cell office:value-type="float" office:value="0.839245">
                <text:p>0.839245</text:p>
              </table:table-cell>
              <table:table-cell office:value-type="float" office:value="0.839587">
                <text:p>0.839587</text:p>
              </table:table-cell>
              <table:table-cell office:value-type="float" office:value="0.839798">
                <text:p>0.839798</text:p>
              </table:table-cell>
              <table:table-cell office:value-type="float" office:value="0.840033">
                <text:p>0.840033</text:p>
              </table:table-cell>
              <table:table-cell office:value-type="float" office:value="0.840132">
                <text:p>0.840132</text:p>
              </table:table-cell>
              <table:table-cell office:value-type="float" office:value="0.842684">
                <text:p>0.842684</text:p>
              </table:table-cell>
              <table:table-cell office:value-type="float" office:value="0.859768">
                <text:p>0.859768</text:p>
              </table:table-cell>
              <table:table-cell office:value-type="float" office:value="0.915678">
                <text:p>0.915678</text:p>
              </table:table-cell>
              <table:table-cell office:value-type="float" office:value="0.8348">
                <text:p>0.8348</text:p>
              </table:table-cell>
            </table:table-row>
            <table:table-row>
              <table:table-cell office:value-type="float" office:value="98">
                <text:p>98</text:p>
              </table:table-cell>
              <table:table-cell office:value-type="float" office:value="0.601239">
                <text:p>0.601239</text:p>
              </table:table-cell>
              <table:table-cell office:value-type="float" office:value="0.833629">
                <text:p>0.833629</text:p>
              </table:table-cell>
              <table:table-cell office:value-type="float" office:value="0.836952">
                <text:p>0.836952</text:p>
              </table:table-cell>
              <table:table-cell office:value-type="float" office:value="0.839069">
                <text:p>0.839069</text:p>
              </table:table-cell>
              <table:table-cell office:value-type="float" office:value="0.839511">
                <text:p>0.839511</text:p>
              </table:table-cell>
              <table:table-cell office:value-type="float" office:value="0.839757">
                <text:p>0.839757</text:p>
              </table:table-cell>
              <table:table-cell office:value-type="float" office:value="0.840002">
                <text:p>0.840002</text:p>
              </table:table-cell>
              <table:table-cell office:value-type="float" office:value="0.840111">
                <text:p>0.840111</text:p>
              </table:table-cell>
              <table:table-cell office:value-type="float" office:value="0.842111">
                <text:p>0.842111</text:p>
              </table:table-cell>
              <table:table-cell office:value-type="float" office:value="0.860174">
                <text:p>0.860174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256">
                <text:p>0.817256</text:p>
              </table:table-cell>
            </table:table-row>
            <table:table-row>
              <table:table-cell office:value-type="float" office:value="99">
                <text:p>99</text:p>
              </table:table-cell>
              <table:table-cell office:value-type="float" office:value="0.783039">
                <text:p>0.783039</text:p>
              </table:table-cell>
              <table:table-cell office:value-type="float" office:value="0.834892">
                <text:p>0.834892</text:p>
              </table:table-cell>
              <table:table-cell office:value-type="float" office:value="0.836822">
                <text:p>0.836822</text:p>
              </table:table-cell>
              <table:table-cell office:value-type="float" office:value="0.839016">
                <text:p>0.839016</text:p>
              </table:table-cell>
              <table:table-cell office:value-type="float" office:value="0.839482">
                <text:p>0.839482</text:p>
              </table:table-cell>
              <table:table-cell office:value-type="float" office:value="0.839684">
                <text:p>0.839684</text:p>
              </table:table-cell>
              <table:table-cell office:value-type="float" office:value="0.83993">
                <text:p>0.83993</text:p>
              </table:table-cell>
              <table:table-cell office:value-type="float" office:value="0.840068">
                <text:p>0.840068</text:p>
              </table:table-cell>
              <table:table-cell office:value-type="float" office:value="0.840243">
                <text:p>0.840243</text:p>
              </table:table-cell>
              <table:table-cell office:value-type="float" office:value="0.864166">
                <text:p>0.864166</text:p>
              </table:table-cell>
              <table:table-cell office:value-type="float" office:value="0.915678">
                <text:p>0.915678</text:p>
              </table:table-cell>
              <table:table-cell office:value-type="float" office:value="0.835734">
                <text:p>0.835734</text:p>
              </table:table-cell>
            </table:table-row>
            <table:table-row>
              <table:table-cell office:value-type="float" office:value="100">
                <text:p>100</text:p>
              </table:table-cell>
              <table:table-cell office:value-type="float" office:value="0.470779">
                <text:p>0.470779</text:p>
              </table:table-cell>
              <table:table-cell office:value-type="float" office:value="0.829241">
                <text:p>0.829241</text:p>
              </table:table-cell>
              <table:table-cell office:value-type="float" office:value="0.836289">
                <text:p>0.836289</text:p>
              </table:table-cell>
              <table:table-cell office:value-type="float" office:value="0.838743">
                <text:p>0.838743</text:p>
              </table:table-cell>
              <table:table-cell office:value-type="float" office:value="0.839487">
                <text:p>0.839487</text:p>
              </table:table-cell>
              <table:table-cell office:value-type="float" office:value="0.839677">
                <text:p>0.839677</text:p>
              </table:table-cell>
              <table:table-cell office:value-type="float" office:value="0.839908">
                <text:p>0.839908</text:p>
              </table:table-cell>
              <table:table-cell office:value-type="float" office:value="0.840064">
                <text:p>0.840064</text:p>
              </table:table-cell>
              <table:table-cell office:value-type="float" office:value="0.840193">
                <text:p>0.840193</text:p>
              </table:table-cell>
              <table:table-cell office:value-type="float" office:value="0.857409">
                <text:p>0.857409</text:p>
              </table:table-cell>
              <table:table-cell office:value-type="float" office:value="0.915678">
                <text:p>0.915678</text:p>
              </table:table-cell>
              <table:table-cell office:value-type="float" office:value="0.803179">
                <text:p>0.803179</text:p>
              </table:table-cell>
            </table:table-row>
            <table:table-row>
              <table:table-cell office:value-type="float" office:value="101">
                <text:p>101</text:p>
              </table:table-cell>
              <table:table-cell office:value-type="float" office:value="0.691391">
                <text:p>0.691391</text:p>
              </table:table-cell>
              <table:table-cell office:value-type="float" office:value="0.833126">
                <text:p>0.833126</text:p>
              </table:table-cell>
              <table:table-cell office:value-type="float" office:value="0.836952">
                <text:p>0.836952</text:p>
              </table:table-cell>
              <table:table-cell office:value-type="float" office:value="0.839057">
                <text:p>0.839057</text:p>
              </table:table-cell>
              <table:table-cell office:value-type="float" office:value="0.83951">
                <text:p>0.83951</text:p>
              </table:table-cell>
              <table:table-cell office:value-type="float" office:value="0.839725">
                <text:p>0.839725</text:p>
              </table:table-cell>
              <table:table-cell office:value-type="float" office:value="0.839928">
                <text:p>0.839928</text:p>
              </table:table-cell>
              <table:table-cell office:value-type="float" office:value="0.84008">
                <text:p>0.84008</text:p>
              </table:table-cell>
              <table:table-cell office:value-type="float" office:value="0.840194">
                <text:p>0.840194</text:p>
              </table:table-cell>
              <table:table-cell office:value-type="float" office:value="0.86033">
                <text:p>0.86033</text:p>
              </table:table-cell>
              <table:table-cell office:value-type="float" office:value="0.915678">
                <text:p>0.915678</text:p>
              </table:table-cell>
              <table:table-cell office:value-type="float" office:value="0.826029">
                <text:p>0.826029</text:p>
              </table:table-cell>
            </table:table-row>
            <table:table-row>
              <table:table-cell office:value-type="float" office:value="102">
                <text:p>102</text:p>
              </table:table-cell>
              <table:table-cell office:value-type="float" office:value="0.625687">
                <text:p>0.625687</text:p>
              </table:table-cell>
              <table:table-cell office:value-type="float" office:value="0.83332">
                <text:p>0.83332</text:p>
              </table:table-cell>
              <table:table-cell office:value-type="float" office:value="0.837523">
                <text:p>0.837523</text:p>
              </table:table-cell>
              <table:table-cell office:value-type="float" office:value="0.839218">
                <text:p>0.839218</text:p>
              </table:table-cell>
              <table:table-cell office:value-type="float" office:value="0.839524">
                <text:p>0.839524</text:p>
              </table:table-cell>
              <table:table-cell office:value-type="float" office:value="0.839684">
                <text:p>0.839684</text:p>
              </table:table-cell>
              <table:table-cell office:value-type="float" office:value="0.839906">
                <text:p>0.839906</text:p>
              </table:table-cell>
              <table:table-cell office:value-type="float" office:value="0.840098">
                <text:p>0.840098</text:p>
              </table:table-cell>
              <table:table-cell office:value-type="float" office:value="0.840236">
                <text:p>0.840236</text:p>
              </table:table-cell>
              <table:table-cell office:value-type="float" office:value="0.856977">
                <text:p>0.85697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9217">
                <text:p>0.819217</text:p>
              </table:table-cell>
            </table:table-row>
            <table:table-row>
              <table:table-cell office:value-type="float" office:value="103">
                <text:p>103</text:p>
              </table:table-cell>
              <table:table-cell office:value-type="float" office:value="0.666594">
                <text:p>0.666594</text:p>
              </table:table-cell>
              <table:table-cell office:value-type="float" office:value="0.83434">
                <text:p>0.83434</text:p>
              </table:table-cell>
              <table:table-cell office:value-type="float" office:value="0.836589">
                <text:p>0.836589</text:p>
              </table:table-cell>
              <table:table-cell office:value-type="float" office:value="0.838634">
                <text:p>0.838634</text:p>
              </table:table-cell>
              <table:table-cell office:value-type="float" office:value="0.839424">
                <text:p>0.839424</text:p>
              </table:table-cell>
              <table:table-cell office:value-type="float" office:value="0.839625">
                <text:p>0.839625</text:p>
              </table:table-cell>
              <table:table-cell office:value-type="float" office:value="0.839855">
                <text:p>0.839855</text:p>
              </table:table-cell>
              <table:table-cell office:value-type="float" office:value="0.840071">
                <text:p>0.840071</text:p>
              </table:table-cell>
              <table:table-cell office:value-type="float" office:value="0.840198">
                <text:p>0.840198</text:p>
              </table:table-cell>
              <table:table-cell office:value-type="float" office:value="0.856224">
                <text:p>0.85622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156">
                <text:p>0.823156</text:p>
              </table:table-cell>
            </table:table-row>
            <table:table-row>
              <table:table-cell office:value-type="float" office:value="104">
                <text:p>104</text:p>
              </table:table-cell>
              <table:table-cell office:value-type="float" office:value="0.56414">
                <text:p>0.56414</text:p>
              </table:table-cell>
              <table:table-cell office:value-type="float" office:value="0.829026">
                <text:p>0.829026</text:p>
              </table:table-cell>
              <table:table-cell office:value-type="float" office:value="0.835576">
                <text:p>0.835576</text:p>
              </table:table-cell>
              <table:table-cell office:value-type="float" office:value="0.837144">
                <text:p>0.837144</text:p>
              </table:table-cell>
              <table:table-cell office:value-type="float" office:value="0.839016">
                <text:p>0.839016</text:p>
              </table:table-cell>
              <table:table-cell office:value-type="float" office:value="0.839502">
                <text:p>0.839502</text:p>
              </table:table-cell>
              <table:table-cell office:value-type="float" office:value="0.83969">
                <text:p>0.83969</text:p>
              </table:table-cell>
              <table:table-cell office:value-type="float" office:value="0.839994">
                <text:p>0.839994</text:p>
              </table:table-cell>
              <table:table-cell office:value-type="float" office:value="0.840177">
                <text:p>0.840177</text:p>
              </table:table-cell>
              <table:table-cell office:value-type="float" office:value="0.853091">
                <text:p>0.85309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1736">
                <text:p>0.811736</text:p>
              </table:table-cell>
            </table:table-row>
            <table:table-row>
              <table:table-cell office:value-type="float" office:value="105">
                <text:p>105</text:p>
              </table:table-cell>
              <table:table-cell office:value-type="float" office:value="0.572661">
                <text:p>0.572661</text:p>
              </table:table-cell>
              <table:table-cell office:value-type="float" office:value="0.827397">
                <text:p>0.827397</text:p>
              </table:table-cell>
              <table:table-cell office:value-type="float" office:value="0.836103">
                <text:p>0.836103</text:p>
              </table:table-cell>
              <table:table-cell office:value-type="float" office:value="0.837892">
                <text:p>0.837892</text:p>
              </table:table-cell>
              <table:table-cell office:value-type="float" office:value="0.839292">
                <text:p>0.839292</text:p>
              </table:table-cell>
              <table:table-cell office:value-type="float" office:value="0.839624">
                <text:p>0.839624</text:p>
              </table:table-cell>
              <table:table-cell office:value-type="float" office:value="0.839868">
                <text:p>0.839868</text:p>
              </table:table-cell>
              <table:table-cell office:value-type="float" office:value="0.840072">
                <text:p>0.840072</text:p>
              </table:table-cell>
              <table:table-cell office:value-type="float" office:value="0.84017">
                <text:p>0.84017</text:p>
              </table:table-cell>
              <table:table-cell office:value-type="float" office:value="0.853764">
                <text:p>0.853764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684">
                <text:p>0.812684</text:p>
              </table:table-cell>
            </table:table-row>
            <table:table-row>
              <table:table-cell office:value-type="float" office:value="106">
                <text:p>106</text:p>
              </table:table-cell>
              <table:table-cell office:value-type="float" office:value="0.645298">
                <text:p>0.645298</text:p>
              </table:table-cell>
              <table:table-cell office:value-type="float" office:value="0.825294">
                <text:p>0.825294</text:p>
              </table:table-cell>
              <table:table-cell office:value-type="float" office:value="0.835836">
                <text:p>0.835836</text:p>
              </table:table-cell>
              <table:table-cell office:value-type="float" office:value="0.837966">
                <text:p>0.837966</text:p>
              </table:table-cell>
              <table:table-cell office:value-type="float" office:value="0.839346">
                <text:p>0.839346</text:p>
              </table:table-cell>
              <table:table-cell office:value-type="float" office:value="0.839625">
                <text:p>0.839625</text:p>
              </table:table-cell>
              <table:table-cell office:value-type="float" office:value="0.83987">
                <text:p>0.83987</text:p>
              </table:table-cell>
              <table:table-cell office:value-type="float" office:value="0.84006">
                <text:p>0.84006</text:p>
              </table:table-cell>
              <table:table-cell office:value-type="float" office:value="0.840186">
                <text:p>0.840186</text:p>
              </table:table-cell>
              <table:table-cell office:value-type="float" office:value="0.858914">
                <text:p>0.85891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0239">
                <text:p>0.820239</text:p>
              </table:table-cell>
            </table:table-row>
            <table:table-row>
              <table:table-cell office:value-type="float" office:value="107">
                <text:p>107</text:p>
              </table:table-cell>
              <table:table-cell office:value-type="float" office:value="0.569021">
                <text:p>0.569021</text:p>
              </table:table-cell>
              <table:table-cell office:value-type="float" office:value="0.818764">
                <text:p>0.818764</text:p>
              </table:table-cell>
              <table:table-cell office:value-type="float" office:value="0.832954">
                <text:p>0.832954</text:p>
              </table:table-cell>
              <table:table-cell office:value-type="float" office:value="0.836608">
                <text:p>0.836608</text:p>
              </table:table-cell>
              <table:table-cell office:value-type="float" office:value="0.838736">
                <text:p>0.838736</text:p>
              </table:table-cell>
              <table:table-cell office:value-type="float" office:value="0.839507">
                <text:p>0.839507</text:p>
              </table:table-cell>
              <table:table-cell office:value-type="float" office:value="0.839737">
                <text:p>0.839737</text:p>
              </table:table-cell>
              <table:table-cell office:value-type="float" office:value="0.840039">
                <text:p>0.840039</text:p>
              </table:table-cell>
              <table:table-cell office:value-type="float" office:value="0.840183">
                <text:p>0.840183</text:p>
              </table:table-cell>
              <table:table-cell office:value-type="float" office:value="0.858078">
                <text:p>0.85807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1363">
                <text:p>0.811363</text:p>
              </table:table-cell>
            </table:table-row>
            <table:table-row>
              <table:table-cell office:value-type="float" office:value="108">
                <text:p>108</text:p>
              </table:table-cell>
              <table:table-cell office:value-type="float" office:value="0.613371">
                <text:p>0.613371</text:p>
              </table:table-cell>
              <table:table-cell office:value-type="float" office:value="0.815421">
                <text:p>0.815421</text:p>
              </table:table-cell>
              <table:table-cell office:value-type="float" office:value="0.83072">
                <text:p>0.83072</text:p>
              </table:table-cell>
              <table:table-cell office:value-type="float" office:value="0.83653">
                <text:p>0.83653</text:p>
              </table:table-cell>
              <table:table-cell office:value-type="float" office:value="0.838679">
                <text:p>0.838679</text:p>
              </table:table-cell>
              <table:table-cell office:value-type="float" office:value="0.839413">
                <text:p>0.839413</text:p>
              </table:table-cell>
              <table:table-cell office:value-type="float" office:value="0.839687">
                <text:p>0.839687</text:p>
              </table:table-cell>
              <table:table-cell office:value-type="float" office:value="0.840038">
                <text:p>0.840038</text:p>
              </table:table-cell>
              <table:table-cell office:value-type="float" office:value="0.840176">
                <text:p>0.840176</text:p>
              </table:table-cell>
              <table:table-cell office:value-type="float" office:value="0.857161">
                <text:p>0.85716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512">
                <text:p>0.81512</text:p>
              </table:table-cell>
            </table:table-row>
            <table:table-row>
              <table:table-cell office:value-type="float" office:value="109">
                <text:p>109</text:p>
              </table:table-cell>
              <table:table-cell office:value-type="float" office:value="0.489283">
                <text:p>0.489283</text:p>
              </table:table-cell>
              <table:table-cell office:value-type="float" office:value="0.809115">
                <text:p>0.809115</text:p>
              </table:table-cell>
              <table:table-cell office:value-type="float" office:value="0.828208">
                <text:p>0.828208</text:p>
              </table:table-cell>
              <table:table-cell office:value-type="float" office:value="0.835185">
                <text:p>0.835185</text:p>
              </table:table-cell>
              <table:table-cell office:value-type="float" office:value="0.83849">
                <text:p>0.83849</text:p>
              </table:table-cell>
              <table:table-cell office:value-type="float" office:value="0.839293">
                <text:p>0.839293</text:p>
              </table:table-cell>
              <table:table-cell office:value-type="float" office:value="0.839551">
                <text:p>0.839551</text:p>
              </table:table-cell>
              <table:table-cell office:value-type="float" office:value="0.839906">
                <text:p>0.839906</text:p>
              </table:table-cell>
              <table:table-cell office:value-type="float" office:value="0.840179">
                <text:p>0.840179</text:p>
              </table:table-cell>
              <table:table-cell office:value-type="float" office:value="0.855361">
                <text:p>0.855361</text:p>
              </table:table-cell>
              <table:table-cell office:value-type="float" office:value="0.915678">
                <text:p>0.915678</text:p>
              </table:table-cell>
              <table:table-cell office:value-type="float" office:value="0.801457">
                <text:p>0.801457</text:p>
              </table:table-cell>
            </table:table-row>
            <table:table-row>
              <table:table-cell office:value-type="float" office:value="110">
                <text:p>110</text:p>
              </table:table-cell>
              <table:table-cell office:value-type="float" office:value="0.555974">
                <text:p>0.555974</text:p>
              </table:table-cell>
              <table:table-cell office:value-type="float" office:value="0.811694">
                <text:p>0.811694</text:p>
              </table:table-cell>
              <table:table-cell office:value-type="float" office:value="0.828989">
                <text:p>0.828989</text:p>
              </table:table-cell>
              <table:table-cell office:value-type="float" office:value="0.834921">
                <text:p>0.834921</text:p>
              </table:table-cell>
              <table:table-cell office:value-type="float" office:value="0.838072">
                <text:p>0.838072</text:p>
              </table:table-cell>
              <table:table-cell office:value-type="float" office:value="0.839224">
                <text:p>0.839224</text:p>
              </table:table-cell>
              <table:table-cell office:value-type="float" office:value="0.839449">
                <text:p>0.839449</text:p>
              </table:table-cell>
              <table:table-cell office:value-type="float" office:value="0.839826">
                <text:p>0.839826</text:p>
              </table:table-cell>
              <table:table-cell office:value-type="float" office:value="0.840171">
                <text:p>0.840171</text:p>
              </table:table-cell>
              <table:table-cell office:value-type="float" office:value="0.859703">
                <text:p>0.859703</text:p>
              </table:table-cell>
              <table:table-cell office:value-type="float" office:value="0.915678">
                <text:p>0.915678</text:p>
              </table:table-cell>
              <table:table-cell office:value-type="float" office:value="0.808802">
                <text:p>0.808802</text:p>
              </table:table-cell>
            </table:table-row>
            <table:table-row>
              <table:table-cell office:value-type="float" office:value="111">
                <text:p>111</text:p>
              </table:table-cell>
              <table:table-cell office:value-type="float" office:value="0.529992">
                <text:p>0.529992</text:p>
              </table:table-cell>
              <table:table-cell office:value-type="float" office:value="0.808606">
                <text:p>0.808606</text:p>
              </table:table-cell>
              <table:table-cell office:value-type="float" office:value="0.826372">
                <text:p>0.826372</text:p>
              </table:table-cell>
              <table:table-cell office:value-type="float" office:value="0.834466">
                <text:p>0.834466</text:p>
              </table:table-cell>
              <table:table-cell office:value-type="float" office:value="0.837578">
                <text:p>0.837578</text:p>
              </table:table-cell>
              <table:table-cell office:value-type="float" office:value="0.839247">
                <text:p>0.839247</text:p>
              </table:table-cell>
              <table:table-cell office:value-type="float" office:value="0.839489">
                <text:p>0.839489</text:p>
              </table:table-cell>
              <table:table-cell office:value-type="float" office:value="0.83992">
                <text:p>0.83992</text:p>
              </table:table-cell>
              <table:table-cell office:value-type="float" office:value="0.840205">
                <text:p>0.840205</text:p>
              </table:table-cell>
              <table:table-cell office:value-type="float" office:value="0.860028">
                <text:p>0.86002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559">
                <text:p>0.80559</text:p>
              </table:table-cell>
            </table:table-row>
            <table:table-row>
              <table:table-cell office:value-type="float" office:value="112">
                <text:p>112</text:p>
              </table:table-cell>
              <table:table-cell office:value-type="float" office:value="0.49474">
                <text:p>0.49474</text:p>
              </table:table-cell>
              <table:table-cell office:value-type="float" office:value="0.806061">
                <text:p>0.806061</text:p>
              </table:table-cell>
              <table:table-cell office:value-type="float" office:value="0.82566">
                <text:p>0.82566</text:p>
              </table:table-cell>
              <table:table-cell office:value-type="float" office:value="0.833237">
                <text:p>0.833237</text:p>
              </table:table-cell>
              <table:table-cell office:value-type="float" office:value="0.837438">
                <text:p>0.837438</text:p>
              </table:table-cell>
              <table:table-cell office:value-type="float" office:value="0.8391">
                <text:p>0.8391</text:p>
              </table:table-cell>
              <table:table-cell office:value-type="float" office:value="0.839545">
                <text:p>0.839545</text:p>
              </table:table-cell>
              <table:table-cell office:value-type="float" office:value="0.840061">
                <text:p>0.840061</text:p>
              </table:table-cell>
              <table:table-cell office:value-type="float" office:value="0.8402">
                <text:p>0.8402</text:p>
              </table:table-cell>
              <table:table-cell office:value-type="float" office:value="0.862075">
                <text:p>0.862075</text:p>
              </table:table-cell>
              <table:table-cell office:value-type="float" office:value="0.915678">
                <text:p>0.915678</text:p>
              </table:table-cell>
              <table:table-cell office:value-type="float" office:value="0.801812">
                <text:p>0.801812</text:p>
              </table:table-cell>
            </table:table-row>
            <table:table-row>
              <table:table-cell office:value-type="float" office:value="113">
                <text:p>113</text:p>
              </table:table-cell>
              <table:table-cell office:value-type="float" office:value="0.355203">
                <text:p>0.355203</text:p>
              </table:table-cell>
              <table:table-cell office:value-type="float" office:value="0.790653">
                <text:p>0.790653</text:p>
              </table:table-cell>
              <table:table-cell office:value-type="float" office:value="0.823783">
                <text:p>0.823783</text:p>
              </table:table-cell>
              <table:table-cell office:value-type="float" office:value="0.829221">
                <text:p>0.829221</text:p>
              </table:table-cell>
              <table:table-cell office:value-type="float" office:value="0.83518">
                <text:p>0.83518</text:p>
              </table:table-cell>
              <table:table-cell office:value-type="float" office:value="0.838652">
                <text:p>0.838652</text:p>
              </table:table-cell>
              <table:table-cell office:value-type="float" office:value="0.83939">
                <text:p>0.83939</text:p>
              </table:table-cell>
              <table:table-cell office:value-type="float" office:value="0.839821">
                <text:p>0.839821</text:p>
              </table:table-cell>
              <table:table-cell office:value-type="float" office:value="0.840143">
                <text:p>0.840143</text:p>
              </table:table-cell>
              <table:table-cell office:value-type="float" office:value="0.859405">
                <text:p>0.859405</text:p>
              </table:table-cell>
              <table:table-cell office:value-type="float" office:value="0.915678">
                <text:p>0.915678</text:p>
              </table:table-cell>
              <table:table-cell office:value-type="float" office:value="0.785145">
                <text:p>0.785145</text:p>
              </table:table-cell>
            </table:table-row>
            <table:table-row>
              <table:table-cell office:value-type="float" office:value="114">
                <text:p>114</text:p>
              </table:table-cell>
              <table:table-cell office:value-type="float" office:value="0.413155">
                <text:p>0.413155</text:p>
              </table:table-cell>
              <table:table-cell office:value-type="float" office:value="0.807934">
                <text:p>0.807934</text:p>
              </table:table-cell>
              <table:table-cell office:value-type="float" office:value="0.827346">
                <text:p>0.827346</text:p>
              </table:table-cell>
              <table:table-cell office:value-type="float" office:value="0.835469">
                <text:p>0.835469</text:p>
              </table:table-cell>
              <table:table-cell office:value-type="float" office:value="0.838623">
                <text:p>0.838623</text:p>
              </table:table-cell>
              <table:table-cell office:value-type="float" office:value="0.839354">
                <text:p>0.839354</text:p>
              </table:table-cell>
              <table:table-cell office:value-type="float" office:value="0.839655">
                <text:p>0.839655</text:p>
              </table:table-cell>
              <table:table-cell office:value-type="float" office:value="0.840018">
                <text:p>0.840018</text:p>
              </table:table-cell>
              <table:table-cell office:value-type="float" office:value="0.840201">
                <text:p>0.840201</text:p>
              </table:table-cell>
              <table:table-cell office:value-type="float" office:value="0.861101">
                <text:p>0.861101</text:p>
              </table:table-cell>
              <table:table-cell office:value-type="float" office:value="0.915678">
                <text:p>0.915678</text:p>
              </table:table-cell>
              <table:table-cell office:value-type="float" office:value="0.794286">
                <text:p>0.794286</text:p>
              </table:table-cell>
            </table:table-row>
            <table:table-row>
              <table:table-cell office:value-type="float" office:value="115">
                <text:p>115</text:p>
              </table:table-cell>
              <table:table-cell office:value-type="float" office:value="0.454159">
                <text:p>0.454159</text:p>
              </table:table-cell>
              <table:table-cell office:value-type="float" office:value="0.813511">
                <text:p>0.813511</text:p>
              </table:table-cell>
              <table:table-cell office:value-type="float" office:value="0.831407">
                <text:p>0.831407</text:p>
              </table:table-cell>
              <table:table-cell office:value-type="float" office:value="0.837597">
                <text:p>0.837597</text:p>
              </table:table-cell>
              <table:table-cell office:value-type="float" office:value="0.839225">
                <text:p>0.839225</text:p>
              </table:table-cell>
              <table:table-cell office:value-type="float" office:value="0.839503">
                <text:p>0.839503</text:p>
              </table:table-cell>
              <table:table-cell office:value-type="float" office:value="0.839774">
                <text:p>0.839774</text:p>
              </table:table-cell>
              <table:table-cell office:value-type="float" office:value="0.840111">
                <text:p>0.840111</text:p>
              </table:table-cell>
              <table:table-cell office:value-type="float" office:value="0.840232">
                <text:p>0.840232</text:p>
              </table:table-cell>
              <table:table-cell office:value-type="float" office:value="0.855721">
                <text:p>0.855721</text:p>
              </table:table-cell>
              <table:table-cell office:value-type="float" office:value="0.915678">
                <text:p>0.915678</text:p>
              </table:table-cell>
              <table:table-cell office:value-type="float" office:value="0.799124">
                <text:p>0.799124</text:p>
              </table:table-cell>
            </table:table-row>
            <table:table-row>
              <table:table-cell office:value-type="float" office:value="116">
                <text:p>116</text:p>
              </table:table-cell>
              <table:table-cell office:value-type="float" office:value="0.458144">
                <text:p>0.458144</text:p>
              </table:table-cell>
              <table:table-cell office:value-type="float" office:value="0.815997">
                <text:p>0.815997</text:p>
              </table:table-cell>
              <table:table-cell office:value-type="float" office:value="0.834947">
                <text:p>0.834947</text:p>
              </table:table-cell>
              <table:table-cell office:value-type="float" office:value="0.838741">
                <text:p>0.838741</text:p>
              </table:table-cell>
              <table:table-cell office:value-type="float" office:value="0.839269">
                <text:p>0.839269</text:p>
              </table:table-cell>
              <table:table-cell office:value-type="float" office:value="0.839495">
                <text:p>0.839495</text:p>
              </table:table-cell>
              <table:table-cell office:value-type="float" office:value="0.839624">
                <text:p>0.839624</text:p>
              </table:table-cell>
              <table:table-cell office:value-type="float" office:value="0.839984">
                <text:p>0.839984</text:p>
              </table:table-cell>
              <table:table-cell office:value-type="float" office:value="0.840195">
                <text:p>0.840195</text:p>
              </table:table-cell>
              <table:table-cell office:value-type="float" office:value="0.856448">
                <text:p>0.85644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0284">
                <text:p>0.800284</text:p>
              </table:table-cell>
            </table:table-row>
            <table:table-row>
              <table:table-cell office:value-type="float" office:value="117">
                <text:p>117</text:p>
              </table:table-cell>
              <table:table-cell office:value-type="float" office:value="0.725687">
                <text:p>0.725687</text:p>
              </table:table-cell>
              <table:table-cell office:value-type="float" office:value="0.826872">
                <text:p>0.826872</text:p>
              </table:table-cell>
              <table:table-cell office:value-type="float" office:value="0.835971">
                <text:p>0.835971</text:p>
              </table:table-cell>
              <table:table-cell office:value-type="float" office:value="0.838739">
                <text:p>0.838739</text:p>
              </table:table-cell>
              <table:table-cell office:value-type="float" office:value="0.839294">
                <text:p>0.839294</text:p>
              </table:table-cell>
              <table:table-cell office:value-type="float" office:value="0.839509">
                <text:p>0.839509</text:p>
              </table:table-cell>
              <table:table-cell office:value-type="float" office:value="0.839615">
                <text:p>0.839615</text:p>
              </table:table-cell>
              <table:table-cell office:value-type="float" office:value="0.839856">
                <text:p>0.839856</text:p>
              </table:table-cell>
              <table:table-cell office:value-type="float" office:value="0.840183">
                <text:p>0.840183</text:p>
              </table:table-cell>
              <table:table-cell office:value-type="float" office:value="0.857525">
                <text:p>0.857525</text:p>
              </table:table-cell>
              <table:table-cell office:value-type="float" office:value="0.915678">
                <text:p>0.915678</text:p>
              </table:table-cell>
              <table:table-cell office:value-type="float" office:value="0.828325">
                <text:p>0.828325</text:p>
              </table:table-cell>
            </table:table-row>
            <table:table-row>
              <table:table-cell office:value-type="float" office:value="118">
                <text:p>118</text:p>
              </table:table-cell>
              <table:table-cell office:value-type="float" office:value="0.536341">
                <text:p>0.536341</text:p>
              </table:table-cell>
              <table:table-cell office:value-type="float" office:value="0.822006">
                <text:p>0.822006</text:p>
              </table:table-cell>
              <table:table-cell office:value-type="float" office:value="0.830964">
                <text:p>0.830964</text:p>
              </table:table-cell>
              <table:table-cell office:value-type="float" office:value="0.836667">
                <text:p>0.836667</text:p>
              </table:table-cell>
              <table:table-cell office:value-type="float" office:value="0.839048">
                <text:p>0.839048</text:p>
              </table:table-cell>
              <table:table-cell office:value-type="float" office:value="0.839444">
                <text:p>0.839444</text:p>
              </table:table-cell>
              <table:table-cell office:value-type="float" office:value="0.839595">
                <text:p>0.839595</text:p>
              </table:table-cell>
              <table:table-cell office:value-type="float" office:value="0.839733">
                <text:p>0.839733</text:p>
              </table:table-cell>
              <table:table-cell office:value-type="float" office:value="0.840132">
                <text:p>0.840132</text:p>
              </table:table-cell>
              <table:table-cell office:value-type="float" office:value="0.857597">
                <text:p>0.857597</text:p>
              </table:table-cell>
              <table:table-cell office:value-type="float" office:value="0.915678">
                <text:p>0.915678</text:p>
              </table:table-cell>
              <table:table-cell office:value-type="float" office:value="0.808153">
                <text:p>0.808153</text:p>
              </table:table-cell>
            </table:table-row>
            <table:table-row>
              <table:table-cell office:value-type="float" office:value="119">
                <text:p>119</text:p>
              </table:table-cell>
              <table:table-cell office:value-type="float" office:value="0.222089">
                <text:p>0.222089</text:p>
              </table:table-cell>
              <table:table-cell office:value-type="float" office:value="0.817276">
                <text:p>0.817276</text:p>
              </table:table-cell>
              <table:table-cell office:value-type="float" office:value="0.829031">
                <text:p>0.829031</text:p>
              </table:table-cell>
              <table:table-cell office:value-type="float" office:value="0.836361">
                <text:p>0.836361</text:p>
              </table:table-cell>
              <table:table-cell office:value-type="float" office:value="0.839026">
                <text:p>0.839026</text:p>
              </table:table-cell>
              <table:table-cell office:value-type="float" office:value="0.839514">
                <text:p>0.839514</text:p>
              </table:table-cell>
              <table:table-cell office:value-type="float" office:value="0.839637">
                <text:p>0.839637</text:p>
              </table:table-cell>
              <table:table-cell office:value-type="float" office:value="0.83992">
                <text:p>0.83992</text:p>
              </table:table-cell>
              <table:table-cell office:value-type="float" office:value="0.840167">
                <text:p>0.840167</text:p>
              </table:table-cell>
              <table:table-cell office:value-type="float" office:value="0.856661">
                <text:p>0.856661</text:p>
              </table:table-cell>
              <table:table-cell office:value-type="float" office:value="0.915678">
                <text:p>0.915678</text:p>
              </table:table-cell>
              <table:table-cell office:value-type="float" office:value="0.775968">
                <text:p>0.775968</text:p>
              </table:table-cell>
            </table:table-row>
            <table:table-row>
              <table:table-cell office:value-type="float" office:value="120">
                <text:p>120</text:p>
              </table:table-cell>
              <table:table-cell office:value-type="float" office:value="0.498143">
                <text:p>0.498143</text:p>
              </table:table-cell>
              <table:table-cell office:value-type="float" office:value="0.822894">
                <text:p>0.822894</text:p>
              </table:table-cell>
              <table:table-cell office:value-type="float" office:value="0.829941">
                <text:p>0.829941</text:p>
              </table:table-cell>
              <table:table-cell office:value-type="float" office:value="0.83722">
                <text:p>0.83722</text:p>
              </table:table-cell>
              <table:table-cell office:value-type="float" office:value="0.839053">
                <text:p>0.839053</text:p>
              </table:table-cell>
              <table:table-cell office:value-type="float" office:value="0.839455">
                <text:p>0.839455</text:p>
              </table:table-cell>
              <table:table-cell office:value-type="float" office:value="0.839625">
                <text:p>0.839625</text:p>
              </table:table-cell>
              <table:table-cell office:value-type="float" office:value="0.83983">
                <text:p>0.83983</text:p>
              </table:table-cell>
              <table:table-cell office:value-type="float" office:value="0.840107">
                <text:p>0.840107</text:p>
              </table:table-cell>
              <table:table-cell office:value-type="float" office:value="0.856279">
                <text:p>0.856279</text:p>
              </table:table-cell>
              <table:table-cell office:value-type="float" office:value="0.915678">
                <text:p>0.915678</text:p>
              </table:table-cell>
              <table:table-cell office:value-type="float" office:value="0.804255">
                <text:p>0.804255</text:p>
              </table:table-cell>
            </table:table-row>
            <table:table-row>
              <table:table-cell office:value-type="float" office:value="121">
                <text:p>121</text:p>
              </table:table-cell>
              <table:table-cell office:value-type="float" office:value="0.695641">
                <text:p>0.695641</text:p>
              </table:table-cell>
              <table:table-cell office:value-type="float" office:value="0.824937">
                <text:p>0.824937</text:p>
              </table:table-cell>
              <table:table-cell office:value-type="float" office:value="0.832972">
                <text:p>0.832972</text:p>
              </table:table-cell>
              <table:table-cell office:value-type="float" office:value="0.837063">
                <text:p>0.837063</text:p>
              </table:table-cell>
              <table:table-cell office:value-type="float" office:value="0.838932">
                <text:p>0.838932</text:p>
              </table:table-cell>
              <table:table-cell office:value-type="float" office:value="0.839338">
                <text:p>0.839338</text:p>
              </table:table-cell>
              <table:table-cell office:value-type="float" office:value="0.839699">
                <text:p>0.839699</text:p>
              </table:table-cell>
              <table:table-cell office:value-type="float" office:value="0.84006">
                <text:p>0.84006</text:p>
              </table:table-cell>
              <table:table-cell office:value-type="float" office:value="0.841229">
                <text:p>0.841229</text:p>
              </table:table-cell>
              <table:table-cell office:value-type="float" office:value="0.861457">
                <text:p>0.86145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5133">
                <text:p>0.825133</text:p>
              </table:table-cell>
            </table:table-row>
            <table:table-row>
              <table:table-cell office:value-type="float" office:value="122">
                <text:p>122</text:p>
              </table:table-cell>
              <table:table-cell office:value-type="float" office:value="0.638122">
                <text:p>0.638122</text:p>
              </table:table-cell>
              <table:table-cell office:value-type="float" office:value="0.822011">
                <text:p>0.822011</text:p>
              </table:table-cell>
              <table:table-cell office:value-type="float" office:value="0.830954">
                <text:p>0.830954</text:p>
              </table:table-cell>
              <table:table-cell office:value-type="float" office:value="0.836397">
                <text:p>0.836397</text:p>
              </table:table-cell>
              <table:table-cell office:value-type="float" office:value="0.838769">
                <text:p>0.838769</text:p>
              </table:table-cell>
              <table:table-cell office:value-type="float" office:value="0.839438">
                <text:p>0.839438</text:p>
              </table:table-cell>
              <table:table-cell office:value-type="float" office:value="0.83973">
                <text:p>0.83973</text:p>
              </table:table-cell>
              <table:table-cell office:value-type="float" office:value="0.840154">
                <text:p>0.840154</text:p>
              </table:table-cell>
              <table:table-cell office:value-type="float" office:value="0.844785">
                <text:p>0.844785</text:p>
              </table:table-cell>
              <table:table-cell office:value-type="float" office:value="0.865978">
                <text:p>0.86597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9634">
                <text:p>0.819634</text:p>
              </table:table-cell>
            </table:table-row>
            <table:table-row>
              <table:table-cell office:value-type="float" office:value="123">
                <text:p>123</text:p>
              </table:table-cell>
              <table:table-cell office:value-type="float" office:value="0.629617">
                <text:p>0.629617</text:p>
              </table:table-cell>
              <table:table-cell office:value-type="float" office:value="0.819137">
                <text:p>0.819137</text:p>
              </table:table-cell>
              <table:table-cell office:value-type="float" office:value="0.829694">
                <text:p>0.829694</text:p>
              </table:table-cell>
              <table:table-cell office:value-type="float" office:value="0.836336">
                <text:p>0.836336</text:p>
              </table:table-cell>
              <table:table-cell office:value-type="float" office:value="0.838215">
                <text:p>0.838215</text:p>
              </table:table-cell>
              <table:table-cell office:value-type="float" office:value="0.83922">
                <text:p>0.83922</text:p>
              </table:table-cell>
              <table:table-cell office:value-type="float" office:value="0.839616">
                <text:p>0.839616</text:p>
              </table:table-cell>
              <table:table-cell office:value-type="float" office:value="0.840038">
                <text:p>0.840038</text:p>
              </table:table-cell>
              <table:table-cell office:value-type="float" office:value="0.841952">
                <text:p>0.841952</text:p>
              </table:table-cell>
              <table:table-cell office:value-type="float" office:value="0.861771">
                <text:p>0.86177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56">
                <text:p>0.81756</text:p>
              </table:table-cell>
            </table:table-row>
            <table:table-row>
              <table:table-cell office:value-type="float" office:value="124">
                <text:p>124</text:p>
              </table:table-cell>
              <table:table-cell office:value-type="float" office:value="0.483593">
                <text:p>0.483593</text:p>
              </table:table-cell>
              <table:table-cell office:value-type="float" office:value="0.816384">
                <text:p>0.816384</text:p>
              </table:table-cell>
              <table:table-cell office:value-type="float" office:value="0.828277">
                <text:p>0.828277</text:p>
              </table:table-cell>
              <table:table-cell office:value-type="float" office:value="0.835576">
                <text:p>0.835576</text:p>
              </table:table-cell>
              <table:table-cell office:value-type="float" office:value="0.83827">
                <text:p>0.83827</text:p>
              </table:table-cell>
              <table:table-cell office:value-type="float" office:value="0.839239">
                <text:p>0.839239</text:p>
              </table:table-cell>
              <table:table-cell office:value-type="float" office:value="0.839654">
                <text:p>0.839654</text:p>
              </table:table-cell>
              <table:table-cell office:value-type="float" office:value="0.840062">
                <text:p>0.840062</text:p>
              </table:table-cell>
              <table:table-cell office:value-type="float" office:value="0.843925">
                <text:p>0.843925</text:p>
              </table:table-cell>
              <table:table-cell office:value-type="float" office:value="0.868454">
                <text:p>0.868454</text:p>
              </table:table-cell>
              <table:table-cell office:value-type="float" office:value="0.915678">
                <text:p>0.915678</text:p>
              </table:table-cell>
              <table:table-cell office:value-type="float" office:value="0.803343">
                <text:p>0.803343</text:p>
              </table:table-cell>
            </table:table-row>
            <table:table-row>
              <table:table-cell office:value-type="float" office:value="125">
                <text:p>125</text:p>
              </table:table-cell>
              <table:table-cell office:value-type="float" office:value="0.61833">
                <text:p>0.61833</text:p>
              </table:table-cell>
              <table:table-cell office:value-type="float" office:value="0.821609">
                <text:p>0.821609</text:p>
              </table:table-cell>
              <table:table-cell office:value-type="float" office:value="0.82896">
                <text:p>0.82896</text:p>
              </table:table-cell>
              <table:table-cell office:value-type="float" office:value="0.83513">
                <text:p>0.83513</text:p>
              </table:table-cell>
              <table:table-cell office:value-type="float" office:value="0.838183">
                <text:p>0.838183</text:p>
              </table:table-cell>
              <table:table-cell office:value-type="float" office:value="0.839383">
                <text:p>0.839383</text:p>
              </table:table-cell>
              <table:table-cell office:value-type="float" office:value="0.839669">
                <text:p>0.839669</text:p>
              </table:table-cell>
              <table:table-cell office:value-type="float" office:value="0.840071">
                <text:p>0.840071</text:p>
              </table:table-cell>
              <table:table-cell office:value-type="float" office:value="0.845603">
                <text:p>0.845603</text:p>
              </table:table-cell>
              <table:table-cell office:value-type="float" office:value="0.869291">
                <text:p>0.86929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623">
                <text:p>0.817623</text:p>
              </table:table-cell>
            </table:table-row>
            <table:table-row>
              <table:table-cell office:value-type="float" office:value="126">
                <text:p>126</text:p>
              </table:table-cell>
              <table:table-cell office:value-type="float" office:value="0.659737">
                <text:p>0.659737</text:p>
              </table:table-cell>
              <table:table-cell office:value-type="float" office:value="0.822787">
                <text:p>0.822787</text:p>
              </table:table-cell>
              <table:table-cell office:value-type="float" office:value="0.832752">
                <text:p>0.832752</text:p>
              </table:table-cell>
              <table:table-cell office:value-type="float" office:value="0.837495">
                <text:p>0.837495</text:p>
              </table:table-cell>
              <table:table-cell office:value-type="float" office:value="0.83919">
                <text:p>0.83919</text:p>
              </table:table-cell>
              <table:table-cell office:value-type="float" office:value="0.839631">
                <text:p>0.839631</text:p>
              </table:table-cell>
              <table:table-cell office:value-type="float" office:value="0.839913">
                <text:p>0.839913</text:p>
              </table:table-cell>
              <table:table-cell office:value-type="float" office:value="0.840179">
                <text:p>0.840179</text:p>
              </table:table-cell>
              <table:table-cell office:value-type="float" office:value="0.846583">
                <text:p>0.846583</text:p>
              </table:table-cell>
              <table:table-cell office:value-type="float" office:value="0.868756">
                <text:p>0.86875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702">
                <text:p>0.822702</text:p>
              </table:table-cell>
            </table:table-row>
            <table:table-row>
              <table:table-cell office:value-type="float" office:value="127">
                <text:p>127</text:p>
              </table:table-cell>
              <table:table-cell office:value-type="float" office:value="0.668568">
                <text:p>0.668568</text:p>
              </table:table-cell>
              <table:table-cell office:value-type="float" office:value="0.821106">
                <text:p>0.821106</text:p>
              </table:table-cell>
              <table:table-cell office:value-type="float" office:value="0.829748">
                <text:p>0.829748</text:p>
              </table:table-cell>
              <table:table-cell office:value-type="float" office:value="0.836674">
                <text:p>0.836674</text:p>
              </table:table-cell>
              <table:table-cell office:value-type="float" office:value="0.839049">
                <text:p>0.839049</text:p>
              </table:table-cell>
              <table:table-cell office:value-type="float" office:value="0.839551">
                <text:p>0.839551</text:p>
              </table:table-cell>
              <table:table-cell office:value-type="float" office:value="0.839913">
                <text:p>0.839913</text:p>
              </table:table-cell>
              <table:table-cell office:value-type="float" office:value="0.840139">
                <text:p>0.840139</text:p>
              </table:table-cell>
              <table:table-cell office:value-type="float" office:value="0.846199">
                <text:p>0.846199</text:p>
              </table:table-cell>
              <table:table-cell office:value-type="float" office:value="0.86841">
                <text:p>0.8684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936">
                <text:p>0.822936</text:p>
              </table:table-cell>
            </table:table-row>
            <table:table-row>
              <table:table-cell office:value-type="float" office:value="128">
                <text:p>128</text:p>
              </table:table-cell>
              <table:table-cell office:value-type="float" office:value="0.475144">
                <text:p>0.475144</text:p>
              </table:table-cell>
              <table:table-cell office:value-type="float" office:value="0.822234">
                <text:p>0.822234</text:p>
              </table:table-cell>
              <table:table-cell office:value-type="float" office:value="0.831354">
                <text:p>0.831354</text:p>
              </table:table-cell>
              <table:table-cell office:value-type="float" office:value="0.836685">
                <text:p>0.836685</text:p>
              </table:table-cell>
              <table:table-cell office:value-type="float" office:value="0.838623">
                <text:p>0.838623</text:p>
              </table:table-cell>
              <table:table-cell office:value-type="float" office:value="0.839476">
                <text:p>0.839476</text:p>
              </table:table-cell>
              <table:table-cell office:value-type="float" office:value="0.83997">
                <text:p>0.83997</text:p>
              </table:table-cell>
              <table:table-cell office:value-type="float" office:value="0.840178">
                <text:p>0.840178</text:p>
              </table:table-cell>
              <table:table-cell office:value-type="float" office:value="0.848143">
                <text:p>0.848143</text:p>
              </table:table-cell>
              <table:table-cell office:value-type="float" office:value="0.863298">
                <text:p>0.86329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351">
                <text:p>0.80351</text:p>
              </table:table-cell>
            </table:table-row>
            <table:table-row>
              <table:table-cell office:value-type="float" office:value="129">
                <text:p>129</text:p>
              </table:table-cell>
              <table:table-cell office:value-type="float" office:value="0.567216">
                <text:p>0.567216</text:p>
              </table:table-cell>
              <table:table-cell office:value-type="float" office:value="0.828622">
                <text:p>0.828622</text:p>
              </table:table-cell>
              <table:table-cell office:value-type="float" office:value="0.835551">
                <text:p>0.835551</text:p>
              </table:table-cell>
              <table:table-cell office:value-type="float" office:value="0.83782">
                <text:p>0.83782</text:p>
              </table:table-cell>
              <table:table-cell office:value-type="float" office:value="0.839184">
                <text:p>0.839184</text:p>
              </table:table-cell>
              <table:table-cell office:value-type="float" office:value="0.839668">
                <text:p>0.839668</text:p>
              </table:table-cell>
              <table:table-cell office:value-type="float" office:value="0.840066">
                <text:p>0.840066</text:p>
              </table:table-cell>
              <table:table-cell office:value-type="float" office:value="0.840611">
                <text:p>0.840611</text:p>
              </table:table-cell>
              <table:table-cell office:value-type="float" office:value="0.852328">
                <text:p>0.852328</text:p>
              </table:table-cell>
              <table:table-cell office:value-type="float" office:value="0.86603">
                <text:p>0.8660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709">
                <text:p>0.814709</text:p>
              </table:table-cell>
            </table:table-row>
            <table:table-row>
              <table:table-cell office:value-type="float" office:value="130">
                <text:p>130</text:p>
              </table:table-cell>
              <table:table-cell office:value-type="float" office:value="0.554814">
                <text:p>0.554814</text:p>
              </table:table-cell>
              <table:table-cell office:value-type="float" office:value="0.826946">
                <text:p>0.826946</text:p>
              </table:table-cell>
              <table:table-cell office:value-type="float" office:value="0.834838">
                <text:p>0.834838</text:p>
              </table:table-cell>
              <table:table-cell office:value-type="float" office:value="0.837972">
                <text:p>0.837972</text:p>
              </table:table-cell>
              <table:table-cell office:value-type="float" office:value="0.839272">
                <text:p>0.839272</text:p>
              </table:table-cell>
              <table:table-cell office:value-type="float" office:value="0.839698">
                <text:p>0.839698</text:p>
              </table:table-cell>
              <table:table-cell office:value-type="float" office:value="0.840074">
                <text:p>0.840074</text:p>
              </table:table-cell>
              <table:table-cell office:value-type="float" office:value="0.841448">
                <text:p>0.841448</text:p>
              </table:table-cell>
              <table:table-cell office:value-type="float" office:value="0.851656">
                <text:p>0.851656</text:p>
              </table:table-cell>
              <table:table-cell office:value-type="float" office:value="0.866903">
                <text:p>0.86690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3362">
                <text:p>0.813362</text:p>
              </table:table-cell>
            </table:table-row>
            <table:table-row>
              <table:table-cell office:value-type="float" office:value="131">
                <text:p>131</text:p>
              </table:table-cell>
              <table:table-cell office:value-type="float" office:value="0.743957">
                <text:p>0.743957</text:p>
              </table:table-cell>
              <table:table-cell office:value-type="float" office:value="0.828744">
                <text:p>0.828744</text:p>
              </table:table-cell>
              <table:table-cell office:value-type="float" office:value="0.836961">
                <text:p>0.836961</text:p>
              </table:table-cell>
              <table:table-cell office:value-type="float" office:value="0.838732">
                <text:p>0.838732</text:p>
              </table:table-cell>
              <table:table-cell office:value-type="float" office:value="0.839353">
                <text:p>0.839353</text:p>
              </table:table-cell>
              <table:table-cell office:value-type="float" office:value="0.839685">
                <text:p>0.839685</text:p>
              </table:table-cell>
              <table:table-cell office:value-type="float" office:value="0.840064">
                <text:p>0.840064</text:p>
              </table:table-cell>
              <table:table-cell office:value-type="float" office:value="0.841491">
                <text:p>0.841491</text:p>
              </table:table-cell>
              <table:table-cell office:value-type="float" office:value="0.85241">
                <text:p>0.85241</text:p>
              </table:table-cell>
              <table:table-cell office:value-type="float" office:value="0.870291">
                <text:p>0.870291</text:p>
              </table:table-cell>
              <table:table-cell office:value-type="float" office:value="0.915678">
                <text:p>0.915678</text:p>
              </table:table-cell>
              <table:table-cell office:value-type="float" office:value="0.833169">
                <text:p>0.833169</text:p>
              </table:table-cell>
            </table:table-row>
            <table:table-row>
              <table:table-cell office:value-type="float" office:value="132">
                <text:p>132</text:p>
              </table:table-cell>
              <table:table-cell office:value-type="float" office:value="0.662631">
                <text:p>0.662631</text:p>
              </table:table-cell>
              <table:table-cell office:value-type="float" office:value="0.825009">
                <text:p>0.825009</text:p>
              </table:table-cell>
              <table:table-cell office:value-type="float" office:value="0.833075">
                <text:p>0.833075</text:p>
              </table:table-cell>
              <table:table-cell office:value-type="float" office:value="0.837778">
                <text:p>0.837778</text:p>
              </table:table-cell>
              <table:table-cell office:value-type="float" office:value="0.839192">
                <text:p>0.839192</text:p>
              </table:table-cell>
              <table:table-cell office:value-type="float" office:value="0.839584">
                <text:p>0.839584</text:p>
              </table:table-cell>
              <table:table-cell office:value-type="float" office:value="0.84002">
                <text:p>0.84002</text:p>
              </table:table-cell>
              <table:table-cell office:value-type="float" office:value="0.840629">
                <text:p>0.840629</text:p>
              </table:table-cell>
              <table:table-cell office:value-type="float" office:value="0.850985">
                <text:p>0.850985</text:p>
              </table:table-cell>
              <table:table-cell office:value-type="float" office:value="0.869875">
                <text:p>0.869875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878">
                <text:p>0.823878</text:p>
              </table:table-cell>
            </table:table-row>
            <table:table-row>
              <table:table-cell office:value-type="float" office:value="133">
                <text:p>133</text:p>
              </table:table-cell>
              <table:table-cell office:value-type="float" office:value="0.700495">
                <text:p>0.700495</text:p>
              </table:table-cell>
              <table:table-cell office:value-type="float" office:value="0.826222">
                <text:p>0.826222</text:p>
              </table:table-cell>
              <table:table-cell office:value-type="float" office:value="0.833531">
                <text:p>0.833531</text:p>
              </table:table-cell>
              <table:table-cell office:value-type="float" office:value="0.837978">
                <text:p>0.837978</text:p>
              </table:table-cell>
              <table:table-cell office:value-type="float" office:value="0.839161">
                <text:p>0.839161</text:p>
              </table:table-cell>
              <table:table-cell office:value-type="float" office:value="0.839525">
                <text:p>0.839525</text:p>
              </table:table-cell>
              <table:table-cell office:value-type="float" office:value="0.840008">
                <text:p>0.840008</text:p>
              </table:table-cell>
              <table:table-cell office:value-type="float" office:value="0.840152">
                <text:p>0.840152</text:p>
              </table:table-cell>
              <table:table-cell office:value-type="float" office:value="0.848843">
                <text:p>0.848843</text:p>
              </table:table-cell>
              <table:table-cell office:value-type="float" office:value="0.867263">
                <text:p>0.867263</text:p>
              </table:table-cell>
              <table:table-cell office:value-type="float" office:value="0.915678">
                <text:p>0.915678</text:p>
              </table:table-cell>
              <table:table-cell office:value-type="float" office:value="0.827318">
                <text:p>0.827318</text:p>
              </table:table-cell>
            </table:table-row>
            <table:table-row>
              <table:table-cell office:value-type="float" office:value="134">
                <text:p>134</text:p>
              </table:table-cell>
              <table:table-cell office:value-type="float" office:value="0.607801">
                <text:p>0.607801</text:p>
              </table:table-cell>
              <table:table-cell office:value-type="float" office:value="0.824583">
                <text:p>0.824583</text:p>
              </table:table-cell>
              <table:table-cell office:value-type="float" office:value="0.829272">
                <text:p>0.829272</text:p>
              </table:table-cell>
              <table:table-cell office:value-type="float" office:value="0.836452">
                <text:p>0.836452</text:p>
              </table:table-cell>
              <table:table-cell office:value-type="float" office:value="0.83888">
                <text:p>0.83888</text:p>
              </table:table-cell>
              <table:table-cell office:value-type="float" office:value="0.839361">
                <text:p>0.839361</text:p>
              </table:table-cell>
              <table:table-cell office:value-type="float" office:value="0.839694">
                <text:p>0.839694</text:p>
              </table:table-cell>
              <table:table-cell office:value-type="float" office:value="0.840083">
                <text:p>0.840083</text:p>
              </table:table-cell>
              <table:table-cell office:value-type="float" office:value="0.841816">
                <text:p>0.841816</text:p>
              </table:table-cell>
              <table:table-cell office:value-type="float" office:value="0.865426">
                <text:p>0.86542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337">
                <text:p>0.816337</text:p>
              </table:table-cell>
            </table:table-row>
            <table:table-row>
              <table:table-cell office:value-type="float" office:value="135">
                <text:p>135</text:p>
              </table:table-cell>
              <table:table-cell office:value-type="float" office:value="0.606297">
                <text:p>0.606297</text:p>
              </table:table-cell>
              <table:table-cell office:value-type="float" office:value="0.826168">
                <text:p>0.826168</text:p>
              </table:table-cell>
              <table:table-cell office:value-type="float" office:value="0.832155">
                <text:p>0.832155</text:p>
              </table:table-cell>
              <table:table-cell office:value-type="float" office:value="0.838377">
                <text:p>0.838377</text:p>
              </table:table-cell>
              <table:table-cell office:value-type="float" office:value="0.839277">
                <text:p>0.839277</text:p>
              </table:table-cell>
              <table:table-cell office:value-type="float" office:value="0.839534">
                <text:p>0.839534</text:p>
              </table:table-cell>
              <table:table-cell office:value-type="float" office:value="0.839864">
                <text:p>0.839864</text:p>
              </table:table-cell>
              <table:table-cell office:value-type="float" office:value="0.840131">
                <text:p>0.840131</text:p>
              </table:table-cell>
              <table:table-cell office:value-type="float" office:value="0.845205">
                <text:p>0.845205</text:p>
              </table:table-cell>
              <table:table-cell office:value-type="float" office:value="0.863508">
                <text:p>0.86350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052">
                <text:p>0.817052</text:p>
              </table:table-cell>
            </table:table-row>
            <table:table-row>
              <table:table-cell office:value-type="float" office:value="136">
                <text:p>136</text:p>
              </table:table-cell>
              <table:table-cell office:value-type="float" office:value="0.672101">
                <text:p>0.672101</text:p>
              </table:table-cell>
              <table:table-cell office:value-type="float" office:value="0.825979">
                <text:p>0.825979</text:p>
              </table:table-cell>
              <table:table-cell office:value-type="float" office:value="0.832132">
                <text:p>0.832132</text:p>
              </table:table-cell>
              <table:table-cell office:value-type="float" office:value="0.838371">
                <text:p>0.838371</text:p>
              </table:table-cell>
              <table:table-cell office:value-type="float" office:value="0.839334">
                <text:p>0.839334</text:p>
              </table:table-cell>
              <table:table-cell office:value-type="float" office:value="0.839555">
                <text:p>0.839555</text:p>
              </table:table-cell>
              <table:table-cell office:value-type="float" office:value="0.839768">
                <text:p>0.839768</text:p>
              </table:table-cell>
              <table:table-cell office:value-type="float" office:value="0.8401">
                <text:p>0.8401</text:p>
              </table:table-cell>
              <table:table-cell office:value-type="float" office:value="0.843683">
                <text:p>0.843683</text:p>
              </table:table-cell>
              <table:table-cell office:value-type="float" office:value="0.866099">
                <text:p>0.866099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712">
                <text:p>0.823712</text:p>
              </table:table-cell>
            </table:table-row>
            <table:table-row>
              <table:table-cell office:value-type="float" office:value="137">
                <text:p>137</text:p>
              </table:table-cell>
              <table:table-cell office:value-type="float" office:value="0.703287">
                <text:p>0.703287</text:p>
              </table:table-cell>
              <table:table-cell office:value-type="float" office:value="0.825726">
                <text:p>0.825726</text:p>
              </table:table-cell>
              <table:table-cell office:value-type="float" office:value="0.832621">
                <text:p>0.832621</text:p>
              </table:table-cell>
              <table:table-cell office:value-type="float" office:value="0.838571">
                <text:p>0.838571</text:p>
              </table:table-cell>
              <table:table-cell office:value-type="float" office:value="0.839299">
                <text:p>0.839299</text:p>
              </table:table-cell>
              <table:table-cell office:value-type="float" office:value="0.839511">
                <text:p>0.839511</text:p>
              </table:table-cell>
              <table:table-cell office:value-type="float" office:value="0.839711">
                <text:p>0.839711</text:p>
              </table:table-cell>
              <table:table-cell office:value-type="float" office:value="0.840015">
                <text:p>0.840015</text:p>
              </table:table-cell>
              <table:table-cell office:value-type="float" office:value="0.842703">
                <text:p>0.842703</text:p>
              </table:table-cell>
              <table:table-cell office:value-type="float" office:value="0.86554">
                <text:p>0.8655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6699">
                <text:p>0.826699</text:p>
              </table:table-cell>
            </table:table-row>
            <table:table-row>
              <table:table-cell office:value-type="float" office:value="138">
                <text:p>138</text:p>
              </table:table-cell>
              <table:table-cell office:value-type="float" office:value="0.49949">
                <text:p>0.49949</text:p>
              </table:table-cell>
              <table:table-cell office:value-type="float" office:value="0.82119">
                <text:p>0.82119</text:p>
              </table:table-cell>
              <table:table-cell office:value-type="float" office:value="0.829566">
                <text:p>0.829566</text:p>
              </table:table-cell>
              <table:table-cell office:value-type="float" office:value="0.837393">
                <text:p>0.837393</text:p>
              </table:table-cell>
              <table:table-cell office:value-type="float" office:value="0.838921">
                <text:p>0.838921</text:p>
              </table:table-cell>
              <table:table-cell office:value-type="float" office:value="0.83942">
                <text:p>0.83942</text:p>
              </table:table-cell>
              <table:table-cell office:value-type="float" office:value="0.839711">
                <text:p>0.839711</text:p>
              </table:table-cell>
              <table:table-cell office:value-type="float" office:value="0.840083">
                <text:p>0.840083</text:p>
              </table:table-cell>
              <table:table-cell office:value-type="float" office:value="0.843522">
                <text:p>0.843522</text:p>
              </table:table-cell>
              <table:table-cell office:value-type="float" office:value="0.866982">
                <text:p>0.866982</text:p>
              </table:table-cell>
              <table:table-cell office:value-type="float" office:value="0.915678">
                <text:p>0.915678</text:p>
              </table:table-cell>
              <table:table-cell office:value-type="float" office:value="0.805628">
                <text:p>0.805628</text:p>
              </table:table-cell>
            </table:table-row>
            <table:table-row>
              <table:table-cell office:value-type="float" office:value="139">
                <text:p>139</text:p>
              </table:table-cell>
              <table:table-cell office:value-type="float" office:value="0.504192">
                <text:p>0.504192</text:p>
              </table:table-cell>
              <table:table-cell office:value-type="float" office:value="0.820187">
                <text:p>0.820187</text:p>
              </table:table-cell>
              <table:table-cell office:value-type="float" office:value="0.828762">
                <text:p>0.828762</text:p>
              </table:table-cell>
              <table:table-cell office:value-type="float" office:value="0.837026">
                <text:p>0.837026</text:p>
              </table:table-cell>
              <table:table-cell office:value-type="float" office:value="0.838932">
                <text:p>0.838932</text:p>
              </table:table-cell>
              <table:table-cell office:value-type="float" office:value="0.839452">
                <text:p>0.839452</text:p>
              </table:table-cell>
              <table:table-cell office:value-type="float" office:value="0.839734">
                <text:p>0.839734</text:p>
              </table:table-cell>
              <table:table-cell office:value-type="float" office:value="0.840067">
                <text:p>0.840067</text:p>
              </table:table-cell>
              <table:table-cell office:value-type="float" office:value="0.84193">
                <text:p>0.84193</text:p>
              </table:table-cell>
              <table:table-cell office:value-type="float" office:value="0.866193">
                <text:p>0.866193</text:p>
              </table:table-cell>
              <table:table-cell office:value-type="float" office:value="0.915678">
                <text:p>0.915678</text:p>
              </table:table-cell>
              <table:table-cell office:value-type="float" office:value="0.805648">
                <text:p>0.805648</text:p>
              </table:table-cell>
            </table:table-row>
            <table:table-row>
              <table:table-cell office:value-type="float" office:value="140">
                <text:p>140</text:p>
              </table:table-cell>
              <table:table-cell office:value-type="float" office:value="0.464356">
                <text:p>0.464356</text:p>
              </table:table-cell>
              <table:table-cell office:value-type="float" office:value="0.824116">
                <text:p>0.824116</text:p>
              </table:table-cell>
              <table:table-cell office:value-type="float" office:value="0.830825">
                <text:p>0.830825</text:p>
              </table:table-cell>
              <table:table-cell office:value-type="float" office:value="0.837557">
                <text:p>0.837557</text:p>
              </table:table-cell>
              <table:table-cell office:value-type="float" office:value="0.839118">
                <text:p>0.839118</text:p>
              </table:table-cell>
              <table:table-cell office:value-type="float" office:value="0.839471">
                <text:p>0.839471</text:p>
              </table:table-cell>
              <table:table-cell office:value-type="float" office:value="0.839761">
                <text:p>0.839761</text:p>
              </table:table-cell>
              <table:table-cell office:value-type="float" office:value="0.840051">
                <text:p>0.840051</text:p>
              </table:table-cell>
              <table:table-cell office:value-type="float" office:value="0.840206">
                <text:p>0.840206</text:p>
              </table:table-cell>
              <table:table-cell office:value-type="float" office:value="0.860091">
                <text:p>0.860091</text:p>
              </table:table-cell>
              <table:table-cell office:value-type="float" office:value="0.915678">
                <text:p>0.915678</text:p>
              </table:table-cell>
              <table:table-cell office:value-type="float" office:value="0.801555">
                <text:p>0.801555</text:p>
              </table:table-cell>
            </table:table-row>
            <table:table-row>
              <table:table-cell office:value-type="float" office:value="141">
                <text:p>141</text:p>
              </table:table-cell>
              <table:table-cell office:value-type="float" office:value="0.542593">
                <text:p>0.542593</text:p>
              </table:table-cell>
              <table:table-cell office:value-type="float" office:value="0.824511">
                <text:p>0.824511</text:p>
              </table:table-cell>
              <table:table-cell office:value-type="float" office:value="0.832363">
                <text:p>0.832363</text:p>
              </table:table-cell>
              <table:table-cell office:value-type="float" office:value="0.838118">
                <text:p>0.838118</text:p>
              </table:table-cell>
              <table:table-cell office:value-type="float" office:value="0.839392">
                <text:p>0.839392</text:p>
              </table:table-cell>
              <table:table-cell office:value-type="float" office:value="0.839651">
                <text:p>0.839651</text:p>
              </table:table-cell>
              <table:table-cell office:value-type="float" office:value="0.839972">
                <text:p>0.839972</text:p>
              </table:table-cell>
              <table:table-cell office:value-type="float" office:value="0.840115">
                <text:p>0.840115</text:p>
              </table:table-cell>
              <table:table-cell office:value-type="float" office:value="0.841082">
                <text:p>0.841082</text:p>
              </table:table-cell>
              <table:table-cell office:value-type="float" office:value="0.862421">
                <text:p>0.86242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0022">
                <text:p>0.810022</text:p>
              </table:table-cell>
            </table:table-row>
            <table:table-row>
              <table:table-cell office:value-type="float" office:value="142">
                <text:p>142</text:p>
              </table:table-cell>
              <table:table-cell office:value-type="float" office:value="0.815346">
                <text:p>0.815346</text:p>
              </table:table-cell>
              <table:table-cell office:value-type="float" office:value="0.829955">
                <text:p>0.829955</text:p>
              </table:table-cell>
              <table:table-cell office:value-type="float" office:value="0.837302">
                <text:p>0.837302</text:p>
              </table:table-cell>
              <table:table-cell office:value-type="float" office:value="0.83916">
                <text:p>0.83916</text:p>
              </table:table-cell>
              <table:table-cell office:value-type="float" office:value="0.83944">
                <text:p>0.83944</text:p>
              </table:table-cell>
              <table:table-cell office:value-type="float" office:value="0.839715">
                <text:p>0.839715</text:p>
              </table:table-cell>
              <table:table-cell office:value-type="float" office:value="0.840007">
                <text:p>0.840007</text:p>
              </table:table-cell>
              <table:table-cell office:value-type="float" office:value="0.840092">
                <text:p>0.840092</text:p>
              </table:table-cell>
              <table:table-cell office:value-type="float" office:value="0.840241">
                <text:p>0.840241</text:p>
              </table:table-cell>
              <table:table-cell office:value-type="float" office:value="0.85928">
                <text:p>0.85928</text:p>
              </table:table-cell>
              <table:table-cell office:value-type="float" office:value="0.915678">
                <text:p>0.915678</text:p>
              </table:table-cell>
              <table:table-cell office:value-type="float" office:value="0.838054">
                <text:p>0.838054</text:p>
              </table:table-cell>
            </table:table-row>
            <table:table-row>
              <table:table-cell office:value-type="float" office:value="143">
                <text:p>143</text:p>
              </table:table-cell>
              <table:table-cell office:value-type="float" office:value="0.535933">
                <text:p>0.535933</text:p>
              </table:table-cell>
              <table:table-cell office:value-type="float" office:value="0.828002">
                <text:p>0.828002</text:p>
              </table:table-cell>
              <table:table-cell office:value-type="float" office:value="0.836733">
                <text:p>0.836733</text:p>
              </table:table-cell>
              <table:table-cell office:value-type="float" office:value="0.83913">
                <text:p>0.83913</text:p>
              </table:table-cell>
              <table:table-cell office:value-type="float" office:value="0.839401">
                <text:p>0.839401</text:p>
              </table:table-cell>
              <table:table-cell office:value-type="float" office:value="0.839631">
                <text:p>0.839631</text:p>
              </table:table-cell>
              <table:table-cell office:value-type="float" office:value="0.83994">
                <text:p>0.83994</text:p>
              </table:table-cell>
              <table:table-cell office:value-type="float" office:value="0.840085">
                <text:p>0.840085</text:p>
              </table:table-cell>
              <table:table-cell office:value-type="float" office:value="0.840233">
                <text:p>0.840233</text:p>
              </table:table-cell>
              <table:table-cell office:value-type="float" office:value="0.860864">
                <text:p>0.860864</text:p>
              </table:table-cell>
              <table:table-cell office:value-type="float" office:value="0.915678">
                <text:p>0.915678</text:p>
              </table:table-cell>
              <table:table-cell office:value-type="float" office:value="0.809995">
                <text:p>0.809995</text:p>
              </table:table-cell>
            </table:table-row>
            <table:table-row>
              <table:table-cell office:value-type="float" office:value="144">
                <text:p>144</text:p>
              </table:table-cell>
              <table:table-cell office:value-type="float" office:value="0.746915">
                <text:p>0.746915</text:p>
              </table:table-cell>
              <table:table-cell office:value-type="float" office:value="0.83123">
                <text:p>0.83123</text:p>
              </table:table-cell>
              <table:table-cell office:value-type="float" office:value="0.837984">
                <text:p>0.837984</text:p>
              </table:table-cell>
              <table:table-cell office:value-type="float" office:value="0.839268">
                <text:p>0.839268</text:p>
              </table:table-cell>
              <table:table-cell office:value-type="float" office:value="0.839461">
                <text:p>0.839461</text:p>
              </table:table-cell>
              <table:table-cell office:value-type="float" office:value="0.839754">
                <text:p>0.839754</text:p>
              </table:table-cell>
              <table:table-cell office:value-type="float" office:value="0.839999">
                <text:p>0.839999</text:p>
              </table:table-cell>
              <table:table-cell office:value-type="float" office:value="0.840103">
                <text:p>0.840103</text:p>
              </table:table-cell>
              <table:table-cell office:value-type="float" office:value="0.840218">
                <text:p>0.840218</text:p>
              </table:table-cell>
              <table:table-cell office:value-type="float" office:value="0.860703">
                <text:p>0.860703</text:p>
              </table:table-cell>
              <table:table-cell office:value-type="float" office:value="0.915678">
                <text:p>0.915678</text:p>
              </table:table-cell>
              <table:table-cell office:value-type="float" office:value="0.831564">
                <text:p>0.831564</text:p>
              </table:table-cell>
            </table:table-row>
            <table:table-row>
              <table:table-cell office:value-type="float" office:value="145">
                <text:p>145</text:p>
              </table:table-cell>
              <table:table-cell office:value-type="float" office:value="0.593141">
                <text:p>0.593141</text:p>
              </table:table-cell>
              <table:table-cell office:value-type="float" office:value="0.827048">
                <text:p>0.827048</text:p>
              </table:table-cell>
              <table:table-cell office:value-type="float" office:value="0.836248">
                <text:p>0.836248</text:p>
              </table:table-cell>
              <table:table-cell office:value-type="float" office:value="0.83906">
                <text:p>0.83906</text:p>
              </table:table-cell>
              <table:table-cell office:value-type="float" office:value="0.839499">
                <text:p>0.839499</text:p>
              </table:table-cell>
              <table:table-cell office:value-type="float" office:value="0.839741">
                <text:p>0.839741</text:p>
              </table:table-cell>
              <table:table-cell office:value-type="float" office:value="0.840009">
                <text:p>0.840009</text:p>
              </table:table-cell>
              <table:table-cell office:value-type="float" office:value="0.840132">
                <text:p>0.840132</text:p>
              </table:table-cell>
              <table:table-cell office:value-type="float" office:value="0.841448">
                <text:p>0.841448</text:p>
              </table:table-cell>
              <table:table-cell office:value-type="float" office:value="0.865209">
                <text:p>0.865209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154">
                <text:p>0.816154</text:p>
              </table:table-cell>
            </table:table-row>
            <table:table-row>
              <table:table-cell office:value-type="float" office:value="146">
                <text:p>146</text:p>
              </table:table-cell>
              <table:table-cell office:value-type="float" office:value="0.722744">
                <text:p>0.722744</text:p>
              </table:table-cell>
              <table:table-cell office:value-type="float" office:value="0.828074">
                <text:p>0.828074</text:p>
              </table:table-cell>
              <table:table-cell office:value-type="float" office:value="0.837293">
                <text:p>0.837293</text:p>
              </table:table-cell>
              <table:table-cell office:value-type="float" office:value="0.83932">
                <text:p>0.83932</text:p>
              </table:table-cell>
              <table:table-cell office:value-type="float" office:value="0.839644">
                <text:p>0.839644</text:p>
              </table:table-cell>
              <table:table-cell office:value-type="float" office:value="0.839802">
                <text:p>0.839802</text:p>
              </table:table-cell>
              <table:table-cell office:value-type="float" office:value="0.840045">
                <text:p>0.840045</text:p>
              </table:table-cell>
              <table:table-cell office:value-type="float" office:value="0.840164">
                <text:p>0.840164</text:p>
              </table:table-cell>
              <table:table-cell office:value-type="float" office:value="0.844193">
                <text:p>0.844193</text:p>
              </table:table-cell>
              <table:table-cell office:value-type="float" office:value="0.866008">
                <text:p>0.86600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729">
                <text:p>0.829729</text:p>
              </table:table-cell>
            </table:table-row>
            <table:table-row>
              <table:table-cell office:value-type="float" office:value="147">
                <text:p>147</text:p>
              </table:table-cell>
              <table:table-cell office:value-type="float" office:value="0.80376">
                <text:p>0.80376</text:p>
              </table:table-cell>
              <table:table-cell office:value-type="float" office:value="0.828063">
                <text:p>0.828063</text:p>
              </table:table-cell>
              <table:table-cell office:value-type="float" office:value="0.837409">
                <text:p>0.837409</text:p>
              </table:table-cell>
              <table:table-cell office:value-type="float" office:value="0.839495">
                <text:p>0.839495</text:p>
              </table:table-cell>
              <table:table-cell office:value-type="float" office:value="0.839722">
                <text:p>0.839722</text:p>
              </table:table-cell>
              <table:table-cell office:value-type="float" office:value="0.839949">
                <text:p>0.839949</text:p>
              </table:table-cell>
              <table:table-cell office:value-type="float" office:value="0.840093">
                <text:p>0.840093</text:p>
              </table:table-cell>
              <table:table-cell office:value-type="float" office:value="0.840192">
                <text:p>0.840192</text:p>
              </table:table-cell>
              <table:table-cell office:value-type="float" office:value="0.845237">
                <text:p>0.845237</text:p>
              </table:table-cell>
              <table:table-cell office:value-type="float" office:value="0.863166">
                <text:p>0.863166</text:p>
              </table:table-cell>
              <table:table-cell office:value-type="float" office:value="0.915678">
                <text:p>0.915678</text:p>
              </table:table-cell>
              <table:table-cell office:value-type="float" office:value="0.837709">
                <text:p>0.837709</text:p>
              </table:table-cell>
            </table:table-row>
            <table:table-row>
              <table:table-cell office:value-type="float" office:value="148">
                <text:p>148</text:p>
              </table:table-cell>
              <table:table-cell office:value-type="float" office:value="0.764369">
                <text:p>0.764369</text:p>
              </table:table-cell>
              <table:table-cell office:value-type="float" office:value="0.827434">
                <text:p>0.827434</text:p>
              </table:table-cell>
              <table:table-cell office:value-type="float" office:value="0.837084">
                <text:p>0.837084</text:p>
              </table:table-cell>
              <table:table-cell office:value-type="float" office:value="0.839402">
                <text:p>0.839402</text:p>
              </table:table-cell>
              <table:table-cell office:value-type="float" office:value="0.839695">
                <text:p>0.839695</text:p>
              </table:table-cell>
              <table:table-cell office:value-type="float" office:value="0.839934">
                <text:p>0.839934</text:p>
              </table:table-cell>
              <table:table-cell office:value-type="float" office:value="0.840107">
                <text:p>0.840107</text:p>
              </table:table-cell>
              <table:table-cell office:value-type="float" office:value="0.840484">
                <text:p>0.840484</text:p>
              </table:table-cell>
              <table:table-cell office:value-type="float" office:value="0.851409">
                <text:p>0.851409</text:p>
              </table:table-cell>
              <table:table-cell office:value-type="float" office:value="0.864122">
                <text:p>0.864122</text:p>
              </table:table-cell>
              <table:table-cell office:value-type="float" office:value="0.915678">
                <text:p>0.915678</text:p>
              </table:table-cell>
              <table:table-cell office:value-type="float" office:value="0.834404">
                <text:p>0.834404</text:p>
              </table:table-cell>
            </table:table-row>
            <table:table-row>
              <table:table-cell office:value-type="float" office:value="149">
                <text:p>149</text:p>
              </table:table-cell>
              <table:table-cell office:value-type="float" office:value="0.771931">
                <text:p>0.771931</text:p>
              </table:table-cell>
              <table:table-cell office:value-type="float" office:value="0.828447">
                <text:p>0.828447</text:p>
              </table:table-cell>
              <table:table-cell office:value-type="float" office:value="0.836415">
                <text:p>0.836415</text:p>
              </table:table-cell>
              <table:table-cell office:value-type="float" office:value="0.839055">
                <text:p>0.839055</text:p>
              </table:table-cell>
              <table:table-cell office:value-type="float" office:value="0.83968">
                <text:p>0.83968</text:p>
              </table:table-cell>
              <table:table-cell office:value-type="float" office:value="0.839922">
                <text:p>0.839922</text:p>
              </table:table-cell>
              <table:table-cell office:value-type="float" office:value="0.840086">
                <text:p>0.840086</text:p>
              </table:table-cell>
              <table:table-cell office:value-type="float" office:value="0.840697">
                <text:p>0.840697</text:p>
              </table:table-cell>
              <table:table-cell office:value-type="float" office:value="0.851648">
                <text:p>0.851648</text:p>
              </table:table-cell>
              <table:table-cell office:value-type="float" office:value="0.863834">
                <text:p>0.863834</text:p>
              </table:table-cell>
              <table:table-cell office:value-type="float" office:value="0.915678">
                <text:p>0.915678</text:p>
              </table:table-cell>
              <table:table-cell office:value-type="float" office:value="0.835172">
                <text:p>0.835172</text:p>
              </table:table-cell>
            </table:table-row>
            <table:table-row>
              <table:table-cell office:value-type="float" office:value="150">
                <text:p>150</text:p>
              </table:table-cell>
              <table:table-cell office:value-type="float" office:value="0.775248">
                <text:p>0.775248</text:p>
              </table:table-cell>
              <table:table-cell office:value-type="float" office:value="0.832736">
                <text:p>0.832736</text:p>
              </table:table-cell>
              <table:table-cell office:value-type="float" office:value="0.837509">
                <text:p>0.837509</text:p>
              </table:table-cell>
              <table:table-cell office:value-type="float" office:value="0.83952">
                <text:p>0.83952</text:p>
              </table:table-cell>
              <table:table-cell office:value-type="float" office:value="0.83984">
                <text:p>0.83984</text:p>
              </table:table-cell>
              <table:table-cell office:value-type="float" office:value="0.839998">
                <text:p>0.839998</text:p>
              </table:table-cell>
              <table:table-cell office:value-type="float" office:value="0.840171">
                <text:p>0.840171</text:p>
              </table:table-cell>
              <table:table-cell office:value-type="float" office:value="0.843251">
                <text:p>0.843251</text:p>
              </table:table-cell>
              <table:table-cell office:value-type="float" office:value="0.853093">
                <text:p>0.853093</text:p>
              </table:table-cell>
              <table:table-cell office:value-type="float" office:value="0.864678">
                <text:p>0.864678</text:p>
              </table:table-cell>
              <table:table-cell office:value-type="float" office:value="0.915678">
                <text:p>0.915678</text:p>
              </table:table-cell>
              <table:table-cell office:value-type="float" office:value="0.836604">
                <text:p>0.836604</text:p>
              </table:table-cell>
            </table:table-row>
            <table:table-row>
              <table:table-cell office:value-type="float" office:value="151">
                <text:p>151</text:p>
              </table:table-cell>
              <table:table-cell office:value-type="float" office:value="0.692501">
                <text:p>0.692501</text:p>
              </table:table-cell>
              <table:table-cell office:value-type="float" office:value="0.829892">
                <text:p>0.829892</text:p>
              </table:table-cell>
              <table:table-cell office:value-type="float" office:value="0.836055">
                <text:p>0.836055</text:p>
              </table:table-cell>
              <table:table-cell office:value-type="float" office:value="0.838945">
                <text:p>0.838945</text:p>
              </table:table-cell>
              <table:table-cell office:value-type="float" office:value="0.839741">
                <text:p>0.839741</text:p>
              </table:table-cell>
              <table:table-cell office:value-type="float" office:value="0.839908">
                <text:p>0.839908</text:p>
              </table:table-cell>
              <table:table-cell office:value-type="float" office:value="0.840079">
                <text:p>0.840079</text:p>
              </table:table-cell>
              <table:table-cell office:value-type="float" office:value="0.841369">
                <text:p>0.841369</text:p>
              </table:table-cell>
              <table:table-cell office:value-type="float" office:value="0.851955">
                <text:p>0.851955</text:p>
              </table:table-cell>
              <table:table-cell office:value-type="float" office:value="0.863406">
                <text:p>0.86340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7385">
                <text:p>0.827385</text:p>
              </table:table-cell>
            </table:table-row>
            <table:table-row>
              <table:table-cell office:value-type="float" office:value="152">
                <text:p>152</text:p>
              </table:table-cell>
              <table:table-cell office:value-type="float" office:value="0.655841">
                <text:p>0.655841</text:p>
              </table:table-cell>
              <table:table-cell office:value-type="float" office:value="0.825317">
                <text:p>0.825317</text:p>
              </table:table-cell>
              <table:table-cell office:value-type="float" office:value="0.834375">
                <text:p>0.834375</text:p>
              </table:table-cell>
              <table:table-cell office:value-type="float" office:value="0.83728">
                <text:p>0.83728</text:p>
              </table:table-cell>
              <table:table-cell office:value-type="float" office:value="0.839484">
                <text:p>0.839484</text:p>
              </table:table-cell>
              <table:table-cell office:value-type="float" office:value="0.839814">
                <text:p>0.839814</text:p>
              </table:table-cell>
              <table:table-cell office:value-type="float" office:value="0.840036">
                <text:p>0.840036</text:p>
              </table:table-cell>
              <table:table-cell office:value-type="float" office:value="0.840206">
                <text:p>0.840206</text:p>
              </table:table-cell>
              <table:table-cell office:value-type="float" office:value="0.848115">
                <text:p>0.848115</text:p>
              </table:table-cell>
              <table:table-cell office:value-type="float" office:value="0.862748">
                <text:p>0.86274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322">
                <text:p>0.822322</text:p>
              </table:table-cell>
            </table:table-row>
            <table:table-row>
              <table:table-cell office:value-type="float" office:value="153">
                <text:p>153</text:p>
              </table:table-cell>
              <table:table-cell office:value-type="float" office:value="0.736386">
                <text:p>0.736386</text:p>
              </table:table-cell>
              <table:table-cell office:value-type="float" office:value="0.82513">
                <text:p>0.82513</text:p>
              </table:table-cell>
              <table:table-cell office:value-type="float" office:value="0.832628">
                <text:p>0.832628</text:p>
              </table:table-cell>
              <table:table-cell office:value-type="float" office:value="0.836871">
                <text:p>0.836871</text:p>
              </table:table-cell>
              <table:table-cell office:value-type="float" office:value="0.839254">
                <text:p>0.839254</text:p>
              </table:table-cell>
              <table:table-cell office:value-type="float" office:value="0.839776">
                <text:p>0.839776</text:p>
              </table:table-cell>
              <table:table-cell office:value-type="float" office:value="0.840047">
                <text:p>0.840047</text:p>
              </table:table-cell>
              <table:table-cell office:value-type="float" office:value="0.840369">
                <text:p>0.840369</text:p>
              </table:table-cell>
              <table:table-cell office:value-type="float" office:value="0.851393">
                <text:p>0.851393</text:p>
              </table:table-cell>
              <table:table-cell office:value-type="float" office:value="0.864131">
                <text:p>0.864131</text:p>
              </table:table-cell>
              <table:table-cell office:value-type="float" office:value="0.915678">
                <text:p>0.915678</text:p>
              </table:table-cell>
              <table:table-cell office:value-type="float" office:value="0.830599">
                <text:p>0.830599</text:p>
              </table:table-cell>
            </table:table-row>
            <table:table-row>
              <table:table-cell office:value-type="float" office:value="154">
                <text:p>154</text:p>
              </table:table-cell>
              <table:table-cell office:value-type="float" office:value="0.726485">
                <text:p>0.726485</text:p>
              </table:table-cell>
              <table:table-cell office:value-type="float" office:value="0.824221">
                <text:p>0.824221</text:p>
              </table:table-cell>
              <table:table-cell office:value-type="float" office:value="0.832852">
                <text:p>0.832852</text:p>
              </table:table-cell>
              <table:table-cell office:value-type="float" office:value="0.836617">
                <text:p>0.836617</text:p>
              </table:table-cell>
              <table:table-cell office:value-type="float" office:value="0.839129">
                <text:p>0.839129</text:p>
              </table:table-cell>
              <table:table-cell office:value-type="float" office:value="0.839731">
                <text:p>0.839731</text:p>
              </table:table-cell>
              <table:table-cell office:value-type="float" office:value="0.84001">
                <text:p>0.84001</text:p>
              </table:table-cell>
              <table:table-cell office:value-type="float" office:value="0.840636">
                <text:p>0.840636</text:p>
              </table:table-cell>
              <table:table-cell office:value-type="float" office:value="0.853207">
                <text:p>0.853207</text:p>
              </table:table-cell>
              <table:table-cell office:value-type="float" office:value="0.867495">
                <text:p>0.867495</text:p>
              </table:table-cell>
              <table:table-cell office:value-type="float" office:value="0.915678">
                <text:p>0.915678</text:p>
              </table:table-cell>
              <table:table-cell office:value-type="float" office:value="0.830038">
                <text:p>0.830038</text:p>
              </table:table-cell>
            </table:table-row>
            <table:table-row>
              <table:table-cell office:value-type="float" office:value="155">
                <text:p>155</text:p>
              </table:table-cell>
              <table:table-cell office:value-type="float" office:value="0.626532">
                <text:p>0.626532</text:p>
              </table:table-cell>
              <table:table-cell office:value-type="float" office:value="0.823178">
                <text:p>0.823178</text:p>
              </table:table-cell>
              <table:table-cell office:value-type="float" office:value="0.830925">
                <text:p>0.830925</text:p>
              </table:table-cell>
              <table:table-cell office:value-type="float" office:value="0.836416">
                <text:p>0.836416</text:p>
              </table:table-cell>
              <table:table-cell office:value-type="float" office:value="0.839156">
                <text:p>0.839156</text:p>
              </table:table-cell>
              <table:table-cell office:value-type="float" office:value="0.839767">
                <text:p>0.839767</text:p>
              </table:table-cell>
              <table:table-cell office:value-type="float" office:value="0.840076">
                <text:p>0.840076</text:p>
              </table:table-cell>
              <table:table-cell office:value-type="float" office:value="0.842422">
                <text:p>0.842422</text:p>
              </table:table-cell>
              <table:table-cell office:value-type="float" office:value="0.852763">
                <text:p>0.852763</text:p>
              </table:table-cell>
              <table:table-cell office:value-type="float" office:value="0.8666">
                <text:p>0.866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9784">
                <text:p>0.819784</text:p>
              </table:table-cell>
            </table:table-row>
            <table:table-row>
              <table:table-cell office:value-type="float" office:value="156">
                <text:p>156</text:p>
              </table:table-cell>
              <table:table-cell office:value-type="float" office:value="0.505646">
                <text:p>0.505646</text:p>
              </table:table-cell>
              <table:table-cell office:value-type="float" office:value="0.809784">
                <text:p>0.809784</text:p>
              </table:table-cell>
              <table:table-cell office:value-type="float" office:value="0.829092">
                <text:p>0.829092</text:p>
              </table:table-cell>
              <table:table-cell office:value-type="float" office:value="0.834774">
                <text:p>0.834774</text:p>
              </table:table-cell>
              <table:table-cell office:value-type="float" office:value="0.837948">
                <text:p>0.837948</text:p>
              </table:table-cell>
              <table:table-cell office:value-type="float" office:value="0.839662">
                <text:p>0.839662</text:p>
              </table:table-cell>
              <table:table-cell office:value-type="float" office:value="0.840051">
                <text:p>0.840051</text:p>
              </table:table-cell>
              <table:table-cell office:value-type="float" office:value="0.841979">
                <text:p>0.841979</text:p>
              </table:table-cell>
              <table:table-cell office:value-type="float" office:value="0.852983">
                <text:p>0.852983</text:p>
              </table:table-cell>
              <table:table-cell office:value-type="float" office:value="0.864586">
                <text:p>0.864586</text:p>
              </table:table-cell>
              <table:table-cell office:value-type="float" office:value="0.915678">
                <text:p>0.915678</text:p>
              </table:table-cell>
              <table:table-cell office:value-type="float" office:value="0.80565">
                <text:p>0.80565</text:p>
              </table:table-cell>
            </table:table-row>
            <table:table-row>
              <table:table-cell office:value-type="float" office:value="157">
                <text:p>157</text:p>
              </table:table-cell>
              <table:table-cell office:value-type="float" office:value="0.683732">
                <text:p>0.683732</text:p>
              </table:table-cell>
              <table:table-cell office:value-type="float" office:value="0.813957">
                <text:p>0.813957</text:p>
              </table:table-cell>
              <table:table-cell office:value-type="float" office:value="0.828334">
                <text:p>0.828334</text:p>
              </table:table-cell>
              <table:table-cell office:value-type="float" office:value="0.834092">
                <text:p>0.834092</text:p>
              </table:table-cell>
              <table:table-cell office:value-type="float" office:value="0.837674">
                <text:p>0.837674</text:p>
              </table:table-cell>
              <table:table-cell office:value-type="float" office:value="0.839529">
                <text:p>0.839529</text:p>
              </table:table-cell>
              <table:table-cell office:value-type="float" office:value="0.839911">
                <text:p>0.839911</text:p>
              </table:table-cell>
              <table:table-cell office:value-type="float" office:value="0.840159">
                <text:p>0.840159</text:p>
              </table:table-cell>
              <table:table-cell office:value-type="float" office:value="0.851531">
                <text:p>0.851531</text:p>
              </table:table-cell>
              <table:table-cell office:value-type="float" office:value="0.864941">
                <text:p>0.86494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386">
                <text:p>0.823386</text:p>
              </table:table-cell>
            </table:table-row>
            <table:table-row>
              <table:table-cell office:value-type="float" office:value="158">
                <text:p>158</text:p>
              </table:table-cell>
              <table:table-cell office:value-type="float" office:value="0.75116">
                <text:p>0.75116</text:p>
              </table:table-cell>
              <table:table-cell office:value-type="float" office:value="0.807182">
                <text:p>0.807182</text:p>
              </table:table-cell>
              <table:table-cell office:value-type="float" office:value="0.827584">
                <text:p>0.827584</text:p>
              </table:table-cell>
              <table:table-cell office:value-type="float" office:value="0.833774">
                <text:p>0.833774</text:p>
              </table:table-cell>
              <table:table-cell office:value-type="float" office:value="0.837651">
                <text:p>0.837651</text:p>
              </table:table-cell>
              <table:table-cell office:value-type="float" office:value="0.839624">
                <text:p>0.839624</text:p>
              </table:table-cell>
              <table:table-cell office:value-type="float" office:value="0.840026">
                <text:p>0.840026</text:p>
              </table:table-cell>
              <table:table-cell office:value-type="float" office:value="0.84091">
                <text:p>0.84091</text:p>
              </table:table-cell>
              <table:table-cell office:value-type="float" office:value="0.854939">
                <text:p>0.854939</text:p>
              </table:table-cell>
              <table:table-cell office:value-type="float" office:value="0.864908">
                <text:p>0.86490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776">
                <text:p>0.829776</text:p>
              </table:table-cell>
            </table:table-row>
            <table:table-row>
              <table:table-cell office:value-type="float" office:value="159">
                <text:p>159</text:p>
              </table:table-cell>
              <table:table-cell office:value-type="float" office:value="0.678026">
                <text:p>0.678026</text:p>
              </table:table-cell>
              <table:table-cell office:value-type="float" office:value="0.797667">
                <text:p>0.797667</text:p>
              </table:table-cell>
              <table:table-cell office:value-type="float" office:value="0.82016">
                <text:p>0.82016</text:p>
              </table:table-cell>
              <table:table-cell office:value-type="float" office:value="0.832799">
                <text:p>0.832799</text:p>
              </table:table-cell>
              <table:table-cell office:value-type="float" office:value="0.838856">
                <text:p>0.838856</text:p>
              </table:table-cell>
              <table:table-cell office:value-type="float" office:value="0.839846">
                <text:p>0.839846</text:p>
              </table:table-cell>
              <table:table-cell office:value-type="float" office:value="0.84018">
                <text:p>0.84018</text:p>
              </table:table-cell>
              <table:table-cell office:value-type="float" office:value="0.84678">
                <text:p>0.84678</text:p>
              </table:table-cell>
              <table:table-cell office:value-type="float" office:value="0.855248">
                <text:p>0.855248</text:p>
              </table:table-cell>
              <table:table-cell office:value-type="float" office:value="0.864657">
                <text:p>0.86465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1422">
                <text:p>0.821422</text:p>
              </table:table-cell>
            </table:table-row>
            <table:table-row>
              <table:table-cell office:value-type="float" office:value="160">
                <text:p>160</text:p>
              </table:table-cell>
              <table:table-cell office:value-type="float" office:value="0.740724">
                <text:p>0.740724</text:p>
              </table:table-cell>
              <table:table-cell office:value-type="float" office:value="0.78874">
                <text:p>0.78874</text:p>
              </table:table-cell>
              <table:table-cell office:value-type="float" office:value="0.808787">
                <text:p>0.808787</text:p>
              </table:table-cell>
              <table:table-cell office:value-type="float" office:value="0.825897">
                <text:p>0.825897</text:p>
              </table:table-cell>
              <table:table-cell office:value-type="float" office:value="0.833969">
                <text:p>0.833969</text:p>
              </table:table-cell>
              <table:table-cell office:value-type="float" office:value="0.839025">
                <text:p>0.839025</text:p>
              </table:table-cell>
              <table:table-cell office:value-type="float" office:value="0.83994">
                <text:p>0.83994</text:p>
              </table:table-cell>
              <table:table-cell office:value-type="float" office:value="0.840567">
                <text:p>0.840567</text:p>
              </table:table-cell>
              <table:table-cell office:value-type="float" office:value="0.851141">
                <text:p>0.851141</text:p>
              </table:table-cell>
              <table:table-cell office:value-type="float" office:value="0.870679">
                <text:p>0.870679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947">
                <text:p>0.823947</text:p>
              </table:table-cell>
            </table:table-row>
            <table:table-row>
              <table:table-cell office:value-type="float" office:value="161">
                <text:p>161</text:p>
              </table:table-cell>
              <table:table-cell office:value-type="float" office:value="0.574498">
                <text:p>0.574498</text:p>
              </table:table-cell>
              <table:table-cell office:value-type="float" office:value="0.784945">
                <text:p>0.784945</text:p>
              </table:table-cell>
              <table:table-cell office:value-type="float" office:value="0.794525">
                <text:p>0.794525</text:p>
              </table:table-cell>
              <table:table-cell office:value-type="float" office:value="0.819837">
                <text:p>0.819837</text:p>
              </table:table-cell>
              <table:table-cell office:value-type="float" office:value="0.830069">
                <text:p>0.830069</text:p>
              </table:table-cell>
              <table:table-cell office:value-type="float" office:value="0.836476">
                <text:p>0.836476</text:p>
              </table:table-cell>
              <table:table-cell office:value-type="float" office:value="0.839756">
                <text:p>0.839756</text:p>
              </table:table-cell>
              <table:table-cell office:value-type="float" office:value="0.840047">
                <text:p>0.840047</text:p>
              </table:table-cell>
              <table:table-cell office:value-type="float" office:value="0.843176">
                <text:p>0.843176</text:p>
              </table:table-cell>
              <table:table-cell office:value-type="float" office:value="0.864978">
                <text:p>0.86497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2831">
                <text:p>0.802831</text:p>
              </table:table-cell>
            </table:table-row>
            <table:table-row>
              <table:table-cell office:value-type="float" office:value="162">
                <text:p>162</text:p>
              </table:table-cell>
              <table:table-cell office:value-type="float" office:value="0.570428">
                <text:p>0.570428</text:p>
              </table:table-cell>
              <table:table-cell office:value-type="float" office:value="0.784228">
                <text:p>0.784228</text:p>
              </table:table-cell>
              <table:table-cell office:value-type="float" office:value="0.790882">
                <text:p>0.790882</text:p>
              </table:table-cell>
              <table:table-cell office:value-type="float" office:value="0.80506">
                <text:p>0.80506</text:p>
              </table:table-cell>
              <table:table-cell office:value-type="float" office:value="0.828585">
                <text:p>0.828585</text:p>
              </table:table-cell>
              <table:table-cell office:value-type="float" office:value="0.836892">
                <text:p>0.836892</text:p>
              </table:table-cell>
              <table:table-cell office:value-type="float" office:value="0.839883">
                <text:p>0.839883</text:p>
              </table:table-cell>
              <table:table-cell office:value-type="float" office:value="0.840103">
                <text:p>0.840103</text:p>
              </table:table-cell>
              <table:table-cell office:value-type="float" office:value="0.841192">
                <text:p>0.841192</text:p>
              </table:table-cell>
              <table:table-cell office:value-type="float" office:value="0.862518">
                <text:p>0.862518</text:p>
              </table:table-cell>
              <table:table-cell office:value-type="float" office:value="0.915678">
                <text:p>0.915678</text:p>
              </table:table-cell>
              <table:table-cell office:value-type="float" office:value="0.799977">
                <text:p>0.799977</text:p>
              </table:table-cell>
            </table:table-row>
            <table:table-row>
              <table:table-cell office:value-type="float" office:value="163">
                <text:p>163</text:p>
              </table:table-cell>
              <table:table-cell office:value-type="float" office:value="0.561369">
                <text:p>0.561369</text:p>
              </table:table-cell>
              <table:table-cell office:value-type="float" office:value="0.784132">
                <text:p>0.784132</text:p>
              </table:table-cell>
              <table:table-cell office:value-type="float" office:value="0.789151">
                <text:p>0.789151</text:p>
              </table:table-cell>
              <table:table-cell office:value-type="float" office:value="0.803025">
                <text:p>0.803025</text:p>
              </table:table-cell>
              <table:table-cell office:value-type="float" office:value="0.827228">
                <text:p>0.827228</text:p>
              </table:table-cell>
              <table:table-cell office:value-type="float" office:value="0.837878">
                <text:p>0.837878</text:p>
              </table:table-cell>
              <table:table-cell office:value-type="float" office:value="0.839918">
                <text:p>0.839918</text:p>
              </table:table-cell>
              <table:table-cell office:value-type="float" office:value="0.84012">
                <text:p>0.84012</text:p>
              </table:table-cell>
              <table:table-cell office:value-type="float" office:value="0.844663">
                <text:p>0.844663</text:p>
              </table:table-cell>
              <table:table-cell office:value-type="float" office:value="0.861363">
                <text:p>0.861363</text:p>
              </table:table-cell>
              <table:table-cell office:value-type="float" office:value="0.915678">
                <text:p>0.915678</text:p>
              </table:table-cell>
              <table:table-cell office:value-type="float" office:value="0.798885">
                <text:p>0.798885</text:p>
              </table:table-cell>
            </table:table-row>
            <table:table-row>
              <table:table-cell office:value-type="float" office:value="164">
                <text:p>164</text:p>
              </table:table-cell>
              <table:table-cell office:value-type="float" office:value="0.730244">
                <text:p>0.730244</text:p>
              </table:table-cell>
              <table:table-cell office:value-type="float" office:value="0.784636">
                <text:p>0.784636</text:p>
              </table:table-cell>
              <table:table-cell office:value-type="float" office:value="0.794201">
                <text:p>0.794201</text:p>
              </table:table-cell>
              <table:table-cell office:value-type="float" office:value="0.818799">
                <text:p>0.818799</text:p>
              </table:table-cell>
              <table:table-cell office:value-type="float" office:value="0.833684">
                <text:p>0.833684</text:p>
              </table:table-cell>
              <table:table-cell office:value-type="float" office:value="0.839756">
                <text:p>0.839756</text:p>
              </table:table-cell>
              <table:table-cell office:value-type="float" office:value="0.839985">
                <text:p>0.839985</text:p>
              </table:table-cell>
              <table:table-cell office:value-type="float" office:value="0.840162">
                <text:p>0.840162</text:p>
              </table:table-cell>
              <table:table-cell office:value-type="float" office:value="0.843452">
                <text:p>0.843452</text:p>
              </table:table-cell>
              <table:table-cell office:value-type="float" office:value="0.861036">
                <text:p>0.86103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595">
                <text:p>0.818595</text:p>
              </table:table-cell>
            </table:table-row>
            <table:table-row>
              <table:table-cell office:value-type="float" office:value="165">
                <text:p>165</text:p>
              </table:table-cell>
              <table:table-cell office:value-type="float" office:value="0.601728">
                <text:p>0.601728</text:p>
              </table:table-cell>
              <table:table-cell office:value-type="float" office:value="0.785128">
                <text:p>0.785128</text:p>
              </table:table-cell>
              <table:table-cell office:value-type="float" office:value="0.808945">
                <text:p>0.808945</text:p>
              </table:table-cell>
              <table:table-cell office:value-type="float" office:value="0.830823">
                <text:p>0.830823</text:p>
              </table:table-cell>
              <table:table-cell office:value-type="float" office:value="0.838518">
                <text:p>0.838518</text:p>
              </table:table-cell>
              <table:table-cell office:value-type="float" office:value="0.839864">
                <text:p>0.839864</text:p>
              </table:table-cell>
              <table:table-cell office:value-type="float" office:value="0.839992">
                <text:p>0.839992</text:p>
              </table:table-cell>
              <table:table-cell office:value-type="float" office:value="0.84013">
                <text:p>0.84013</text:p>
              </table:table-cell>
              <table:table-cell office:value-type="float" office:value="0.843487">
                <text:p>0.843487</text:p>
              </table:table-cell>
              <table:table-cell office:value-type="float" office:value="0.864687">
                <text:p>0.864687</text:p>
              </table:table-cell>
              <table:table-cell office:value-type="float" office:value="0.915678">
                <text:p>0.915678</text:p>
              </table:table-cell>
              <table:table-cell office:value-type="float" office:value="0.80933">
                <text:p>0.80933</text:p>
              </table:table-cell>
            </table:table-row>
            <table:table-row>
              <table:table-cell office:value-type="float" office:value="166">
                <text:p>166</text:p>
              </table:table-cell>
              <table:table-cell office:value-type="float" office:value="0.687613">
                <text:p>0.687613</text:p>
              </table:table-cell>
              <table:table-cell office:value-type="float" office:value="0.785263">
                <text:p>0.785263</text:p>
              </table:table-cell>
              <table:table-cell office:value-type="float" office:value="0.806199">
                <text:p>0.806199</text:p>
              </table:table-cell>
              <table:table-cell office:value-type="float" office:value="0.830467">
                <text:p>0.830467</text:p>
              </table:table-cell>
              <table:table-cell office:value-type="float" office:value="0.836977">
                <text:p>0.836977</text:p>
              </table:table-cell>
              <table:table-cell office:value-type="float" office:value="0.83974">
                <text:p>0.83974</text:p>
              </table:table-cell>
              <table:table-cell office:value-type="float" office:value="0.839986">
                <text:p>0.839986</text:p>
              </table:table-cell>
              <table:table-cell office:value-type="float" office:value="0.840095">
                <text:p>0.840095</text:p>
              </table:table-cell>
              <table:table-cell office:value-type="float" office:value="0.841456">
                <text:p>0.841456</text:p>
              </table:table-cell>
              <table:table-cell office:value-type="float" office:value="0.861868">
                <text:p>0.86186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966">
                <text:p>0.816966</text:p>
              </table:table-cell>
            </table:table-row>
            <table:table-row>
              <table:table-cell office:value-type="float" office:value="167">
                <text:p>167</text:p>
              </table:table-cell>
              <table:table-cell office:value-type="float" office:value="0.73487">
                <text:p>0.73487</text:p>
              </table:table-cell>
              <table:table-cell office:value-type="float" office:value="0.787139">
                <text:p>0.787139</text:p>
              </table:table-cell>
              <table:table-cell office:value-type="float" office:value="0.810115">
                <text:p>0.810115</text:p>
              </table:table-cell>
              <table:table-cell office:value-type="float" office:value="0.83314">
                <text:p>0.83314</text:p>
              </table:table-cell>
              <table:table-cell office:value-type="float" office:value="0.838687">
                <text:p>0.838687</text:p>
              </table:table-cell>
              <table:table-cell office:value-type="float" office:value="0.839822">
                <text:p>0.839822</text:p>
              </table:table-cell>
              <table:table-cell office:value-type="float" office:value="0.840002">
                <text:p>0.840002</text:p>
              </table:table-cell>
              <table:table-cell office:value-type="float" office:value="0.840155">
                <text:p>0.840155</text:p>
              </table:table-cell>
              <table:table-cell office:value-type="float" office:value="0.842984">
                <text:p>0.842984</text:p>
              </table:table-cell>
              <table:table-cell office:value-type="float" office:value="0.862444">
                <text:p>0.86244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936">
                <text:p>0.822936</text:p>
              </table:table-cell>
            </table:table-row>
            <table:table-row>
              <table:table-cell office:value-type="float" office:value="168">
                <text:p>168</text:p>
              </table:table-cell>
              <table:table-cell office:value-type="float" office:value="0.777816">
                <text:p>0.777816</text:p>
              </table:table-cell>
              <table:table-cell office:value-type="float" office:value="0.789249">
                <text:p>0.789249</text:p>
              </table:table-cell>
              <table:table-cell office:value-type="float" office:value="0.826105">
                <text:p>0.826105</text:p>
              </table:table-cell>
              <table:table-cell office:value-type="float" office:value="0.837749">
                <text:p>0.837749</text:p>
              </table:table-cell>
              <table:table-cell office:value-type="float" office:value="0.839675">
                <text:p>0.839675</text:p>
              </table:table-cell>
              <table:table-cell office:value-type="float" office:value="0.839924">
                <text:p>0.839924</text:p>
              </table:table-cell>
              <table:table-cell office:value-type="float" office:value="0.840025">
                <text:p>0.840025</text:p>
              </table:table-cell>
              <table:table-cell office:value-type="float" office:value="0.840202">
                <text:p>0.840202</text:p>
              </table:table-cell>
              <table:table-cell office:value-type="float" office:value="0.843289">
                <text:p>0.843289</text:p>
              </table:table-cell>
              <table:table-cell office:value-type="float" office:value="0.863937">
                <text:p>0.86393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9797">
                <text:p>0.829797</text:p>
              </table:table-cell>
            </table:table-row>
            <table:table-row>
              <table:table-cell office:value-type="float" office:value="169">
                <text:p>169</text:p>
              </table:table-cell>
              <table:table-cell office:value-type="float" office:value="0.66797">
                <text:p>0.66797</text:p>
              </table:table-cell>
              <table:table-cell office:value-type="float" office:value="0.788461">
                <text:p>0.788461</text:p>
              </table:table-cell>
              <table:table-cell office:value-type="float" office:value="0.819887">
                <text:p>0.819887</text:p>
              </table:table-cell>
              <table:table-cell office:value-type="float" office:value="0.836603">
                <text:p>0.836603</text:p>
              </table:table-cell>
              <table:table-cell office:value-type="float" office:value="0.839575">
                <text:p>0.839575</text:p>
              </table:table-cell>
              <table:table-cell office:value-type="float" office:value="0.839882">
                <text:p>0.839882</text:p>
              </table:table-cell>
              <table:table-cell office:value-type="float" office:value="0.840021">
                <text:p>0.840021</text:p>
              </table:table-cell>
              <table:table-cell office:value-type="float" office:value="0.840197">
                <text:p>0.840197</text:p>
              </table:table-cell>
              <table:table-cell office:value-type="float" office:value="0.841436">
                <text:p>0.841436</text:p>
              </table:table-cell>
              <table:table-cell office:value-type="float" office:value="0.862833">
                <text:p>0.86283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686">
                <text:p>0.817686</text:p>
              </table:table-cell>
            </table:table-row>
            <table:table-row>
              <table:table-cell office:value-type="float" office:value="170">
                <text:p>170</text:p>
              </table:table-cell>
              <table:table-cell office:value-type="float" office:value="0.436483">
                <text:p>0.436483</text:p>
              </table:table-cell>
              <table:table-cell office:value-type="float" office:value="0.784166">
                <text:p>0.784166</text:p>
              </table:table-cell>
              <table:table-cell office:value-type="float" office:value="0.802754">
                <text:p>0.802754</text:p>
              </table:table-cell>
              <table:table-cell office:value-type="float" office:value="0.835528">
                <text:p>0.835528</text:p>
              </table:table-cell>
              <table:table-cell office:value-type="float" office:value="0.839476">
                <text:p>0.839476</text:p>
              </table:table-cell>
              <table:table-cell office:value-type="float" office:value="0.839823">
                <text:p>0.839823</text:p>
              </table:table-cell>
              <table:table-cell office:value-type="float" office:value="0.839977">
                <text:p>0.839977</text:p>
              </table:table-cell>
              <table:table-cell office:value-type="float" office:value="0.84017">
                <text:p>0.84017</text:p>
              </table:table-cell>
              <table:table-cell office:value-type="float" office:value="0.841067">
                <text:p>0.841067</text:p>
              </table:table-cell>
              <table:table-cell office:value-type="float" office:value="0.861925">
                <text:p>0.861925</text:p>
              </table:table-cell>
              <table:table-cell office:value-type="float" office:value="0.915678">
                <text:p>0.915678</text:p>
              </table:table-cell>
              <table:table-cell office:value-type="float" office:value="0.792137">
                <text:p>0.792137</text:p>
              </table:table-cell>
            </table:table-row>
            <table:table-row>
              <table:table-cell office:value-type="float" office:value="171">
                <text:p>171</text:p>
              </table:table-cell>
              <table:table-cell office:value-type="float" office:value="0.684484">
                <text:p>0.684484</text:p>
              </table:table-cell>
              <table:table-cell office:value-type="float" office:value="0.784578">
                <text:p>0.784578</text:p>
              </table:table-cell>
              <table:table-cell office:value-type="float" office:value="0.80723">
                <text:p>0.80723</text:p>
              </table:table-cell>
              <table:table-cell office:value-type="float" office:value="0.834718">
                <text:p>0.834718</text:p>
              </table:table-cell>
              <table:table-cell office:value-type="float" office:value="0.838929">
                <text:p>0.838929</text:p>
              </table:table-cell>
              <table:table-cell office:value-type="float" office:value="0.839816">
                <text:p>0.839816</text:p>
              </table:table-cell>
              <table:table-cell office:value-type="float" office:value="0.840006">
                <text:p>0.840006</text:p>
              </table:table-cell>
              <table:table-cell office:value-type="float" office:value="0.840205">
                <text:p>0.840205</text:p>
              </table:table-cell>
              <table:table-cell office:value-type="float" office:value="0.841361">
                <text:p>0.841361</text:p>
              </table:table-cell>
              <table:table-cell office:value-type="float" office:value="0.85944">
                <text:p>0.85944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077">
                <text:p>0.817077</text:p>
              </table:table-cell>
            </table:table-row>
            <table:table-row>
              <table:table-cell office:value-type="float" office:value="172">
                <text:p>172</text:p>
              </table:table-cell>
              <table:table-cell office:value-type="float" office:value="0.417549">
                <text:p>0.417549</text:p>
              </table:table-cell>
              <table:table-cell office:value-type="float" office:value="0.784054">
                <text:p>0.784054</text:p>
              </table:table-cell>
              <table:table-cell office:value-type="float" office:value="0.80193">
                <text:p>0.80193</text:p>
              </table:table-cell>
              <table:table-cell office:value-type="float" office:value="0.834564">
                <text:p>0.834564</text:p>
              </table:table-cell>
              <table:table-cell office:value-type="float" office:value="0.839344">
                <text:p>0.839344</text:p>
              </table:table-cell>
              <table:table-cell office:value-type="float" office:value="0.839883">
                <text:p>0.839883</text:p>
              </table:table-cell>
              <table:table-cell office:value-type="float" office:value="0.84009">
                <text:p>0.84009</text:p>
              </table:table-cell>
              <table:table-cell office:value-type="float" office:value="0.84022">
                <text:p>0.84022</text:p>
              </table:table-cell>
              <table:table-cell office:value-type="float" office:value="0.844189">
                <text:p>0.844189</text:p>
              </table:table-cell>
              <table:table-cell office:value-type="float" office:value="0.865969">
                <text:p>0.865969</text:p>
              </table:table-cell>
              <table:table-cell office:value-type="float" office:value="0.915678">
                <text:p>0.915678</text:p>
              </table:table-cell>
              <table:table-cell office:value-type="float" office:value="0.790779">
                <text:p>0.790779</text:p>
              </table:table-cell>
            </table:table-row>
            <table:table-row>
              <table:table-cell office:value-type="float" office:value="173">
                <text:p>173</text:p>
              </table:table-cell>
              <table:table-cell office:value-type="float" office:value="0.554824">
                <text:p>0.554824</text:p>
              </table:table-cell>
              <table:table-cell office:value-type="float" office:value="0.784128">
                <text:p>0.784128</text:p>
              </table:table-cell>
              <table:table-cell office:value-type="float" office:value="0.798354">
                <text:p>0.798354</text:p>
              </table:table-cell>
              <table:table-cell office:value-type="float" office:value="0.836107">
                <text:p>0.836107</text:p>
              </table:table-cell>
              <table:table-cell office:value-type="float" office:value="0.839348">
                <text:p>0.839348</text:p>
              </table:table-cell>
              <table:table-cell office:value-type="float" office:value="0.839838">
                <text:p>0.839838</text:p>
              </table:table-cell>
              <table:table-cell office:value-type="float" office:value="0.840015">
                <text:p>0.840015</text:p>
              </table:table-cell>
              <table:table-cell office:value-type="float" office:value="0.840178">
                <text:p>0.840178</text:p>
              </table:table-cell>
              <table:table-cell office:value-type="float" office:value="0.844484">
                <text:p>0.844484</text:p>
              </table:table-cell>
              <table:table-cell office:value-type="float" office:value="0.866564">
                <text:p>0.866564</text:p>
              </table:table-cell>
              <table:table-cell office:value-type="float" office:value="0.915678">
                <text:p>0.915678</text:p>
              </table:table-cell>
              <table:table-cell office:value-type="float" office:value="0.804384">
                <text:p>0.804384</text:p>
              </table:table-cell>
            </table:table-row>
            <table:table-row>
              <table:table-cell office:value-type="float" office:value="174">
                <text:p>174</text:p>
              </table:table-cell>
              <table:table-cell office:value-type="float" office:value="0.682687">
                <text:p>0.682687</text:p>
              </table:table-cell>
              <table:table-cell office:value-type="float" office:value="0.785357">
                <text:p>0.785357</text:p>
              </table:table-cell>
              <table:table-cell office:value-type="float" office:value="0.815571">
                <text:p>0.815571</text:p>
              </table:table-cell>
              <table:table-cell office:value-type="float" office:value="0.836978">
                <text:p>0.836978</text:p>
              </table:table-cell>
              <table:table-cell office:value-type="float" office:value="0.839451">
                <text:p>0.839451</text:p>
              </table:table-cell>
              <table:table-cell office:value-type="float" office:value="0.8399">
                <text:p>0.8399</text:p>
              </table:table-cell>
              <table:table-cell office:value-type="float" office:value="0.84002">
                <text:p>0.84002</text:p>
              </table:table-cell>
              <table:table-cell office:value-type="float" office:value="0.840177">
                <text:p>0.840177</text:p>
              </table:table-cell>
              <table:table-cell office:value-type="float" office:value="0.845121">
                <text:p>0.845121</text:p>
              </table:table-cell>
              <table:table-cell office:value-type="float" office:value="0.866267">
                <text:p>0.866267</text:p>
              </table:table-cell>
              <table:table-cell office:value-type="float" office:value="0.915678">
                <text:p>0.915678</text:p>
              </table:table-cell>
              <table:table-cell office:value-type="float" office:value="0.819153">
                <text:p>0.819153</text:p>
              </table:table-cell>
            </table:table-row>
            <table:table-row>
              <table:table-cell office:value-type="float" office:value="175">
                <text:p>175</text:p>
              </table:table-cell>
              <table:table-cell office:value-type="float" office:value="0.705643">
                <text:p>0.705643</text:p>
              </table:table-cell>
              <table:table-cell office:value-type="float" office:value="0.787313">
                <text:p>0.787313</text:p>
              </table:table-cell>
              <table:table-cell office:value-type="float" office:value="0.828751">
                <text:p>0.828751</text:p>
              </table:table-cell>
              <table:table-cell office:value-type="float" office:value="0.837568">
                <text:p>0.837568</text:p>
              </table:table-cell>
              <table:table-cell office:value-type="float" office:value="0.839501">
                <text:p>0.839501</text:p>
              </table:table-cell>
              <table:table-cell office:value-type="float" office:value="0.839901">
                <text:p>0.839901</text:p>
              </table:table-cell>
              <table:table-cell office:value-type="float" office:value="0.840054">
                <text:p>0.840054</text:p>
              </table:table-cell>
              <table:table-cell office:value-type="float" office:value="0.840178">
                <text:p>0.840178</text:p>
              </table:table-cell>
              <table:table-cell office:value-type="float" office:value="0.841783">
                <text:p>0.841783</text:p>
              </table:table-cell>
              <table:table-cell office:value-type="float" office:value="0.865097">
                <text:p>0.865097</text:p>
              </table:table-cell>
              <table:table-cell office:value-type="float" office:value="0.915678">
                <text:p>0.915678</text:p>
              </table:table-cell>
              <table:table-cell office:value-type="float" office:value="0.822579">
                <text:p>0.822579</text:p>
              </table:table-cell>
            </table:table-row>
            <table:table-row>
              <table:table-cell office:value-type="float" office:value="176">
                <text:p>176</text:p>
              </table:table-cell>
              <table:table-cell office:value-type="float" office:value="0.598203">
                <text:p>0.598203</text:p>
              </table:table-cell>
              <table:table-cell office:value-type="float" office:value="0.788253">
                <text:p>0.788253</text:p>
              </table:table-cell>
              <table:table-cell office:value-type="float" office:value="0.825675">
                <text:p>0.825675</text:p>
              </table:table-cell>
              <table:table-cell office:value-type="float" office:value="0.83691">
                <text:p>0.83691</text:p>
              </table:table-cell>
              <table:table-cell office:value-type="float" office:value="0.839383">
                <text:p>0.839383</text:p>
              </table:table-cell>
              <table:table-cell office:value-type="float" office:value="0.839868">
                <text:p>0.839868</text:p>
              </table:table-cell>
              <table:table-cell office:value-type="float" office:value="0.840022">
                <text:p>0.840022</text:p>
              </table:table-cell>
              <table:table-cell office:value-type="float" office:value="0.840162">
                <text:p>0.840162</text:p>
              </table:table-cell>
              <table:table-cell office:value-type="float" office:value="0.845637">
                <text:p>0.845637</text:p>
              </table:table-cell>
              <table:table-cell office:value-type="float" office:value="0.866508">
                <text:p>0.86650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062">
                <text:p>0.812062</text:p>
              </table:table-cell>
            </table:table-row>
            <table:table-row>
              <table:table-cell office:value-type="float" office:value="177">
                <text:p>177</text:p>
              </table:table-cell>
              <table:table-cell office:value-type="float" office:value="0.730283">
                <text:p>0.730283</text:p>
              </table:table-cell>
              <table:table-cell office:value-type="float" office:value="0.786746">
                <text:p>0.786746</text:p>
              </table:table-cell>
              <table:table-cell office:value-type="float" office:value="0.814105">
                <text:p>0.814105</text:p>
              </table:table-cell>
              <table:table-cell office:value-type="float" office:value="0.835585">
                <text:p>0.835585</text:p>
              </table:table-cell>
              <table:table-cell office:value-type="float" office:value="0.839111">
                <text:p>0.839111</text:p>
              </table:table-cell>
              <table:table-cell office:value-type="float" office:value="0.839894">
                <text:p>0.839894</text:p>
              </table:table-cell>
              <table:table-cell office:value-type="float" office:value="0.84008">
                <text:p>0.84008</text:p>
              </table:table-cell>
              <table:table-cell office:value-type="float" office:value="0.840199">
                <text:p>0.840199</text:p>
              </table:table-cell>
              <table:table-cell office:value-type="float" office:value="0.845039">
                <text:p>0.845039</text:p>
              </table:table-cell>
              <table:table-cell office:value-type="float" office:value="0.871715">
                <text:p>0.871715</text:p>
              </table:table-cell>
              <table:table-cell office:value-type="float" office:value="0.915678">
                <text:p>0.915678</text:p>
              </table:table-cell>
              <table:table-cell office:value-type="float" office:value="0.824276">
                <text:p>0.824276</text:p>
              </table:table-cell>
            </table:table-row>
            <table:table-row>
              <table:table-cell office:value-type="float" office:value="178">
                <text:p>178</text:p>
              </table:table-cell>
              <table:table-cell office:value-type="float" office:value="0.679953">
                <text:p>0.679953</text:p>
              </table:table-cell>
              <table:table-cell office:value-type="float" office:value="0.786623">
                <text:p>0.786623</text:p>
              </table:table-cell>
              <table:table-cell office:value-type="float" office:value="0.81094">
                <text:p>0.81094</text:p>
              </table:table-cell>
              <table:table-cell office:value-type="float" office:value="0.832854">
                <text:p>0.832854</text:p>
              </table:table-cell>
              <table:table-cell office:value-type="float" office:value="0.838868">
                <text:p>0.838868</text:p>
              </table:table-cell>
              <table:table-cell office:value-type="float" office:value="0.839916">
                <text:p>0.839916</text:p>
              </table:table-cell>
              <table:table-cell office:value-type="float" office:value="0.840097">
                <text:p>0.840097</text:p>
              </table:table-cell>
              <table:table-cell office:value-type="float" office:value="0.840207">
                <text:p>0.840207</text:p>
              </table:table-cell>
              <table:table-cell office:value-type="float" office:value="0.841339">
                <text:p>0.841339</text:p>
              </table:table-cell>
              <table:table-cell office:value-type="float" office:value="0.871009">
                <text:p>0.871009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181">
                <text:p>0.818181</text:p>
              </table:table-cell>
            </table:table-row>
            <table:table-row>
              <table:table-cell office:value-type="float" office:value="179">
                <text:p>179</text:p>
              </table:table-cell>
              <table:table-cell office:value-type="float" office:value="0.491574">
                <text:p>0.491574</text:p>
              </table:table-cell>
              <table:table-cell office:value-type="float" office:value="0.786909">
                <text:p>0.786909</text:p>
              </table:table-cell>
              <table:table-cell office:value-type="float" office:value="0.810125">
                <text:p>0.810125</text:p>
              </table:table-cell>
              <table:table-cell office:value-type="float" office:value="0.832713">
                <text:p>0.832713</text:p>
              </table:table-cell>
              <table:table-cell office:value-type="float" office:value="0.838692">
                <text:p>0.838692</text:p>
              </table:table-cell>
              <table:table-cell office:value-type="float" office:value="0.839918">
                <text:p>0.839918</text:p>
              </table:table-cell>
              <table:table-cell office:value-type="float" office:value="0.840091">
                <text:p>0.840091</text:p>
              </table:table-cell>
              <table:table-cell office:value-type="float" office:value="0.840207">
                <text:p>0.840207</text:p>
              </table:table-cell>
              <table:table-cell office:value-type="float" office:value="0.842746">
                <text:p>0.842746</text:p>
              </table:table-cell>
              <table:table-cell office:value-type="float" office:value="0.869326">
                <text:p>0.869326</text:p>
              </table:table-cell>
              <table:table-cell office:value-type="float" office:value="0.915678">
                <text:p>0.915678</text:p>
              </table:table-cell>
              <table:table-cell office:value-type="float" office:value="0.79923">
                <text:p>0.79923</text:p>
              </table:table-cell>
            </table:table-row>
            <table:table-row>
              <table:table-cell office:value-type="float" office:value="180">
                <text:p>180</text:p>
              </table:table-cell>
              <table:table-cell office:value-type="float" office:value="0.640403">
                <text:p>0.640403</text:p>
              </table:table-cell>
              <table:table-cell office:value-type="float" office:value="0.788256">
                <text:p>0.788256</text:p>
              </table:table-cell>
              <table:table-cell office:value-type="float" office:value="0.812436">
                <text:p>0.812436</text:p>
              </table:table-cell>
              <table:table-cell office:value-type="float" office:value="0.831605">
                <text:p>0.831605</text:p>
              </table:table-cell>
              <table:table-cell office:value-type="float" office:value="0.837871">
                <text:p>0.837871</text:p>
              </table:table-cell>
              <table:table-cell office:value-type="float" office:value="0.839774">
                <text:p>0.839774</text:p>
              </table:table-cell>
              <table:table-cell office:value-type="float" office:value="0.840064">
                <text:p>0.840064</text:p>
              </table:table-cell>
              <table:table-cell office:value-type="float" office:value="0.840226">
                <text:p>0.840226</text:p>
              </table:table-cell>
              <table:table-cell office:value-type="float" office:value="0.842041">
                <text:p>0.842041</text:p>
              </table:table-cell>
              <table:table-cell office:value-type="float" office:value="0.871801">
                <text:p>0.87180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448">
                <text:p>0.814448</text:p>
              </table:table-cell>
            </table:table-row>
            <table:table-row>
              <table:table-cell office:value-type="float" office:value="181">
                <text:p>181</text:p>
              </table:table-cell>
              <table:table-cell office:value-type="float" office:value="0.647077">
                <text:p>0.647077</text:p>
              </table:table-cell>
              <table:table-cell office:value-type="float" office:value="0.788154">
                <text:p>0.788154</text:p>
              </table:table-cell>
              <table:table-cell office:value-type="float" office:value="0.815643">
                <text:p>0.815643</text:p>
              </table:table-cell>
              <table:table-cell office:value-type="float" office:value="0.831609">
                <text:p>0.831609</text:p>
              </table:table-cell>
              <table:table-cell office:value-type="float" office:value="0.838108">
                <text:p>0.838108</text:p>
              </table:table-cell>
              <table:table-cell office:value-type="float" office:value="0.839787">
                <text:p>0.839787</text:p>
              </table:table-cell>
              <table:table-cell office:value-type="float" office:value="0.840036">
                <text:p>0.840036</text:p>
              </table:table-cell>
              <table:table-cell office:value-type="float" office:value="0.84019">
                <text:p>0.84019</text:p>
              </table:table-cell>
              <table:table-cell office:value-type="float" office:value="0.841467">
                <text:p>0.841467</text:p>
              </table:table-cell>
              <table:table-cell office:value-type="float" office:value="0.8683">
                <text:p>0.868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5037">
                <text:p>0.815037</text:p>
              </table:table-cell>
            </table:table-row>
            <table:table-row>
              <table:table-cell office:value-type="float" office:value="182">
                <text:p>182</text:p>
              </table:table-cell>
              <table:table-cell office:value-type="float" office:value="0.64921">
                <text:p>0.64921</text:p>
              </table:table-cell>
              <table:table-cell office:value-type="float" office:value="0.79568">
                <text:p>0.79568</text:p>
              </table:table-cell>
              <table:table-cell office:value-type="float" office:value="0.82087">
                <text:p>0.82087</text:p>
              </table:table-cell>
              <table:table-cell office:value-type="float" office:value="0.834071">
                <text:p>0.834071</text:p>
              </table:table-cell>
              <table:table-cell office:value-type="float" office:value="0.83908">
                <text:p>0.83908</text:p>
              </table:table-cell>
              <table:table-cell office:value-type="float" office:value="0.839928">
                <text:p>0.839928</text:p>
              </table:table-cell>
              <table:table-cell office:value-type="float" office:value="0.840107">
                <text:p>0.840107</text:p>
              </table:table-cell>
              <table:table-cell office:value-type="float" office:value="0.840269">
                <text:p>0.840269</text:p>
              </table:table-cell>
              <table:table-cell office:value-type="float" office:value="0.842111">
                <text:p>0.842111</text:p>
              </table:table-cell>
              <table:table-cell office:value-type="float" office:value="0.867806">
                <text:p>0.86780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6913">
                <text:p>0.816913</text:p>
              </table:table-cell>
            </table:table-row>
            <table:table-row>
              <table:table-cell office:value-type="float" office:value="183">
                <text:p>183</text:p>
              </table:table-cell>
              <table:table-cell office:value-type="float" office:value="0.674802">
                <text:p>0.674802</text:p>
              </table:table-cell>
              <table:table-cell office:value-type="float" office:value="0.800275">
                <text:p>0.800275</text:p>
              </table:table-cell>
              <table:table-cell office:value-type="float" office:value="0.826378">
                <text:p>0.826378</text:p>
              </table:table-cell>
              <table:table-cell office:value-type="float" office:value="0.83486">
                <text:p>0.83486</text:p>
              </table:table-cell>
              <table:table-cell office:value-type="float" office:value="0.839189">
                <text:p>0.839189</text:p>
              </table:table-cell>
              <table:table-cell office:value-type="float" office:value="0.839943">
                <text:p>0.839943</text:p>
              </table:table-cell>
              <table:table-cell office:value-type="float" office:value="0.84013">
                <text:p>0.84013</text:p>
              </table:table-cell>
              <table:table-cell office:value-type="float" office:value="0.840277">
                <text:p>0.840277</text:p>
              </table:table-cell>
              <table:table-cell office:value-type="float" office:value="0.840585">
                <text:p>0.840585</text:p>
              </table:table-cell>
              <table:table-cell office:value-type="float" office:value="0.867148">
                <text:p>0.86714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0359">
                <text:p>0.820359</text:p>
              </table:table-cell>
            </table:table-row>
            <table:table-row>
              <table:table-cell office:value-type="float" office:value="184">
                <text:p>184</text:p>
              </table:table-cell>
              <table:table-cell office:value-type="float" office:value="0.723559">
                <text:p>0.723559</text:p>
              </table:table-cell>
              <table:table-cell office:value-type="float" office:value="0.802152">
                <text:p>0.802152</text:p>
              </table:table-cell>
              <table:table-cell office:value-type="float" office:value="0.824117">
                <text:p>0.824117</text:p>
              </table:table-cell>
              <table:table-cell office:value-type="float" office:value="0.833408">
                <text:p>0.833408</text:p>
              </table:table-cell>
              <table:table-cell office:value-type="float" office:value="0.838824">
                <text:p>0.838824</text:p>
              </table:table-cell>
              <table:table-cell office:value-type="float" office:value="0.839947">
                <text:p>0.839947</text:p>
              </table:table-cell>
              <table:table-cell office:value-type="float" office:value="0.840143">
                <text:p>0.840143</text:p>
              </table:table-cell>
              <table:table-cell office:value-type="float" office:value="0.840307">
                <text:p>0.840307</text:p>
              </table:table-cell>
              <table:table-cell office:value-type="float" office:value="0.840515">
                <text:p>0.840515</text:p>
              </table:table-cell>
              <table:table-cell office:value-type="float" office:value="0.86666">
                <text:p>0.86666</text:p>
              </table:table-cell>
              <table:table-cell office:value-type="float" office:value="0.915678">
                <text:p>0.915678</text:p>
              </table:table-cell>
              <table:table-cell office:value-type="float" office:value="0.824963">
                <text:p>0.824963</text:p>
              </table:table-cell>
            </table:table-row>
            <table:table-row>
              <table:table-cell office:value-type="float" office:value="185">
                <text:p>185</text:p>
              </table:table-cell>
              <table:table-cell office:value-type="float" office:value="0.592059">
                <text:p>0.592059</text:p>
              </table:table-cell>
              <table:table-cell office:value-type="float" office:value="0.790525">
                <text:p>0.790525</text:p>
              </table:table-cell>
              <table:table-cell office:value-type="float" office:value="0.80653">
                <text:p>0.80653</text:p>
              </table:table-cell>
              <table:table-cell office:value-type="float" office:value="0.823218">
                <text:p>0.823218</text:p>
              </table:table-cell>
              <table:table-cell office:value-type="float" office:value="0.833609">
                <text:p>0.833609</text:p>
              </table:table-cell>
              <table:table-cell office:value-type="float" office:value="0.839272">
                <text:p>0.839272</text:p>
              </table:table-cell>
              <table:table-cell office:value-type="float" office:value="0.83999">
                <text:p>0.83999</text:p>
              </table:table-cell>
              <table:table-cell office:value-type="float" office:value="0.840201">
                <text:p>0.840201</text:p>
              </table:table-cell>
              <table:table-cell office:value-type="float" office:value="0.840447">
                <text:p>0.840447</text:p>
              </table:table-cell>
              <table:table-cell office:value-type="float" office:value="0.860378">
                <text:p>0.860378</text:p>
              </table:table-cell>
              <table:table-cell office:value-type="float" office:value="0.915678">
                <text:p>0.915678</text:p>
              </table:table-cell>
              <table:table-cell office:value-type="float" office:value="0.806623">
                <text:p>0.806623</text:p>
              </table:table-cell>
            </table:table-row>
            <table:table-row>
              <table:table-cell office:value-type="float" office:value="186">
                <text:p>186</text:p>
              </table:table-cell>
              <table:table-cell office:value-type="float" office:value="0.658621">
                <text:p>0.658621</text:p>
              </table:table-cell>
              <table:table-cell office:value-type="float" office:value="0.787972">
                <text:p>0.787972</text:p>
              </table:table-cell>
              <table:table-cell office:value-type="float" office:value="0.806334">
                <text:p>0.806334</text:p>
              </table:table-cell>
              <table:table-cell office:value-type="float" office:value="0.821833">
                <text:p>0.821833</text:p>
              </table:table-cell>
              <table:table-cell office:value-type="float" office:value="0.831913">
                <text:p>0.831913</text:p>
              </table:table-cell>
              <table:table-cell office:value-type="float" office:value="0.838223">
                <text:p>0.838223</text:p>
              </table:table-cell>
              <table:table-cell office:value-type="float" office:value="0.839862">
                <text:p>0.839862</text:p>
              </table:table-cell>
              <table:table-cell office:value-type="float" office:value="0.840109">
                <text:p>0.840109</text:p>
              </table:table-cell>
              <table:table-cell office:value-type="float" office:value="0.840389">
                <text:p>0.840389</text:p>
              </table:table-cell>
              <table:table-cell office:value-type="float" office:value="0.857268">
                <text:p>0.857268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252">
                <text:p>0.812252</text:p>
              </table:table-cell>
            </table:table-row>
            <table:table-row>
              <table:table-cell office:value-type="float" office:value="187">
                <text:p>187</text:p>
              </table:table-cell>
              <table:table-cell office:value-type="float" office:value="0.678884">
                <text:p>0.678884</text:p>
              </table:table-cell>
              <table:table-cell office:value-type="float" office:value="0.790987">
                <text:p>0.790987</text:p>
              </table:table-cell>
              <table:table-cell office:value-type="float" office:value="0.812387">
                <text:p>0.812387</text:p>
              </table:table-cell>
              <table:table-cell office:value-type="float" office:value="0.829614">
                <text:p>0.829614</text:p>
              </table:table-cell>
              <table:table-cell office:value-type="float" office:value="0.836997">
                <text:p>0.836997</text:p>
              </table:table-cell>
              <table:table-cell office:value-type="float" office:value="0.839572">
                <text:p>0.839572</text:p>
              </table:table-cell>
              <table:table-cell office:value-type="float" office:value="0.839984">
                <text:p>0.839984</text:p>
              </table:table-cell>
              <table:table-cell office:value-type="float" office:value="0.840169">
                <text:p>0.840169</text:p>
              </table:table-cell>
              <table:table-cell office:value-type="float" office:value="0.840731">
                <text:p>0.840731</text:p>
              </table:table-cell>
              <table:table-cell office:value-type="float" office:value="0.861954">
                <text:p>0.861954</text:p>
              </table:table-cell>
              <table:table-cell office:value-type="float" office:value="0.915678">
                <text:p>0.915678</text:p>
              </table:table-cell>
              <table:table-cell office:value-type="float" office:value="0.817128">
                <text:p>0.817128</text:p>
              </table:table-cell>
            </table:table-row>
            <table:table-row>
              <table:table-cell office:value-type="float" office:value="188">
                <text:p>188</text:p>
              </table:table-cell>
              <table:table-cell office:value-type="float" office:value="0.597225">
                <text:p>0.597225</text:p>
              </table:table-cell>
              <table:table-cell office:value-type="float" office:value="0.788644">
                <text:p>0.788644</text:p>
              </table:table-cell>
              <table:table-cell office:value-type="float" office:value="0.813218">
                <text:p>0.813218</text:p>
              </table:table-cell>
              <table:table-cell office:value-type="float" office:value="0.833699">
                <text:p>0.833699</text:p>
              </table:table-cell>
              <table:table-cell office:value-type="float" office:value="0.837805">
                <text:p>0.837805</text:p>
              </table:table-cell>
              <table:table-cell office:value-type="float" office:value="0.839833">
                <text:p>0.839833</text:p>
              </table:table-cell>
              <table:table-cell office:value-type="float" office:value="0.840047">
                <text:p>0.840047</text:p>
              </table:table-cell>
              <table:table-cell office:value-type="float" office:value="0.840203">
                <text:p>0.840203</text:p>
              </table:table-cell>
              <table:table-cell office:value-type="float" office:value="0.840568">
                <text:p>0.840568</text:p>
              </table:table-cell>
              <table:table-cell office:value-type="float" office:value="0.86187">
                <text:p>0.86187</text:p>
              </table:table-cell>
              <table:table-cell office:value-type="float" office:value="0.915678">
                <text:p>0.915678</text:p>
              </table:table-cell>
              <table:table-cell office:value-type="float" office:value="0.809311">
                <text:p>0.809311</text:p>
              </table:table-cell>
            </table:table-row>
            <table:table-row>
              <table:table-cell office:value-type="float" office:value="189">
                <text:p>189</text:p>
              </table:table-cell>
              <table:table-cell office:value-type="float" office:value="0.701722">
                <text:p>0.701722</text:p>
              </table:table-cell>
              <table:table-cell office:value-type="float" office:value="0.789818">
                <text:p>0.789818</text:p>
              </table:table-cell>
              <table:table-cell office:value-type="float" office:value="0.819207">
                <text:p>0.819207</text:p>
              </table:table-cell>
              <table:table-cell office:value-type="float" office:value="0.833813">
                <text:p>0.833813</text:p>
              </table:table-cell>
              <table:table-cell office:value-type="float" office:value="0.837229">
                <text:p>0.837229</text:p>
              </table:table-cell>
              <table:table-cell office:value-type="float" office:value="0.839867">
                <text:p>0.839867</text:p>
              </table:table-cell>
              <table:table-cell office:value-type="float" office:value="0.840092">
                <text:p>0.840092</text:p>
              </table:table-cell>
              <table:table-cell office:value-type="float" office:value="0.840226">
                <text:p>0.840226</text:p>
              </table:table-cell>
              <table:table-cell office:value-type="float" office:value="0.841756">
                <text:p>0.841756</text:p>
              </table:table-cell>
              <table:table-cell office:value-type="float" office:value="0.862598">
                <text:p>0.862598</text:p>
              </table:table-cell>
              <table:table-cell office:value-type="float" office:value="0.915678">
                <text:p>0.915678</text:p>
              </table:table-cell>
              <table:table-cell office:value-type="float" office:value="0.820633">
                <text:p>0.820633</text:p>
              </table:table-cell>
            </table:table-row>
            <table:table-row>
              <table:table-cell office:value-type="float" office:value="190">
                <text:p>190</text:p>
              </table:table-cell>
              <table:table-cell office:value-type="float" office:value="0.64488">
                <text:p>0.64488</text:p>
              </table:table-cell>
              <table:table-cell office:value-type="float" office:value="0.786471">
                <text:p>0.786471</text:p>
              </table:table-cell>
              <table:table-cell office:value-type="float" office:value="0.813174">
                <text:p>0.813174</text:p>
              </table:table-cell>
              <table:table-cell office:value-type="float" office:value="0.830533">
                <text:p>0.830533</text:p>
              </table:table-cell>
              <table:table-cell office:value-type="float" office:value="0.835833">
                <text:p>0.835833</text:p>
              </table:table-cell>
              <table:table-cell office:value-type="float" office:value="0.837817">
                <text:p>0.837817</text:p>
              </table:table-cell>
              <table:table-cell office:value-type="float" office:value="0.839977">
                <text:p>0.839977</text:p>
              </table:table-cell>
              <table:table-cell office:value-type="float" office:value="0.840159">
                <text:p>0.840159</text:p>
              </table:table-cell>
              <table:table-cell office:value-type="float" office:value="0.840417">
                <text:p>0.840417</text:p>
              </table:table-cell>
              <table:table-cell office:value-type="float" office:value="0.860433">
                <text:p>0.860433</text:p>
              </table:table-cell>
              <table:table-cell office:value-type="float" office:value="0.915678">
                <text:p>0.915678</text:p>
              </table:table-cell>
              <table:table-cell office:value-type="float" office:value="0.81297">
                <text:p>0.81297</text:p>
              </table:table-cell>
            </table:table-row>
            <table:table-row>
              <table:table-cell office:value-type="float" office:value="191">
                <text:p>191</text:p>
              </table:table-cell>
              <table:table-cell office:value-type="float" office:value="0.629131">
                <text:p>0.629131</text:p>
              </table:table-cell>
              <table:table-cell office:value-type="float" office:value="0.793798">
                <text:p>0.793798</text:p>
              </table:table-cell>
              <table:table-cell office:value-type="float" office:value="0.824078">
                <text:p>0.824078</text:p>
              </table:table-cell>
              <table:table-cell office:value-type="float" office:value="0.833221">
                <text:p>0.833221</text:p>
              </table:table-cell>
              <table:table-cell office:value-type="float" office:value="0.836914">
                <text:p>0.836914</text:p>
              </table:table-cell>
              <table:table-cell office:value-type="float" office:value="0.838889">
                <text:p>0.838889</text:p>
              </table:table-cell>
              <table:table-cell office:value-type="float" office:value="0.840071">
                <text:p>0.840071</text:p>
              </table:table-cell>
              <table:table-cell office:value-type="float" office:value="0.840226">
                <text:p>0.840226</text:p>
              </table:table-cell>
              <table:table-cell office:value-type="float" office:value="0.842876">
                <text:p>0.842876</text:p>
              </table:table-cell>
              <table:table-cell office:value-type="float" office:value="0.861886">
                <text:p>0.861886</text:p>
              </table:table-cell>
              <table:table-cell office:value-type="float" office:value="0.915678">
                <text:p>0.915678</text:p>
              </table:table-cell>
              <table:table-cell office:value-type="float" office:value="0.814109">
                <text:p>0.814109</text:p>
              </table:table-cell>
            </table:table-row>
            <table:table-row>
              <table:table-cell office:value-type="float" office:value="192">
                <text:p>192</text:p>
              </table:table-cell>
              <table:table-cell office:value-type="float" office:value="0.65788">
                <text:p>0.65788</text:p>
              </table:table-cell>
              <table:table-cell office:value-type="float" office:value="0.80001">
                <text:p>0.80001</text:p>
              </table:table-cell>
              <table:table-cell office:value-type="float" office:value="0.827856">
                <text:p>0.827856</text:p>
              </table:table-cell>
              <table:table-cell office:value-type="float" office:value="0.833954">
                <text:p>0.833954</text:p>
              </table:table-cell>
              <table:table-cell office:value-type="float" office:value="0.837547">
                <text:p>0.837547</text:p>
              </table:table-cell>
              <table:table-cell office:value-type="float" office:value="0.839943">
                <text:p>0.839943</text:p>
              </table:table-cell>
              <table:table-cell office:value-type="float" office:value="0.840137">
                <text:p>0.840137</text:p>
              </table:table-cell>
              <table:table-cell office:value-type="float" office:value="0.840251">
                <text:p>0.840251</text:p>
              </table:table-cell>
              <table:table-cell office:value-type="float" office:value="0.8433">
                <text:p>0.8433</text:p>
              </table:table-cell>
              <table:table-cell office:value-type="float" office:value="0.864655">
                <text:p>0.864655</text:p>
              </table:table-cell>
              <table:table-cell office:value-type="float" office:value="0.915678">
                <text:p>0.915678</text:p>
              </table:table-cell>
              <table:table-cell office:value-type="float" office:value="0.818553">
                <text:p>0.818553</text:p>
              </table:table-cell>
            </table:table-row>
            <table:table-row>
              <table:table-cell office:value-type="float" office:value="193">
                <text:p>193</text:p>
              </table:table-cell>
              <table:table-cell office:value-type="float" office:value="0.714422">
                <text:p>0.714422</text:p>
              </table:table-cell>
              <table:table-cell office:value-type="float" office:value="0.806717">
                <text:p>0.806717</text:p>
              </table:table-cell>
              <table:table-cell office:value-type="float" office:value="0.826433">
                <text:p>0.826433</text:p>
              </table:table-cell>
              <table:table-cell office:value-type="float" office:value="0.833428">
                <text:p>0.833428</text:p>
              </table:table-cell>
              <table:table-cell office:value-type="float" office:value="0.836853">
                <text:p>0.836853</text:p>
              </table:table-cell>
              <table:table-cell office:value-type="float" office:value="0.839876">
                <text:p>0.839876</text:p>
              </table:table-cell>
              <table:table-cell office:value-type="float" office:value="0.840125">
                <text:p>0.840125</text:p>
              </table:table-cell>
              <table:table-cell office:value-type="float" office:value="0.84023">
                <text:p>0.84023</text:p>
              </table:table-cell>
              <table:table-cell office:value-type="float" office:value="0.841122">
                <text:p>0.841122</text:p>
              </table:table-cell>
              <table:table-cell office:value-type="float" office:value="0.86011">
                <text:p>0.8601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932">
                <text:p>0.823932</text:p>
              </table:table-cell>
            </table:table-row>
            <table:table-row>
              <table:table-cell office:value-type="float" office:value="194">
                <text:p>194</text:p>
              </table:table-cell>
              <table:table-cell office:value-type="float" office:value="0.638424">
                <text:p>0.638424</text:p>
              </table:table-cell>
              <table:table-cell office:value-type="float" office:value="0.801634">
                <text:p>0.801634</text:p>
              </table:table-cell>
              <table:table-cell office:value-type="float" office:value="0.821293">
                <text:p>0.821293</text:p>
              </table:table-cell>
              <table:table-cell office:value-type="float" office:value="0.831186">
                <text:p>0.831186</text:p>
              </table:table-cell>
              <table:table-cell office:value-type="float" office:value="0.836645">
                <text:p>0.836645</text:p>
              </table:table-cell>
              <table:table-cell office:value-type="float" office:value="0.839669">
                <text:p>0.839669</text:p>
              </table:table-cell>
              <table:table-cell office:value-type="float" office:value="0.840114">
                <text:p>0.840114</text:p>
              </table:table-cell>
              <table:table-cell office:value-type="float" office:value="0.840254">
                <text:p>0.840254</text:p>
              </table:table-cell>
              <table:table-cell office:value-type="float" office:value="0.843732">
                <text:p>0.843732</text:p>
              </table:table-cell>
              <table:table-cell office:value-type="float" office:value="0.861421">
                <text:p>0.861421</text:p>
              </table:table-cell>
              <table:table-cell office:value-type="float" office:value="0.915678">
                <text:p>0.915678</text:p>
              </table:table-cell>
              <table:table-cell office:value-type="float" office:value="0.815437">
                <text:p>0.815437</text:p>
              </table:table-cell>
            </table:table-row>
            <table:table-row>
              <table:table-cell office:value-type="float" office:value="195">
                <text:p>195</text:p>
              </table:table-cell>
              <table:table-cell office:value-type="float" office:value="0.747703">
                <text:p>0.747703</text:p>
              </table:table-cell>
              <table:table-cell office:value-type="float" office:value="0.80967">
                <text:p>0.80967</text:p>
              </table:table-cell>
              <table:table-cell office:value-type="float" office:value="0.826592">
                <text:p>0.826592</text:p>
              </table:table-cell>
              <table:table-cell office:value-type="float" office:value="0.831253">
                <text:p>0.831253</text:p>
              </table:table-cell>
              <table:table-cell office:value-type="float" office:value="0.836871">
                <text:p>0.836871</text:p>
              </table:table-cell>
              <table:table-cell office:value-type="float" office:value="0.839753">
                <text:p>0.839753</text:p>
              </table:table-cell>
              <table:table-cell office:value-type="float" office:value="0.840125">
                <text:p>0.840125</text:p>
              </table:table-cell>
              <table:table-cell office:value-type="float" office:value="0.840264">
                <text:p>0.840264</text:p>
              </table:table-cell>
              <table:table-cell office:value-type="float" office:value="0.843551">
                <text:p>0.843551</text:p>
              </table:table-cell>
              <table:table-cell office:value-type="float" office:value="0.86081">
                <text:p>0.86081</text:p>
              </table:table-cell>
              <table:table-cell office:value-type="float" office:value="0.915678">
                <text:p>0.915678</text:p>
              </table:table-cell>
              <table:table-cell office:value-type="float" office:value="0.827659">
                <text:p>0.827659</text:p>
              </table:table-cell>
            </table:table-row>
            <table:table-row>
              <table:table-cell office:value-type="float" office:value="196">
                <text:p>196</text:p>
              </table:table-cell>
              <table:table-cell office:value-type="float" office:value="0.71447">
                <text:p>0.71447</text:p>
              </table:table-cell>
              <table:table-cell office:value-type="float" office:value="0.813407">
                <text:p>0.813407</text:p>
              </table:table-cell>
              <table:table-cell office:value-type="float" office:value="0.828425">
                <text:p>0.828425</text:p>
              </table:table-cell>
              <table:table-cell office:value-type="float" office:value="0.832105">
                <text:p>0.832105</text:p>
              </table:table-cell>
              <table:table-cell office:value-type="float" office:value="0.836559">
                <text:p>0.836559</text:p>
              </table:table-cell>
              <table:table-cell office:value-type="float" office:value="0.838886">
                <text:p>0.838886</text:p>
              </table:table-cell>
              <table:table-cell office:value-type="float" office:value="0.840049">
                <text:p>0.840049</text:p>
              </table:table-cell>
              <table:table-cell office:value-type="float" office:value="0.84016">
                <text:p>0.84016</text:p>
              </table:table-cell>
              <table:table-cell office:value-type="float" office:value="0.841249">
                <text:p>0.841249</text:p>
              </table:table-cell>
              <table:table-cell office:value-type="float" office:value="0.860592">
                <text:p>0.860592</text:p>
              </table:table-cell>
              <table:table-cell office:value-type="float" office:value="0.915678">
                <text:p>0.915678</text:p>
              </table:table-cell>
              <table:table-cell office:value-type="float" office:value="0.82459">
                <text:p>0.82459</text:p>
              </table:table-cell>
            </table:table-row>
            <table:table-row>
              <table:table-cell office:value-type="float" office:value="197">
                <text:p>197</text:p>
              </table:table-cell>
              <table:table-cell office:value-type="float" office:value="0.708943">
                <text:p>0.708943</text:p>
              </table:table-cell>
              <table:table-cell office:value-type="float" office:value="0.808201">
                <text:p>0.808201</text:p>
              </table:table-cell>
              <table:table-cell office:value-type="float" office:value="0.826539">
                <text:p>0.826539</text:p>
              </table:table-cell>
              <table:table-cell office:value-type="float" office:value="0.831848">
                <text:p>0.831848</text:p>
              </table:table-cell>
              <table:table-cell office:value-type="float" office:value="0.836297">
                <text:p>0.836297</text:p>
              </table:table-cell>
              <table:table-cell office:value-type="float" office:value="0.838583">
                <text:p>0.838583</text:p>
              </table:table-cell>
              <table:table-cell office:value-type="float" office:value="0.840066">
                <text:p>0.840066</text:p>
              </table:table-cell>
              <table:table-cell office:value-type="float" office:value="0.840183">
                <text:p>0.840183</text:p>
              </table:table-cell>
              <table:table-cell office:value-type="float" office:value="0.84342">
                <text:p>0.84342</text:p>
              </table:table-cell>
              <table:table-cell office:value-type="float" office:value="0.861882">
                <text:p>0.861882</text:p>
              </table:table-cell>
              <table:table-cell office:value-type="float" office:value="0.915678">
                <text:p>0.915678</text:p>
              </table:table-cell>
              <table:table-cell office:value-type="float" office:value="0.823596">
                <text:p>0.823596</text:p>
              </table:table-cell>
            </table:table-row>
            <table:table-row>
              <table:table-cell office:value-type="float" office:value="198">
                <text:p>198</text:p>
              </table:table-cell>
              <table:table-cell office:value-type="float" office:value="0.706392">
                <text:p>0.706392</text:p>
              </table:table-cell>
              <table:table-cell office:value-type="float" office:value="0.800733">
                <text:p>0.800733</text:p>
              </table:table-cell>
              <table:table-cell office:value-type="float" office:value="0.82057">
                <text:p>0.82057</text:p>
              </table:table-cell>
              <table:table-cell office:value-type="float" office:value="0.82966">
                <text:p>0.82966</text:p>
              </table:table-cell>
              <table:table-cell office:value-type="float" office:value="0.83559">
                <text:p>0.83559</text:p>
              </table:table-cell>
              <table:table-cell office:value-type="float" office:value="0.838808">
                <text:p>0.838808</text:p>
              </table:table-cell>
              <table:table-cell office:value-type="float" office:value="0.840059">
                <text:p>0.840059</text:p>
              </table:table-cell>
              <table:table-cell office:value-type="float" office:value="0.84016">
                <text:p>0.84016</text:p>
              </table:table-cell>
              <table:table-cell office:value-type="float" office:value="0.84033">
                <text:p>0.84033</text:p>
              </table:table-cell>
              <table:table-cell office:value-type="float" office:value="0.860944">
                <text:p>0.860944</text:p>
              </table:table-cell>
              <table:table-cell office:value-type="float" office:value="0.915678">
                <text:p>0.915678</text:p>
              </table:table-cell>
              <table:table-cell office:value-type="float" office:value="0.821324">
                <text:p>0.821324</text:p>
              </table:table-cell>
            </table:table-row>
            <table:table-row>
              <table:table-cell office:value-type="float" office:value="199">
                <text:p>199</text:p>
              </table:table-cell>
              <table:table-cell office:value-type="float" office:value="0.572477">
                <text:p>0.572477</text:p>
              </table:table-cell>
              <table:table-cell office:value-type="float" office:value="0.797491">
                <text:p>0.797491</text:p>
              </table:table-cell>
              <table:table-cell office:value-type="float" office:value="0.821024">
                <text:p>0.821024</text:p>
              </table:table-cell>
              <table:table-cell office:value-type="float" office:value="0.830117">
                <text:p>0.830117</text:p>
              </table:table-cell>
              <table:table-cell office:value-type="float" office:value="0.83639">
                <text:p>0.83639</text:p>
              </table:table-cell>
              <table:table-cell office:value-type="float" office:value="0.839208">
                <text:p>0.839208</text:p>
              </table:table-cell>
              <table:table-cell office:value-type="float" office:value="0.840072">
                <text:p>0.840072</text:p>
              </table:table-cell>
              <table:table-cell office:value-type="float" office:value="0.840166">
                <text:p>0.840166</text:p>
              </table:table-cell>
              <table:table-cell office:value-type="float" office:value="0.840336">
                <text:p>0.840336</text:p>
              </table:table-cell>
              <table:table-cell office:value-type="float" office:value="0.860966">
                <text:p>0.860966</text:p>
              </table:table-cell>
              <table:table-cell office:value-type="float" office:value="0.915678">
                <text:p>0.915678</text:p>
              </table:table-cell>
              <table:table-cell office:value-type="float" office:value="0.807825">
                <text:p>0.807825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6.2.1$MacOSX_AARCH64 LibreOffice_project/56f7684011345957bbf33a7ee678afaf4d2ba333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number="urn:oasis:names:tc:opendocument:xmlns:datastyle:1.0" xmlns:field="urn:openoffice:names:experimental:ooo-ms-interop:xmlns:field:1.0" xmlns:dc="http://purl.org/dc/elements/1.1/" xmlns:calcext="urn:org:documentfoundation:names:experimental:calc:xmlns:calcext:1.0" xmlns:oooc="http://openoffice.org/2004/calc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xlink="http://www.w3.org/1999/xlink" xmlns:drawooo="http://openoffice.org/2010/draw" xmlns:ooow="http://openoffice.org/2004/writer" xmlns:style="urn:oasis:names:tc:opendocument:xmlns:style:1.0" xmlns:chartooo="http://openoffice.org/2010/chart" xmlns:fo="urn:oasis:names:tc:opendocument:xmlns:xsl-fo-compatible:1.0" xmlns:ooo="http://openoffice.org/2004/office" xmlns:office="urn:oasis:names:tc:opendocument:xmlns:office:1.0" office:version="1.3">
  <office:styles/>
</office:document-styles>
</file>